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/>
    <style:font-face style:name="Courier New" svg:font-family="'Courier New'"/>
    <style:font-face style:name="Lohit Hindi2" svg:font-family="'Lohit Hindi'"/>
    <style:font-face style:name="OpenSymbol" svg:font-family="OpenSymbol"/>
    <style:font-face style:name="Times New Roman1" svg:font-family="'Times New Roman'"/>
    <style:font-face style:name="TimesNewRomanPSMT" svg:font-family="TimesNewRomanPSMT"/>
    <style:font-face style:name="Arial2" svg:font-family="Arial" style:font-pitch="variable"/>
    <style:font-face style:name="Courier New1" svg:font-family="'Courier New'" style:font-pitch="variable"/>
    <style:font-face style:name="Lohit Hindi" svg:font-family="'Lohit Hindi'" style:font-pitch="variable"/>
    <style:font-face style:name="OpenSymbol1" svg:font-family="OpenSymbol" style:font-pitch="variable"/>
    <style:font-face style:name="Times New Roman2" svg:font-family="'Times New Roman'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.1000003814697pt" fo:font-weight="normal" officeooo:rsid="00072ca6" officeooo:paragraph-rsid="00072ca6" style:font-size-asian="10.1000003814697pt" style:font-weight-asian="normal" style:font-size-complex="10.1000003814697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font-weight="normal" officeooo:rsid="0007ca00" officeooo:paragraph-rsid="0007ca00" style:font-size-asian="10.1000003814697pt" style:font-weight-asian="normal" style:font-size-complex="10.1000003814697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font-weight="normal" officeooo:rsid="0008feb4" officeooo:paragraph-rsid="0008feb4" style:font-size-asian="10.1000003814697pt" style:font-weight-asian="normal" style:font-size-complex="10.1000003814697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0.1000003814697pt" fo:font-weight="normal" officeooo:rsid="0008feb4" officeooo:paragraph-rsid="0008feb4" style:font-size-asian="10.1000003814697pt" style:font-weight-asian="normal" style:font-size-complex="10.1000003814697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font-weight="normal" officeooo:rsid="000b81c5" officeooo:paragraph-rsid="000b81c5" style:font-size-asian="10.1000003814697pt" style:font-weight-asian="normal" style:font-size-complex="10.1000003814697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font-weight="normal" officeooo:rsid="000b81c5" officeooo:paragraph-rsid="000bda2f" style:font-size-asian="10.1000003814697pt" style:font-weight-asian="normal" style:font-size-complex="10.1000003814697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0.1000003814697pt" fo:font-weight="normal" officeooo:rsid="000b81c5" officeooo:paragraph-rsid="000b81c5" style:font-size-asian="10.1000003814697pt" style:font-weight-asian="normal" style:font-size-complex="10.1000003814697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0.1000003814697pt" fo:font-weight="normal" officeooo:paragraph-rsid="0007ca00" style:font-size-asian="10.1000003814697pt" style:font-weight-asian="normal" style:font-size-complex="10.1000003814697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font-weight="normal" officeooo:paragraph-rsid="0007ca00" style:font-size-asian="10.1000003814697pt" style:font-weight-asian="normal" style:font-size-complex="10.1000003814697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font-weight="normal" officeooo:rsid="000bda2f" officeooo:paragraph-rsid="000bda2f" style:font-size-asian="10.1000003814697pt" style:font-weight-asian="normal" style:font-size-complex="10.1000003814697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0.1000003814697pt" fo:font-weight="normal" officeooo:rsid="000bda2f" officeooo:paragraph-rsid="000bda2f" style:font-size-asian="10.1000003814697pt" style:font-weight-asian="normal" style:font-size-complex="10.1000003814697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.1000003814697pt" fo:font-weight="normal" officeooo:rsid="00a9dc60" officeooo:paragraph-rsid="0008feb4" style:font-size-asian="10.1000003814697pt" style:font-weight-asian="normal" style:font-size-complex="10.1000003814697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476938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7ca00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b4dd63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c47686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bda2f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16688c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8907fa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17a11e6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1c9f039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3838" style:font-name="Times New Roman" fo:font-size="10.1000003814697pt" fo:font-weight="normal" officeooo:rsid="0008feb4" officeooo:paragraph-rsid="017a11e6" style:font-size-asian="10.1000003814697pt" style:font-weight-asian="normal" style:font-size-complex="10.1000003814697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838" style:font-name="Times New Roman" fo:font-size="10.1000003814697pt" fo:font-weight="normal" officeooo:rsid="0008feb4" officeooo:paragraph-rsid="017a11e6" style:font-size-asian="10.1000003814697pt" style:font-weight-asian="normal" style:font-size-complex="10.1000003814697pt" style:font-weight-complex="normal"/>
    </style:style>
    <style:style style:name="P25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Times New Roman" fo:font-size="10.1000003814697pt" fo:font-weight="normal" officeooo:rsid="000b81c5" officeooo:paragraph-rsid="000bda2f" style:font-size-asian="10.1000003814697pt" style:font-weight-asian="normal" style:font-size-complex="10.1000003814697pt" style:font-weight-complex="normal"/>
    </style:style>
    <style:style style:name="P26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style:font-name="Times New Roman" fo:font-size="10.1000003814697pt" fo:font-weight="normal" officeooo:rsid="000bda2f" officeooo:paragraph-rsid="000bda2f" style:font-size-asian="10.1000003814697pt" style:font-weight-asian="normal" style:font-size-complex="10.1000003814697pt" style:font-weight-complex="normal"/>
    </style:style>
    <style:style style:name="P27" style:family="paragraph" style:parent-style-name="Standard">
      <style:paragraph-properties fo:margin-left="0.6cm" fo:margin-right="0cm" fo:text-align="justify" style:justify-single-word="false" fo:text-indent="0cm" style:auto-text-indent="false"/>
      <style:text-properties officeooo:paragraph-rsid="000bda2f"/>
    </style:style>
    <style:style style:name="P28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 fo:font-size="10.1000003814697pt" fo:font-weight="normal" officeooo:rsid="000bda2f" officeooo:paragraph-rsid="000bda2f" style:font-size-asian="10.1000003814697pt" style:font-weight-asian="normal" style:font-size-complex="10.1000003814697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007ca00"/>
    </style:style>
    <style:style style:name="P30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008feb4"/>
    </style:style>
    <style:style style:name="P31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009e72d"/>
    </style:style>
    <style:style style:name="P32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0b8e5a6"/>
    </style:style>
    <style:style style:name="P3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00bda2f"/>
    </style:style>
    <style:style style:name="P3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10a0b06"/>
    </style:style>
    <style:style style:name="P35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19fe222"/>
    </style:style>
    <style:style style:name="P36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1a56981"/>
    </style:style>
    <style:style style:name="P37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1bcbc56"/>
    </style:style>
    <style:style style:name="P38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officeooo:paragraph-rsid="01601afe"/>
    </style:style>
    <style:style style:name="P39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officeooo:paragraph-rsid="00a862fc"/>
    </style:style>
    <style:style style:name="P40" style:family="paragraph" style:parent-style-name="Text_20_body">
      <style:paragraph-properties fo:text-align="center" style:justify-single-word="false"/>
      <style:text-properties officeooo:paragraph-rsid="00072ca6"/>
    </style:style>
    <style:style style:name="P41" style:family="paragraph" style:parent-style-name="Standard">
      <style:paragraph-properties fo:margin-left="0cm" fo:margin-right="0cm" fo:text-align="justify" style:justify-single-word="false" fo:text-indent="0.4cm" style:auto-text-indent="false"/>
      <style:text-properties fo:color="#ff3838" style:font-name="Times New Roman" fo:font-size="10.1000003814697pt" fo:font-weight="normal" officeooo:rsid="0008feb4" officeooo:paragraph-rsid="0008feb4" style:font-size-asian="10.1000003814697pt" style:font-weight-asian="normal" style:font-size-complex="10.1000003814697pt" style:font-weight-complex="normal"/>
    </style:style>
    <style:style style:name="P42" style:family="paragraph" style:parent-style-name="Heading_20_1">
      <style:paragraph-properties fo:text-align="center" style:justify-single-word="false"/>
    </style:style>
    <style:style style:name="P43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style:font-name="Century Schoolbook L" fo:font-size="12pt" fo:font-style="normal" fo:font-weight="bold" officeooo:rsid="0007ca00" officeooo:paragraph-rsid="0007ca00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style:font-name="Century Schoolbook L" fo:font-size="12pt" fo:font-weight="bold" officeooo:rsid="000cd2bd" officeooo:paragraph-rsid="010ec090" style:font-size-asian="12pt" style:font-weight-asian="bold" style:font-size-complex="12pt" style:font-weight-complex="bold"/>
    </style:style>
    <style:style style:name="P45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paragraph-rsid="0008feb4"/>
    </style:style>
    <style:style style:name="P46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paragraph-rsid="000b81c5"/>
    </style:style>
    <style:style style:name="P47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paragraph-rsid="000bda2f"/>
    </style:style>
    <style:style style:name="P48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officeooo:paragraph-rsid="01e32bab"/>
    </style:style>
    <style:style style:name="P49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2pt" fo:font-weight="normal" officeooo:paragraph-rsid="0008feb4" style:font-size-asian="12pt" style:font-weight-asian="normal" style:font-size-complex="12pt" style:font-weight-complex="normal"/>
    </style:style>
    <style:style style:name="P50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09e72d"/>
    </style:style>
    <style:style style:name="P51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style:font-name="Times New Roman" fo:font-size="12pt" fo:font-weight="normal" officeooo:rsid="000b81c5" officeooo:paragraph-rsid="000bda2f" style:font-size-asian="12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margin-left="0cm" fo:margin-right="0cm" fo:text-align="justify" style:justify-single-word="false" fo:text-indent="0.499cm" style:auto-text-indent="false"/>
      <style:text-properties officeooo:paragraph-rsid="014c5d4c"/>
    </style:style>
    <style:style style:name="P53" style:family="paragraph" style:parent-style-name="Standard" style:list-style-name="Numbering_20_1">
      <style:paragraph-properties fo:margin-left="1cm" fo:margin-right="0cm" fo:text-align="justify" style:justify-single-word="false" fo:text-indent="-0.499cm" style:auto-text-indent="false">
        <style:tab-stops/>
      </style:paragraph-properties>
      <style:text-properties style:font-name="Times New Roman" fo:font-size="10.1000003814697pt" fo:font-weight="normal" officeooo:rsid="0008feb4" officeooo:paragraph-rsid="0009e72d" style:font-size-asian="10.1000003814697pt" style:font-weight-asian="normal" style:font-size-complex="10.1000003814697pt" style:font-weight-complex="normal"/>
    </style:style>
    <style:style style:name="P54" style:family="paragraph" style:parent-style-name="Standard" style:list-style-name="Numbering_20_1">
      <style:paragraph-properties fo:margin-left="1cm" fo:margin-right="0cm" fo:text-align="justify" style:justify-single-word="false" fo:text-indent="-0.499cm" style:auto-text-indent="false">
        <style:tab-stops/>
      </style:paragraph-properties>
      <style:text-properties officeooo:rsid="0010ffc7" officeooo:paragraph-rsid="0010ffc7"/>
    </style:style>
    <style:style style:name="P55" style:family="paragraph" style:parent-style-name="Standard" style:list-style-name="Numbering_20_1">
      <style:paragraph-properties fo:margin-left="1cm" fo:margin-right="0cm" fo:text-align="justify" style:justify-single-word="false" fo:text-indent="-0.499cm" style:auto-text-indent="false">
        <style:tab-stops/>
      </style:paragraph-properties>
      <style:text-properties officeooo:paragraph-rsid="0010ffc7"/>
    </style:style>
    <style:style style:name="P56" style:family="paragraph" style:parent-style-name="Standard" style:list-style-name="Numbering_20_1">
      <style:paragraph-properties fo:margin-left="1cm" fo:margin-right="0cm" fo:text-align="justify" style:justify-single-word="false" fo:text-indent="-0.499cm" style:auto-text-indent="false">
        <style:tab-stops/>
      </style:paragraph-properties>
      <style:text-properties officeooo:paragraph-rsid="00ad73e1"/>
    </style:style>
    <style:style style:name="P57" style:family="paragraph" style:parent-style-name="Standard" style:list-style-name="Numbering_20_2">
      <style:paragraph-properties fo:margin-left="0.9cm" fo:margin-right="0cm" fo:margin-top="0.101cm" fo:margin-bottom="0.101cm" loext:contextual-spacing="false" fo:text-align="start" style:justify-single-word="false" fo:text-indent="-0.499cm" style:auto-text-indent="false">
        <style:tab-stops/>
      </style:paragraph-properties>
      <style:text-properties style:font-name="Times New Roman" fo:font-size="9pt" fo:font-weight="normal" officeooo:rsid="000cd2bd" officeooo:paragraph-rsid="000cd2bd" style:font-size-asian="9pt" style:font-weight-asian="normal" style:font-size-complex="9pt" style:font-weight-complex="normal"/>
    </style:style>
    <style:style style:name="P58" style:family="paragraph" style:parent-style-name="Standard" style:list-style-name="Numbering_20_2">
      <style:paragraph-properties fo:margin-left="0.9cm" fo:margin-right="0cm" fo:margin-top="0.101cm" fo:margin-bottom="0.101cm" loext:contextual-spacing="false" fo:text-align="start" style:justify-single-word="false" fo:text-indent="-0.499cm" style:auto-text-indent="false">
        <style:tab-stops/>
      </style:paragraph-properties>
      <style:text-properties style:font-name="Times New Roman" fo:font-size="9pt" fo:font-weight="normal" officeooo:rsid="00137820" officeooo:paragraph-rsid="00137820" style:font-size-asian="9pt" style:font-weight-asian="normal" style:font-size-complex="9pt" style:font-weight-complex="normal"/>
    </style:style>
    <style:style style:name="P59" style:family="paragraph" style:parent-style-name="Standard" style:list-style-name="Numbering_20_2">
      <style:paragraph-properties fo:margin-left="0.9cm" fo:margin-right="0cm" fo:margin-top="0.101cm" fo:margin-bottom="0.101cm" loext:contextual-spacing="false" fo:text-align="start" style:justify-single-word="false" fo:text-indent="-0.499cm" style:auto-text-indent="false">
        <style:tab-stops/>
      </style:paragraph-properties>
      <style:text-properties fo:font-size="9pt" officeooo:paragraph-rsid="00137820" style:font-size-asian="9pt" style:font-size-complex="9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2299500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23ea0d6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bda2f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2484619"/>
    </style:style>
    <style:style style:name="P64" style:family="paragraph" style:parent-style-name="Standard">
      <style:paragraph-properties fo:margin-left="0.921cm" fo:margin-right="0.921cm" fo:text-align="justify" style:justify-single-word="false" fo:text-indent="0cm" style:auto-text-indent="false"/>
      <style:text-properties officeooo:paragraph-rsid="0127b3a4"/>
    </style:style>
    <style:style style:name="P65" style:family="paragraph" style:parent-style-name="Standard" style:master-page-name="">
      <style:paragraph-properties fo:margin-left="0.921cm" fo:margin-right="0.921cm" fo:text-align="justify" style:justify-single-word="false" fo:text-indent="0cm" style:auto-text-indent="false" style:page-number="auto"/>
      <style:text-properties officeooo:paragraph-rsid="0127b3a4"/>
    </style:style>
    <style:style style:name="P66" style:family="paragraph">
      <loext:graphic-properties draw:fill="solid" draw:fill-color="#ffffff"/>
    </style:style>
    <style:style style:name="P67" style:family="paragraph">
      <style:paragraph-properties fo:text-align="start" style:writing-mode="lr-tb"/>
    </style:style>
    <style:style style:name="P68" style:family="paragraph">
      <loext:graphic-properties draw:fill="none"/>
      <style:paragraph-properties fo:text-align="start" style:writing-mode="lr-tb"/>
      <style:text-properties fo:font-size="24pt"/>
    </style:style>
    <style:style style:name="P69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70" style:family="paragraph">
      <loext:graphic-properties draw:fill="none"/>
    </style:style>
    <style:style style:name="P71" style:family="paragraph">
      <loext:graphic-properties draw:fill="solid" draw:fill-color="#000000"/>
    </style:style>
    <style:style style:name="P72" style:family="paragraph">
      <style:paragraph-properties fo:text-align="center" style:writing-mode="lr-tb"/>
    </style:style>
    <style:style style:name="P73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74" style:family="paragraph">
      <style:paragraph-properties fo:text-align="start" style:writing-mode="lr-tb"/>
      <style:text-properties fo:font-size="6pt" style:font-size-asian="6pt" style:font-size-complex="6pt"/>
    </style:style>
    <style:style style:name="P75" style:family="paragraph">
      <loext:graphic-properties draw:fill="none"/>
      <style:paragraph-properties fo:text-align="start" style:writing-mode="lr-tb"/>
      <style:text-properties fo:font-size="6.90000009536743pt" style:font-size-asian="6.90000009536743pt" style:font-size-complex="6.90000009536743pt"/>
    </style:style>
    <style:style style:name="P76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77" style:family="paragraph">
      <style:paragraph-properties fo:text-align="start" style:writing-mode="lr-tb"/>
      <style:text-properties fo:font-size="6.5pt" style:font-size-asian="6.5pt" style:font-size-complex="6.5pt"/>
    </style:style>
    <style:style style:name="P78" style:family="paragraph">
      <loext:graphic-properties draw:fill="none"/>
      <style:paragraph-properties fo:text-align="start" style:writing-mode="lr-tb"/>
      <style:text-properties fo:font-size="5.5pt" style:font-size-asian="5.5pt" style:font-size-complex="5.5pt"/>
    </style:style>
    <style:style style:name="P79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T1" style:family="text">
      <style:text-properties style:font-name="Times New Roman" fo:font-weight="normal" officeooo:rsid="00137820" style:font-weight-asian="normal" style:font-weight-complex="normal"/>
    </style:style>
    <style:style style:name="T2" style:family="text">
      <style:text-properties style:font-name="Times New Roman" fo:font-style="italic" fo:font-weight="normal" officeooo:rsid="00137820" style:font-style-asian="italic" style:font-weight-asian="normal" style:font-style-complex="italic" style:font-weight-complex="normal"/>
    </style:style>
    <style:style style:name="T3" style:family="text">
      <style:text-properties style:font-name="Times New Roman" fo:font-size="10.1000003814697pt" fo:font-weight="normal" officeooo:rsid="00072ca6" style:font-size-asian="10.1000003814697pt" style:font-weight-asian="normal" style:font-size-complex="10.1000003814697pt" style:font-weight-complex="normal"/>
    </style:style>
    <style:style style:name="T4" style:family="text">
      <style:text-properties style:font-name="Times New Roman" fo:font-size="10.1000003814697pt" fo:font-weight="normal" officeooo:rsid="00365370" style:font-size-asian="10.1000003814697pt" style:font-weight-asian="normal" style:font-size-complex="10.1000003814697pt" style:font-weight-complex="normal"/>
    </style:style>
    <style:style style:name="T5" style:family="text">
      <style:text-properties style:font-name="Times New Roman" fo:font-size="10.1000003814697pt" fo:font-weight="normal" officeooo:rsid="0037e0ae" style:font-size-asian="10.1000003814697pt" style:font-weight-asian="normal" style:font-size-complex="10.1000003814697pt" style:font-weight-complex="normal"/>
    </style:style>
    <style:style style:name="T6" style:family="text">
      <style:text-properties style:font-name="Times New Roman" fo:font-size="10.1000003814697pt" fo:font-weight="normal" officeooo:rsid="003a4dd5" style:font-size-asian="10.1000003814697pt" style:font-weight-asian="normal" style:font-size-complex="10.1000003814697pt" style:font-weight-complex="normal"/>
    </style:style>
    <style:style style:name="T7" style:family="text">
      <style:text-properties style:font-name="Times New Roman" fo:font-size="10.1000003814697pt" fo:font-weight="normal" officeooo:rsid="003b20fb" style:font-size-asian="10.1000003814697pt" style:font-weight-asian="normal" style:font-size-complex="10.1000003814697pt" style:font-weight-complex="normal"/>
    </style:style>
    <style:style style:name="T8" style:family="text">
      <style:text-properties style:font-name="Times New Roman" fo:font-size="10.1000003814697pt" fo:font-weight="normal" officeooo:rsid="003c75eb" style:font-size-asian="10.1000003814697pt" style:font-weight-asian="normal" style:font-size-complex="10.1000003814697pt" style:font-weight-complex="normal"/>
    </style:style>
    <style:style style:name="T9" style:family="text">
      <style:text-properties style:font-name="Times New Roman" fo:font-size="10.1000003814697pt" fo:font-weight="normal" officeooo:rsid="003d426f" style:font-size-asian="10.1000003814697pt" style:font-weight-asian="normal" style:font-size-complex="10.1000003814697pt" style:font-weight-complex="normal"/>
    </style:style>
    <style:style style:name="T10" style:family="text">
      <style:text-properties style:font-name="Times New Roman" fo:font-size="10.1000003814697pt" fo:font-weight="normal" officeooo:rsid="003e6cca" style:font-size-asian="10.1000003814697pt" style:font-weight-asian="normal" style:font-size-complex="10.1000003814697pt" style:font-weight-complex="normal"/>
    </style:style>
    <style:style style:name="T11" style:family="text">
      <style:text-properties style:font-name="Times New Roman" fo:font-size="10.1000003814697pt" fo:font-weight="normal" officeooo:rsid="00418530" style:font-size-asian="10.1000003814697pt" style:font-weight-asian="normal" style:font-size-complex="10.1000003814697pt" style:font-weight-complex="normal"/>
    </style:style>
    <style:style style:name="T12" style:family="text">
      <style:text-properties style:font-name="Times New Roman" fo:font-size="10.1000003814697pt" fo:font-weight="normal" officeooo:rsid="00435f1d" style:font-size-asian="10.1000003814697pt" style:font-weight-asian="normal" style:font-size-complex="10.1000003814697pt" style:font-weight-complex="normal"/>
    </style:style>
    <style:style style:name="T13" style:family="text">
      <style:text-properties style:font-name="Times New Roman" fo:font-size="10.1000003814697pt" fo:font-weight="normal" officeooo:rsid="00440452" style:font-size-asian="10.1000003814697pt" style:font-weight-asian="normal" style:font-size-complex="10.1000003814697pt" style:font-weight-complex="normal"/>
    </style:style>
    <style:style style:name="T14" style:family="text">
      <style:text-properties style:font-name="Times New Roman" fo:font-size="10.1000003814697pt" fo:font-weight="normal" officeooo:rsid="0007ca00" style:font-size-asian="10.1000003814697pt" style:font-weight-asian="normal" style:font-size-complex="10.1000003814697pt" style:font-weight-complex="normal"/>
    </style:style>
    <style:style style:name="T15" style:family="text">
      <style:text-properties style:font-name="Times New Roman" fo:font-size="10.1000003814697pt" fo:font-weight="normal" officeooo:rsid="00476938" style:font-size-asian="10.1000003814697pt" style:font-weight-asian="normal" style:font-size-complex="10.1000003814697pt" style:font-weight-complex="normal"/>
    </style:style>
    <style:style style:name="T16" style:family="text">
      <style:text-properties style:font-name="Times New Roman" fo:font-size="10.1000003814697pt" fo:font-weight="normal" officeooo:rsid="0047b9f3" style:font-size-asian="10.1000003814697pt" style:font-weight-asian="normal" style:font-size-complex="10.1000003814697pt" style:font-weight-complex="normal"/>
    </style:style>
    <style:style style:name="T17" style:family="text">
      <style:text-properties style:font-name="Times New Roman" fo:font-size="10.1000003814697pt" fo:font-weight="normal" officeooo:rsid="00482020" style:font-size-asian="10.1000003814697pt" style:font-weight-asian="normal" style:font-size-complex="10.1000003814697pt" style:font-weight-complex="normal"/>
    </style:style>
    <style:style style:name="T18" style:family="text">
      <style:text-properties style:font-name="Times New Roman" fo:font-size="10.1000003814697pt" fo:font-weight="normal" officeooo:rsid="00490b8b" style:font-size-asian="10.1000003814697pt" style:font-weight-asian="normal" style:font-size-complex="10.1000003814697pt" style:font-weight-complex="normal"/>
    </style:style>
    <style:style style:name="T19" style:family="text">
      <style:text-properties style:font-name="Times New Roman" fo:font-size="10.1000003814697pt" fo:font-weight="normal" officeooo:rsid="0049e117" style:font-size-asian="10.1000003814697pt" style:font-weight-asian="normal" style:font-size-complex="10.1000003814697pt" style:font-weight-complex="normal"/>
    </style:style>
    <style:style style:name="T20" style:family="text">
      <style:text-properties style:font-name="Times New Roman" fo:font-size="10.1000003814697pt" fo:font-weight="normal" officeooo:rsid="004a43d8" style:font-size-asian="10.1000003814697pt" style:font-weight-asian="normal" style:font-size-complex="10.1000003814697pt" style:font-weight-complex="normal"/>
    </style:style>
    <style:style style:name="T21" style:family="text">
      <style:text-properties style:font-name="Times New Roman" fo:font-size="10.1000003814697pt" fo:font-weight="normal" officeooo:rsid="004ae9bc" style:font-size-asian="10.1000003814697pt" style:font-weight-asian="normal" style:font-size-complex="10.1000003814697pt" style:font-weight-complex="normal"/>
    </style:style>
    <style:style style:name="T22" style:family="text">
      <style:text-properties style:font-name="Times New Roman" fo:font-size="10.1000003814697pt" fo:font-weight="normal" officeooo:rsid="004f4647" style:font-size-asian="10.1000003814697pt" style:font-weight-asian="normal" style:font-size-complex="10.1000003814697pt" style:font-weight-complex="normal"/>
    </style:style>
    <style:style style:name="T23" style:family="text">
      <style:text-properties style:font-name="Times New Roman" fo:font-size="10.1000003814697pt" fo:font-weight="normal" officeooo:rsid="004fd13c" style:font-size-asian="10.1000003814697pt" style:font-weight-asian="normal" style:font-size-complex="10.1000003814697pt" style:font-weight-complex="normal"/>
    </style:style>
    <style:style style:name="T24" style:family="text">
      <style:text-properties style:font-name="Times New Roman" fo:font-size="10.1000003814697pt" fo:font-weight="normal" officeooo:rsid="0051287b" style:font-size-asian="10.1000003814697pt" style:font-weight-asian="normal" style:font-size-complex="10.1000003814697pt" style:font-weight-complex="normal"/>
    </style:style>
    <style:style style:name="T25" style:family="text">
      <style:text-properties style:font-name="Times New Roman" fo:font-size="10.1000003814697pt" fo:font-weight="normal" officeooo:rsid="0052674f" style:font-size-asian="10.1000003814697pt" style:font-weight-asian="normal" style:font-size-complex="10.1000003814697pt" style:font-weight-complex="normal"/>
    </style:style>
    <style:style style:name="T26" style:family="text">
      <style:text-properties style:font-name="Times New Roman" fo:font-size="10.1000003814697pt" fo:font-weight="normal" officeooo:rsid="0053b271" style:font-size-asian="10.1000003814697pt" style:font-weight-asian="normal" style:font-size-complex="10.1000003814697pt" style:font-weight-complex="normal"/>
    </style:style>
    <style:style style:name="T27" style:family="text">
      <style:text-properties style:font-name="Times New Roman" fo:font-size="10.1000003814697pt" fo:font-weight="normal" officeooo:rsid="00541915" style:font-size-asian="10.1000003814697pt" style:font-weight-asian="normal" style:font-size-complex="10.1000003814697pt" style:font-weight-complex="normal"/>
    </style:style>
    <style:style style:name="T28" style:family="text">
      <style:text-properties style:font-name="Times New Roman" fo:font-size="10.1000003814697pt" fo:font-weight="normal" officeooo:rsid="005610e6" style:font-size-asian="10.1000003814697pt" style:font-weight-asian="normal" style:font-size-complex="10.1000003814697pt" style:font-weight-complex="normal"/>
    </style:style>
    <style:style style:name="T29" style:family="text">
      <style:text-properties style:font-name="Times New Roman" fo:font-size="10.1000003814697pt" fo:font-weight="normal" officeooo:rsid="00572533" style:font-size-asian="10.1000003814697pt" style:font-weight-asian="normal" style:font-size-complex="10.1000003814697pt" style:font-weight-complex="normal"/>
    </style:style>
    <style:style style:name="T30" style:family="text">
      <style:text-properties style:font-name="Times New Roman" fo:font-size="10.1000003814697pt" fo:font-weight="normal" officeooo:rsid="00578f52" style:font-size-asian="10.1000003814697pt" style:font-weight-asian="normal" style:font-size-complex="10.1000003814697pt" style:font-weight-complex="normal"/>
    </style:style>
    <style:style style:name="T31" style:family="text">
      <style:text-properties style:font-name="Times New Roman" fo:font-size="10.1000003814697pt" fo:font-weight="normal" officeooo:rsid="00581c9f" style:font-size-asian="10.1000003814697pt" style:font-weight-asian="normal" style:font-size-complex="10.1000003814697pt" style:font-weight-complex="normal"/>
    </style:style>
    <style:style style:name="T32" style:family="text">
      <style:text-properties style:font-name="Times New Roman" fo:font-size="10.1000003814697pt" fo:font-weight="normal" officeooo:rsid="0059e524" style:font-size-asian="10.1000003814697pt" style:font-weight-asian="normal" style:font-size-complex="10.1000003814697pt" style:font-weight-complex="normal"/>
    </style:style>
    <style:style style:name="T33" style:family="text">
      <style:text-properties style:font-name="Times New Roman" fo:font-size="10.1000003814697pt" fo:font-weight="normal" officeooo:rsid="005d7896" style:font-size-asian="10.1000003814697pt" style:font-weight-asian="normal" style:font-size-complex="10.1000003814697pt" style:font-weight-complex="normal"/>
    </style:style>
    <style:style style:name="T34" style:family="text">
      <style:text-properties style:font-name="Times New Roman" fo:font-size="10.1000003814697pt" fo:font-weight="normal" officeooo:rsid="005e9065" style:font-size-asian="10.1000003814697pt" style:font-weight-asian="normal" style:font-size-complex="10.1000003814697pt" style:font-weight-complex="normal"/>
    </style:style>
    <style:style style:name="T35" style:family="text">
      <style:text-properties style:font-name="Times New Roman" fo:font-size="10.1000003814697pt" fo:font-weight="normal" officeooo:rsid="00641ce0" style:font-size-asian="10.1000003814697pt" style:font-weight-asian="normal" style:font-size-complex="10.1000003814697pt" style:font-weight-complex="normal"/>
    </style:style>
    <style:style style:name="T36" style:family="text">
      <style:text-properties style:font-name="Times New Roman" fo:font-size="10.1000003814697pt" fo:font-weight="normal" officeooo:rsid="0066e6f6" style:font-size-asian="10.1000003814697pt" style:font-weight-asian="normal" style:font-size-complex="10.1000003814697pt" style:font-weight-complex="normal"/>
    </style:style>
    <style:style style:name="T37" style:family="text">
      <style:text-properties style:font-name="Times New Roman" fo:font-size="10.1000003814697pt" fo:font-weight="normal" officeooo:rsid="00683b67" style:font-size-asian="10.1000003814697pt" style:font-weight-asian="normal" style:font-size-complex="10.1000003814697pt" style:font-weight-complex="normal"/>
    </style:style>
    <style:style style:name="T38" style:family="text">
      <style:text-properties style:font-name="Times New Roman" fo:font-size="10.1000003814697pt" fo:font-weight="normal" officeooo:rsid="00690b92" style:font-size-asian="10.1000003814697pt" style:font-weight-asian="normal" style:font-size-complex="10.1000003814697pt" style:font-weight-complex="normal"/>
    </style:style>
    <style:style style:name="T39" style:family="text">
      <style:text-properties style:font-name="Times New Roman" fo:font-size="10.1000003814697pt" fo:font-weight="normal" officeooo:rsid="006ae637" style:font-size-asian="10.1000003814697pt" style:font-weight-asian="normal" style:font-size-complex="10.1000003814697pt" style:font-weight-complex="normal"/>
    </style:style>
    <style:style style:name="T40" style:family="text">
      <style:text-properties style:font-name="Times New Roman" fo:font-size="10.1000003814697pt" fo:font-weight="normal" officeooo:rsid="0008feb4" style:font-size-asian="10.1000003814697pt" style:font-weight-asian="normal" style:font-size-complex="10.1000003814697pt" style:font-weight-complex="normal"/>
    </style:style>
    <style:style style:name="T41" style:family="text">
      <style:text-properties style:font-name="Times New Roman" fo:font-size="10.1000003814697pt" fo:font-weight="normal" officeooo:rsid="007aea93" style:font-size-asian="10.1000003814697pt" style:font-weight-asian="normal" style:font-size-complex="10.1000003814697pt" style:font-weight-complex="normal"/>
    </style:style>
    <style:style style:name="T42" style:family="text">
      <style:text-properties style:font-name="Times New Roman" fo:font-size="10.1000003814697pt" fo:font-weight="normal" officeooo:rsid="007c7f35" style:font-size-asian="10.1000003814697pt" style:font-weight-asian="normal" style:font-size-complex="10.1000003814697pt" style:font-weight-complex="normal"/>
    </style:style>
    <style:style style:name="T43" style:family="text">
      <style:text-properties style:font-name="Times New Roman" fo:font-size="10.1000003814697pt" fo:font-weight="normal" officeooo:rsid="007d9911" style:font-size-asian="10.1000003814697pt" style:font-weight-asian="normal" style:font-size-complex="10.1000003814697pt" style:font-weight-complex="normal"/>
    </style:style>
    <style:style style:name="T44" style:family="text">
      <style:text-properties style:font-name="Times New Roman" fo:font-size="10.1000003814697pt" fo:font-weight="normal" officeooo:rsid="00a862fc" style:font-size-asian="10.1000003814697pt" style:font-weight-asian="normal" style:font-size-complex="10.1000003814697pt" style:font-weight-complex="normal"/>
    </style:style>
    <style:style style:name="T45" style:family="text">
      <style:text-properties style:font-name="Times New Roman" fo:font-size="10.1000003814697pt" fo:font-weight="normal" officeooo:rsid="009c9b21" style:font-size-asian="10.1000003814697pt" style:font-weight-asian="normal" style:font-size-complex="10.1000003814697pt" style:font-weight-complex="normal"/>
    </style:style>
    <style:style style:name="T46" style:family="text">
      <style:text-properties style:font-name="Times New Roman" fo:font-size="10.1000003814697pt" fo:font-weight="normal" officeooo:rsid="00a38640" style:font-size-asian="10.1000003814697pt" style:font-weight-asian="normal" style:font-size-complex="10.1000003814697pt" style:font-weight-complex="normal"/>
    </style:style>
    <style:style style:name="T47" style:family="text">
      <style:text-properties style:font-name="Times New Roman" fo:font-size="10.1000003814697pt" fo:font-weight="normal" officeooo:rsid="00a4c2b0" style:font-size-asian="10.1000003814697pt" style:font-weight-asian="normal" style:font-size-complex="10.1000003814697pt" style:font-weight-complex="normal"/>
    </style:style>
    <style:style style:name="T48" style:family="text">
      <style:text-properties style:font-name="Times New Roman" fo:font-size="10.1000003814697pt" fo:font-weight="normal" officeooo:rsid="009b155e" style:font-size-asian="10.1000003814697pt" style:font-weight-asian="normal" style:font-size-complex="10.1000003814697pt" style:font-weight-complex="normal"/>
    </style:style>
    <style:style style:name="T49" style:family="text">
      <style:text-properties style:font-name="Times New Roman" fo:font-size="10.1000003814697pt" fo:font-weight="normal" officeooo:rsid="008ce3af" style:font-size-asian="10.1000003814697pt" style:font-weight-asian="normal" style:font-size-complex="10.1000003814697pt" style:font-weight-complex="normal"/>
    </style:style>
    <style:style style:name="T50" style:family="text">
      <style:text-properties style:font-name="Times New Roman" fo:font-size="10.1000003814697pt" fo:font-weight="normal" officeooo:rsid="00926347" style:font-size-asian="10.1000003814697pt" style:font-weight-asian="normal" style:font-size-complex="10.1000003814697pt" style:font-weight-complex="normal"/>
    </style:style>
    <style:style style:name="T51" style:family="text">
      <style:text-properties style:font-name="Times New Roman" fo:font-size="10.1000003814697pt" fo:font-weight="normal" officeooo:rsid="0093bb49" style:font-size-asian="10.1000003814697pt" style:font-weight-asian="normal" style:font-size-complex="10.1000003814697pt" style:font-weight-complex="normal"/>
    </style:style>
    <style:style style:name="T52" style:family="text">
      <style:text-properties style:font-name="Times New Roman" fo:font-size="10.1000003814697pt" fo:font-weight="normal" officeooo:rsid="00a6abd7" style:font-size-asian="10.1000003814697pt" style:font-weight-asian="normal" style:font-size-complex="10.1000003814697pt" style:font-weight-complex="normal"/>
    </style:style>
    <style:style style:name="T53" style:family="text">
      <style:text-properties style:font-name="Times New Roman" fo:font-size="10.1000003814697pt" fo:font-weight="normal" officeooo:rsid="0093ec6d" style:font-size-asian="10.1000003814697pt" style:font-weight-asian="normal" style:font-size-complex="10.1000003814697pt" style:font-weight-complex="normal"/>
    </style:style>
    <style:style style:name="T54" style:family="text">
      <style:text-properties style:font-name="Times New Roman" fo:font-size="10.1000003814697pt" fo:font-weight="normal" officeooo:rsid="0093f94b" style:font-size-asian="10.1000003814697pt" style:font-weight-asian="normal" style:font-size-complex="10.1000003814697pt" style:font-weight-complex="normal"/>
    </style:style>
    <style:style style:name="T55" style:family="text">
      <style:text-properties style:font-name="Times New Roman" fo:font-size="10.1000003814697pt" fo:font-weight="normal" officeooo:rsid="00add3a6" style:font-size-asian="10.1000003814697pt" style:font-weight-asian="normal" style:font-size-complex="10.1000003814697pt" style:font-weight-complex="normal"/>
    </style:style>
    <style:style style:name="T56" style:family="text">
      <style:text-properties style:font-name="Times New Roman" fo:font-size="10.1000003814697pt" fo:font-weight="normal" officeooo:rsid="0009e72d" style:font-size-asian="10.1000003814697pt" style:font-weight-asian="normal" style:font-size-complex="10.1000003814697pt" style:font-weight-complex="normal"/>
    </style:style>
    <style:style style:name="T57" style:family="text">
      <style:text-properties style:font-name="Times New Roman" fo:font-size="10.1000003814697pt" fo:font-weight="normal" officeooo:rsid="00ae9921" style:font-size-asian="10.1000003814697pt" style:font-weight-asian="normal" style:font-size-complex="10.1000003814697pt" style:font-weight-complex="normal"/>
    </style:style>
    <style:style style:name="T58" style:family="text">
      <style:text-properties style:font-name="Times New Roman" fo:font-size="10.1000003814697pt" fo:font-weight="normal" officeooo:rsid="00af1394" style:font-size-asian="10.1000003814697pt" style:font-weight-asian="normal" style:font-size-complex="10.1000003814697pt" style:font-weight-complex="normal"/>
    </style:style>
    <style:style style:name="T59" style:family="text">
      <style:text-properties style:font-name="Times New Roman" fo:font-size="10.1000003814697pt" fo:font-weight="normal" officeooo:rsid="00b0838e" style:font-size-asian="10.1000003814697pt" style:font-weight-asian="normal" style:font-size-complex="10.1000003814697pt" style:font-weight-complex="normal"/>
    </style:style>
    <style:style style:name="T60" style:family="text">
      <style:text-properties style:font-name="Times New Roman" fo:font-size="10.1000003814697pt" fo:font-weight="normal" officeooo:rsid="00b10cdf" style:font-size-asian="10.1000003814697pt" style:font-weight-asian="normal" style:font-size-complex="10.1000003814697pt" style:font-weight-complex="normal"/>
    </style:style>
    <style:style style:name="T61" style:family="text">
      <style:text-properties style:font-name="Times New Roman" fo:font-size="10.1000003814697pt" fo:font-weight="normal" officeooo:rsid="00b24b85" style:font-size-asian="10.1000003814697pt" style:font-weight-asian="normal" style:font-size-complex="10.1000003814697pt" style:font-weight-complex="normal"/>
    </style:style>
    <style:style style:name="T62" style:family="text">
      <style:text-properties style:font-name="Times New Roman" fo:font-size="10.1000003814697pt" fo:font-weight="normal" officeooo:rsid="00b3137b" style:font-size-asian="10.1000003814697pt" style:font-weight-asian="normal" style:font-size-complex="10.1000003814697pt" style:font-weight-complex="normal"/>
    </style:style>
    <style:style style:name="T63" style:family="text">
      <style:text-properties style:font-name="Times New Roman" fo:font-size="10.1000003814697pt" fo:font-weight="normal" officeooo:rsid="00b32274" style:font-size-asian="10.1000003814697pt" style:font-weight-asian="normal" style:font-size-complex="10.1000003814697pt" style:font-weight-complex="normal"/>
    </style:style>
    <style:style style:name="T64" style:family="text">
      <style:text-properties style:font-name="Times New Roman" fo:font-size="10.1000003814697pt" fo:font-weight="normal" officeooo:rsid="000b81c5" style:font-size-asian="10.1000003814697pt" style:font-weight-asian="normal" style:font-size-complex="10.1000003814697pt" style:font-weight-complex="normal"/>
    </style:style>
    <style:style style:name="T65" style:family="text">
      <style:text-properties style:font-name="Times New Roman" fo:font-size="10.1000003814697pt" fo:font-weight="normal" officeooo:rsid="00b42f43" style:font-size-asian="10.1000003814697pt" style:font-weight-asian="normal" style:font-size-complex="10.1000003814697pt" style:font-weight-complex="normal"/>
    </style:style>
    <style:style style:name="T66" style:family="text">
      <style:text-properties style:font-name="Times New Roman" fo:font-size="10.1000003814697pt" fo:font-weight="normal" officeooo:rsid="00b48626" style:font-size-asian="10.1000003814697pt" style:font-weight-asian="normal" style:font-size-complex="10.1000003814697pt" style:font-weight-complex="normal"/>
    </style:style>
    <style:style style:name="T67" style:family="text">
      <style:text-properties style:font-name="Times New Roman" fo:font-size="10.1000003814697pt" fo:font-weight="normal" officeooo:rsid="00b4dd63" style:font-size-asian="10.1000003814697pt" style:font-weight-asian="normal" style:font-size-complex="10.1000003814697pt" style:font-weight-complex="normal"/>
    </style:style>
    <style:style style:name="T68" style:family="text">
      <style:text-properties style:font-name="Times New Roman" fo:font-size="10.1000003814697pt" fo:font-weight="normal" officeooo:rsid="00b5ba21" style:font-size-asian="10.1000003814697pt" style:font-weight-asian="normal" style:font-size-complex="10.1000003814697pt" style:font-weight-complex="normal"/>
    </style:style>
    <style:style style:name="T69" style:family="text">
      <style:text-properties style:font-name="Times New Roman" fo:font-size="10.1000003814697pt" fo:font-weight="normal" officeooo:rsid="00b7b4a1" style:font-size-asian="10.1000003814697pt" style:font-weight-asian="normal" style:font-size-complex="10.1000003814697pt" style:font-weight-complex="normal"/>
    </style:style>
    <style:style style:name="T70" style:family="text">
      <style:text-properties style:font-name="Times New Roman" fo:font-size="10.1000003814697pt" fo:font-weight="normal" officeooo:rsid="00b8e5a6" style:font-size-asian="10.1000003814697pt" style:font-weight-asian="normal" style:font-size-complex="10.1000003814697pt" style:font-weight-complex="normal"/>
    </style:style>
    <style:style style:name="T71" style:family="text">
      <style:text-properties style:font-name="Times New Roman" fo:font-size="10.1000003814697pt" fo:font-weight="normal" officeooo:rsid="00b9e582" style:font-size-asian="10.1000003814697pt" style:font-weight-asian="normal" style:font-size-complex="10.1000003814697pt" style:font-weight-complex="normal"/>
    </style:style>
    <style:style style:name="T72" style:family="text">
      <style:text-properties style:font-name="Times New Roman" fo:font-size="10.1000003814697pt" fo:font-weight="normal" officeooo:rsid="00ba0d52" style:font-size-asian="10.1000003814697pt" style:font-weight-asian="normal" style:font-size-complex="10.1000003814697pt" style:font-weight-complex="normal"/>
    </style:style>
    <style:style style:name="T73" style:family="text">
      <style:text-properties style:font-name="Times New Roman" fo:font-size="10.1000003814697pt" fo:font-weight="normal" officeooo:rsid="00bbe33a" style:font-size-asian="10.1000003814697pt" style:font-weight-asian="normal" style:font-size-complex="10.1000003814697pt" style:font-weight-complex="normal"/>
    </style:style>
    <style:style style:name="T74" style:family="text">
      <style:text-properties style:font-name="Times New Roman" fo:font-size="10.1000003814697pt" fo:font-weight="normal" officeooo:rsid="00be3116" style:font-size-asian="10.1000003814697pt" style:font-weight-asian="normal" style:font-size-complex="10.1000003814697pt" style:font-weight-complex="normal"/>
    </style:style>
    <style:style style:name="T75" style:family="text">
      <style:text-properties style:font-name="Times New Roman" fo:font-size="10.1000003814697pt" fo:font-weight="normal" officeooo:rsid="00be6862" style:font-size-asian="10.1000003814697pt" style:font-weight-asian="normal" style:font-size-complex="10.1000003814697pt" style:font-weight-complex="normal"/>
    </style:style>
    <style:style style:name="T76" style:family="text">
      <style:text-properties style:font-name="Times New Roman" fo:font-size="10.1000003814697pt" fo:font-weight="normal" officeooo:rsid="00c18412" style:font-size-asian="10.1000003814697pt" style:font-weight-asian="normal" style:font-size-complex="10.1000003814697pt" style:font-weight-complex="normal"/>
    </style:style>
    <style:style style:name="T77" style:family="text">
      <style:text-properties style:font-name="Times New Roman" fo:font-size="10.1000003814697pt" fo:font-weight="normal" officeooo:rsid="00c2f5a3" style:font-size-asian="10.1000003814697pt" style:font-weight-asian="normal" style:font-size-complex="10.1000003814697pt" style:font-weight-complex="normal"/>
    </style:style>
    <style:style style:name="T78" style:family="text">
      <style:text-properties style:font-name="Times New Roman" fo:font-size="10.1000003814697pt" fo:font-weight="normal" officeooo:rsid="00c47686" style:font-size-asian="10.1000003814697pt" style:font-weight-asian="normal" style:font-size-complex="10.1000003814697pt" style:font-weight-complex="normal"/>
    </style:style>
    <style:style style:name="T79" style:family="text">
      <style:text-properties style:font-name="Times New Roman" fo:font-size="10.1000003814697pt" fo:font-weight="normal" officeooo:rsid="00c7c3b2" style:font-size-asian="10.1000003814697pt" style:font-weight-asian="normal" style:font-size-complex="10.1000003814697pt" style:font-weight-complex="normal"/>
    </style:style>
    <style:style style:name="T80" style:family="text">
      <style:text-properties style:font-name="Times New Roman" fo:font-size="10.1000003814697pt" fo:font-weight="normal" officeooo:rsid="00c9f570" style:font-size-asian="10.1000003814697pt" style:font-weight-asian="normal" style:font-size-complex="10.1000003814697pt" style:font-weight-complex="normal"/>
    </style:style>
    <style:style style:name="T81" style:family="text">
      <style:text-properties style:font-name="Times New Roman" fo:font-size="10.1000003814697pt" fo:font-weight="normal" officeooo:rsid="00ca602a" style:font-size-asian="10.1000003814697pt" style:font-weight-asian="normal" style:font-size-complex="10.1000003814697pt" style:font-weight-complex="normal"/>
    </style:style>
    <style:style style:name="T82" style:family="text">
      <style:text-properties style:font-name="Times New Roman" fo:font-size="10.1000003814697pt" fo:font-weight="normal" officeooo:rsid="00cbcc3b" style:font-size-asian="10.1000003814697pt" style:font-weight-asian="normal" style:font-size-complex="10.1000003814697pt" style:font-weight-complex="normal"/>
    </style:style>
    <style:style style:name="T83" style:family="text">
      <style:text-properties style:font-name="Times New Roman" fo:font-size="10.1000003814697pt" fo:font-weight="normal" officeooo:rsid="00cc6755" style:font-size-asian="10.1000003814697pt" style:font-weight-asian="normal" style:font-size-complex="10.1000003814697pt" style:font-weight-complex="normal"/>
    </style:style>
    <style:style style:name="T84" style:family="text">
      <style:text-properties style:font-name="Times New Roman" fo:font-size="10.1000003814697pt" fo:font-weight="normal" officeooo:rsid="00cf535e" style:font-size-asian="10.1000003814697pt" style:font-weight-asian="normal" style:font-size-complex="10.1000003814697pt" style:font-weight-complex="normal"/>
    </style:style>
    <style:style style:name="T85" style:family="text">
      <style:text-properties style:font-name="Times New Roman" fo:font-size="10.1000003814697pt" fo:font-weight="normal" officeooo:rsid="00d23a7a" style:font-size-asian="10.1000003814697pt" style:font-weight-asian="normal" style:font-size-complex="10.1000003814697pt" style:font-weight-complex="normal"/>
    </style:style>
    <style:style style:name="T86" style:family="text">
      <style:text-properties style:font-name="Times New Roman" fo:font-size="10.1000003814697pt" fo:font-weight="normal" officeooo:rsid="000bda2f" style:font-size-asian="10.1000003814697pt" style:font-weight-asian="normal" style:font-size-complex="10.1000003814697pt" style:font-weight-complex="normal"/>
    </style:style>
    <style:style style:name="T87" style:family="text">
      <style:text-properties style:font-name="Times New Roman" fo:font-size="10.1000003814697pt" fo:font-weight="normal" officeooo:rsid="00d679e3" style:font-size-asian="10.1000003814697pt" style:font-weight-asian="normal" style:font-size-complex="10.1000003814697pt" style:font-weight-complex="normal"/>
    </style:style>
    <style:style style:name="T88" style:family="text">
      <style:text-properties style:font-name="Times New Roman" fo:font-size="10.1000003814697pt" fo:font-weight="normal" officeooo:rsid="00d7e18b" style:font-size-asian="10.1000003814697pt" style:font-weight-asian="normal" style:font-size-complex="10.1000003814697pt" style:font-weight-complex="normal"/>
    </style:style>
    <style:style style:name="T89" style:family="text">
      <style:text-properties style:font-name="Times New Roman" fo:font-size="10.1000003814697pt" fo:font-weight="normal" officeooo:rsid="00d822b1" style:font-size-asian="10.1000003814697pt" style:font-weight-asian="normal" style:font-size-complex="10.1000003814697pt" style:font-weight-complex="normal"/>
    </style:style>
    <style:style style:name="T90" style:family="text">
      <style:text-properties style:font-name="Times New Roman" fo:font-size="10.1000003814697pt" fo:font-weight="normal" officeooo:rsid="00dc8d20" style:font-size-asian="10.1000003814697pt" style:font-weight-asian="normal" style:font-size-complex="10.1000003814697pt" style:font-weight-complex="normal"/>
    </style:style>
    <style:style style:name="T91" style:family="text">
      <style:text-properties style:font-name="Times New Roman" fo:font-size="10.1000003814697pt" fo:font-weight="normal" officeooo:rsid="00dda48e" style:font-size-asian="10.1000003814697pt" style:font-weight-asian="normal" style:font-size-complex="10.1000003814697pt" style:font-weight-complex="normal"/>
    </style:style>
    <style:style style:name="T92" style:family="text">
      <style:text-properties style:font-name="Times New Roman" fo:font-size="10.1000003814697pt" fo:font-weight="normal" officeooo:rsid="00df0e92" style:font-size-asian="10.1000003814697pt" style:font-weight-asian="normal" style:font-size-complex="10.1000003814697pt" style:font-weight-complex="normal"/>
    </style:style>
    <style:style style:name="T93" style:family="text">
      <style:text-properties style:font-name="Times New Roman" fo:font-size="10.1000003814697pt" fo:font-weight="normal" officeooo:rsid="00df4501" style:font-size-asian="10.1000003814697pt" style:font-weight-asian="normal" style:font-size-complex="10.1000003814697pt" style:font-weight-complex="normal"/>
    </style:style>
    <style:style style:name="T94" style:family="text">
      <style:text-properties style:font-name="Times New Roman" fo:font-size="10.1000003814697pt" fo:font-weight="normal" officeooo:rsid="00df8051" style:font-size-asian="10.1000003814697pt" style:font-weight-asian="normal" style:font-size-complex="10.1000003814697pt" style:font-weight-complex="normal"/>
    </style:style>
    <style:style style:name="T95" style:family="text">
      <style:text-properties style:font-name="Times New Roman" fo:font-size="10.1000003814697pt" fo:font-weight="normal" officeooo:rsid="00e147a6" style:font-size-asian="10.1000003814697pt" style:font-weight-asian="normal" style:font-size-complex="10.1000003814697pt" style:font-weight-complex="normal"/>
    </style:style>
    <style:style style:name="T96" style:family="text">
      <style:text-properties style:font-name="Times New Roman" fo:font-size="10.1000003814697pt" fo:font-weight="normal" officeooo:rsid="00e2aaf6" style:font-size-asian="10.1000003814697pt" style:font-weight-asian="normal" style:font-size-complex="10.1000003814697pt" style:font-weight-complex="normal"/>
    </style:style>
    <style:style style:name="T97" style:family="text">
      <style:text-properties style:font-name="Times New Roman" fo:font-size="10.1000003814697pt" fo:font-weight="normal" officeooo:rsid="00e4422b" style:font-size-asian="10.1000003814697pt" style:font-weight-asian="normal" style:font-size-complex="10.1000003814697pt" style:font-weight-complex="normal"/>
    </style:style>
    <style:style style:name="T98" style:family="text">
      <style:text-properties style:font-name="Times New Roman" fo:font-size="10.1000003814697pt" fo:font-weight="normal" officeooo:rsid="00e4dfde" style:font-size-asian="10.1000003814697pt" style:font-weight-asian="normal" style:font-size-complex="10.1000003814697pt" style:font-weight-complex="normal"/>
    </style:style>
    <style:style style:name="T99" style:family="text">
      <style:text-properties style:font-name="Times New Roman" fo:font-size="10.1000003814697pt" fo:font-weight="normal" officeooo:rsid="00e68e4c" style:font-size-asian="10.1000003814697pt" style:font-weight-asian="normal" style:font-size-complex="10.1000003814697pt" style:font-weight-complex="normal"/>
    </style:style>
    <style:style style:name="T100" style:family="text">
      <style:text-properties style:font-name="Times New Roman" fo:font-size="10.1000003814697pt" fo:font-weight="normal" officeooo:rsid="00e6b9f7" style:font-size-asian="10.1000003814697pt" style:font-weight-asian="normal" style:font-size-complex="10.1000003814697pt" style:font-weight-complex="normal"/>
    </style:style>
    <style:style style:name="T101" style:family="text">
      <style:text-properties style:font-name="Times New Roman" fo:font-size="10.1000003814697pt" fo:font-weight="normal" officeooo:rsid="00e86a7f" style:font-size-asian="10.1000003814697pt" style:font-weight-asian="normal" style:font-size-complex="10.1000003814697pt" style:font-weight-complex="normal"/>
    </style:style>
    <style:style style:name="T102" style:family="text">
      <style:text-properties style:font-name="Times New Roman" fo:font-size="10.1000003814697pt" fo:font-weight="normal" officeooo:rsid="00e8fa15" style:font-size-asian="10.1000003814697pt" style:font-weight-asian="normal" style:font-size-complex="10.1000003814697pt" style:font-weight-complex="normal"/>
    </style:style>
    <style:style style:name="T103" style:family="text">
      <style:text-properties style:font-name="Times New Roman" fo:font-size="10.1000003814697pt" fo:font-weight="normal" officeooo:rsid="00eab864" style:font-size-asian="10.1000003814697pt" style:font-weight-asian="normal" style:font-size-complex="10.1000003814697pt" style:font-weight-complex="normal"/>
    </style:style>
    <style:style style:name="T104" style:family="text">
      <style:text-properties style:font-name="Times New Roman" fo:font-size="10.1000003814697pt" fo:font-weight="normal" officeooo:rsid="00ec7d74" style:font-size-asian="10.1000003814697pt" style:font-weight-asian="normal" style:font-size-complex="10.1000003814697pt" style:font-weight-complex="normal"/>
    </style:style>
    <style:style style:name="T105" style:family="text">
      <style:text-properties style:font-name="Times New Roman" fo:font-size="10.1000003814697pt" fo:font-weight="normal" officeooo:rsid="00eddd16" style:font-size-asian="10.1000003814697pt" style:font-weight-asian="normal" style:font-size-complex="10.1000003814697pt" style:font-weight-complex="normal"/>
    </style:style>
    <style:style style:name="T106" style:family="text">
      <style:text-properties style:font-name="Times New Roman" fo:font-size="10.1000003814697pt" fo:font-weight="normal" officeooo:rsid="00ef9479" style:font-size-asian="10.1000003814697pt" style:font-weight-asian="normal" style:font-size-complex="10.1000003814697pt" style:font-weight-complex="normal"/>
    </style:style>
    <style:style style:name="T107" style:family="text">
      <style:text-properties style:font-name="Times New Roman" fo:font-size="10.1000003814697pt" fo:font-weight="normal" officeooo:rsid="00effb1a" style:font-size-asian="10.1000003814697pt" style:font-weight-asian="normal" style:font-size-complex="10.1000003814697pt" style:font-weight-complex="normal"/>
    </style:style>
    <style:style style:name="T108" style:family="text">
      <style:text-properties style:font-name="Times New Roman" fo:font-size="10.1000003814697pt" fo:font-weight="normal" officeooo:rsid="00f19d60" style:font-size-asian="10.1000003814697pt" style:font-weight-asian="normal" style:font-size-complex="10.1000003814697pt" style:font-weight-complex="normal"/>
    </style:style>
    <style:style style:name="T109" style:family="text">
      <style:text-properties style:font-name="Times New Roman" fo:font-size="10.1000003814697pt" fo:font-weight="normal" officeooo:rsid="00f4339a" style:font-size-asian="10.1000003814697pt" style:font-weight-asian="normal" style:font-size-complex="10.1000003814697pt" style:font-weight-complex="normal"/>
    </style:style>
    <style:style style:name="T110" style:family="text">
      <style:text-properties style:font-name="Times New Roman" fo:font-size="10.1000003814697pt" fo:font-weight="normal" officeooo:rsid="00f61239" style:font-size-asian="10.1000003814697pt" style:font-weight-asian="normal" style:font-size-complex="10.1000003814697pt" style:font-weight-complex="normal"/>
    </style:style>
    <style:style style:name="T111" style:family="text">
      <style:text-properties style:font-name="Times New Roman" fo:font-size="10.1000003814697pt" fo:font-weight="normal" officeooo:rsid="00fbb3f5" style:font-size-asian="10.1000003814697pt" style:font-weight-asian="normal" style:font-size-complex="10.1000003814697pt" style:font-weight-complex="normal"/>
    </style:style>
    <style:style style:name="T112" style:family="text">
      <style:text-properties style:font-name="Times New Roman" fo:font-size="10.1000003814697pt" fo:font-weight="normal" officeooo:rsid="00fe2138" style:font-size-asian="10.1000003814697pt" style:font-weight-asian="normal" style:font-size-complex="10.1000003814697pt" style:font-weight-complex="normal"/>
    </style:style>
    <style:style style:name="T113" style:family="text">
      <style:text-properties style:font-name="Times New Roman" fo:font-size="10.1000003814697pt" fo:font-weight="normal" officeooo:rsid="00ff7744" style:font-size-asian="10.1000003814697pt" style:font-weight-asian="normal" style:font-size-complex="10.1000003814697pt" style:font-weight-complex="normal"/>
    </style:style>
    <style:style style:name="T114" style:family="text">
      <style:text-properties style:font-name="Times New Roman" fo:font-size="10.1000003814697pt" fo:font-weight="normal" officeooo:rsid="010105ff" style:font-size-asian="10.1000003814697pt" style:font-weight-asian="normal" style:font-size-complex="10.1000003814697pt" style:font-weight-complex="normal"/>
    </style:style>
    <style:style style:name="T115" style:family="text">
      <style:text-properties style:font-name="Times New Roman" fo:font-size="10.1000003814697pt" fo:font-weight="normal" officeooo:rsid="0101862b" style:font-size-asian="10.1000003814697pt" style:font-weight-asian="normal" style:font-size-complex="10.1000003814697pt" style:font-weight-complex="normal"/>
    </style:style>
    <style:style style:name="T116" style:family="text">
      <style:text-properties style:font-name="Times New Roman" fo:font-size="10.1000003814697pt" fo:font-weight="normal" officeooo:rsid="01042a12" style:font-size-asian="10.1000003814697pt" style:font-weight-asian="normal" style:font-size-complex="10.1000003814697pt" style:font-weight-complex="normal"/>
    </style:style>
    <style:style style:name="T117" style:family="text">
      <style:text-properties style:font-name="Times New Roman" fo:font-size="10.1000003814697pt" fo:font-weight="normal" officeooo:rsid="0105ced2" style:font-size-asian="10.1000003814697pt" style:font-weight-asian="normal" style:font-size-complex="10.1000003814697pt" style:font-weight-complex="normal"/>
    </style:style>
    <style:style style:name="T118" style:family="text">
      <style:text-properties style:font-name="Times New Roman" fo:font-size="10.1000003814697pt" fo:font-weight="normal" officeooo:rsid="0106561d" style:font-size-asian="10.1000003814697pt" style:font-weight-asian="normal" style:font-size-complex="10.1000003814697pt" style:font-weight-complex="normal"/>
    </style:style>
    <style:style style:name="T119" style:family="text">
      <style:text-properties style:font-name="Times New Roman" fo:font-size="10.1000003814697pt" fo:font-weight="normal" officeooo:rsid="0109591c" style:font-size-asian="10.1000003814697pt" style:font-weight-asian="normal" style:font-size-complex="10.1000003814697pt" style:font-weight-complex="normal"/>
    </style:style>
    <style:style style:name="T120" style:family="text">
      <style:text-properties style:font-name="Times New Roman" fo:font-size="10.1000003814697pt" fo:font-weight="normal" officeooo:rsid="010cbf3c" style:font-size-asian="10.1000003814697pt" style:font-weight-asian="normal" style:font-size-complex="10.1000003814697pt" style:font-weight-complex="normal"/>
    </style:style>
    <style:style style:name="T121" style:family="text">
      <style:text-properties style:font-name="Times New Roman" fo:font-size="10.1000003814697pt" fo:font-weight="normal" officeooo:rsid="010e2f8b" style:font-size-asian="10.1000003814697pt" style:font-weight-asian="normal" style:font-size-complex="10.1000003814697pt" style:font-weight-complex="normal"/>
    </style:style>
    <style:style style:name="T122" style:family="text">
      <style:text-properties style:font-name="Times New Roman" fo:font-size="10.1000003814697pt" fo:font-weight="normal" officeooo:rsid="000cd2bd" style:font-size-asian="10.1000003814697pt" style:font-weight-asian="normal" style:font-size-complex="10.1000003814697pt" style:font-weight-complex="normal"/>
    </style:style>
    <style:style style:name="T123" style:family="text">
      <style:text-properties style:font-name="Times New Roman" fo:font-size="10.1000003814697pt" fo:font-weight="normal" officeooo:rsid="011063a3" style:font-size-asian="10.1000003814697pt" style:font-weight-asian="normal" style:font-size-complex="10.1000003814697pt" style:font-weight-complex="normal"/>
    </style:style>
    <style:style style:name="T124" style:family="text">
      <style:text-properties style:font-name="Times New Roman" fo:font-size="10.1000003814697pt" fo:font-weight="normal" officeooo:rsid="0111ac9e" style:font-size-asian="10.1000003814697pt" style:font-weight-asian="normal" style:font-size-complex="10.1000003814697pt" style:font-weight-complex="normal"/>
    </style:style>
    <style:style style:name="T125" style:family="text">
      <style:text-properties style:font-name="Times New Roman" fo:font-size="10.1000003814697pt" fo:font-weight="normal" officeooo:rsid="0114edea" style:font-size-asian="10.1000003814697pt" style:font-weight-asian="normal" style:font-size-complex="10.1000003814697pt" style:font-weight-complex="normal"/>
    </style:style>
    <style:style style:name="T126" style:family="text">
      <style:text-properties style:font-name="Times New Roman" fo:font-size="10.1000003814697pt" fo:font-weight="normal" officeooo:rsid="01173d2d" style:font-size-asian="10.1000003814697pt" style:font-weight-asian="normal" style:font-size-complex="10.1000003814697pt" style:font-weight-complex="normal"/>
    </style:style>
    <style:style style:name="T127" style:family="text">
      <style:text-properties style:font-name="Times New Roman" fo:font-size="10.1000003814697pt" fo:font-weight="normal" officeooo:rsid="011aea98" style:font-size-asian="10.1000003814697pt" style:font-weight-asian="normal" style:font-size-complex="10.1000003814697pt" style:font-weight-complex="normal"/>
    </style:style>
    <style:style style:name="T128" style:family="text">
      <style:text-properties style:font-name="Times New Roman" fo:font-size="10.1000003814697pt" fo:font-weight="normal" officeooo:rsid="011c19f2" style:font-size-asian="10.1000003814697pt" style:font-weight-asian="normal" style:font-size-complex="10.1000003814697pt" style:font-weight-complex="normal"/>
    </style:style>
    <style:style style:name="T129" style:family="text">
      <style:text-properties style:font-name="Times New Roman" fo:font-size="10.1000003814697pt" fo:font-weight="normal" officeooo:rsid="011dbfc2" style:font-size-asian="10.1000003814697pt" style:font-weight-asian="normal" style:font-size-complex="10.1000003814697pt" style:font-weight-complex="normal"/>
    </style:style>
    <style:style style:name="T130" style:family="text">
      <style:text-properties style:font-name="Times New Roman" fo:font-size="10.1000003814697pt" fo:font-weight="normal" officeooo:rsid="011eea9d" style:font-size-asian="10.1000003814697pt" style:font-weight-asian="normal" style:font-size-complex="10.1000003814697pt" style:font-weight-complex="normal"/>
    </style:style>
    <style:style style:name="T131" style:family="text">
      <style:text-properties style:font-name="Times New Roman" fo:font-size="10.1000003814697pt" fo:font-weight="normal" officeooo:rsid="011f623c" style:font-size-asian="10.1000003814697pt" style:font-weight-asian="normal" style:font-size-complex="10.1000003814697pt" style:font-weight-complex="normal"/>
    </style:style>
    <style:style style:name="T132" style:family="text">
      <style:text-properties style:font-name="Times New Roman" fo:font-size="10.1000003814697pt" fo:font-weight="normal" officeooo:rsid="01206895" style:font-size-asian="10.1000003814697pt" style:font-weight-asian="normal" style:font-size-complex="10.1000003814697pt" style:font-weight-complex="normal"/>
    </style:style>
    <style:style style:name="T133" style:family="text">
      <style:text-properties style:font-name="Times New Roman" fo:font-size="10.1000003814697pt" fo:font-weight="normal" officeooo:rsid="01229304" style:font-size-asian="10.1000003814697pt" style:font-weight-asian="normal" style:font-size-complex="10.1000003814697pt" style:font-weight-complex="normal"/>
    </style:style>
    <style:style style:name="T134" style:family="text">
      <style:text-properties style:font-name="Times New Roman" fo:font-size="10.1000003814697pt" fo:font-weight="normal" officeooo:rsid="0123f07e" style:font-size-asian="10.1000003814697pt" style:font-weight-asian="normal" style:font-size-complex="10.1000003814697pt" style:font-weight-complex="normal"/>
    </style:style>
    <style:style style:name="T135" style:family="text">
      <style:text-properties style:font-name="Times New Roman" fo:font-size="10.1000003814697pt" fo:font-weight="normal" officeooo:rsid="0127b3a4" style:font-size-asian="10.1000003814697pt" style:font-weight-asian="normal" style:font-size-complex="10.1000003814697pt" style:font-weight-complex="normal"/>
    </style:style>
    <style:style style:name="T136" style:family="text">
      <style:text-properties style:font-name="Times New Roman" fo:font-size="10.1000003814697pt" fo:font-weight="normal" officeooo:rsid="012a6b38" style:font-size-asian="10.1000003814697pt" style:font-weight-asian="normal" style:font-size-complex="10.1000003814697pt" style:font-weight-complex="normal"/>
    </style:style>
    <style:style style:name="T137" style:family="text">
      <style:text-properties style:font-name="Times New Roman" fo:font-size="10.1000003814697pt" fo:font-weight="normal" officeooo:rsid="012c8cf7" style:font-size-asian="10.1000003814697pt" style:font-weight-asian="normal" style:font-size-complex="10.1000003814697pt" style:font-weight-complex="normal"/>
    </style:style>
    <style:style style:name="T138" style:family="text">
      <style:text-properties style:font-name="Times New Roman" fo:font-size="10.1000003814697pt" fo:font-weight="normal" officeooo:rsid="012e2883" style:font-size-asian="10.1000003814697pt" style:font-weight-asian="normal" style:font-size-complex="10.1000003814697pt" style:font-weight-complex="normal"/>
    </style:style>
    <style:style style:name="T139" style:family="text">
      <style:text-properties style:font-name="Times New Roman" fo:font-size="10.1000003814697pt" fo:font-weight="normal" officeooo:rsid="012e5169" style:font-size-asian="10.1000003814697pt" style:font-weight-asian="normal" style:font-size-complex="10.1000003814697pt" style:font-weight-complex="normal"/>
    </style:style>
    <style:style style:name="T140" style:family="text">
      <style:text-properties style:font-name="Times New Roman" fo:font-size="10.1000003814697pt" fo:font-weight="normal" officeooo:rsid="013173af" style:font-size-asian="10.1000003814697pt" style:font-weight-asian="normal" style:font-size-complex="10.1000003814697pt" style:font-weight-complex="normal"/>
    </style:style>
    <style:style style:name="T141" style:family="text">
      <style:text-properties style:font-name="Times New Roman" fo:font-size="10.1000003814697pt" fo:font-weight="normal" officeooo:rsid="0134bf0d" style:font-size-asian="10.1000003814697pt" style:font-weight-asian="normal" style:font-size-complex="10.1000003814697pt" style:font-weight-complex="normal"/>
    </style:style>
    <style:style style:name="T142" style:family="text">
      <style:text-properties style:font-name="Times New Roman" fo:font-size="10.1000003814697pt" fo:font-weight="normal" officeooo:rsid="0135e709" style:font-size-asian="10.1000003814697pt" style:font-weight-asian="normal" style:font-size-complex="10.1000003814697pt" style:font-weight-complex="normal"/>
    </style:style>
    <style:style style:name="T143" style:family="text">
      <style:text-properties style:font-name="Times New Roman" fo:font-size="10.1000003814697pt" fo:font-weight="normal" officeooo:rsid="0138335f" style:font-size-asian="10.1000003814697pt" style:font-weight-asian="normal" style:font-size-complex="10.1000003814697pt" style:font-weight-complex="normal"/>
    </style:style>
    <style:style style:name="T144" style:family="text">
      <style:text-properties style:font-name="Times New Roman" fo:font-size="10.1000003814697pt" fo:font-weight="normal" officeooo:rsid="013df480" style:font-size-asian="10.1000003814697pt" style:font-weight-asian="normal" style:font-size-complex="10.1000003814697pt" style:font-weight-complex="normal"/>
    </style:style>
    <style:style style:name="T145" style:family="text">
      <style:text-properties style:font-name="Times New Roman" fo:font-size="10.1000003814697pt" fo:font-weight="normal" officeooo:rsid="01409280" style:font-size-asian="10.1000003814697pt" style:font-weight-asian="normal" style:font-size-complex="10.1000003814697pt" style:font-weight-complex="normal"/>
    </style:style>
    <style:style style:name="T146" style:family="text">
      <style:text-properties style:font-name="Times New Roman" fo:font-size="10.1000003814697pt" fo:font-weight="normal" officeooo:rsid="01434814" style:font-size-asian="10.1000003814697pt" style:font-weight-asian="normal" style:font-size-complex="10.1000003814697pt" style:font-weight-complex="normal"/>
    </style:style>
    <style:style style:name="T147" style:family="text">
      <style:text-properties style:font-name="Times New Roman" fo:font-size="10.1000003814697pt" fo:font-weight="normal" officeooo:rsid="01453545" style:font-size-asian="10.1000003814697pt" style:font-weight-asian="normal" style:font-size-complex="10.1000003814697pt" style:font-weight-complex="normal"/>
    </style:style>
    <style:style style:name="T148" style:family="text">
      <style:text-properties style:font-name="Times New Roman" fo:font-size="10.1000003814697pt" fo:font-weight="normal" officeooo:rsid="0146180b" style:font-size-asian="10.1000003814697pt" style:font-weight-asian="normal" style:font-size-complex="10.1000003814697pt" style:font-weight-complex="normal"/>
    </style:style>
    <style:style style:name="T149" style:family="text">
      <style:text-properties style:font-name="Times New Roman" fo:font-size="10.1000003814697pt" fo:font-weight="normal" officeooo:rsid="0146e8e3" style:font-size-asian="10.1000003814697pt" style:font-weight-asian="normal" style:font-size-complex="10.1000003814697pt" style:font-weight-complex="normal"/>
    </style:style>
    <style:style style:name="T150" style:family="text">
      <style:text-properties style:font-name="Times New Roman" fo:font-size="10.1000003814697pt" fo:font-weight="normal" officeooo:rsid="0148dd24" style:font-size-asian="10.1000003814697pt" style:font-weight-asian="normal" style:font-size-complex="10.1000003814697pt" style:font-weight-complex="normal"/>
    </style:style>
    <style:style style:name="T151" style:family="text">
      <style:text-properties style:font-name="Times New Roman" fo:font-size="10.1000003814697pt" fo:font-weight="normal" officeooo:rsid="0149cb6f" style:font-size-asian="10.1000003814697pt" style:font-weight-asian="normal" style:font-size-complex="10.1000003814697pt" style:font-weight-complex="normal"/>
    </style:style>
    <style:style style:name="T152" style:family="text">
      <style:text-properties style:font-name="Times New Roman" fo:font-size="10.1000003814697pt" fo:font-weight="normal" officeooo:rsid="014a9776" style:font-size-asian="10.1000003814697pt" style:font-weight-asian="normal" style:font-size-complex="10.1000003814697pt" style:font-weight-complex="normal"/>
    </style:style>
    <style:style style:name="T153" style:family="text">
      <style:text-properties style:font-name="Times New Roman" fo:font-size="10.1000003814697pt" fo:font-weight="normal" officeooo:rsid="01620806" style:font-size-asian="10.1000003814697pt" style:font-weight-asian="normal" style:font-size-complex="10.1000003814697pt" style:font-weight-complex="normal"/>
    </style:style>
    <style:style style:name="T154" style:family="text">
      <style:text-properties style:font-name="Times New Roman" fo:font-size="10.1000003814697pt" fo:font-weight="normal" officeooo:rsid="01768b3f" style:font-size-asian="10.1000003814697pt" style:font-weight-asian="normal" style:font-size-complex="10.1000003814697pt" style:font-weight-complex="normal"/>
    </style:style>
    <style:style style:name="T155" style:family="text">
      <style:text-properties style:font-name="Times New Roman" fo:font-size="10.1000003814697pt" fo:font-weight="normal" officeooo:rsid="01781a95" style:font-size-asian="10.1000003814697pt" style:font-weight-asian="normal" style:font-size-complex="10.1000003814697pt" style:font-weight-complex="normal"/>
    </style:style>
    <style:style style:name="T156" style:family="text">
      <style:text-properties style:font-name="Times New Roman" fo:font-size="10.1000003814697pt" fo:font-weight="normal" officeooo:rsid="01893d31" style:font-size-asian="10.1000003814697pt" style:font-weight-asian="normal" style:font-size-complex="10.1000003814697pt" style:font-weight-complex="normal"/>
    </style:style>
    <style:style style:name="T157" style:family="text">
      <style:text-properties style:font-name="Times New Roman" fo:font-size="10.1000003814697pt" fo:font-weight="normal" officeooo:rsid="018a27dd" style:font-size-asian="10.1000003814697pt" style:font-weight-asian="normal" style:font-size-complex="10.1000003814697pt" style:font-weight-complex="normal"/>
    </style:style>
    <style:style style:name="T158" style:family="text">
      <style:text-properties style:font-name="Times New Roman" fo:font-size="10.1000003814697pt" fo:font-weight="normal" officeooo:rsid="018bc285" style:font-size-asian="10.1000003814697pt" style:font-weight-asian="normal" style:font-size-complex="10.1000003814697pt" style:font-weight-complex="normal"/>
    </style:style>
    <style:style style:name="T159" style:family="text">
      <style:text-properties style:font-name="Times New Roman" fo:font-size="10.1000003814697pt" fo:font-weight="normal" officeooo:rsid="018cde21" style:font-size-asian="10.1000003814697pt" style:font-weight-asian="normal" style:font-size-complex="10.1000003814697pt" style:font-weight-complex="normal"/>
    </style:style>
    <style:style style:name="T160" style:family="text">
      <style:text-properties style:font-name="Times New Roman" fo:font-size="10.1000003814697pt" fo:font-weight="normal" officeooo:rsid="018f7f23" style:font-size-asian="10.1000003814697pt" style:font-weight-asian="normal" style:font-size-complex="10.1000003814697pt" style:font-weight-complex="normal"/>
    </style:style>
    <style:style style:name="T161" style:family="text">
      <style:text-properties style:font-name="Times New Roman" fo:font-size="10.1000003814697pt" fo:font-weight="normal" officeooo:rsid="01904769" style:font-size-asian="10.1000003814697pt" style:font-weight-asian="normal" style:font-size-complex="10.1000003814697pt" style:font-weight-complex="normal"/>
    </style:style>
    <style:style style:name="T162" style:family="text">
      <style:text-properties style:font-name="Times New Roman" fo:font-size="10.1000003814697pt" fo:font-weight="normal" officeooo:rsid="0191e972" style:font-size-asian="10.1000003814697pt" style:font-weight-asian="normal" style:font-size-complex="10.1000003814697pt" style:font-weight-complex="normal"/>
    </style:style>
    <style:style style:name="T163" style:family="text">
      <style:text-properties style:font-name="Times New Roman" fo:font-size="10.1000003814697pt" fo:font-weight="normal" officeooo:rsid="019282ab" style:font-size-asian="10.1000003814697pt" style:font-weight-asian="normal" style:font-size-complex="10.1000003814697pt" style:font-weight-complex="normal"/>
    </style:style>
    <style:style style:name="T164" style:family="text">
      <style:text-properties style:font-name="Times New Roman" fo:font-size="10.1000003814697pt" fo:font-weight="normal" officeooo:rsid="0193ace5" style:font-size-asian="10.1000003814697pt" style:font-weight-asian="normal" style:font-size-complex="10.1000003814697pt" style:font-weight-complex="normal"/>
    </style:style>
    <style:style style:name="T165" style:family="text">
      <style:text-properties style:font-name="Times New Roman" fo:font-size="10.1000003814697pt" fo:font-weight="normal" officeooo:rsid="0194d22d" style:font-size-asian="10.1000003814697pt" style:font-weight-asian="normal" style:font-size-complex="10.1000003814697pt" style:font-weight-complex="normal"/>
    </style:style>
    <style:style style:name="T166" style:family="text">
      <style:text-properties style:font-name="Times New Roman" fo:font-size="10.1000003814697pt" fo:font-weight="normal" officeooo:rsid="0196815d" style:font-size-asian="10.1000003814697pt" style:font-weight-asian="normal" style:font-size-complex="10.1000003814697pt" style:font-weight-complex="normal"/>
    </style:style>
    <style:style style:name="T167" style:family="text">
      <style:text-properties style:font-name="Times New Roman" fo:font-size="10.1000003814697pt" fo:font-weight="normal" officeooo:rsid="01972617" style:font-size-asian="10.1000003814697pt" style:font-weight-asian="normal" style:font-size-complex="10.1000003814697pt" style:font-weight-complex="normal"/>
    </style:style>
    <style:style style:name="T168" style:family="text">
      <style:text-properties style:font-name="Times New Roman" fo:font-size="10.1000003814697pt" fo:font-weight="normal" officeooo:rsid="019add6d" style:font-size-asian="10.1000003814697pt" style:font-weight-asian="normal" style:font-size-complex="10.1000003814697pt" style:font-weight-complex="normal"/>
    </style:style>
    <style:style style:name="T169" style:family="text">
      <style:text-properties style:font-name="Times New Roman" fo:font-size="10.1000003814697pt" fo:font-weight="normal" officeooo:rsid="019c5989" style:font-size-asian="10.1000003814697pt" style:font-weight-asian="normal" style:font-size-complex="10.1000003814697pt" style:font-weight-complex="normal"/>
    </style:style>
    <style:style style:name="T170" style:family="text">
      <style:text-properties style:font-name="Times New Roman" fo:font-size="10.1000003814697pt" fo:font-weight="normal" officeooo:rsid="019d7a30" style:font-size-asian="10.1000003814697pt" style:font-weight-asian="normal" style:font-size-complex="10.1000003814697pt" style:font-weight-complex="normal"/>
    </style:style>
    <style:style style:name="T171" style:family="text">
      <style:text-properties style:font-name="Times New Roman" fo:font-size="10.1000003814697pt" fo:font-weight="normal" officeooo:rsid="019e5733" style:font-size-asian="10.1000003814697pt" style:font-weight-asian="normal" style:font-size-complex="10.1000003814697pt" style:font-weight-complex="normal"/>
    </style:style>
    <style:style style:name="T172" style:family="text">
      <style:text-properties style:font-name="Times New Roman" fo:font-size="10.1000003814697pt" fo:font-weight="normal" officeooo:rsid="019fe222" style:font-size-asian="10.1000003814697pt" style:font-weight-asian="normal" style:font-size-complex="10.1000003814697pt" style:font-weight-complex="normal"/>
    </style:style>
    <style:style style:name="T173" style:family="text">
      <style:text-properties style:font-name="Times New Roman" fo:font-size="10.1000003814697pt" fo:font-weight="normal" officeooo:rsid="01a1a64c" style:font-size-asian="10.1000003814697pt" style:font-weight-asian="normal" style:font-size-complex="10.1000003814697pt" style:font-weight-complex="normal"/>
    </style:style>
    <style:style style:name="T174" style:family="text">
      <style:text-properties style:font-name="Times New Roman" fo:font-size="10.1000003814697pt" fo:font-weight="normal" officeooo:rsid="01a56981" style:font-size-asian="10.1000003814697pt" style:font-weight-asian="normal" style:font-size-complex="10.1000003814697pt" style:font-weight-complex="normal"/>
    </style:style>
    <style:style style:name="T175" style:family="text">
      <style:text-properties style:font-name="Times New Roman" fo:font-size="10.1000003814697pt" fo:font-weight="normal" officeooo:rsid="01aae449" style:font-size-asian="10.1000003814697pt" style:font-weight-asian="normal" style:font-size-complex="10.1000003814697pt" style:font-weight-complex="normal"/>
    </style:style>
    <style:style style:name="T176" style:family="text">
      <style:text-properties style:font-name="Times New Roman" fo:font-size="10.1000003814697pt" fo:font-weight="normal" officeooo:rsid="01ad6261" style:font-size-asian="10.1000003814697pt" style:font-weight-asian="normal" style:font-size-complex="10.1000003814697pt" style:font-weight-complex="normal"/>
    </style:style>
    <style:style style:name="T177" style:family="text">
      <style:text-properties style:font-name="Times New Roman" fo:font-size="10.1000003814697pt" fo:font-weight="normal" officeooo:rsid="01b26fe9" style:font-size-asian="10.1000003814697pt" style:font-weight-asian="normal" style:font-size-complex="10.1000003814697pt" style:font-weight-complex="normal"/>
    </style:style>
    <style:style style:name="T178" style:family="text">
      <style:text-properties style:font-name="Times New Roman" fo:font-size="10.1000003814697pt" fo:font-weight="normal" officeooo:rsid="01b56aa4" style:font-size-asian="10.1000003814697pt" style:font-weight-asian="normal" style:font-size-complex="10.1000003814697pt" style:font-weight-complex="normal"/>
    </style:style>
    <style:style style:name="T179" style:family="text">
      <style:text-properties style:font-name="Times New Roman" fo:font-size="10.1000003814697pt" fo:font-weight="normal" officeooo:rsid="01b5db78" style:font-size-asian="10.1000003814697pt" style:font-weight-asian="normal" style:font-size-complex="10.1000003814697pt" style:font-weight-complex="normal"/>
    </style:style>
    <style:style style:name="T180" style:family="text">
      <style:text-properties style:font-name="Times New Roman" fo:font-size="10.1000003814697pt" fo:font-weight="normal" officeooo:rsid="01b7c5a8" style:font-size-asian="10.1000003814697pt" style:font-weight-asian="normal" style:font-size-complex="10.1000003814697pt" style:font-weight-complex="normal"/>
    </style:style>
    <style:style style:name="T181" style:family="text">
      <style:text-properties style:font-name="Times New Roman" fo:font-size="10.1000003814697pt" fo:font-weight="normal" officeooo:rsid="01b7f3ed" style:font-size-asian="10.1000003814697pt" style:font-weight-asian="normal" style:font-size-complex="10.1000003814697pt" style:font-weight-complex="normal"/>
    </style:style>
    <style:style style:name="T182" style:family="text">
      <style:text-properties style:font-name="Times New Roman" fo:font-size="10.1000003814697pt" fo:font-weight="normal" officeooo:rsid="01b8a8fd" style:font-size-asian="10.1000003814697pt" style:font-weight-asian="normal" style:font-size-complex="10.1000003814697pt" style:font-weight-complex="normal"/>
    </style:style>
    <style:style style:name="T183" style:family="text">
      <style:text-properties style:font-name="Times New Roman" fo:font-size="10.1000003814697pt" fo:font-weight="normal" officeooo:rsid="01ba1a52" style:font-size-asian="10.1000003814697pt" style:font-weight-asian="normal" style:font-size-complex="10.1000003814697pt" style:font-weight-complex="normal"/>
    </style:style>
    <style:style style:name="T184" style:family="text">
      <style:text-properties style:font-name="Times New Roman" fo:font-size="10.1000003814697pt" fo:font-weight="normal" officeooo:rsid="01bb9e5a" style:font-size-asian="10.1000003814697pt" style:font-weight-asian="normal" style:font-size-complex="10.1000003814697pt" style:font-weight-complex="normal"/>
    </style:style>
    <style:style style:name="T185" style:family="text">
      <style:text-properties style:font-name="Times New Roman" fo:font-size="10.1000003814697pt" fo:font-weight="normal" officeooo:rsid="01bc3806" style:font-size-asian="10.1000003814697pt" style:font-weight-asian="normal" style:font-size-complex="10.1000003814697pt" style:font-weight-complex="normal"/>
    </style:style>
    <style:style style:name="T186" style:family="text">
      <style:text-properties style:font-name="Times New Roman" fo:font-size="10.1000003814697pt" fo:font-weight="normal" officeooo:rsid="01bcbc56" style:font-size-asian="10.1000003814697pt" style:font-weight-asian="normal" style:font-size-complex="10.1000003814697pt" style:font-weight-complex="normal"/>
    </style:style>
    <style:style style:name="T187" style:family="text">
      <style:text-properties style:font-name="Times New Roman" fo:font-size="10.1000003814697pt" fo:font-weight="normal" officeooo:rsid="01c1f885" style:font-size-asian="10.1000003814697pt" style:font-weight-asian="normal" style:font-size-complex="10.1000003814697pt" style:font-weight-complex="normal"/>
    </style:style>
    <style:style style:name="T188" style:family="text">
      <style:text-properties style:font-name="Times New Roman" fo:font-size="10.1000003814697pt" fo:font-weight="normal" officeooo:rsid="01c364d6" style:font-size-asian="10.1000003814697pt" style:font-weight-asian="normal" style:font-size-complex="10.1000003814697pt" style:font-weight-complex="normal"/>
    </style:style>
    <style:style style:name="T189" style:family="text">
      <style:text-properties style:font-name="Times New Roman" fo:font-size="10.1000003814697pt" fo:font-weight="normal" officeooo:rsid="01c46ee8" style:font-size-asian="10.1000003814697pt" style:font-weight-asian="normal" style:font-size-complex="10.1000003814697pt" style:font-weight-complex="normal"/>
    </style:style>
    <style:style style:name="T190" style:family="text">
      <style:text-properties style:font-name="Times New Roman" fo:font-size="10.1000003814697pt" fo:font-weight="normal" officeooo:rsid="01c577a4" style:font-size-asian="10.1000003814697pt" style:font-weight-asian="normal" style:font-size-complex="10.1000003814697pt" style:font-weight-complex="normal"/>
    </style:style>
    <style:style style:name="T191" style:family="text">
      <style:text-properties style:font-name="Times New Roman" fo:font-size="10.1000003814697pt" fo:font-weight="normal" officeooo:rsid="01c8688a" style:font-size-asian="10.1000003814697pt" style:font-weight-asian="normal" style:font-size-complex="10.1000003814697pt" style:font-weight-complex="normal"/>
    </style:style>
    <style:style style:name="T192" style:family="text">
      <style:text-properties style:font-name="Times New Roman" fo:font-size="10.1000003814697pt" fo:font-weight="normal" officeooo:rsid="01c9f039" style:font-size-asian="10.1000003814697pt" style:font-weight-asian="normal" style:font-size-complex="10.1000003814697pt" style:font-weight-complex="normal"/>
    </style:style>
    <style:style style:name="T193" style:family="text">
      <style:text-properties style:font-name="Times New Roman" fo:font-size="10.1000003814697pt" fo:font-weight="normal" officeooo:rsid="01cbbdf1" style:font-size-asian="10.1000003814697pt" style:font-weight-asian="normal" style:font-size-complex="10.1000003814697pt" style:font-weight-complex="normal"/>
    </style:style>
    <style:style style:name="T194" style:family="text">
      <style:text-properties style:font-name="Times New Roman" fo:font-size="10.1000003814697pt" fo:font-weight="normal" officeooo:rsid="01cd0e8f" style:font-size-asian="10.1000003814697pt" style:font-weight-asian="normal" style:font-size-complex="10.1000003814697pt" style:font-weight-complex="normal"/>
    </style:style>
    <style:style style:name="T195" style:family="text">
      <style:text-properties style:font-name="Times New Roman" fo:font-size="10.1000003814697pt" fo:font-weight="normal" officeooo:rsid="01d22617" style:font-size-asian="10.1000003814697pt" style:font-weight-asian="normal" style:font-size-complex="10.1000003814697pt" style:font-weight-complex="normal"/>
    </style:style>
    <style:style style:name="T196" style:family="text">
      <style:text-properties style:font-name="Times New Roman" fo:font-size="10.1000003814697pt" fo:font-weight="normal" officeooo:rsid="01d2fcbe" style:font-size-asian="10.1000003814697pt" style:font-weight-asian="normal" style:font-size-complex="10.1000003814697pt" style:font-weight-complex="normal"/>
    </style:style>
    <style:style style:name="T197" style:family="text">
      <style:text-properties style:font-name="Times New Roman" fo:font-size="10.1000003814697pt" fo:font-weight="normal" officeooo:rsid="01d3030b" style:font-size-asian="10.1000003814697pt" style:font-weight-asian="normal" style:font-size-complex="10.1000003814697pt" style:font-weight-complex="normal"/>
    </style:style>
    <style:style style:name="T198" style:family="text">
      <style:text-properties style:font-name="Times New Roman" fo:font-size="10.1000003814697pt" fo:font-weight="normal" officeooo:rsid="01d3b201" style:font-size-asian="10.1000003814697pt" style:font-weight-asian="normal" style:font-size-complex="10.1000003814697pt" style:font-weight-complex="normal"/>
    </style:style>
    <style:style style:name="T199" style:family="text">
      <style:text-properties style:font-name="Times New Roman" fo:font-size="10.1000003814697pt" fo:font-weight="normal" officeooo:rsid="01d4e55b" style:font-size-asian="10.1000003814697pt" style:font-weight-asian="normal" style:font-size-complex="10.1000003814697pt" style:font-weight-complex="normal"/>
    </style:style>
    <style:style style:name="T200" style:family="text">
      <style:text-properties style:font-name="Times New Roman" fo:font-size="10.1000003814697pt" fo:font-weight="normal" officeooo:rsid="01d78f38" style:font-size-asian="10.1000003814697pt" style:font-weight-asian="normal" style:font-size-complex="10.1000003814697pt" style:font-weight-complex="normal"/>
    </style:style>
    <style:style style:name="T201" style:family="text">
      <style:text-properties style:font-name="Times New Roman" fo:font-size="10.1000003814697pt" fo:font-weight="normal" officeooo:rsid="01da7b26" style:font-size-asian="10.1000003814697pt" style:font-weight-asian="normal" style:font-size-complex="10.1000003814697pt" style:font-weight-complex="normal"/>
    </style:style>
    <style:style style:name="T202" style:family="text">
      <style:text-properties style:font-name="Times New Roman" fo:font-size="10.1000003814697pt" fo:font-weight="normal" officeooo:rsid="01dbf17f" style:font-size-asian="10.1000003814697pt" style:font-weight-asian="normal" style:font-size-complex="10.1000003814697pt" style:font-weight-complex="normal"/>
    </style:style>
    <style:style style:name="T203" style:family="text">
      <style:text-properties style:font-name="Times New Roman" fo:font-size="10.1000003814697pt" fo:font-weight="normal" officeooo:rsid="01dc2ec6" style:font-size-asian="10.1000003814697pt" style:font-weight-asian="normal" style:font-size-complex="10.1000003814697pt" style:font-weight-complex="normal"/>
    </style:style>
    <style:style style:name="T204" style:family="text">
      <style:text-properties style:font-name="Times New Roman" fo:font-size="10.1000003814697pt" fo:font-weight="normal" officeooo:rsid="01dca2a7" style:font-size-asian="10.1000003814697pt" style:font-weight-asian="normal" style:font-size-complex="10.1000003814697pt" style:font-weight-complex="normal"/>
    </style:style>
    <style:style style:name="T205" style:family="text">
      <style:text-properties style:font-name="Times New Roman" fo:font-size="10.1000003814697pt" fo:font-weight="normal" officeooo:rsid="010b2e8a" style:font-size-asian="10.1000003814697pt" style:font-weight-asian="normal" style:font-size-complex="10.1000003814697pt" style:font-weight-complex="normal"/>
    </style:style>
    <style:style style:name="T206" style:family="text">
      <style:text-properties style:font-name="Times New Roman" fo:font-size="10.1000003814697pt" fo:font-weight="normal" officeooo:rsid="01de07ea" style:font-size-asian="10.1000003814697pt" style:font-weight-asian="normal" style:font-size-complex="10.1000003814697pt" style:font-weight-complex="normal"/>
    </style:style>
    <style:style style:name="T207" style:family="text">
      <style:text-properties style:font-name="Times New Roman" fo:font-size="10.1000003814697pt" fo:font-weight="normal" officeooo:rsid="01dedc06" style:font-size-asian="10.1000003814697pt" style:font-weight-asian="normal" style:font-size-complex="10.1000003814697pt" style:font-weight-complex="normal"/>
    </style:style>
    <style:style style:name="T208" style:family="text">
      <style:text-properties style:font-name="Times New Roman" fo:font-size="10.1000003814697pt" fo:font-weight="normal" officeooo:rsid="01e0ce43" style:font-size-asian="10.1000003814697pt" style:font-weight-asian="normal" style:font-size-complex="10.1000003814697pt" style:font-weight-complex="normal"/>
    </style:style>
    <style:style style:name="T209" style:family="text">
      <style:text-properties style:font-name="Times New Roman" fo:font-size="10.1000003814697pt" fo:font-weight="normal" officeooo:rsid="01e11881" style:font-size-asian="10.1000003814697pt" style:font-weight-asian="normal" style:font-size-complex="10.1000003814697pt" style:font-weight-complex="normal"/>
    </style:style>
    <style:style style:name="T210" style:family="text">
      <style:text-properties style:font-name="Times New Roman" fo:font-size="10.1000003814697pt" fo:font-weight="normal" officeooo:rsid="01e40774" style:font-size-asian="10.1000003814697pt" style:font-weight-asian="normal" style:font-size-complex="10.1000003814697pt" style:font-weight-complex="normal"/>
    </style:style>
    <style:style style:name="T211" style:family="text">
      <style:text-properties style:font-name="Times New Roman" fo:font-size="10.1000003814697pt" fo:font-weight="normal" officeooo:rsid="01e5d021" style:font-size-asian="10.1000003814697pt" style:font-weight-asian="normal" style:font-size-complex="10.1000003814697pt" style:font-weight-complex="normal"/>
    </style:style>
    <style:style style:name="T212" style:family="text">
      <style:text-properties style:font-name="Times New Roman" fo:font-size="10.1000003814697pt" fo:font-weight="normal" officeooo:rsid="01e85307" style:font-size-asian="10.1000003814697pt" style:font-weight-asian="normal" style:font-size-complex="10.1000003814697pt" style:font-weight-complex="normal"/>
    </style:style>
    <style:style style:name="T213" style:family="text">
      <style:text-properties style:font-name="Times New Roman" fo:font-size="10.1000003814697pt" fo:font-weight="normal" officeooo:rsid="01e8d1e5" style:font-size-asian="10.1000003814697pt" style:font-weight-asian="normal" style:font-size-complex="10.1000003814697pt" style:font-weight-complex="normal"/>
    </style:style>
    <style:style style:name="T214" style:family="text">
      <style:text-properties style:font-name="Times New Roman" fo:font-size="10.1000003814697pt" fo:font-weight="normal" officeooo:rsid="01e9d0c5" style:font-size-asian="10.1000003814697pt" style:font-weight-asian="normal" style:font-size-complex="10.1000003814697pt" style:font-weight-complex="normal"/>
    </style:style>
    <style:style style:name="T215" style:family="text">
      <style:text-properties style:font-name="Times New Roman" fo:font-size="10.1000003814697pt" fo:font-weight="normal" officeooo:rsid="01eb0892" style:font-size-asian="10.1000003814697pt" style:font-weight-asian="normal" style:font-size-complex="10.1000003814697pt" style:font-weight-complex="normal"/>
    </style:style>
    <style:style style:name="T216" style:family="text">
      <style:text-properties style:font-name="Times New Roman" fo:font-size="10.1000003814697pt" fo:font-weight="normal" officeooo:rsid="01eb3b2c" style:font-size-asian="10.1000003814697pt" style:font-weight-asian="normal" style:font-size-complex="10.1000003814697pt" style:font-weight-complex="normal"/>
    </style:style>
    <style:style style:name="T217" style:family="text">
      <style:text-properties style:font-name="Times New Roman" fo:font-size="10.1000003814697pt" fo:font-weight="normal" officeooo:rsid="01ed2ae2" style:font-size-asian="10.1000003814697pt" style:font-weight-asian="normal" style:font-size-complex="10.1000003814697pt" style:font-weight-complex="normal"/>
    </style:style>
    <style:style style:name="T218" style:family="text">
      <style:text-properties style:font-name="Times New Roman" fo:font-size="10.1000003814697pt" fo:font-weight="normal" officeooo:rsid="01edf6d9" style:font-size-asian="10.1000003814697pt" style:font-weight-asian="normal" style:font-size-complex="10.1000003814697pt" style:font-weight-complex="normal"/>
    </style:style>
    <style:style style:name="T219" style:family="text">
      <style:text-properties style:font-name="Times New Roman" fo:font-size="10.1000003814697pt" fo:font-weight="normal" officeooo:rsid="01f14f1c" style:font-size-asian="10.1000003814697pt" style:font-weight-asian="normal" style:font-size-complex="10.1000003814697pt" style:font-weight-complex="normal"/>
    </style:style>
    <style:style style:name="T220" style:family="text">
      <style:text-properties style:font-name="Times New Roman" fo:font-size="10.1000003814697pt" fo:font-weight="normal" officeooo:rsid="01f27219" style:font-size-asian="10.1000003814697pt" style:font-weight-asian="normal" style:font-size-complex="10.1000003814697pt" style:font-weight-complex="normal"/>
    </style:style>
    <style:style style:name="T221" style:family="text">
      <style:text-properties style:font-name="Times New Roman" fo:font-size="10.1000003814697pt" fo:font-weight="normal" officeooo:rsid="01f5d76d" style:font-size-asian="10.1000003814697pt" style:font-weight-asian="normal" style:font-size-complex="10.1000003814697pt" style:font-weight-complex="normal"/>
    </style:style>
    <style:style style:name="T222" style:family="text">
      <style:text-properties style:font-name="Times New Roman" fo:font-size="10.1000003814697pt" fo:font-weight="normal" officeooo:rsid="01f9f7c1" style:font-size-asian="10.1000003814697pt" style:font-weight-asian="normal" style:font-size-complex="10.1000003814697pt" style:font-weight-complex="normal"/>
    </style:style>
    <style:style style:name="T223" style:family="text">
      <style:text-properties style:font-name="Times New Roman" fo:font-size="10.1000003814697pt" fo:font-weight="normal" officeooo:rsid="01fabda0" style:font-size-asian="10.1000003814697pt" style:font-weight-asian="normal" style:font-size-complex="10.1000003814697pt" style:font-weight-complex="normal"/>
    </style:style>
    <style:style style:name="T224" style:family="text">
      <style:text-properties style:font-name="Times New Roman" fo:font-size="10.1000003814697pt" fo:font-weight="normal" officeooo:rsid="01fc9fa6" style:font-size-asian="10.1000003814697pt" style:font-weight-asian="normal" style:font-size-complex="10.1000003814697pt" style:font-weight-complex="normal"/>
    </style:style>
    <style:style style:name="T225" style:family="text">
      <style:text-properties style:font-name="Times New Roman" fo:font-size="10.1000003814697pt" fo:font-weight="normal" officeooo:rsid="01fdbe34" style:font-size-asian="10.1000003814697pt" style:font-weight-asian="normal" style:font-size-complex="10.1000003814697pt" style:font-weight-complex="normal"/>
    </style:style>
    <style:style style:name="T226" style:family="text">
      <style:text-properties style:font-name="Times New Roman" fo:font-size="10.1000003814697pt" fo:font-weight="normal" officeooo:rsid="0201a792" style:font-size-asian="10.1000003814697pt" style:font-weight-asian="normal" style:font-size-complex="10.1000003814697pt" style:font-weight-complex="normal"/>
    </style:style>
    <style:style style:name="T227" style:family="text">
      <style:text-properties style:font-name="Times New Roman" fo:font-size="10.1000003814697pt" fo:font-weight="normal" officeooo:rsid="0203224b" style:font-size-asian="10.1000003814697pt" style:font-weight-asian="normal" style:font-size-complex="10.1000003814697pt" style:font-weight-complex="normal"/>
    </style:style>
    <style:style style:name="T228" style:family="text">
      <style:text-properties style:font-name="Times New Roman" fo:font-size="10.1000003814697pt" fo:font-weight="normal" officeooo:rsid="0203575a" style:font-size-asian="10.1000003814697pt" style:font-weight-asian="normal" style:font-size-complex="10.1000003814697pt" style:font-weight-complex="normal"/>
    </style:style>
    <style:style style:name="T229" style:family="text">
      <style:text-properties style:font-name="Times New Roman" fo:font-size="10.1000003814697pt" fo:font-weight="normal" officeooo:rsid="02037fe6" style:font-size-asian="10.1000003814697pt" style:font-weight-asian="normal" style:font-size-complex="10.1000003814697pt" style:font-weight-complex="normal"/>
    </style:style>
    <style:style style:name="T230" style:family="text">
      <style:text-properties style:font-name="Times New Roman" fo:font-size="10.1000003814697pt" fo:font-weight="normal" officeooo:rsid="02051379" style:font-size-asian="10.1000003814697pt" style:font-weight-asian="normal" style:font-size-complex="10.1000003814697pt" style:font-weight-complex="normal"/>
    </style:style>
    <style:style style:name="T231" style:family="text">
      <style:text-properties style:font-name="Times New Roman" fo:font-size="10.1000003814697pt" fo:font-weight="normal" officeooo:rsid="0215c867" style:font-size-asian="10.1000003814697pt" style:font-weight-asian="normal" style:font-size-complex="10.1000003814697pt" style:font-weight-complex="normal"/>
    </style:style>
    <style:style style:name="T232" style:family="text">
      <style:text-properties style:font-name="Times New Roman" fo:font-size="10.1000003814697pt" fo:font-weight="normal" officeooo:rsid="0225ef4f" style:font-size-asian="10.1000003814697pt" style:font-weight-asian="normal" style:font-size-complex="10.1000003814697pt" style:font-weight-complex="normal"/>
    </style:style>
    <style:style style:name="T233" style:family="text">
      <style:text-properties style:font-name="Times New Roman" fo:font-size="10.1000003814697pt" fo:font-weight="normal" officeooo:rsid="0227a157" style:font-size-asian="10.1000003814697pt" style:font-weight-asian="normal" style:font-size-complex="10.1000003814697pt" style:font-weight-complex="normal"/>
    </style:style>
    <style:style style:name="T234" style:family="text">
      <style:text-properties style:font-name="Times New Roman" fo:font-size="10.1000003814697pt" fo:font-weight="normal" officeooo:rsid="02299500" style:font-size-asian="10.1000003814697pt" style:font-weight-asian="normal" style:font-size-complex="10.1000003814697pt" style:font-weight-complex="normal"/>
    </style:style>
    <style:style style:name="T235" style:family="text">
      <style:text-properties style:font-name="Times New Roman" fo:font-size="10.1000003814697pt" fo:font-weight="normal" officeooo:rsid="022bd185" style:font-size-asian="10.1000003814697pt" style:font-weight-asian="normal" style:font-size-complex="10.1000003814697pt" style:font-weight-complex="normal"/>
    </style:style>
    <style:style style:name="T236" style:family="text">
      <style:text-properties style:font-name="Times New Roman" fo:font-size="10.1000003814697pt" fo:font-weight="normal" officeooo:rsid="022c9631" style:font-size-asian="10.1000003814697pt" style:font-weight-asian="normal" style:font-size-complex="10.1000003814697pt" style:font-weight-complex="normal"/>
    </style:style>
    <style:style style:name="T237" style:family="text">
      <style:text-properties style:font-name="Times New Roman" fo:font-size="10.1000003814697pt" fo:font-weight="normal" officeooo:rsid="022cfbb3" style:font-size-asian="10.1000003814697pt" style:font-weight-asian="normal" style:font-size-complex="10.1000003814697pt" style:font-weight-complex="normal"/>
    </style:style>
    <style:style style:name="T238" style:family="text">
      <style:text-properties style:font-name="Times New Roman" fo:font-size="10.1000003814697pt" fo:font-weight="normal" officeooo:rsid="022f37f9" style:font-size-asian="10.1000003814697pt" style:font-weight-asian="normal" style:font-size-complex="10.1000003814697pt" style:font-weight-complex="normal"/>
    </style:style>
    <style:style style:name="T239" style:family="text">
      <style:text-properties style:font-name="Times New Roman" fo:font-size="10.1000003814697pt" fo:font-weight="normal" officeooo:rsid="0231ee71" style:font-size-asian="10.1000003814697pt" style:font-weight-asian="normal" style:font-size-complex="10.1000003814697pt" style:font-weight-complex="normal"/>
    </style:style>
    <style:style style:name="T240" style:family="text">
      <style:text-properties style:font-name="Times New Roman" fo:font-size="10.1000003814697pt" fo:font-weight="normal" officeooo:rsid="02337506" style:font-size-asian="10.1000003814697pt" style:font-weight-asian="normal" style:font-size-complex="10.1000003814697pt" style:font-weight-complex="normal"/>
    </style:style>
    <style:style style:name="T241" style:family="text">
      <style:text-properties style:font-name="Times New Roman" fo:font-size="10.1000003814697pt" fo:font-weight="normal" officeooo:rsid="023642f2" style:font-size-asian="10.1000003814697pt" style:font-weight-asian="normal" style:font-size-complex="10.1000003814697pt" style:font-weight-complex="normal"/>
    </style:style>
    <style:style style:name="T242" style:family="text">
      <style:text-properties style:font-name="Times New Roman" fo:font-size="10.1000003814697pt" fo:font-weight="normal" officeooo:rsid="02377fb3" style:font-size-asian="10.1000003814697pt" style:font-weight-asian="normal" style:font-size-complex="10.1000003814697pt" style:font-weight-complex="normal"/>
    </style:style>
    <style:style style:name="T243" style:family="text">
      <style:text-properties style:font-name="Times New Roman" fo:font-size="10.1000003814697pt" fo:font-weight="normal" officeooo:rsid="0237cbb3" style:font-size-asian="10.1000003814697pt" style:font-weight-asian="normal" style:font-size-complex="10.1000003814697pt" style:font-weight-complex="normal"/>
    </style:style>
    <style:style style:name="T244" style:family="text">
      <style:text-properties style:font-name="Times New Roman" fo:font-size="10.1000003814697pt" fo:font-weight="normal" officeooo:rsid="0239534a" style:font-size-asian="10.1000003814697pt" style:font-weight-asian="normal" style:font-size-complex="10.1000003814697pt" style:font-weight-complex="normal"/>
    </style:style>
    <style:style style:name="T245" style:family="text">
      <style:text-properties style:font-name="Times New Roman" fo:font-size="10.1000003814697pt" fo:font-weight="normal" officeooo:rsid="0239b62c" style:font-size-asian="10.1000003814697pt" style:font-weight-asian="normal" style:font-size-complex="10.1000003814697pt" style:font-weight-complex="normal"/>
    </style:style>
    <style:style style:name="T246" style:family="text">
      <style:text-properties style:font-name="Times New Roman" fo:font-size="10.1000003814697pt" fo:font-weight="normal" officeooo:rsid="023b0193" style:font-size-asian="10.1000003814697pt" style:font-weight-asian="normal" style:font-size-complex="10.1000003814697pt" style:font-weight-complex="normal"/>
    </style:style>
    <style:style style:name="T247" style:family="text">
      <style:text-properties style:font-name="Times New Roman" fo:font-size="10.1000003814697pt" fo:font-weight="normal" officeooo:rsid="023ca9a6" style:font-size-asian="10.1000003814697pt" style:font-weight-asian="normal" style:font-size-complex="10.1000003814697pt" style:font-weight-complex="normal"/>
    </style:style>
    <style:style style:name="T248" style:family="text">
      <style:text-properties style:font-name="Times New Roman" fo:font-size="10.1000003814697pt" fo:font-weight="normal" officeooo:rsid="023ea0d6" style:font-size-asian="10.1000003814697pt" style:font-weight-asian="normal" style:font-size-complex="10.1000003814697pt" style:font-weight-complex="normal"/>
    </style:style>
    <style:style style:name="T249" style:family="text">
      <style:text-properties style:font-name="Times New Roman" fo:font-size="10.1000003814697pt" fo:font-weight="normal" officeooo:rsid="023f3b5e" style:font-size-asian="10.1000003814697pt" style:font-weight-asian="normal" style:font-size-complex="10.1000003814697pt" style:font-weight-complex="normal"/>
    </style:style>
    <style:style style:name="T250" style:family="text">
      <style:text-properties style:font-name="Times New Roman" fo:font-size="10.1000003814697pt" fo:font-weight="normal" officeooo:rsid="02401625" style:font-size-asian="10.1000003814697pt" style:font-weight-asian="normal" style:font-size-complex="10.1000003814697pt" style:font-weight-complex="normal"/>
    </style:style>
    <style:style style:name="T251" style:family="text">
      <style:text-properties style:font-name="Times New Roman" fo:font-size="10.1000003814697pt" fo:font-weight="normal" officeooo:rsid="02417779" style:font-size-asian="10.1000003814697pt" style:font-weight-asian="normal" style:font-size-complex="10.1000003814697pt" style:font-weight-complex="normal"/>
    </style:style>
    <style:style style:name="T252" style:family="text">
      <style:text-properties style:font-name="Times New Roman" fo:font-size="10.1000003814697pt" fo:font-weight="normal" officeooo:rsid="0241ee83" style:font-size-asian="10.1000003814697pt" style:font-weight-asian="normal" style:font-size-complex="10.1000003814697pt" style:font-weight-complex="normal"/>
    </style:style>
    <style:style style:name="T253" style:family="text">
      <style:text-properties style:font-name="Times New Roman" fo:font-size="10.1000003814697pt" fo:font-weight="normal" officeooo:rsid="024205e7" style:font-size-asian="10.1000003814697pt" style:font-weight-asian="normal" style:font-size-complex="10.1000003814697pt" style:font-weight-complex="normal"/>
    </style:style>
    <style:style style:name="T254" style:family="text">
      <style:text-properties style:font-name="Times New Roman" fo:font-size="10.1000003814697pt" fo:font-weight="normal" officeooo:rsid="01deeb5a" style:font-size-asian="10.1000003814697pt" style:font-weight-asian="normal" style:font-size-complex="10.1000003814697pt" style:font-weight-complex="normal"/>
    </style:style>
    <style:style style:name="T255" style:family="text">
      <style:text-properties style:font-name="Times New Roman" fo:font-size="10.1000003814697pt" fo:font-weight="normal" officeooo:rsid="024514ab" style:font-size-asian="10.1000003814697pt" style:font-weight-asian="normal" style:font-size-complex="10.1000003814697pt" style:font-weight-complex="normal"/>
    </style:style>
    <style:style style:name="T256" style:family="text">
      <style:text-properties style:font-name="Times New Roman" fo:font-size="10.1000003814697pt" fo:font-weight="normal" officeooo:rsid="02484619" style:font-size-asian="10.1000003814697pt" style:font-weight-asian="normal" style:font-size-complex="10.1000003814697pt" style:font-weight-complex="normal"/>
    </style:style>
    <style:style style:name="T257" style:family="text">
      <style:text-properties style:font-name="Times New Roman" fo:font-size="10.1000003814697pt" fo:font-weight="normal" officeooo:rsid="024a41ba" style:font-size-asian="10.1000003814697pt" style:font-weight-asian="normal" style:font-size-complex="10.1000003814697pt" style:font-weight-complex="normal"/>
    </style:style>
    <style:style style:name="T258" style:family="text">
      <style:text-properties style:font-name="Times New Roman" fo:font-size="10.1000003814697pt" fo:font-weight="bold" officeooo:rsid="00072ca6" style:font-size-asian="10.1000003814697pt" style:font-weight-asian="bold" style:font-size-complex="10.1000003814697pt" style:font-weight-complex="bold"/>
    </style:style>
    <style:style style:name="T259" style:family="text">
      <style:text-properties style:font-name="Times New Roman" fo:font-size="10.1000003814697pt" fo:font-weight="bold" officeooo:rsid="002fbfe4" style:font-size-asian="10.1000003814697pt" style:font-weight-asian="bold" style:font-size-complex="10.1000003814697pt" style:font-weight-complex="bold"/>
    </style:style>
    <style:style style:name="T260" style:family="text">
      <style:text-properties style:font-name="Times New Roman" fo:font-size="10.1000003814697pt" fo:font-style="italic" style:text-underline-style="none" fo:font-weight="normal" officeooo:rsid="000bda2f" style:font-size-asian="10.1000003814697pt" style:font-style-asian="italic" style:font-weight-asian="normal" style:font-size-complex="10.1000003814697pt" style:font-style-complex="italic" style:font-weight-complex="normal"/>
    </style:style>
    <style:style style:name="T261" style:family="text">
      <style:text-properties style:font-name="Century Schoolbook L" fo:font-style="normal" fo:font-weight="bold" officeooo:rsid="0008feb4" style:font-style-asian="normal" style:font-weight-asian="bold" style:font-style-complex="normal" style:font-weight-complex="bold"/>
    </style:style>
    <style:style style:name="T262" style:family="text">
      <style:text-properties style:font-name="Century Schoolbook L" fo:font-style="normal" fo:font-weight="bold" officeooo:rsid="0007ca00" style:font-style-asian="normal" style:font-weight-asian="bold" style:font-style-complex="normal" style:font-weight-complex="bold"/>
    </style:style>
    <style:style style:name="T263" style:family="text">
      <style:text-properties style:font-name="Century Schoolbook L" fo:font-style="normal" fo:font-weight="bold" officeooo:rsid="000bda2f" style:font-style-asian="normal" style:font-weight-asian="bold" style:font-style-complex="normal" style:font-weight-complex="bold"/>
    </style:style>
    <style:style style:name="T264" style:family="text">
      <style:text-properties style:font-name="Century Schoolbook L" fo:font-style="normal" fo:font-weight="bold" officeooo:rsid="00857ad9" style:font-style-asian="normal" style:font-weight-asian="bold" style:font-style-complex="normal" style:font-weight-complex="bold"/>
    </style:style>
    <style:style style:name="T265" style:family="text">
      <style:text-properties style:font-name="Century Schoolbook L" fo:font-style="normal" fo:font-weight="bold" officeooo:rsid="00d0940a" style:font-style-asian="normal" style:font-weight-asian="bold" style:font-style-complex="normal" style:font-weight-complex="bold"/>
    </style:style>
    <style:style style:name="T266" style:family="text">
      <style:text-properties style:font-name="Century Schoolbook L" fo:font-size="14pt" officeooo:rsid="00072ca6" style:font-size-asian="14pt" style:font-size-complex="14pt"/>
    </style:style>
    <style:style style:name="T267" style:family="text">
      <style:text-properties style:font-name="Century Schoolbook L" fo:font-size="14pt" fo:font-weight="bold" officeooo:rsid="00072ca6" style:font-name-asian="DejaVu Sans" style:font-size-asian="14pt" style:font-weight-asian="bold" style:font-name-complex="Lohit Hindi1" style:font-size-complex="14pt" style:font-weight-complex="bold"/>
    </style:style>
    <style:style style:name="T268" style:family="text">
      <style:text-properties style:font-name="Century Schoolbook L" fo:font-size="14pt" fo:font-weight="bold" officeooo:rsid="002fbfe4" style:font-name-asian="DejaVu Sans" style:font-size-asian="14pt" style:font-weight-asian="bold" style:font-name-complex="Lohit Hindi1" style:font-size-complex="14pt" style:font-weight-complex="bold"/>
    </style:style>
    <style:style style:name="T269" style:family="text">
      <style:text-properties style:font-name="Century Schoolbook L" fo:font-size="14pt" fo:font-weight="bold" officeooo:rsid="0030b701" style:font-name-asian="DejaVu Sans" style:font-size-asian="14pt" style:font-weight-asian="bold" style:font-name-complex="Lohit Hindi1" style:font-size-complex="14pt" style:font-weight-complex="bold"/>
    </style:style>
    <style:style style:name="T270" style:family="text">
      <style:text-properties style:font-name="Century Schoolbook L" fo:font-size="14pt" fo:font-weight="bold" officeooo:rsid="01160a13" style:font-name-asian="DejaVu Sans" style:font-size-asian="14pt" style:font-weight-asian="bold" style:font-name-complex="Lohit Hindi1" style:font-size-complex="14pt" style:font-weight-complex="bold"/>
    </style:style>
    <style:style style:name="T271" style:family="text">
      <style:text-properties style:font-name="Century Schoolbook L" fo:font-size="14pt" fo:font-weight="bold" officeooo:rsid="0127b3a4" style:font-name-asian="DejaVu Sans" style:font-size-asian="14pt" style:font-weight-asian="bold" style:font-name-complex="Lohit Hindi1" style:font-size-complex="14pt" style:font-weight-complex="bold"/>
    </style:style>
    <style:style style:name="T272" style:family="text">
      <style:text-properties style:font-name="Century Schoolbook L" fo:font-size="12pt" fo:font-style="normal" fo:font-weight="bold" officeooo:rsid="0007ca00" style:font-size-asian="12pt" style:font-style-asian="normal" style:font-weight-asian="bold" style:font-size-complex="12pt" style:font-style-complex="normal" style:font-weight-complex="bold"/>
    </style:style>
    <style:style style:name="T273" style:family="text">
      <style:text-properties style:font-name="Century Schoolbook L" fo:font-size="12pt" fo:font-style="normal" fo:font-weight="bold" officeooo:rsid="0008feb4" style:font-size-asian="12pt" style:font-style-asian="normal" style:font-weight-asian="bold" style:font-size-complex="12pt" style:font-style-complex="normal" style:font-weight-complex="bold"/>
    </style:style>
    <style:style style:name="T274" style:family="text">
      <style:text-properties style:font-name="Century Schoolbook L" fo:font-size="12pt" fo:font-style="normal" fo:font-weight="bold" officeooo:rsid="0009e72d" style:font-size-asian="12pt" style:font-style-asian="normal" style:font-weight-asian="bold" style:font-size-complex="12pt" style:font-style-complex="normal" style:font-weight-complex="bold"/>
    </style:style>
    <style:style style:name="T275" style:family="text">
      <style:text-properties style:font-name="Century Schoolbook L" fo:font-size="12pt" fo:font-style="normal" fo:font-weight="bold" officeooo:rsid="000b81c5" style:font-size-asian="12pt" style:font-style-asian="normal" style:font-weight-asian="bold" style:font-size-complex="12pt" style:font-style-complex="normal" style:font-weight-complex="bold"/>
    </style:style>
    <style:style style:name="T276" style:family="text">
      <style:text-properties style:font-name="Century Schoolbook L" fo:font-size="12pt" fo:font-style="normal" fo:font-weight="bold" officeooo:rsid="000bda2f" style:font-size-asian="12pt" style:font-style-asian="normal" style:font-weight-asian="bold" style:font-size-complex="12pt" style:font-style-complex="normal" style:font-weight-complex="bold"/>
    </style:style>
    <style:style style:name="T277" style:family="text">
      <style:text-properties style:font-name="Century Schoolbook L" fo:font-size="12pt" fo:font-style="normal" fo:font-weight="bold" officeooo:rsid="000cd2bd" style:font-size-asian="12pt" style:font-style-asian="normal" style:font-weight-asian="bold" style:font-size-complex="12pt" style:font-style-complex="normal" style:font-weight-complex="bold"/>
    </style:style>
    <style:style style:name="T278" style:family="text">
      <style:text-properties style:font-name="Century Schoolbook L" fo:font-size="12pt" fo:font-style="normal" fo:font-weight="bold" officeooo:rsid="00df0e92" style:font-size-asian="12pt" style:font-style-asian="normal" style:font-weight-asian="bold" style:font-size-complex="12pt" style:font-style-complex="normal" style:font-weight-complex="bold"/>
    </style:style>
    <style:style style:name="T279" style:family="text">
      <style:text-properties style:font-name="Century Schoolbook L" fo:font-size="12pt" fo:font-style="normal" fo:font-weight="bold" officeooo:rsid="0007ca00" style:font-name-asian="DejaVu Sans" style:font-size-asian="12pt" style:font-style-asian="normal" style:font-weight-asian="bold" style:font-name-complex="Lohit Hindi1" style:font-size-complex="12pt" style:font-style-complex="normal" style:font-weight-complex="bold"/>
    </style:style>
    <style:style style:name="T280" style:family="text">
      <style:text-properties style:font-name="Century Schoolbook L" fo:font-size="12pt" fo:font-style="normal" fo:font-weight="bold" officeooo:rsid="00447af4" style:font-name-asian="DejaVu Sans" style:font-size-asian="12pt" style:font-style-asian="normal" style:font-weight-asian="bold" style:font-name-complex="Lohit Hindi1" style:font-size-complex="12pt" style:font-style-complex="normal" style:font-weight-complex="bold"/>
    </style:style>
    <style:style style:name="T281" style:family="text">
      <style:text-properties style:font-name="Century Schoolbook L" fo:font-size="12pt" fo:font-style="normal" fo:font-weight="bold" officeooo:rsid="0008feb4" style:font-name-asian="DejaVu Sans" style:font-size-asian="12pt" style:font-style-asian="normal" style:font-weight-asian="bold" style:font-name-complex="Lohit Hindi1" style:font-size-complex="12pt" style:font-style-complex="normal" style:font-weight-complex="bold"/>
    </style:style>
    <style:style style:name="T282" style:family="text">
      <style:text-properties style:font-name="Century Schoolbook L" fo:font-size="12pt" fo:font-style="normal" fo:font-weight="bold" officeooo:rsid="007aea93" style:font-name-asian="DejaVu Sans" style:font-size-asian="12pt" style:font-style-asian="normal" style:font-weight-asian="bold" style:font-name-complex="Lohit Hindi1" style:font-size-complex="12pt" style:font-style-complex="normal" style:font-weight-complex="bold"/>
    </style:style>
    <style:style style:name="T283" style:family="text">
      <style:text-properties style:font-name="Century Schoolbook L" fo:font-size="12pt" fo:font-style="normal" fo:font-weight="bold" officeooo:rsid="0009e72d" style:font-name-asian="DejaVu Sans" style:font-size-asian="12pt" style:font-style-asian="normal" style:font-weight-asian="bold" style:font-name-complex="Lohit Hindi1" style:font-size-complex="12pt" style:font-style-complex="normal" style:font-weight-complex="bold"/>
    </style:style>
    <style:style style:name="T284" style:family="text">
      <style:text-properties style:font-name="Century Schoolbook L" fo:font-size="12pt" fo:font-style="normal" fo:font-weight="bold" officeooo:rsid="000b81c5" style:font-name-asian="DejaVu Sans" style:font-size-asian="12pt" style:font-style-asian="normal" style:font-weight-asian="bold" style:font-name-complex="Lohit Hindi1" style:font-size-complex="12pt" style:font-style-complex="normal" style:font-weight-complex="bold"/>
    </style:style>
    <style:style style:name="T285" style:family="text">
      <style:text-properties style:font-name="Century Schoolbook L" fo:font-size="12pt" fo:font-style="normal" fo:font-weight="bold" officeooo:rsid="00b32274" style:font-name-asian="DejaVu Sans" style:font-size-asian="12pt" style:font-style-asian="normal" style:font-weight-asian="bold" style:font-name-complex="Lohit Hindi1" style:font-size-complex="12pt" style:font-style-complex="normal" style:font-weight-complex="bold"/>
    </style:style>
    <style:style style:name="T286" style:family="text">
      <style:text-properties style:font-name="Century Schoolbook L" fo:font-size="12pt" fo:font-style="normal" fo:font-weight="bold" officeooo:rsid="00c09b7c" style:font-name-asian="DejaVu Sans" style:font-size-asian="12pt" style:font-style-asian="normal" style:font-weight-asian="bold" style:font-name-complex="Lohit Hindi1" style:font-size-complex="12pt" style:font-style-complex="normal" style:font-weight-complex="bold"/>
    </style:style>
    <style:style style:name="T287" style:family="text">
      <style:text-properties style:font-name="Century Schoolbook L" fo:font-size="12pt" fo:font-style="normal" fo:font-weight="bold" officeooo:rsid="000bda2f" style:font-name-asian="DejaVu Sans" style:font-size-asian="12pt" style:font-style-asian="normal" style:font-weight-asian="bold" style:font-name-complex="Lohit Hindi1" style:font-size-complex="12pt" style:font-style-complex="normal" style:font-weight-complex="bold"/>
    </style:style>
    <style:style style:name="T288" style:family="text">
      <style:text-properties style:font-name="Century Schoolbook L" fo:font-size="12pt" fo:font-style="normal" fo:font-weight="bold" officeooo:rsid="00e2aaf6" style:font-name-asian="DejaVu Sans" style:font-size-asian="12pt" style:font-style-asian="normal" style:font-weight-asian="bold" style:font-name-complex="Lohit Hindi1" style:font-size-complex="12pt" style:font-style-complex="normal" style:font-weight-complex="bold"/>
    </style:style>
    <style:style style:name="T289" style:family="text">
      <style:text-properties style:font-name="Century Schoolbook L" fo:font-size="12pt" fo:font-style="normal" fo:font-weight="bold" officeooo:rsid="00eddd16" style:font-name-asian="DejaVu Sans" style:font-size-asian="12pt" style:font-style-asian="normal" style:font-weight-asian="bold" style:font-name-complex="Lohit Hindi1" style:font-size-complex="12pt" style:font-style-complex="normal" style:font-weight-complex="bold"/>
    </style:style>
    <style:style style:name="T290" style:family="text">
      <style:text-properties style:font-name="Century Schoolbook L" fo:font-size="12pt" fo:font-style="normal" fo:font-weight="bold" officeooo:rsid="000cd2bd" style:font-name-asian="DejaVu Sans" style:font-size-asian="12pt" style:font-style-asian="normal" style:font-weight-asian="bold" style:font-name-complex="Lohit Hindi1" style:font-size-complex="12pt" style:font-style-complex="normal" style:font-weight-complex="bold"/>
    </style:style>
    <style:style style:name="T291" style:family="text">
      <style:text-properties style:font-name="Century Schoolbook L" fo:font-size="12pt" fo:font-style="normal" fo:font-weight="bold" officeooo:rsid="010e2f8b" style:font-name-asian="DejaVu Sans" style:font-size-asian="12pt" style:font-style-asian="normal" style:font-weight-asian="bold" style:font-name-complex="Lohit Hindi1" style:font-size-complex="12pt" style:font-style-complex="normal" style:font-weight-complex="bold"/>
    </style:style>
    <style:style style:name="T292" style:family="text">
      <style:text-properties style:font-name="Century Schoolbook L" fo:font-size="12pt" fo:font-style="normal" fo:font-weight="bold" officeooo:rsid="01a087aa" style:font-name-asian="DejaVu Sans" style:font-size-asian="12pt" style:font-style-asian="normal" style:font-weight-asian="bold" style:font-name-complex="Lohit Hindi1" style:font-size-complex="12pt" style:font-style-complex="normal" style:font-weight-complex="bold"/>
    </style:style>
    <style:style style:name="T293" style:family="text">
      <style:text-properties style:font-name="Century Schoolbook L" fo:font-size="12pt" fo:font-style="normal" fo:font-weight="bold" officeooo:rsid="00df0e92" style:font-name-asian="DejaVu Sans" style:font-size-asian="12pt" style:font-style-asian="normal" style:font-weight-asian="bold" style:font-name-complex="Lohit Hindi1" style:font-size-complex="12pt" style:font-style-complex="normal" style:font-weight-complex="bold"/>
    </style:style>
    <style:style style:name="T294" style:family="text">
      <style:text-properties style:font-name="Century Schoolbook L" fo:font-size="12pt" fo:font-style="normal" fo:font-weight="bold" officeooo:rsid="01c1d86b" style:font-name-asian="DejaVu Sans" style:font-size-asian="12pt" style:font-style-asian="normal" style:font-weight-asian="bold" style:font-name-complex="Lohit Hindi1" style:font-size-complex="12pt" style:font-style-complex="normal" style:font-weight-complex="bold"/>
    </style:style>
    <style:style style:name="T295" style:family="text">
      <style:text-properties fo:font-size="6pt" fo:font-style="italic" officeooo:rsid="002916a5" style:font-size-asian="6pt" style:font-style-asian="italic" style:font-size-complex="6pt" style:font-style-complex="italic"/>
    </style:style>
    <style:style style:name="T296" style:family="text">
      <style:text-properties fo:font-style="italic" style:font-style-asian="italic" style:font-style-complex="italic"/>
    </style:style>
    <style:style style:name="T297" style:family="text">
      <style:text-properties style:font-name="TimesNewRomanPSMT" fo:font-size="10pt"/>
    </style:style>
    <style:style style:name="T298" style:family="text">
      <style:text-properties style:font-name="TimesNewRomanPSMT" fo:font-size="10pt" fo:font-weight="normal" officeooo:rsid="002fbfe4" style:font-size-asian="10.1000003814697pt" style:font-weight-asian="normal" style:font-size-complex="10.1000003814697pt" style:font-weight-complex="normal"/>
    </style:style>
    <style:style style:name="T299" style:family="text">
      <style:text-properties style:font-name="TimesNewRomanPSMT" fo:font-size="10pt" fo:font-weight="normal" officeooo:rsid="00072ca6" style:font-size-asian="10.1000003814697pt" style:font-weight-asian="normal" style:font-size-complex="10.1000003814697pt" style:font-weight-complex="normal"/>
    </style:style>
    <style:style style:name="T300" style:family="text">
      <style:text-properties fo:font-size="12pt" fo:font-style="normal" officeooo:rsid="0007ca00" style:font-size-asian="12pt" style:font-style-asian="normal" style:font-size-complex="12pt" style:font-style-complex="normal"/>
    </style:style>
    <style:style style:name="T301" style:family="text">
      <style:text-properties fo:color="#000000" style:font-name="Times New Roman" fo:font-size="10.1000003814697pt" fo:font-weight="normal" officeooo:rsid="00690b92" style:font-size-asian="10.1000003814697pt" style:font-weight-asian="normal" style:font-size-complex="10.1000003814697pt" style:font-weight-complex="normal"/>
    </style:style>
    <style:style style:name="T302" style:family="text">
      <style:text-properties fo:color="#000000" style:font-name="Times New Roman" fo:font-size="10.1000003814697pt" fo:font-weight="normal" officeooo:rsid="0007ca00" style:font-size-asian="10.1000003814697pt" style:font-weight-asian="normal" style:font-size-complex="10.1000003814697pt" style:font-weight-complex="normal"/>
    </style:style>
    <style:style style:name="T303" style:family="text">
      <style:text-properties fo:color="#000000" style:font-name="Times New Roman" fo:font-size="10.1000003814697pt" fo:font-weight="normal" officeooo:rsid="006beabf" style:font-size-asian="10.1000003814697pt" style:font-weight-asian="normal" style:font-size-complex="10.1000003814697pt" style:font-weight-complex="normal"/>
    </style:style>
    <style:style style:name="T304" style:family="text">
      <style:text-properties fo:color="#000000" style:font-name="Times New Roman" fo:font-size="10.1000003814697pt" fo:font-weight="normal" officeooo:rsid="0008feb4" style:font-size-asian="10.1000003814697pt" style:font-weight-asian="normal" style:font-size-complex="10.1000003814697pt" style:font-weight-complex="normal"/>
    </style:style>
    <style:style style:name="T305" style:family="text">
      <style:text-properties fo:color="#000000" style:font-name="Times New Roman" fo:font-size="10.1000003814697pt" fo:font-weight="normal" officeooo:rsid="006d0f50" style:font-size-asian="10.1000003814697pt" style:font-weight-asian="normal" style:font-size-complex="10.1000003814697pt" style:font-weight-complex="normal"/>
    </style:style>
    <style:style style:name="T306" style:family="text">
      <style:text-properties fo:color="#000000" style:font-name="Times New Roman" fo:font-size="10.1000003814697pt" fo:font-weight="normal" officeooo:rsid="006e51c2" style:font-size-asian="10.1000003814697pt" style:font-weight-asian="normal" style:font-size-complex="10.1000003814697pt" style:font-weight-complex="normal"/>
    </style:style>
    <style:style style:name="T307" style:family="text">
      <style:text-properties fo:color="#000000" style:font-name="Times New Roman" fo:font-size="10.1000003814697pt" fo:font-weight="normal" officeooo:rsid="0070a53b" style:font-size-asian="10.1000003814697pt" style:font-weight-asian="normal" style:font-size-complex="10.1000003814697pt" style:font-weight-complex="normal"/>
    </style:style>
    <style:style style:name="T308" style:family="text">
      <style:text-properties fo:color="#000000" style:font-name="Times New Roman" fo:font-size="10.1000003814697pt" fo:font-weight="normal" officeooo:rsid="0071a4db" style:font-size-asian="10.1000003814697pt" style:font-weight-asian="normal" style:font-size-complex="10.1000003814697pt" style:font-weight-complex="normal"/>
    </style:style>
    <style:style style:name="T309" style:family="text">
      <style:text-properties fo:color="#000000" style:font-name="Times New Roman" fo:font-size="10.1000003814697pt" fo:font-weight="normal" officeooo:rsid="007347db" style:font-size-asian="10.1000003814697pt" style:font-weight-asian="normal" style:font-size-complex="10.1000003814697pt" style:font-weight-complex="normal"/>
    </style:style>
    <style:style style:name="T310" style:family="text">
      <style:text-properties fo:color="#000000" style:font-name="Times New Roman" fo:font-size="10.1000003814697pt" fo:font-weight="normal" officeooo:rsid="00737c98" style:font-size-asian="10.1000003814697pt" style:font-weight-asian="normal" style:font-size-complex="10.1000003814697pt" style:font-weight-complex="normal"/>
    </style:style>
    <style:style style:name="T311" style:family="text">
      <style:text-properties fo:color="#000000" style:font-name="Times New Roman" fo:font-size="10.1000003814697pt" fo:font-weight="normal" officeooo:rsid="0074498a" style:font-size-asian="10.1000003814697pt" style:font-weight-asian="normal" style:font-size-complex="10.1000003814697pt" style:font-weight-complex="normal"/>
    </style:style>
    <style:style style:name="T312" style:family="text">
      <style:text-properties fo:color="#000000" style:font-name="Times New Roman" fo:font-size="10.1000003814697pt" fo:font-weight="normal" officeooo:rsid="00755616" style:font-size-asian="10.1000003814697pt" style:font-weight-asian="normal" style:font-size-complex="10.1000003814697pt" style:font-weight-complex="normal"/>
    </style:style>
    <style:style style:name="T313" style:family="text">
      <style:text-properties fo:color="#000000" style:font-name="Times New Roman" fo:font-size="10.1000003814697pt" fo:font-weight="normal" officeooo:rsid="0076a40e" style:font-size-asian="10.1000003814697pt" style:font-weight-asian="normal" style:font-size-complex="10.1000003814697pt" style:font-weight-complex="normal"/>
    </style:style>
    <style:style style:name="T314" style:family="text">
      <style:text-properties fo:color="#000000" style:font-name="Times New Roman" fo:font-size="10.1000003814697pt" fo:font-weight="normal" officeooo:rsid="00797f1c" style:font-size-asian="10.1000003814697pt" style:font-weight-asian="normal" style:font-size-complex="10.1000003814697pt" style:font-weight-complex="normal"/>
    </style:style>
    <style:style style:name="T315" style:family="text">
      <style:text-properties fo:color="#000000" style:font-name="Times New Roman" fo:font-size="10.1000003814697pt" fo:font-weight="normal" officeooo:rsid="00832e34" style:font-size-asian="10.1000003814697pt" style:font-weight-asian="normal" style:font-size-complex="10.1000003814697pt" style:font-weight-complex="normal"/>
    </style:style>
    <style:style style:name="T316" style:family="text">
      <style:text-properties fo:color="#000000" style:font-name="Times New Roman" fo:font-size="10.1000003814697pt" fo:font-weight="normal" officeooo:rsid="003a4dd5" style:font-size-asian="10.1000003814697pt" style:font-weight-asian="normal" style:font-size-complex="10.1000003814697pt" style:font-weight-complex="normal"/>
    </style:style>
    <style:style style:name="T317" style:family="text">
      <style:text-properties fo:color="#000000" style:font-name="Times New Roman" fo:font-size="10.1000003814697pt" fo:font-weight="normal" officeooo:rsid="0037e0ae" style:font-size-asian="10.1000003814697pt" style:font-weight-asian="normal" style:font-size-complex="10.1000003814697pt" style:font-weight-complex="normal"/>
    </style:style>
    <style:style style:name="T318" style:family="text">
      <style:text-properties fo:color="#000000" style:font-name="Times New Roman" fo:font-size="10.1000003814697pt" fo:font-weight="normal" officeooo:rsid="01185f97" style:font-size-asian="10.1000003814697pt" style:font-weight-asian="normal" style:font-size-complex="10.1000003814697pt" style:font-weight-complex="normal"/>
    </style:style>
    <style:style style:name="T319" style:family="text">
      <style:text-properties fo:color="#000000" style:font-name="Times New Roman" fo:font-size="10.1000003814697pt" fo:font-weight="normal" officeooo:rsid="0127b3a4" style:font-size-asian="10.1000003814697pt" style:font-weight-asian="normal" style:font-size-complex="10.1000003814697pt" style:font-weight-complex="normal"/>
    </style:style>
    <style:style style:name="T320" style:family="text">
      <style:text-properties fo:color="#000000" style:font-name="Times New Roman" fo:font-size="10.1000003814697pt" fo:font-weight="normal" officeooo:rsid="00418530" style:font-size-asian="10.1000003814697pt" style:font-weight-asian="normal" style:font-size-complex="10.1000003814697pt" style:font-weight-complex="normal"/>
    </style:style>
    <style:style style:name="T321" style:family="text">
      <style:text-properties fo:color="#000000" style:font-name="Times New Roman" fo:font-size="10.1000003814697pt" fo:font-weight="normal" officeooo:rsid="00072ca6" style:font-size-asian="10.1000003814697pt" style:font-weight-asian="normal" style:font-size-complex="10.1000003814697pt" style:font-weight-complex="normal"/>
    </style:style>
    <style:style style:name="T322" style:family="text">
      <style:text-properties fo:color="#000000" style:font-name="Times New Roman" fo:font-size="10.1000003814697pt" fo:font-weight="normal" officeooo:rsid="00393ef7" style:font-size-asian="10.1000003814697pt" style:font-weight-asian="normal" style:font-size-complex="10.1000003814697pt" style:font-weight-complex="normal"/>
    </style:style>
    <style:style style:name="T323" style:family="text">
      <style:text-properties fo:color="#000000" style:font-name="Times New Roman" fo:font-size="10.1000003814697pt" fo:font-weight="normal" officeooo:rsid="005d7896" style:font-size-asian="10.1000003814697pt" style:font-weight-asian="normal" style:font-size-complex="10.1000003814697pt" style:font-weight-complex="normal"/>
    </style:style>
    <style:style style:name="T324" style:family="text">
      <style:text-properties fo:color="#000000" style:font-name="Times New Roman" fo:font-size="10.1000003814697pt" fo:font-weight="normal" officeooo:rsid="013caf51" style:font-size-asian="10.1000003814697pt" style:font-weight-asian="normal" style:font-size-complex="10.1000003814697pt" style:font-weight-complex="normal"/>
    </style:style>
    <style:style style:name="T325" style:family="text">
      <style:text-properties fo:color="#000000" style:font-name="Times New Roman" fo:font-size="10.1000003814697pt" fo:font-weight="normal" officeooo:rsid="0059e524" style:font-size-asian="10.1000003814697pt" style:font-weight-asian="normal" style:font-size-complex="10.1000003814697pt" style:font-weight-complex="normal"/>
    </style:style>
    <style:style style:name="T326" style:family="text">
      <style:text-properties fo:color="#000000" style:font-name="Times New Roman" fo:font-size="10.1000003814697pt" fo:font-weight="normal" officeooo:rsid="01416a9d" style:font-size-asian="10.1000003814697pt" style:font-weight-asian="normal" style:font-size-complex="10.1000003814697pt" style:font-weight-complex="normal"/>
    </style:style>
    <style:style style:name="T327" style:family="text">
      <style:text-properties fo:color="#000000" style:font-name="Times New Roman" fo:font-size="10.1000003814697pt" fo:font-weight="normal" officeooo:rsid="0146180b" style:font-size-asian="10.1000003814697pt" style:font-weight-asian="normal" style:font-size-complex="10.1000003814697pt" style:font-weight-complex="normal"/>
    </style:style>
    <style:style style:name="T328" style:family="text">
      <style:text-properties fo:color="#000000" style:font-name="Times New Roman" fo:font-size="10.1000003814697pt" fo:font-weight="normal" officeooo:rsid="014aa704" style:font-size-asian="10.1000003814697pt" style:font-weight-asian="normal" style:font-size-complex="10.1000003814697pt" style:font-weight-complex="normal"/>
    </style:style>
    <style:style style:name="T329" style:family="text">
      <style:text-properties fo:color="#000000" style:font-name="Times New Roman" fo:font-size="10.1000003814697pt" fo:font-weight="normal" officeooo:rsid="014b2b35" style:font-size-asian="10.1000003814697pt" style:font-weight-asian="normal" style:font-size-complex="10.1000003814697pt" style:font-weight-complex="normal"/>
    </style:style>
    <style:style style:name="T330" style:family="text">
      <style:text-properties fo:color="#000000" style:font-name="Times New Roman" fo:font-size="10.1000003814697pt" fo:font-weight="normal" officeooo:rsid="014c0a43" style:font-size-asian="10.1000003814697pt" style:font-weight-asian="normal" style:font-size-complex="10.1000003814697pt" style:font-weight-complex="normal"/>
    </style:style>
    <style:style style:name="T331" style:family="text">
      <style:text-properties fo:color="#000000" style:font-name="Times New Roman" fo:font-size="10.1000003814697pt" fo:font-weight="normal" officeooo:rsid="014c5d4c" style:font-size-asian="10.1000003814697pt" style:font-weight-asian="normal" style:font-size-complex="10.1000003814697pt" style:font-weight-complex="normal"/>
    </style:style>
    <style:style style:name="T332" style:family="text">
      <style:text-properties fo:color="#000000" style:font-name="Times New Roman" fo:font-size="10.1000003814697pt" fo:font-weight="normal" officeooo:rsid="014caceb" style:font-size-asian="10.1000003814697pt" style:font-weight-asian="normal" style:font-size-complex="10.1000003814697pt" style:font-weight-complex="normal"/>
    </style:style>
    <style:style style:name="T333" style:family="text">
      <style:text-properties fo:color="#000000" style:font-name="Times New Roman" fo:font-size="10.1000003814697pt" fo:font-weight="normal" officeooo:rsid="014dab66" style:font-size-asian="10.1000003814697pt" style:font-weight-asian="normal" style:font-size-complex="10.1000003814697pt" style:font-weight-complex="normal"/>
    </style:style>
    <style:style style:name="T334" style:family="text">
      <style:text-properties fo:color="#000000" style:font-name="Times New Roman" fo:font-size="10.1000003814697pt" fo:font-weight="normal" officeooo:rsid="014e1680" style:font-size-asian="10.1000003814697pt" style:font-weight-asian="normal" style:font-size-complex="10.1000003814697pt" style:font-weight-complex="normal"/>
    </style:style>
    <style:style style:name="T335" style:family="text">
      <style:text-properties fo:color="#000000" style:font-name="Times New Roman" fo:font-size="10.1000003814697pt" fo:font-weight="normal" officeooo:rsid="01566ae6" style:font-size-asian="10.1000003814697pt" style:font-weight-asian="normal" style:font-size-complex="10.1000003814697pt" style:font-weight-complex="normal"/>
    </style:style>
    <style:style style:name="T336" style:family="text">
      <style:text-properties fo:color="#000000" style:font-name="Times New Roman" fo:font-size="10.1000003814697pt" fo:font-weight="normal" officeooo:rsid="01577894" style:font-size-asian="10.1000003814697pt" style:font-weight-asian="normal" style:font-size-complex="10.1000003814697pt" style:font-weight-complex="normal"/>
    </style:style>
    <style:style style:name="T337" style:family="text">
      <style:text-properties fo:color="#000000" style:font-name="Times New Roman" fo:font-size="10.1000003814697pt" fo:font-weight="normal" officeooo:rsid="015861c6" style:font-size-asian="10.1000003814697pt" style:font-weight-asian="normal" style:font-size-complex="10.1000003814697pt" style:font-weight-complex="normal"/>
    </style:style>
    <style:style style:name="T338" style:family="text">
      <style:text-properties fo:color="#000000" style:font-name="Times New Roman" fo:font-size="10.1000003814697pt" fo:font-weight="normal" officeooo:rsid="01589908" style:font-size-asian="10.1000003814697pt" style:font-weight-asian="normal" style:font-size-complex="10.1000003814697pt" style:font-weight-complex="normal"/>
    </style:style>
    <style:style style:name="T339" style:family="text">
      <style:text-properties fo:color="#000000" style:font-name="Times New Roman" fo:font-size="10.1000003814697pt" fo:font-weight="normal" officeooo:rsid="0159c14b" style:font-size-asian="10.1000003814697pt" style:font-weight-asian="normal" style:font-size-complex="10.1000003814697pt" style:font-weight-complex="normal"/>
    </style:style>
    <style:style style:name="T340" style:family="text">
      <style:text-properties fo:color="#000000" style:font-name="Times New Roman" fo:font-size="10.1000003814697pt" fo:font-weight="normal" officeooo:rsid="015f791d" style:font-size-asian="10.1000003814697pt" style:font-weight-asian="normal" style:font-size-complex="10.1000003814697pt" style:font-weight-complex="normal"/>
    </style:style>
    <style:style style:name="T341" style:family="text">
      <style:text-properties fo:color="#000000" style:font-name="Times New Roman" fo:font-size="10.1000003814697pt" fo:font-weight="normal" officeooo:rsid="01601afe" style:font-size-asian="10.1000003814697pt" style:font-weight-asian="normal" style:font-size-complex="10.1000003814697pt" style:font-weight-complex="normal"/>
    </style:style>
    <style:style style:name="T342" style:family="text">
      <style:text-properties fo:color="#000000" style:font-name="Times New Roman" fo:font-size="10.1000003814697pt" fo:font-weight="normal" officeooo:rsid="007d9911" style:font-size-asian="10.1000003814697pt" style:font-weight-asian="normal" style:font-size-complex="10.1000003814697pt" style:font-weight-complex="normal"/>
    </style:style>
    <style:style style:name="T343" style:family="text">
      <style:text-properties fo:color="#000000" style:font-name="Times New Roman" fo:font-size="10.1000003814697pt" fo:font-weight="normal" officeooo:rsid="01620806" style:font-size-asian="10.1000003814697pt" style:font-weight-asian="normal" style:font-size-complex="10.1000003814697pt" style:font-weight-complex="normal"/>
    </style:style>
    <style:style style:name="T344" style:family="text">
      <style:text-properties fo:color="#000000" style:font-name="Times New Roman" fo:font-size="10.1000003814697pt" fo:font-weight="normal" officeooo:rsid="007f74d6" style:font-size-asian="10.1000003814697pt" style:font-weight-asian="normal" style:font-size-complex="10.1000003814697pt" style:font-weight-complex="normal"/>
    </style:style>
    <style:style style:name="T345" style:family="text">
      <style:text-properties fo:color="#000000" style:font-name="Times New Roman" fo:font-size="10.1000003814697pt" fo:font-weight="normal" officeooo:rsid="016325cd" style:font-size-asian="10.1000003814697pt" style:font-weight-asian="normal" style:font-size-complex="10.1000003814697pt" style:font-weight-complex="normal"/>
    </style:style>
    <style:style style:name="T346" style:family="text">
      <style:text-properties fo:color="#000000" style:font-name="Times New Roman" fo:font-size="10.1000003814697pt" fo:font-weight="normal" officeooo:rsid="0164e2e5" style:font-size-asian="10.1000003814697pt" style:font-weight-asian="normal" style:font-size-complex="10.1000003814697pt" style:font-weight-complex="normal"/>
    </style:style>
    <style:style style:name="T347" style:family="text">
      <style:text-properties fo:color="#000000" style:font-name="Times New Roman" fo:font-size="10.1000003814697pt" fo:font-weight="normal" officeooo:rsid="01650ed8" style:font-size-asian="10.1000003814697pt" style:font-weight-asian="normal" style:font-size-complex="10.1000003814697pt" style:font-weight-complex="normal"/>
    </style:style>
    <style:style style:name="T348" style:family="text">
      <style:text-properties fo:color="#000000" style:font-name="Times New Roman" fo:font-size="10.1000003814697pt" fo:font-weight="normal" officeooo:rsid="016688cd" style:font-size-asian="10.1000003814697pt" style:font-weight-asian="normal" style:font-size-complex="10.1000003814697pt" style:font-weight-complex="normal"/>
    </style:style>
    <style:style style:name="T349" style:family="text">
      <style:text-properties fo:color="#000000" style:font-name="Times New Roman" fo:font-size="10.1000003814697pt" fo:font-weight="normal" officeooo:rsid="01682761" style:font-size-asian="10.1000003814697pt" style:font-weight-asian="normal" style:font-size-complex="10.1000003814697pt" style:font-weight-complex="normal"/>
    </style:style>
    <style:style style:name="T350" style:family="text">
      <style:text-properties fo:color="#000000" style:font-name="Times New Roman" fo:font-size="10.1000003814697pt" fo:font-weight="normal" officeooo:rsid="0169160e" style:font-size-asian="10.1000003814697pt" style:font-weight-asian="normal" style:font-size-complex="10.1000003814697pt" style:font-weight-complex="normal"/>
    </style:style>
    <style:style style:name="T351" style:family="text">
      <style:text-properties fo:color="#000000" style:font-name="Times New Roman" fo:font-size="10.1000003814697pt" fo:font-weight="normal" officeooo:rsid="016ac226" style:font-size-asian="10.1000003814697pt" style:font-weight-asian="normal" style:font-size-complex="10.1000003814697pt" style:font-weight-complex="normal"/>
    </style:style>
    <style:style style:name="T352" style:family="text">
      <style:text-properties fo:color="#000000" style:font-name="Times New Roman" fo:font-size="10.1000003814697pt" fo:font-weight="normal" officeooo:rsid="016d818b" style:font-size-asian="10.1000003814697pt" style:font-weight-asian="normal" style:font-size-complex="10.1000003814697pt" style:font-weight-complex="normal"/>
    </style:style>
    <style:style style:name="T353" style:family="text">
      <style:text-properties fo:color="#000000" style:font-name="Times New Roman" fo:font-size="10.1000003814697pt" fo:font-weight="normal" officeooo:rsid="016e3f3b" style:font-size-asian="10.1000003814697pt" style:font-weight-asian="normal" style:font-size-complex="10.1000003814697pt" style:font-weight-complex="normal"/>
    </style:style>
    <style:style style:name="T354" style:family="text">
      <style:text-properties fo:color="#000000" style:font-name="Times New Roman" fo:font-size="10.1000003814697pt" fo:font-weight="normal" officeooo:rsid="00a9d407" style:font-size-asian="10.1000003814697pt" style:font-weight-asian="normal" style:font-size-complex="10.1000003814697pt" style:font-weight-complex="normal"/>
    </style:style>
    <style:style style:name="T355" style:family="text">
      <style:text-properties fo:color="#000000" style:font-name="Times New Roman" fo:font-size="10.1000003814697pt" fo:font-weight="normal" officeooo:rsid="00859a23" style:font-size-asian="10.1000003814697pt" style:font-weight-asian="normal" style:font-size-complex="10.1000003814697pt" style:font-weight-complex="normal"/>
    </style:style>
    <style:style style:name="T356" style:family="text">
      <style:text-properties fo:color="#000000" style:font-name="Times New Roman" fo:font-size="10.1000003814697pt" fo:font-weight="normal" officeooo:rsid="01723905" style:font-size-asian="10.1000003814697pt" style:font-weight-asian="normal" style:font-size-complex="10.1000003814697pt" style:font-weight-complex="normal"/>
    </style:style>
    <style:style style:name="T357" style:family="text">
      <style:text-properties fo:color="#000000" style:font-name="Times New Roman" fo:font-size="10.1000003814697pt" fo:font-weight="normal" officeooo:rsid="009d011b" style:font-size-asian="10.1000003814697pt" style:font-weight-asian="normal" style:font-size-complex="10.1000003814697pt" style:font-weight-complex="normal"/>
    </style:style>
    <style:style style:name="T358" style:family="text">
      <style:text-properties fo:color="#000000" style:font-name="Times New Roman" fo:font-size="10.1000003814697pt" fo:font-weight="normal" officeooo:rsid="00871b06" style:font-size-asian="10.1000003814697pt" style:font-weight-asian="normal" style:font-size-complex="10.1000003814697pt" style:font-weight-complex="normal"/>
    </style:style>
    <style:style style:name="T359" style:family="text">
      <style:text-properties fo:color="#000000" style:font-name="Times New Roman" fo:font-size="10.1000003814697pt" fo:font-weight="normal" officeooo:rsid="00967a52" style:font-size-asian="10.1000003814697pt" style:font-weight-asian="normal" style:font-size-complex="10.1000003814697pt" style:font-weight-complex="normal"/>
    </style:style>
    <style:style style:name="T360" style:family="text">
      <style:text-properties fo:color="#000000" style:font-name="Times New Roman" fo:font-size="10.1000003814697pt" fo:font-weight="normal" officeooo:rsid="008907fa" style:font-size-asian="10.1000003814697pt" style:font-weight-asian="normal" style:font-size-complex="10.1000003814697pt" style:font-weight-complex="normal"/>
    </style:style>
    <style:style style:name="T361" style:family="text">
      <style:text-properties fo:color="#000000" style:font-name="Times New Roman" fo:font-size="10.1000003814697pt" fo:font-weight="normal" officeooo:rsid="00898ef9" style:font-size-asian="10.1000003814697pt" style:font-weight-asian="normal" style:font-size-complex="10.1000003814697pt" style:font-weight-complex="normal"/>
    </style:style>
    <style:style style:name="T362" style:family="text">
      <style:text-properties fo:color="#000000" style:font-name="Times New Roman" fo:font-size="10.1000003814697pt" fo:font-weight="normal" officeooo:rsid="00a195fb" style:font-size-asian="10.1000003814697pt" style:font-weight-asian="normal" style:font-size-complex="10.1000003814697pt" style:font-weight-complex="normal"/>
    </style:style>
    <style:style style:name="T363" style:family="text">
      <style:text-properties fo:color="#000000" style:font-name="Times New Roman" fo:font-size="10.1000003814697pt" fo:font-weight="normal" officeooo:rsid="0172d798" style:font-size-asian="10.1000003814697pt" style:font-weight-asian="normal" style:font-size-complex="10.1000003814697pt" style:font-weight-complex="normal"/>
    </style:style>
    <style:style style:name="T364" style:family="text">
      <style:text-properties fo:color="#000000" style:font-name="Times New Roman" fo:font-size="10.1000003814697pt" fo:font-weight="normal" officeooo:rsid="00a06faa" style:font-size-asian="10.1000003814697pt" style:font-weight-asian="normal" style:font-size-complex="10.1000003814697pt" style:font-weight-complex="normal"/>
    </style:style>
    <style:style style:name="T365" style:family="text">
      <style:text-properties fo:color="#000000" style:font-name="Times New Roman" fo:font-size="10.1000003814697pt" fo:font-weight="normal" officeooo:rsid="01746043" style:font-size-asian="10.1000003814697pt" style:font-weight-asian="normal" style:font-size-complex="10.1000003814697pt" style:font-weight-complex="normal"/>
    </style:style>
    <style:style style:name="T366" style:family="text">
      <style:text-properties fo:color="#000000" style:font-name="Times New Roman" fo:font-size="10.1000003814697pt" fo:font-weight="normal" officeooo:rsid="0089e2f1" style:font-size-asian="10.1000003814697pt" style:font-weight-asian="normal" style:font-size-complex="10.1000003814697pt" style:font-weight-complex="normal"/>
    </style:style>
    <style:style style:name="T367" style:family="text">
      <style:text-properties fo:color="#000000" style:font-name="Times New Roman" fo:font-size="10.1000003814697pt" fo:font-weight="normal" officeooo:rsid="0175785e" style:font-size-asian="10.1000003814697pt" style:font-weight-asian="normal" style:font-size-complex="10.1000003814697pt" style:font-weight-complex="normal"/>
    </style:style>
    <style:style style:name="T368" style:family="text">
      <style:text-properties fo:color="#000000" style:font-name="Times New Roman" fo:font-size="10.1000003814697pt" fo:font-weight="normal" officeooo:rsid="017b950e" style:font-size-asian="10.1000003814697pt" style:font-weight-asian="normal" style:font-size-complex="10.1000003814697pt" style:font-weight-complex="normal"/>
    </style:style>
    <style:style style:name="T369" style:family="text">
      <style:text-properties fo:color="#000000" style:font-name="Times New Roman" fo:font-size="10.1000003814697pt" fo:font-weight="normal" officeooo:rsid="017d2c49" style:font-size-asian="10.1000003814697pt" style:font-weight-asian="normal" style:font-size-complex="10.1000003814697pt" style:font-weight-complex="normal"/>
    </style:style>
    <style:style style:name="T370" style:family="text">
      <style:text-properties fo:color="#000000" style:font-name="Times New Roman" fo:font-size="10.1000003814697pt" fo:font-weight="normal" officeooo:rsid="017dbacc" style:font-size-asian="10.1000003814697pt" style:font-weight-asian="normal" style:font-size-complex="10.1000003814697pt" style:font-weight-complex="normal"/>
    </style:style>
    <style:style style:name="T371" style:family="text">
      <style:text-properties fo:color="#000000" style:font-name="Times New Roman" fo:font-size="10.1000003814697pt" fo:font-weight="normal" officeooo:rsid="01808a90" style:font-size-asian="10.1000003814697pt" style:font-weight-asian="normal" style:font-size-complex="10.1000003814697pt" style:font-weight-complex="normal"/>
    </style:style>
    <style:style style:name="T372" style:family="text">
      <style:text-properties fo:color="#000000" style:font-name="Times New Roman" fo:font-size="10.1000003814697pt" fo:font-weight="normal" officeooo:rsid="00d23a7a" style:font-size-asian="10.1000003814697pt" style:font-weight-asian="normal" style:font-size-complex="10.1000003814697pt" style:font-weight-complex="normal"/>
    </style:style>
    <style:style style:name="T373" style:family="text">
      <style:text-properties fo:color="#000000" style:font-name="Times New Roman" fo:font-size="10.1000003814697pt" fo:font-weight="normal" officeooo:rsid="01af93f9" style:font-size-asian="10.1000003814697pt" style:font-weight-asian="normal" style:font-size-complex="10.1000003814697pt" style:font-weight-complex="normal"/>
    </style:style>
    <style:style style:name="T374" style:family="text">
      <style:text-properties fo:color="#000000" style:font-name="Times New Roman" fo:font-size="10.1000003814697pt" fo:font-weight="normal" officeooo:rsid="01ad6261" style:font-size-asian="10.1000003814697pt" style:font-weight-asian="normal" style:font-size-complex="10.1000003814697pt" style:font-weight-complex="normal"/>
    </style:style>
    <style:style style:name="T375" style:family="text">
      <style:text-properties fo:color="#000000" style:font-name="Times New Roman" fo:font-size="10.1000003814697pt" fo:font-weight="normal" officeooo:rsid="000bda2f" style:font-size-asian="10.1000003814697pt" style:font-weight-asian="normal" style:font-size-complex="10.1000003814697pt" style:font-weight-complex="normal"/>
    </style:style>
    <style:style style:name="T376" style:family="text">
      <style:text-properties fo:color="#000000" style:font-name="Times New Roman" fo:font-size="10.1000003814697pt" fo:font-weight="normal" officeooo:rsid="00d3e39c" style:font-size-asian="10.1000003814697pt" style:font-weight-asian="normal" style:font-size-complex="10.1000003814697pt" style:font-weight-complex="normal"/>
    </style:style>
    <style:style style:name="T377" style:family="text">
      <style:text-properties fo:color="#000000" style:font-name="Times New Roman" fo:font-size="10.1000003814697pt" fo:font-weight="normal" officeooo:rsid="00d5071e" style:font-size-asian="10.1000003814697pt" style:font-weight-asian="normal" style:font-size-complex="10.1000003814697pt" style:font-weight-complex="normal"/>
    </style:style>
    <style:style style:name="T378" style:family="text">
      <style:text-properties fo:color="#000000" style:font-name="Times New Roman" fo:font-size="10.1000003814697pt" fo:font-weight="normal" officeooo:rsid="00d679e3" style:font-size-asian="10.1000003814697pt" style:font-weight-asian="normal" style:font-size-complex="10.1000003814697pt" style:font-weight-complex="normal"/>
    </style:style>
    <style:style style:name="T379" style:family="text">
      <style:text-properties fo:color="#000000" style:font-name="Times New Roman" fo:font-size="10.1000003814697pt" fo:font-weight="normal" officeooo:rsid="01ae14e7" style:font-size-asian="10.1000003814697pt" style:font-weight-asian="normal" style:font-size-complex="10.1000003814697pt" style:font-weight-complex="normal"/>
    </style:style>
    <style:style style:name="T380" style:family="text">
      <style:text-properties fo:color="#000000" style:font-name="Times New Roman" fo:font-size="10.1000003814697pt" fo:font-weight="normal" officeooo:rsid="01f66c22" style:font-size-asian="10.1000003814697pt" style:font-weight-asian="normal" style:font-size-complex="10.1000003814697pt" style:font-weight-complex="normal"/>
    </style:style>
    <style:style style:name="T381" style:family="text">
      <style:text-properties fo:color="#000000" style:font-name="Times New Roman" fo:font-size="10.1000003814697pt" fo:font-weight="normal" officeooo:rsid="01f7f903" style:font-size-asian="10.1000003814697pt" style:font-weight-asian="normal" style:font-size-complex="10.1000003814697pt" style:font-weight-complex="normal"/>
    </style:style>
    <style:style style:name="T382" style:family="text">
      <style:text-properties fo:color="#000000" style:font-name="Times New Roman" fo:font-size="10.1000003814697pt" fo:font-weight="normal" officeooo:rsid="01f9f7c1" style:font-size-asian="10.1000003814697pt" style:font-weight-asian="normal" style:font-size-complex="10.1000003814697pt" style:font-weight-complex="normal"/>
    </style:style>
    <style:style style:name="T383" style:family="text">
      <style:text-properties fo:color="#000000" style:font-name="Times New Roman" fo:font-size="10.1000003814697pt" fo:font-weight="normal" officeooo:rsid="0208fd12" style:font-size-asian="10.1000003814697pt" style:font-weight-asian="normal" style:font-size-complex="10.1000003814697pt" style:font-weight-complex="normal"/>
    </style:style>
    <style:style style:name="T384" style:family="text">
      <style:text-properties fo:color="#000000" style:font-name="Times New Roman" fo:font-size="10.1000003814697pt" fo:font-weight="normal" officeooo:rsid="020972c3" style:font-size-asian="10.1000003814697pt" style:font-weight-asian="normal" style:font-size-complex="10.1000003814697pt" style:font-weight-complex="normal"/>
    </style:style>
    <style:style style:name="T385" style:family="text">
      <style:text-properties fo:color="#000000" style:font-name="Times New Roman" fo:font-size="10.1000003814697pt" fo:font-weight="normal" officeooo:rsid="020acf6b" style:font-size-asian="10.1000003814697pt" style:font-weight-asian="normal" style:font-size-complex="10.1000003814697pt" style:font-weight-complex="normal"/>
    </style:style>
    <style:style style:name="T386" style:family="text">
      <style:text-properties fo:color="#000000" style:font-name="Times New Roman" fo:font-size="10.1000003814697pt" fo:font-weight="normal" officeooo:rsid="020ba96e" style:font-size-asian="10.1000003814697pt" style:font-weight-asian="normal" style:font-size-complex="10.1000003814697pt" style:font-weight-complex="normal"/>
    </style:style>
    <style:style style:name="T387" style:family="text">
      <style:text-properties fo:color="#000000" style:font-name="Times New Roman" fo:font-size="10.1000003814697pt" fo:font-weight="normal" officeooo:rsid="020c7a2a" style:font-size-asian="10.1000003814697pt" style:font-weight-asian="normal" style:font-size-complex="10.1000003814697pt" style:font-weight-complex="normal"/>
    </style:style>
    <style:style style:name="T388" style:family="text">
      <style:text-properties fo:color="#000000" style:font-name="Times New Roman" fo:font-size="10.1000003814697pt" fo:font-weight="normal" officeooo:rsid="020fcc49" style:font-size-asian="10.1000003814697pt" style:font-weight-asian="normal" style:font-size-complex="10.1000003814697pt" style:font-weight-complex="normal"/>
    </style:style>
    <style:style style:name="T389" style:family="text">
      <style:text-properties fo:color="#000000" style:font-name="Times New Roman" fo:font-size="10.1000003814697pt" fo:font-weight="normal" officeooo:rsid="02111396" style:font-size-asian="10.1000003814697pt" style:font-weight-asian="normal" style:font-size-complex="10.1000003814697pt" style:font-weight-complex="normal"/>
    </style:style>
    <style:style style:name="T390" style:family="text">
      <style:text-properties fo:color="#000000" style:font-name="Times New Roman" fo:font-size="10.1000003814697pt" fo:font-weight="normal" officeooo:rsid="0212a20a" style:font-size-asian="10.1000003814697pt" style:font-weight-asian="normal" style:font-size-complex="10.1000003814697pt" style:font-weight-complex="normal"/>
    </style:style>
    <style:style style:name="T391" style:family="text">
      <style:text-properties fo:color="#000000" style:font-name="Times New Roman" fo:font-size="10.1000003814697pt" fo:font-weight="normal" officeooo:rsid="02142b48" style:font-size-asian="10.1000003814697pt" style:font-weight-asian="normal" style:font-size-complex="10.1000003814697pt" style:font-weight-complex="normal"/>
    </style:style>
    <style:style style:name="T392" style:family="text">
      <style:text-properties fo:color="#000000" style:font-name="Times New Roman" fo:font-size="10.1000003814697pt" fo:font-weight="normal" officeooo:rsid="0215c867" style:font-size-asian="10.1000003814697pt" style:font-weight-asian="normal" style:font-size-complex="10.1000003814697pt" style:font-weight-complex="normal"/>
    </style:style>
    <style:style style:name="T393" style:family="text">
      <style:text-properties fo:color="#000000" style:font-name="Times New Roman" fo:font-size="10.1000003814697pt" fo:font-weight="normal" officeooo:rsid="02176c12" style:font-size-asian="10.1000003814697pt" style:font-weight-asian="normal" style:font-size-complex="10.1000003814697pt" style:font-weight-complex="normal"/>
    </style:style>
    <style:style style:name="T394" style:family="text">
      <style:text-properties fo:color="#000000" style:font-name="Times New Roman" fo:font-size="10.1000003814697pt" fo:font-weight="normal" officeooo:rsid="021a033a" style:font-size-asian="10.1000003814697pt" style:font-weight-asian="normal" style:font-size-complex="10.1000003814697pt" style:font-weight-complex="normal"/>
    </style:style>
    <style:style style:name="T395" style:family="text">
      <style:text-properties fo:color="#000000" style:font-name="Times New Roman" fo:font-size="10.1000003814697pt" fo:font-weight="normal" officeooo:rsid="01811891" style:font-size-asian="10.1000003814697pt" style:font-weight-asian="normal" style:font-size-complex="10.1000003814697pt" style:font-weight-complex="normal"/>
    </style:style>
    <style:style style:name="T396" style:family="text">
      <style:text-properties fo:color="#000000" style:font-name="Times New Roman" fo:font-size="10.1000003814697pt" fo:font-weight="normal" officeooo:rsid="018225be" style:font-size-asian="10.1000003814697pt" style:font-weight-asian="normal" style:font-size-complex="10.1000003814697pt" style:font-weight-complex="normal"/>
    </style:style>
    <style:style style:name="T397" style:family="text">
      <style:text-properties fo:color="#000000" style:font-name="Times New Roman" fo:font-size="10.1000003814697pt" fo:font-weight="normal" officeooo:rsid="021a31b3" style:font-size-asian="10.1000003814697pt" style:font-weight-asian="normal" style:font-size-complex="10.1000003814697pt" style:font-weight-complex="normal"/>
    </style:style>
    <style:style style:name="T398" style:family="text">
      <style:text-properties fo:color="#000000" style:font-name="Times New Roman" fo:font-size="10.1000003814697pt" fo:font-weight="normal" officeooo:rsid="021aab9a" style:font-size-asian="10.1000003814697pt" style:font-weight-asian="normal" style:font-size-complex="10.1000003814697pt" style:font-weight-complex="normal"/>
    </style:style>
    <style:style style:name="T399" style:family="text">
      <style:text-properties fo:color="#000000" style:font-name="Times New Roman" fo:font-size="10.1000003814697pt" fo:font-weight="normal" officeooo:rsid="02299500" style:font-size-asian="10.1000003814697pt" style:font-weight-asian="normal" style:font-size-complex="10.1000003814697pt" style:font-weight-complex="normal"/>
    </style:style>
    <style:style style:name="T400" style:family="text">
      <style:text-properties fo:color="#000000" style:font-name="Times New Roman" fo:font-size="10.1000003814697pt" fo:font-weight="normal" officeooo:rsid="022a1c8c" style:font-size-asian="10.1000003814697pt" style:font-weight-asian="normal" style:font-size-complex="10.1000003814697pt" style:font-weight-complex="normal"/>
    </style:style>
    <style:style style:name="T401" style:family="text">
      <style:text-properties fo:color="#000000" style:font-name="Times New Roman" fo:font-size="10.1000003814697pt" fo:font-weight="normal" officeooo:rsid="022a8beb" style:font-size-asian="10.1000003814697pt" style:font-weight-asian="normal" style:font-size-complex="10.1000003814697pt" style:font-weight-complex="normal"/>
    </style:style>
    <style:style style:name="T402" style:family="text">
      <style:text-properties officeooo:rsid="00666c9e"/>
    </style:style>
    <style:style style:name="T403" style:family="text">
      <style:text-properties officeooo:rsid="00a9dc60"/>
    </style:style>
    <style:style style:name="T404" style:family="text">
      <style:text-properties officeooo:rsid="00aa59e9"/>
    </style:style>
    <style:style style:name="T405" style:family="text">
      <style:text-properties fo:font-size="10.1000003814697pt" officeooo:rsid="00aa59e9" style:font-size-asian="10.5pt"/>
    </style:style>
    <style:style style:name="T406" style:family="text">
      <style:text-properties fo:font-size="10.1000003814697pt" officeooo:rsid="00ab7da7" style:font-size-asian="10.5pt"/>
    </style:style>
    <style:style style:name="T407" style:family="text">
      <style:text-properties fo:font-size="10.1000003814697pt" officeooo:rsid="00ac0757" style:font-size-asian="10.5pt"/>
    </style:style>
    <style:style style:name="T408" style:family="text">
      <style:text-properties fo:font-size="10.1000003814697pt" officeooo:rsid="00ad73e1" style:font-size-asian="10.5pt"/>
    </style:style>
    <style:style style:name="T409" style:family="text">
      <style:text-properties fo:font-size="10.1000003814697pt" officeooo:rsid="01877965" style:font-size-asian="10.5pt"/>
    </style:style>
    <style:style style:name="T410" style:family="text">
      <style:text-properties officeooo:rsid="00ab7da7"/>
    </style:style>
    <style:style style:name="T411" style:family="text">
      <style:text-properties officeooo:rsid="00f2a84b"/>
    </style:style>
    <style:style style:name="T412" style:family="text">
      <style:text-properties officeooo:rsid="00f7971a"/>
    </style:style>
    <style:style style:name="T413" style:family="text">
      <style:text-properties officeooo:rsid="01d08c7f"/>
    </style:style>
    <style:style style:name="T414" style:family="text">
      <style:text-properties officeooo:rsid="01deeb5a"/>
    </style:style>
    <style:style style:name="T415" style:family="text">
      <style:text-properties fo:font-style="normal" style:font-name-asian="DejaVu Sans" style:font-style-asian="normal" style:font-name-complex="Lohit Hindi1" style:font-style-complex="normal"/>
    </style:style>
    <style:style style:name="T416" style:family="text">
      <style:text-properties fo:font-style="normal" officeooo:rsid="010ec090" style:font-name-asian="DejaVu Sans" style:font-style-asian="normal" style:font-name-complex="Lohit Hindi1" style:font-style-complex="normal"/>
    </style:style>
    <style:style style:name="T417" style:family="text">
      <style:text-properties officeooo:rsid="0010ffc7"/>
    </style:style>
    <style:style style:name="T418" style:family="text">
      <style:text-properties officeooo:rsid="023b0193"/>
    </style:style>
    <style:style style:name="T419" style:family="text">
      <style:text-properties officeooo:rsid="024205e7"/>
    </style:style>
    <style:style style:name="T420" style:family="text">
      <style:text-properties officeooo:rsid="024a41ba"/>
    </style:style>
    <style:style style:name="T421" style:family="text">
      <style:text-properties fo:color="#000000" style:font-name="Arial1" fo:font-size="7pt" style:font-size-asian="7pt" style:font-name-complex="Arial1" style:font-size-complex="7pt"/>
    </style:style>
    <style:style style:name="T422" style:family="text">
      <style:text-properties fo:color="#000000" style:font-name="Arial1" fo:font-size="6pt" style:font-size-asian="6pt" style:font-name-complex="Arial1" style:font-size-complex="6pt"/>
    </style:style>
    <style:style style:name="T423" style:family="text">
      <style:text-properties fo:color="#000000" style:font-name="Courier New" fo:font-size="8pt" style:font-size-asian="8pt" style:font-name-complex="Courier New" style:font-size-complex="8pt"/>
    </style:style>
    <style:style style:name="T424" style:family="text">
      <style:text-properties fo:color="#000000" style:font-name="Times New Roman1" fo:font-size="11pt" style:font-size-asian="11pt" style:font-name-complex="Times New Roman1" style:font-size-complex="11pt"/>
    </style:style>
    <style:style style:name="T425" style:family="text">
      <style:text-properties fo:color="#000000" style:font-name="OpenSymbol" fo:font-size="11pt" style:font-size-asian="11pt" style:font-name-complex="OpenSymbol" style:font-size-complex="11pt"/>
    </style:style>
    <style:style style:name="T426" style:family="text">
      <style:text-properties fo:color="#000000" style:font-name="OpenSymbol" fo:font-size="16pt" style:font-size-asian="16pt" style:font-name-complex="OpenSymbol" style:font-size-complex="16pt"/>
    </style:style>
    <style:style style:name="T427" style:family="text">
      <style:text-properties fo:color="#000000" style:font-name="Times New Roman1" fo:font-size="6.59999990463257pt" fo:font-style="italic" style:font-size-asian="6.59999990463257pt" style:font-name-complex="Times New Roman1" style:font-size-complex="6.59999990463257pt" style:font-style-complex="italic"/>
    </style:style>
    <style:style style:name="T428" style:family="text">
      <style:text-properties fo:color="#000000" style:font-name="OpenSymbol" fo:font-size="6.59999990463257pt" style:font-size-asian="6.59999990463257pt" style:font-name-complex="OpenSymbol" style:font-size-complex="6.59999990463257pt"/>
    </style:style>
    <style:style style:name="T429" style:family="text">
      <style:text-properties fo:color="#000000" style:font-name="Times New Roman1" fo:font-size="6.59999990463257pt" style:font-size-asian="6.59999990463257pt" style:font-name-complex="Times New Roman1" style:font-size-complex="6.59999990463257pt"/>
    </style:style>
    <style:style style:name="T430" style:family="text">
      <style:text-properties fo:color="#000000" style:font-name="Times New Roman1" fo:font-size="11pt" fo:font-style="italic" style:font-size-asian="11pt" style:font-name-complex="Times New Roman1" style:font-size-complex="11pt" style:font-style-complex="italic"/>
    </style:style>
    <style:style style:name="T431" style:family="text">
      <style:text-properties fo:color="#000000" style:font-name="OpenSymbol" fo:font-size="14.6000003814697pt" style:font-size-asian="14.6000003814697pt" style:font-name-complex="OpenSymbol" style:font-size-complex="14.6000003814697pt"/>
    </style:style>
    <style:style style:name="T432" style:family="text">
      <style:text-properties fo:color="#000000" style:font-name="OpenSymbol" fo:font-size="29.8999996185303pt" style:font-size-asian="29.8999996185303pt" style:font-name-complex="OpenSymbol" style:font-size-complex="29.8999996185303pt"/>
    </style:style>
    <style:style style:name="T433" style:family="text">
      <style:text-properties fo:color="#000000" style:font-name="Arial1" fo:font-size="6.09999990463257pt" style:font-size-asian="6.09999990463257pt" style:font-name-complex="Arial1" style:font-size-complex="6.09999990463257pt"/>
    </style:style>
    <style:style style:name="T434" style:family="text">
      <style:text-properties fo:color="#000000" style:font-name="Arial1" fo:font-size="6.90000009536743pt" style:font-size-asian="6.90000009536743pt" style:font-name-complex="Arial1" style:font-size-complex="6.90000009536743pt"/>
    </style:style>
    <style:style style:name="T435" style:family="text">
      <style:text-properties fo:color="#000000" style:font-name="Arial1" fo:font-size="7.09999990463257pt" style:font-size-asian="7.09999990463257pt" style:font-name-complex="Arial1" style:font-size-complex="7.09999990463257pt"/>
    </style:style>
    <style:style style:name="T436" style:family="text">
      <style:text-properties fo:color="#000000" style:font-name="Arial1" fo:font-size="6.5pt" style:font-size-asian="6.5pt" style:font-name-complex="Arial1" style:font-size-complex="6.5pt"/>
    </style:style>
    <style:style style:name="T437" style:family="text">
      <style:text-properties fo:color="#000000" style:font-name="Arial1" fo:font-size="5.5pt" style:font-size-asian="5.5pt" style:font-name-complex="Arial1" style:font-size-complex="5.5pt"/>
    </style:style>
    <style:style style:name="T438" style:family="text">
      <style:text-properties fo:color="#000000" style:font-name="Arial1" fo:font-size="5pt" style:font-size-asian="5pt" style:font-name-complex="Arial1" style:font-size-complex="5pt"/>
    </style:style>
    <style:style style:name="T439" style:family="text">
      <style:text-properties fo:color="#000000" style:font-name="Arial1" fo:font-size="7.19999980926514pt" style:font-size-asian="7.19999980926514pt" style:font-name-complex="Arial1" style:font-size-complex="7.19999980926514pt"/>
    </style:style>
    <text:list-style style:name="L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1.284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1.108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1.261cm" fo:padding-top="0cm" fo:padding-bottom="0cm" fo:padding-left="0cm" fo:padding-right="0cm" style:run-through="foreground"/>
    </style:style>
    <style:style style:name="gr6" style:family="graphic">
      <style:graphic-properties draw:stroke="solid" svg:stroke-width="0.004cm" svg:stroke-color="#000000" draw:marker-start="" draw:marker-end="" draw:fill="solid" draw:fill-color="#ffffff" fo:padding-top="0.002cm" fo:padding-bottom="0.002cm" fo:padding-left="0.002cm" fo:padding-right="0.002cm" style:run-through="foreground"/>
    </style:style>
    <style:style style:name="gr7" style:family="graphic">
      <style:graphic-properties draw:stroke="solid" svg:stroke-color="#000000" draw:marker-start="" draw:marker-end="" draw:fill="none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1.06cm" fo:padding-top="0cm" fo:padding-bottom="0cm" fo:padding-left="0cm" fo:padding-right="0cm" style:run-through="foreground"/>
    </style:style>
    <style:style style:name="gr9" style:family="graphic">
      <style:graphic-properties draw:stroke="solid" svg:stroke-width="0.004cm" svg:stroke-color="#000000" draw:marker-start="" draw:marker-end="" draw:fill="solid" draw:fill-color="#000000" fo:padding-top="0.002cm" fo:padding-bottom="0.002cm" fo:padding-left="0.002cm" fo:padding-right="0.002cm" style:run-through="foreground"/>
    </style:style>
    <style:style style:name="gr10" style:family="graphic">
      <style:graphic-properties draw:stroke="solid" svg:stroke-width="0.004cm" svg:stroke-color="#000000" draw:marker-start="" draw:marker-end="" draw:fill="none" fo:padding-top="0.002cm" fo:padding-bottom="0.002cm" fo:padding-left="0.002cm" fo:padding-right="0.002cm" style:run-through="foreground"/>
    </style:style>
    <style:style style:name="gr11" style:family="graphic">
      <style:graphic-properties draw:stroke="dash" svg:stroke-color="#000000" draw:marker-start="" draw:marker-end="" draw:fill="none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0.626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0.072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0.744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8cm" fo:min-width="1.286cm" fo:padding-top="0cm" fo:padding-bottom="0cm" fo:padding-left="0cm" fo:padding-right="0cm" style:run-through="foreground"/>
    </style:style>
    <style:style style:name="gr16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1.528cm" fo:padding-top="0cm" fo:padding-bottom="0cm" fo:padding-left="0cm" fo:padding-right="0cm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2.036cm" fo:padding-top="0cm" fo:padding-bottom="0cm" fo:padding-left="0cm" fo:padding-right="0cm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2.205cm" fo:padding-top="0cm" fo:padding-bottom="0cm" fo:padding-left="0cm" fo:padding-right="0cm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2.374cm" fo:padding-top="0cm" fo:padding-bottom="0cm" fo:padding-left="0cm" fo:padding-right="0cm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0.85cm" fo:padding-top="0cm" fo:padding-bottom="0cm" fo:padding-left="0cm" fo:padding-right="0cm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3.052cm" fo:padding-top="0cm" fo:padding-bottom="0cm" fo:padding-left="0cm" fo:padding-right="0cm" style:run-through="foreground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2.882cm" fo:padding-top="0cm" fo:padding-bottom="0cm" fo:padding-left="0cm" fo:padding-right="0cm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8.47cm" fo:padding-top="0cm" fo:padding-bottom="0cm" fo:padding-left="0cm" fo:padding-right="0cm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0.173cm" fo:padding-top="0cm" fo:padding-bottom="0cm" fo:padding-left="0cm" fo:padding-right="0cm" style:run-through="foreground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3.898cm" fo:padding-top="0cm" fo:padding-bottom="0cm" fo:padding-left="0cm" fo:padding-right="0cm" style:run-through="foreground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5.422cm" fo:padding-top="0cm" fo:padding-bottom="0cm" fo:padding-left="0cm" fo:padding-right="0cm" style:run-through="foreground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3.56cm" fo:padding-top="0cm" fo:padding-bottom="0cm" fo:padding-left="0cm" fo:padding-right="0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4.745cm" fo:padding-top="0cm" fo:padding-bottom="0cm" fo:padding-left="0cm" fo:padding-right="0cm" style:run-through="foreground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6.438cm" fo:padding-top="0cm" fo:padding-bottom="0cm" fo:padding-left="0cm" fo:padding-right="0cm" style:run-through="foreground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5.761cm" fo:padding-top="0cm" fo:padding-bottom="0cm" fo:padding-left="0cm" fo:padding-right="0cm" style:run-through="foreground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8.301cm" fo:padding-top="0cm" fo:padding-bottom="0cm" fo:padding-left="0cm" fo:padding-right="0cm" style:run-through="foreground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21cm" fo:min-width="2.544cm" fo:padding-top="0cm" fo:padding-bottom="0cm" fo:padding-left="0cm" fo:padding-right="0cm" style:run-through="foreground"/>
    </style:style>
    <style:style style:name="gr34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198cm" fo:padding-top="0cm" fo:padding-bottom="0cm" fo:padding-left="0cm" fo:padding-right="0cm" style:run-through="foreground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312cm" fo:padding-top="0cm" fo:padding-bottom="0cm" fo:padding-left="0cm" fo:padding-right="0cm" style:run-through="foreground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97cm" fo:min-width="0.452cm" fo:padding-top="0cm" fo:padding-bottom="0cm" fo:padding-left="0cm" fo:padding-right="0cm" style:run-through="foreground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2cm" fo:min-width="0.108cm" fo:padding-top="0cm" fo:padding-bottom="0cm" fo:padding-left="0cm" fo:padding-right="0cm" style:run-through="foreground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9cm" fo:min-width="0.189cm" fo:padding-top="0cm" fo:padding-bottom="0cm" fo:padding-left="0cm" fo:padding-right="0cm" style:run-through="foreground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2cm" fo:min-width="0.12cm" fo:padding-top="0cm" fo:padding-bottom="0cm" fo:padding-left="0cm" fo:padding-right="0cm" style:run-through="foreground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2cm" fo:min-width="0.093cm" fo:padding-top="0cm" fo:padding-bottom="0cm" fo:padding-left="0cm" fo:padding-right="0cm" style:run-through="foreground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212cm" fo:padding-top="0cm" fo:padding-bottom="0cm" fo:padding-left="0cm" fo:padding-right="0cm" style:run-through="foreground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176cm" fo:padding-top="0cm" fo:padding-bottom="0cm" fo:padding-left="0cm" fo:padding-right="0cm" style:run-through="foreground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9cm" fo:min-width="0.314cm" fo:padding-top="0cm" fo:padding-bottom="0cm" fo:padding-left="0cm" fo:padding-right="0cm" style:run-through="foreground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118cm" fo:padding-top="0cm" fo:padding-bottom="0cm" fo:padding-left="0cm" fo:padding-right="0cm" style:run-through="foreground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37cm" fo:min-width="0.164cm" fo:padding-top="0cm" fo:padding-bottom="0cm" fo:padding-left="0cm" fo:padding-right="0cm" style:run-through="foreground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432cm" fo:padding-top="0cm" fo:padding-bottom="0cm" fo:padding-left="0cm" fo:padding-right="0cm" style:run-through="foreground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111cm" fo:padding-top="0cm" fo:padding-bottom="0cm" fo:padding-left="0cm" fo:padding-right="0cm" style:run-through="foreground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125cm" fo:padding-top="0cm" fo:padding-bottom="0cm" fo:padding-left="0cm" fo:padding-right="0cm" style:run-through="foreground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9cm" fo:min-width="0.076cm" fo:padding-top="0cm" fo:padding-bottom="0cm" fo:padding-left="0cm" fo:padding-right="0cm" style:run-through="foreground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9cm" fo:min-width="0.178cm" fo:padding-top="0cm" fo:padding-bottom="0cm" fo:padding-left="0cm" fo:padding-right="0cm" style:run-through="foreground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228cm" fo:padding-top="0cm" fo:padding-bottom="0cm" fo:padding-left="0cm" fo:padding-right="0cm" style:run-through="foreground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3cm" fo:min-width="0.406cm" fo:padding-top="0cm" fo:padding-bottom="0cm" fo:padding-left="0cm" fo:padding-right="0cm" style:run-through="foreground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489cm" fo:padding-top="0cm" fo:padding-bottom="0cm" fo:padding-left="0cm" fo:padding-right="0cm" style:run-through="foreground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155cm" fo:padding-top="0cm" fo:padding-bottom="0cm" fo:padding-left="0cm" fo:padding-right="0cm" style:run-through="foreground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cm" fo:min-width="0.52cm" fo:padding-top="0cm" fo:padding-bottom="0cm" fo:padding-left="0cm" fo:padding-right="0cm" style:run-through="foreground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8cm" fo:min-width="0.219cm" fo:padding-top="0cm" fo:padding-bottom="0cm" fo:padding-left="0cm" fo:padding-right="0cm" style:run-through="foreground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cm" fo:min-width="0.864cm" fo:padding-top="0cm" fo:padding-bottom="0cm" fo:padding-left="0cm" fo:padding-right="0cm" style:run-through="foreground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cm" fo:min-width="1.228cm" fo:padding-top="0cm" fo:padding-bottom="0cm" fo:padding-left="0cm" fo:padding-right="0cm" style:run-through="foreground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cm" fo:min-width="0.854cm" fo:padding-top="0cm" fo:padding-bottom="0cm" fo:padding-left="0cm" fo:padding-right="0cm" style:run-through="foreground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cm" fo:min-width="1.235cm" fo:padding-top="0cm" fo:padding-bottom="0cm" fo:padding-left="0cm" fo:padding-right="0cm" style:run-through="foreground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cm" fo:min-width="1.247cm" fo:padding-top="0cm" fo:padding-bottom="0cm" fo:padding-left="0cm" fo:padding-right="0cm" style:run-through="foreground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cm" fo:min-width="1.042cm" fo:padding-top="0cm" fo:padding-bottom="0cm" fo:padding-left="0cm" fo:padding-right="0cm" style:run-through="foreground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cm" fo:min-width="1.845cm" fo:padding-top="0cm" fo:padding-bottom="0cm" fo:padding-left="0cm" fo:padding-right="0cm" style:run-through="foreground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5cm" fo:min-width="2.455cm" fo:padding-top="0cm" fo:padding-bottom="0cm" fo:padding-left="0cm" fo:padding-right="0cm" style:run-through="foreground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.266cm" fo:padding-top="0cm" fo:padding-bottom="0cm" fo:padding-left="0cm" fo:padding-right="0cm" style:run-through="foreground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517cm" fo:padding-top="0cm" fo:padding-bottom="0cm" fo:padding-left="0cm" fo:padding-right="0cm" style:run-through="foreground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206cm" fo:padding-top="0cm" fo:padding-bottom="0cm" fo:padding-left="0cm" fo:padding-right="0cm" style:run-through="foreground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504cm" fo:padding-top="0cm" fo:padding-bottom="0cm" fo:padding-left="0cm" fo:padding-right="0cm" style:run-through="foreground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0.868cm" fo:padding-top="0cm" fo:padding-bottom="0cm" fo:padding-left="0cm" fo:padding-right="0cm" style:run-through="foreground"/>
    </style:style>
    <style:style style:name="gr71" style:family="graphic">
      <style:graphic-properties draw:stroke="dash" svg:stroke-color="#4c4c4c" draw:marker-start="" draw:marker-end="" draw:fill="none" style:run-through="foreground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0.728cm" fo:padding-top="0cm" fo:padding-bottom="0cm" fo:padding-left="0cm" fo:padding-right="0cm" style:run-through="foreground"/>
    </style:style>
    <style:style style:name="gr73" style:family="graphic">
      <style:graphic-properties draw:stroke="solid" svg:stroke-width="0.004cm" svg:stroke-color="#4c4c4c" draw:marker-start="" draw:marker-end="" draw:fill="solid" draw:fill-color="#ffffff" fo:padding-top="0.002cm" fo:padding-bottom="0.002cm" fo:padding-left="0.002cm" fo:padding-right="0.002cm" style:run-through="foreground"/>
    </style:style>
    <style:style style:name="gr74" style:family="graphic">
      <style:graphic-properties draw:stroke="solid" svg:stroke-width="0.004cm" svg:stroke-color="#4c4c4c" draw:marker-start="" draw:marker-end="" draw:fill="solid" draw:fill-color="#000000" fo:padding-top="0.002cm" fo:padding-bottom="0.002cm" fo:padding-left="0.002cm" fo:padding-right="0.002cm" style:run-through="foreground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1.508cm" fo:padding-top="0cm" fo:padding-bottom="0cm" fo:padding-left="0cm" fo:padding-right="0cm" style:run-through="foreground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1.395cm" fo:padding-top="0cm" fo:padding-bottom="0cm" fo:padding-left="0cm" fo:padding-right="0cm" style:run-through="foreground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1.266cm" fo:padding-top="0cm" fo:padding-bottom="0cm" fo:padding-left="0cm" fo:padding-right="0cm" style:run-through="foreground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1.383cm" fo:padding-top="0cm" fo:padding-bottom="0cm" fo:padding-left="0cm" fo:padding-right="0cm" style:run-through="foreground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2.524cm" fo:padding-top="0cm" fo:padding-bottom="0cm" fo:padding-left="0cm" fo:padding-right="0cm" style:run-through="foreground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3.244cm" fo:padding-top="0cm" fo:padding-bottom="0cm" fo:padding-left="0cm" fo:padding-right="0cm" style:run-through="foreground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1cm" fo:min-width="0.575cm" fo:padding-top="0cm" fo:padding-bottom="0cm" fo:padding-left="0cm" fo:padding-right="0cm" style:run-through="foreground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6cm" fo:padding-top="0cm" fo:padding-bottom="0cm" fo:padding-left="0cm" fo:padding-right="0cm" style:run-through="foreground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2.926cm" fo:padding-top="0cm" fo:padding-bottom="0cm" fo:padding-left="0cm" fo:padding-right="0cm" style:run-through="foreground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707cm" fo:padding-top="0cm" fo:padding-bottom="0cm" fo:padding-left="0cm" fo:padding-right="0cm" style:run-through="foreground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843cm" fo:padding-top="0cm" fo:padding-bottom="0cm" fo:padding-left="0cm" fo:padding-right="0cm" style:run-through="foreground"/>
    </style:style>
    <style:style style:name="gr86" style:family="graphic">
      <style:graphic-properties draw:stroke="none" draw:marker-start="" draw:marker-end="" draw:fill="solid" draw:fill-color="#000000" style:run-through="foreground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1.154cm" fo:padding-top="0cm" fo:padding-bottom="0cm" fo:padding-left="0cm" fo:padding-right="0cm" style:run-through="foreground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575cm" fo:padding-top="0cm" fo:padding-bottom="0cm" fo:padding-left="0cm" fo:padding-right="0cm" style:run-through="foreground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4.11cm" fo:padding-top="0cm" fo:padding-bottom="0cm" fo:padding-left="0cm" fo:padding-right="0cm" style:run-through="foreground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5.44cm" fo:padding-top="0cm" fo:padding-bottom="0cm" fo:padding-left="0cm" fo:padding-right="0cm" style:run-through="foreground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524cm" fo:padding-top="0cm" fo:padding-bottom="0cm" fo:padding-left="0cm" fo:padding-right="0cm" style:run-through="foreground"/>
    </style:style>
    <style:style style:name="gr9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624cm" fo:padding-top="0cm" fo:padding-bottom="0cm" fo:padding-left="0cm" fo:padding-right="0cm" style:run-through="foreground"/>
    </style:style>
    <style:style style:name="gr9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1.191cm" fo:padding-top="0cm" fo:padding-bottom="0cm" fo:padding-left="0cm" fo:padding-right="0cm" style:run-through="foreground"/>
    </style:style>
    <style:style style:name="gr9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739cm" fo:padding-top="0cm" fo:padding-bottom="0cm" fo:padding-left="0cm" fo:padding-right="0cm" style:run-through="foreground"/>
    </style:style>
    <style:style style:name="gr9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51cm" fo:padding-top="0cm" fo:padding-bottom="0cm" fo:padding-left="0cm" fo:padding-right="0cm" style:run-through="foreground"/>
    </style:style>
    <style:style style:name="gr9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215cm" fo:padding-top="0cm" fo:padding-bottom="0cm" fo:padding-left="0cm" fo:padding-right="0cm" style:run-through="foreground"/>
    </style:style>
    <style:style style:name="gr9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497cm" fo:padding-top="0cm" fo:padding-bottom="0cm" fo:padding-left="0cm" fo:padding-right="0cm" style:run-through="foreground"/>
    </style:style>
    <style:style style:name="gr9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5cm" fo:min-width="0.672cm" fo:padding-top="0cm" fo:padding-bottom="0cm" fo:padding-left="0cm" fo:padding-right="0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<text:span text:style-name="T266">Bitcoin: </text:span><text:span text:style-name="T267">Eş</text:span><text:span text:style-name="T271">ler</text:span><text:span text:style-name="T270"> Arası</text:span><text:span text:style-name="T268"> Elektronik Bir</text:span><text:span text:style-name="T269"> Ö</text:span><text:span text:style-name="T270">deme</text:span><text:span text:style-name="T268"> Sistemi</text:span></text:h>
      <text:p text:style-name="P2"/>
      <text:p text:style-name="P2">Satoshi Nakamoto</text:p>
      <text:p text:style-name="P2">satoshin@gmx.com</text:p>
      <text:p text:style-name="P2">www.bitcoin.org</text:p>
      <text:p text:style-name="P2"/>
      <text:p text:style-name="P40"><text:span text:style-name="T299">Translated in T</text:span><text:span text:style-name="T298">urkish</text:span><text:span text:style-name="T299"> from </text:span><text:a xlink:type="simple" xlink:href="https://bitcoin.org/bitcoin.pdf" text:style-name="Internet_20_link" text:visited-style-name="Visited_20_Internet_20_Link"><text:span text:style-name="T299">bitcoin.org/bitcoin.pdf</text:span></text:a><text:span text:style-name="T299"> </text:span><text:span text:style-name="T298">by </text:span><text:a xlink:type="simple" xlink:href="https://about.me/efecini" text:style-name="Internet_20_link" text:visited-style-name="Visited_20_Internet_20_Link"><text:span text:style-name="T298">Efe Cini</text:span></text:a><text:span text:style-name="T298"> (</text:span><text:a xlink:type="simple" xlink:href="https://www.linkedin.com/in/efecini/" text:style-name="Internet_20_link" text:visited-style-name="Visited_20_Internet_20_Link"><text:span text:style-name="T297">https://www.linkedin.com/in/efecini/</text:span></text:a><text:span text:style-name="T298">)</text:span></text:p>
      <text:p text:style-name="P2"/>
      <text:p text:style-name="P65"><text:span text:style-name="T258">Ö</text:span><text:span text:style-name="T259">zet</text:span><text:span text:style-name="T258">. <text:s/></text:span><text:span text:style-name="T3">T</text:span><text:span text:style-name="T4">amamen eşler arası çalışan bir elektronik ö</text:span><text:span text:style-name="T126">deme</text:span><text:span text:style-name="T4"> sistemi, çevrimiçi ödemelerin bir finans kurumundan geçmeden, doğrudan bir taraftan diğerine gö</text:span><text:span text:style-name="T221">nderilmesine</text:span><text:span text:style-name="T4"> olanak sağla</text:span><text:span text:style-name="T221">maktadır</text:span><text:span text:style-name="T3">. <text:s/></text:span><text:span text:style-name="T5">Dijital imzalar çözümün bir parçasıdır ancak çift harcamayı önlem</text:span><text:span text:style-name="T317">ek için y</text:span><text:span text:style-name="T318">ine de</text:span><text:span text:style-name="T317"> üçüncü </text:span><text:span text:style-name="T318">bir tarafa güvenmek</text:span><text:span text:style-name="T317"> l</text:span><text:span text:style-name="T380">azım ise,</text:span><text:span text:style-name="T317"> a</text:span><text:span text:style-name="T319">sıl</text:span><text:span text:style-name="T317"> fayda </text:span><text:span text:style-name="T320">kaybolmuş </text:span><text:span text:style-name="T318">demektir</text:span><text:span text:style-name="T321">. <text:s/>Ç</text:span><text:span text:style-name="T322">ift harcama problemine eşler arası ağ kullanarak </text:span><text:span text:style-name="T319">bir </text:span><text:span text:style-name="T322">çözüm önerm</text:span><text:span text:style-name="T381">ekteyiz</text:span><text:span text:style-name="T322">. <text:s/></text:span><text:span text:style-name="T316">Ağ, işlem</text:span><text:span text:style-name="T6">leri süregelen </text:span><text:span text:style-name="T42">ö</text:span><text:span text:style-name="T127">zet</text:span><text:span text:style-name="T6"> tabanlı bir iş kanıtı zinci</text:span><text:span text:style-name="T128">rin</text:span><text:span text:style-name="T134">e ekleyerek</text:span><text:span text:style-name="T6"> zaman damgasıyla işaretlem</text:span><text:span text:style-name="T222">ekte</text:span><text:span text:style-name="T6"> ve iş kanıtı t</text:span><text:span text:style-name="T129">ekrarlanmadan </text:span><text:span text:style-name="T6">değiştirilemeyen bir kayıt </text:span><text:span text:style-name="T316">oluşturm</text:span><text:span text:style-name="T382">aktadır</text:span><text:span text:style-name="T6">. <text:s/>En uzun zincir, sadece şahit olunan olayların sırasının </text:span><text:span text:style-name="T7">kanıtı </text:span><text:span text:style-name="T6">o</text:span><text:span text:style-name="T7">larak hizmet etmem</text:span><text:span text:style-name="T223">ekte</text:span><text:span text:style-name="T7">,</text:span><text:span text:style-name="T6"> ayrıc</text:span><text:span text:style-name="T7">a </text:span><text:span text:style-name="T11">kendisinin</text:span><text:span text:style-name="T7"> </text:span><text:span text:style-name="T6">en büyük iş</text:span><text:span text:style-name="T130">lemci</text:span><text:span text:style-name="T6"> gücüne sahip havuzdan geldiğini</text:span><text:span text:style-name="T130">n</text:span><text:span text:style-name="T6"> </text:span><text:span text:style-name="T11">de k</text:span><text:span text:style-name="T130">anıtı </text:span><text:span text:style-name="T223">olmaktadır</text:span><text:span text:style-name="T7">. <text:s/>İş</text:span><text:span text:style-name="T131">lemci</text:span><text:span text:style-name="T7"> </text:span><text:span text:style-name="T8">gücünün çoğunluğu, ağa saldırmak için işbirliği yapmayan düğümler tarafından kontrol edildiği sürece, en uzun zinciri oluşturacak</text:span><text:span text:style-name="T7"> </text:span><text:span text:style-name="T8">ve saldırganları geride bırakacak</text:span><text:span text:style-name="T11">tı</text:span><text:span text:style-name="T132">r.</text:span><text:span text:style-name="T8"> <text:s/>Ağın kendisi minimal bir yapıya g</text:span><text:span text:style-name="T9">ereksinim</text:span><text:span text:style-name="T8"> duym</text:span><text:span text:style-name="T223">aktadır</text:span><text:span text:style-name="T8">. <text:s/></text:span><text:span text:style-name="T10">Mesajlar elden gelenin en iyisi t</text:span><text:span text:style-name="T11">emeline</text:span><text:span text:style-name="T10"> göre yayınlanm</text:span><text:span text:style-name="T225">akta</text:span><text:span text:style-name="T10"> ve düğümler istedikleri zaman ağdan ayrılı</text:span><text:span text:style-name="T12">p,</text:span><text:span text:style-name="T11"> </text:span><text:span text:style-name="T10">ağ </text:span><text:span text:style-name="T134">dışında</text:span><text:span text:style-name="T133"> kaldıkları</text:span><text:span text:style-name="T12"> süre </text:span><text:span text:style-name="T133">içerisinde</text:span><text:span text:style-name="T12"> </text:span><text:span text:style-name="T10">olanların kanıtı</text:span><text:span text:style-name="T133"> olarak</text:span><text:span text:style-name="T12"> en uzun iş kanıtı zincirini</text:span><text:span text:style-name="T10"> kabul e</text:span><text:span text:style-name="T224">tmek şartıyla</text:span><text:span text:style-name="T12"> </text:span><text:span text:style-name="T10">ağa </text:span><text:span text:style-name="T13">tekrar</text:span><text:span text:style-name="T10"> katılabilm</text:span><text:span text:style-name="T225">ektedirler</text:span><text:span text:style-name="T10">.</text:span></text:p>
      <text:p text:style-name="P64"><text:span text:style-name="T10"/></text:p>
      <text:h text:style-name="Heading_20_2" text:outline-level="2"><text:span text:style-name="T272">1. <text:s text:c="3"/></text:span><text:span text:style-name="T279">G</text:span><text:span text:style-name="T280">iriş</text:span><text:span text:style-name="T300"> </text:span></text:h>
      <text:p text:style-name="P14"><text:span text:style-name="T14">İnternet’</text:span><text:span text:style-name="T22">te</text:span><text:span text:style-name="T14"> t</text:span><text:span text:style-name="T15">icaret</text:span><text:span text:style-name="T14"> neredeyse tamamen elektronik ödemeleri işleye</text:span><text:span text:style-name="T15">rek</text:span><text:span text:style-name="T14"> güvenile</text:span><text:span text:style-name="T146">n</text:span><text:span text:style-name="T15"> bir</text:span><text:span text:style-name="T14"> üçüncü taraf olarak </text:span><text:span text:style-name="T15">hizmet veren </text:span><text:span text:style-name="T14">finansal kurumlara bağımlı hale gel</text:span><text:span text:style-name="T16">miştir</text:span><text:span text:style-name="T14">. <text:s/>Sistem çoğu işlem için </text:span><text:span text:style-name="T135">yeteri kadar</text:span><text:span text:style-name="T14"> iyi çalışıyor olsa da, güvene dayalı bir model olmanın </text:span><text:span text:style-name="T17">doğasında var olan zaaflardan hala muzdariptir. <text:s/></text:span><text:span text:style-name="T18">Finansal kurumlar </text:span><text:span text:style-name="T19">a</text:span><text:span text:style-name="T24">nlaşmazlık </text:span><text:span text:style-name="T135">durumlarında</text:span><text:span text:style-name="T19"> a</text:span><text:span text:style-name="T23">rabuluculuktan</text:span><text:span text:style-name="T19"> </text:span><text:span text:style-name="T18">kaçınamadıkları içi</text:span><text:span text:style-name="T24">n </text:span><text:span text:style-name="T27">geri döndürülemez</text:span><text:span text:style-name="T24"> işlemler</text:span><text:span text:style-name="T18"> a</text:span><text:span text:style-name="T24">slında</text:span><text:span text:style-name="T18"> mümkün d</text:span><text:span text:style-name="T19">eğildir. <text:s/>Arabuluculuk m</text:span><text:span text:style-name="T20">aliyeti</text:span><text:span text:style-name="T19"> işlem m</text:span><text:span text:style-name="T20">aliyetlerini</text:span><text:span text:style-name="T19"> yükseltm</text:span><text:span text:style-name="T226">ekte</text:span><text:span text:style-name="T19">, mümkün olan m</text:span><text:span text:style-name="T25">inimum</text:span><text:span text:style-name="T19"> işlem bü</text:span><text:span text:style-name="T25">yüklüğünü</text:span><text:span text:style-name="T19"> sınırla</text:span><text:span text:style-name="T26">m</text:span><text:span text:style-name="T226">akta</text:span><text:span text:style-name="T21">, </text:span><text:span text:style-name="T20">sıradan </text:span><text:span text:style-name="T19">küçük işlemleri engelle</text:span><text:span text:style-name="T226">mekte</text:span><text:span text:style-name="T25">, </text:span><text:span text:style-name="T136">dahası</text:span><text:span text:style-name="T25"> geri döndürüleme</text:span><text:span text:style-name="T27">z</text:span><text:span text:style-name="T25"> hizmetler için geri döndürülemez ödeme y</text:span><text:span text:style-name="T27">apma</text:span><text:span text:style-name="T25"> imkanının olmaması masrafl</text:span><text:span text:style-name="T136">ar</text:span><text:span text:style-name="T25">ı </text:span><text:span text:style-name="T136">arttırmaktadır.</text:span><text:span text:style-name="T25"> <text:s/></text:span><text:span text:style-name="T19">İşlemi</text:span><text:span text:style-name="T28">n</text:span><text:span text:style-name="T19"> geri döndürü</text:span><text:span text:style-name="T28">l</text:span><text:span text:style-name="T19">me ihtimali ile birlikte güven </text:span><text:span text:style-name="T28">ihtiyacı art</text:span><text:span text:style-name="T227">maktadır</text:span><text:span text:style-name="T28">. <text:s/>Satıcılar</text:span><text:span text:style-name="T29"> </text:span><text:span text:style-name="T137">normalde i</text:span><text:span text:style-name="T140">htiyaç duymadıkları</text:span><text:span text:style-name="T137"> </text:span><text:span text:style-name="T138">ekstra bilgi</text:span><text:span text:style-name="T139">yi müşteriden</text:span><text:span text:style-name="T138"> </text:span><text:span text:style-name="T139">isterk</text:span><text:span text:style-name="T141">en</text:span><text:span text:style-name="T138"> dikkatli olmalıdır çü</text:span><text:span text:style-name="T141">nkü bu müşterileri rahatsız edecektir</text:span><text:span text:style-name="T28">. <text:s/></text:span><text:span text:style-name="T30">Belli bir orandaki dolandırıcılık kaçınılmaz olarak kabul edilir. <text:s/>Bu maliyetler ve ödeme belirsizlikler</text:span><text:span text:style-name="T142">i</text:span><text:span text:style-name="T30"> yüzyüze alışverişte fiziksel para birimi kullanımıyla giderilebilir ancak bir iletişim kanalı üzerinden, </text:span><text:span text:style-name="T31">güvenilir bir taraf olmak</text:span><text:span text:style-name="T141">sızın</text:span><text:span text:style-name="T31"> </text:span><text:span text:style-name="T30">ödeme yapılabile</text:span><text:span text:style-name="T143">n</text:span><text:span text:style-name="T30"> bir mekanizma bulunmamaktadır.</text:span></text:p>
      <text:p text:style-name="P29"><text:span text:style-name="T146">A</text:span><text:span text:style-name="T147">sıl gereken,</text:span><text:span text:style-name="T14"> güven yerine kriptografik kanıta dayalı, iki </text:span><text:span text:style-name="T32">istekli </text:span><text:span text:style-name="T14">tarafın, üçüncü bir güvenilir t</text:span><text:span text:style-name="T32">arafa</text:span><text:span text:style-name="T14"> gerek duymadan doğrudan birbiriyle işlem y</text:span><text:span text:style-name="T32">apabilmelerini mümkün kılan</text:span><text:span text:style-name="T14"> bir elektronik ödem</text:span><text:span text:style-name="T302">e sistemidir. <text:s/>Geri döndürülmesi </text:span><text:span text:style-name="T323">h</text:span><text:span text:style-name="T327">esaba dayalı</text:span><text:span text:style-name="T324"> o</text:span><text:span text:style-name="T326">larak</text:span><text:span text:style-name="T323"> mümkün </text:span><text:span text:style-name="T325">ol</text:span><text:span text:style-name="T323">mayan</text:span><text:span text:style-name="T325"> </text:span><text:span text:style-name="T302">işlemler satıcıları dolandırıcılığ</text:span><text:span text:style-name="T327">a karşı </text:span><text:span text:style-name="T302">koruyacak </text:span><text:span text:style-name="T327">ve alıcıları koruyacak rutin emanetçi mekanizmalar kolayca uygulanabilecektir</text:span><text:span text:style-name="T302">. <text:s/>B</text:span><text:span text:style-name="T14">u makalede, eş</text:span><text:span text:style-name="T33">ler arası </text:span><text:span text:style-name="T14">dağıtık bir zaman damgası sunucusu </text:span><text:span text:style-name="T34">ile</text:span><text:span text:style-name="T14"> işlemlerin k</text:span><text:span text:style-name="T33">ronolojik</text:span><text:span text:style-name="T14"> sırasını</text:span><text:span text:style-name="T34">n</text:span><text:span text:style-name="T14"> h</text:span><text:span text:style-name="T148">esaba dayalı</text:span><text:span text:style-name="T34"> kanıtını oluşturarak, </text:span><text:span text:style-name="T14">ç</text:span><text:span text:style-name="T34">ift </text:span><text:span text:style-name="T14">harcama problemine bir çözüm önerm</text:span><text:span text:style-name="T228">ekteyiz</text:span><text:span text:style-name="T14">. <text:s/>S</text:span><text:span text:style-name="T145">istem, d</text:span><text:span text:style-name="T14">ürüst düğümler işbirliği h</text:span><text:span text:style-name="T35">alindeki</text:span><text:span text:style-name="T14"> herhangi bir saldırgan düğüm </text:span><text:soft-page-break/><text:span text:style-name="T14">grubundan daha fazla iş</text:span><text:span text:style-name="T144">lemci</text:span><text:span text:style-name="T14"> gücünü toplu </text:span><text:span text:style-name="T144">olarak</text:span><text:span text:style-name="T14"> kontrol ettiği sürece güvenli</text:span><text:span text:style-name="T149">dir.</text:span></text:p>
      <text:h text:style-name="P43" text:outline-level="2">2. <text:s text:c="3"/>İş<text:span text:style-name="T402">lemler</text:span></text:h>
      <text:p text:style-name="P15"><text:span text:style-name="T14">Elektronik parayı dijital </text:span><text:span text:style-name="T150">bir </text:span><text:span text:style-name="T14">imza zinciri olarak tanımla</text:span><text:span text:style-name="T229">maktayız</text:span><text:span text:style-name="T14">. <text:s/></text:span><text:span text:style-name="T36">Her </text:span><text:span text:style-name="T37">para </text:span><text:span text:style-name="T36">sahi</text:span><text:span text:style-name="T37">bi,</text:span><text:span text:style-name="T36"> paranı</text:span><text:span text:style-name="T152">n</text:span><text:span text:style-name="T36"> bir önceki işlemiy</text:span><text:span text:style-name="T152">le birlikte, </text:span><text:span text:style-name="T36">p</text:span><text:span text:style-name="T152">arayı alacak kişinin</text:span><text:span text:style-name="T36"> açık ana</text:span><text:span text:style-name="T152">h</text:span><text:span text:style-name="T36">tar </text:span><text:span text:style-name="T42">ö</text:span><text:span text:style-name="T151">zetini</text:span><text:span text:style-name="T36"> dijital olarak imzalayıp paranın sonuna ekleyerek, bir sonraki sahib</text:span><text:span text:style-name="T37">e </text:span><text:span text:style-name="T152">o parayı</text:span><text:span text:style-name="T36"> yolla</text:span><text:span text:style-name="T230">maktadır</text:span><text:span text:style-name="T36">. <text:s/>Ö</text:span><text:span text:style-name="T38">deme</text:span><text:span text:style-name="T152">yi</text:span><text:span text:style-name="T38"> alan kişi mü</text:span><text:span text:style-name="T39">lkiyet</text:span><text:span text:style-name="T38"> zincirini doğrulama</text:span><text:span text:style-name="T301">k için</text:span><text:span text:style-name="T302"> </text:span><text:span text:style-name="T301">imzaları doğrulayabilir.</text:span></text:p>
      <text:p text:style-name="P3"/>
      <text:p text:style-name="P9"><draw:g text:anchor-type="as-char" svg:y="-3.201cm" draw:z-index="13" draw:style-name="gr1"><draw:polygon draw:style-name="gr2" draw:text-style-name="P66" svg:width="2.161cm" svg:height="3.933cm" svg:x="0.589cm" svg:y="0cm" svg:viewBox="0 0 2162 3934" draw:points="1083,3934 0,3934 0,0 2162,0 2162,3934"><text:p/></draw:polygon><draw:polygon draw:style-name="gr2" draw:text-style-name="P66" svg:width="1.767cm" svg:height="0.786cm" svg:x="0.786cm" svg:y="0.589cm" svg:viewBox="0 0 1768 787" draw:points="886,787 0,787 0,0 1768,0 1768,787"><text:p/></draw:polygon><draw:frame draw:style-name="gr3" draw:text-style-name="P68" svg:width="1.285cm" svg:height="0.288cm" svg:x="0.776cm" svg:y="0.141cm"><draw:text-box><text:p text:style-name="P67"><text:span text:style-name="T421">İşlem</text:span></text:p></draw:text-box></draw:frame><draw:frame draw:style-name="gr4" draw:text-style-name="P69" svg:width="1.108cm" svg:height="0.288cm" svg:x="1.118cm" svg:y="0.737cm"><draw:text-box><text:p text:style-name="P67"><text:span text:style-name="T422">1. Sahibin</text:span></text:p></draw:text-box></draw:frame><draw:polygon draw:style-name="gr2" draw:text-style-name="P66" svg:width="1.375cm" svg:height="0.785cm" svg:x="0.984cm" svg:y="2.947cm" svg:viewBox="0 0 1376 786" draw:points="688,786 0,786 0,0 1376,0 1376,786"><text:p/></draw:polygon><draw:frame draw:style-name="gr5" draw:text-style-name="P69" svg:width="1.262cm" svg:height="0.288cm" svg:x="1.087cm" svg:y="1.009cm"><draw:text-box><text:p text:style-name="P67"><text:span text:style-name="T422">Açık Anahtarı</text:span></text:p></draw:text-box></draw:frame><draw:frame draw:style-name="gr4" draw:text-style-name="P69" svg:width="1.108cm" svg:height="0.288cm" svg:x="1.125cm" svg:y="3.09cm"><draw:text-box><text:p text:style-name="P67"><text:span text:style-name="T422">0. Sahibin</text:span></text:p></draw:text-box></draw:frame><draw:polygon draw:style-name="gr6" draw:text-style-name="P66" svg:width="0.785cm" svg:height="0.394cm" svg:x="1.178cm" svg:y="1.965cm" svg:viewBox="0 0 786 395" draw:points="395,395 0,395 0,0 786,0 786,395"><text:p/></draw:polygon><draw:polygon draw:style-name="gr7" draw:text-style-name="P70" svg:width="0.785cm" svg:height="0.394cm" svg:x="1.178cm" svg:y="1.965cm" svg:viewBox="0 0 786 395" draw:points="395,395 0,395 0,0 786,0 786,395"><text:p/></draw:polygon><draw:frame draw:style-name="gr8" draw:text-style-name="P69" svg:width="1.061cm" svg:height="0.288cm" svg:x="1.147cm" svg:y="3.362cm"><draw:text-box><text:p text:style-name="P67"><text:span text:style-name="T422">İmzası</text:span></text:p></draw:text-box></draw:frame><draw:polygon draw:style-name="gr9" draw:text-style-name="P71" svg:width="0.158cm" svg:height="0.232cm" svg:x="1.689cm" svg:y="1.732cm" svg:viewBox="0 0 159 233" draw:points="78,233 0,0 159,0"><text:p/></draw:polygon><draw:line draw:style-name="gr10" draw:text-style-name="P70" svg:x1="1.766cm" svg:y1="1.379cm" svg:x2="1.766cm" svg:y2="1.781cm"><text:p/></draw:line><draw:polygon draw:style-name="gr9" draw:text-style-name="P71" svg:width="0.154cm" svg:height="0.236cm" svg:x="1.495cm" svg:y="2.716cm" svg:viewBox="0 0 155 237" draw:points="78,237 0,0 155,0"><text:p/></draw:polygon><draw:line draw:style-name="gr10" draw:text-style-name="P70" svg:x1="1.572cm" svg:y1="2.36cm" svg:x2="1.572cm" svg:y2="2.763cm"><text:p/></draw:line><draw:line draw:style-name="gr11" draw:text-style-name="P70" svg:x1="2.36cm" svg:y1="1.379cm" svg:x2="2.36cm" svg:y2="2.363cm"><text:p/></draw:line><draw:polygon draw:style-name="gr2" draw:text-style-name="P66" svg:width="2.162cm" svg:height="3.933cm" svg:x="3.735cm" svg:y="0cm" svg:viewBox="0 0 2163 3934" draw:points="1080,3934 0,3934 0,0 2163,0 2163,3934"><text:p/></draw:polygon><draw:frame draw:style-name="gr12" draw:text-style-name="P69" svg:width="0.627cm" svg:height="0.288cm" svg:x="1.291cm" svg:y="2.046cm"><draw:text-box><text:p text:style-name="P67"><text:span text:style-name="T422">Özet</text:span></text:p></draw:text-box></draw:frame><draw:polygon draw:style-name="gr2" draw:text-style-name="P66" svg:width="1.77cm" svg:height="0.786cm" svg:x="3.929cm" svg:y="0.589cm" svg:viewBox="0 0 1771 787" draw:points="886,787 0,787 0,0 1771,0 1771,787"><text:p/></draw:polygon><draw:frame draw:style-name="gr3" draw:text-style-name="P68" svg:width="1.285cm" svg:height="0.288cm" svg:x="3.93cm" svg:y="0.141cm"><draw:text-box><text:p text:style-name="P67"><text:span text:style-name="T421">İşlem</text:span></text:p></draw:text-box></draw:frame><draw:frame draw:style-name="gr4" draw:text-style-name="P69" svg:width="1.108cm" svg:height="0.288cm" svg:x="4.272cm" svg:y="0.737cm"><draw:text-box><text:p text:style-name="P67"><text:span text:style-name="T422">2. Sahibin</text:span></text:p></draw:text-box></draw:frame><draw:polygon draw:style-name="gr2" draw:text-style-name="P66" svg:width="1.375cm" svg:height="0.785cm" svg:x="4.127cm" svg:y="2.947cm" svg:viewBox="0 0 1376 786" draw:points="688,786 0,786 0,0 1376,0 1376,786"><text:p/></draw:polygon><draw:frame draw:style-name="gr5" draw:text-style-name="P69" svg:width="1.262cm" svg:height="0.288cm" svg:x="4.237cm" svg:y="1.009cm"><draw:text-box><text:p text:style-name="P67"><text:span text:style-name="T422">Açık Anahtarı</text:span></text:p></draw:text-box></draw:frame><draw:frame draw:style-name="gr4" draw:text-style-name="P69" svg:width="1.108cm" svg:height="0.288cm" svg:x="4.258cm" svg:y="3.09cm"><draw:text-box><text:p text:style-name="P67"><text:span text:style-name="T422">1. Sahibin</text:span></text:p></draw:text-box></draw:frame><draw:polygon draw:style-name="gr6" draw:text-style-name="P66" svg:width="0.786cm" svg:height="0.394cm" svg:x="4.324cm" svg:y="1.965cm" svg:viewBox="0 0 787 395" draw:points="392,395 0,395 0,0 787,0 787,395"><text:p/></draw:polygon><draw:polygon draw:style-name="gr7" draw:text-style-name="P70" svg:width="0.786cm" svg:height="0.394cm" svg:x="4.324cm" svg:y="1.965cm" svg:viewBox="0 0 787 395" draw:points="392,395 0,395 0,0 787,0 787,395"><text:p/></draw:polygon><draw:frame draw:style-name="gr8" draw:text-style-name="P73" svg:width="1.061cm" svg:height="0.288cm" svg:x="4.279cm" svg:y="3.362cm"><draw:text-box><text:p text:style-name="P72"><text:span text:style-name="T422">İmzası</text:span></text:p></draw:text-box></draw:frame><draw:polygon draw:style-name="gr9" draw:text-style-name="P71" svg:width="0.154cm" svg:height="0.232cm" svg:x="4.836cm" svg:y="1.732cm" svg:viewBox="0 0 155 233" draw:points="78,233 0,0 155,0"><text:p/></draw:polygon><draw:line draw:style-name="gr10" draw:text-style-name="P70" svg:x1="4.914cm" svg:y1="1.379cm" svg:x2="4.914cm" svg:y2="1.781cm"><text:p/></draw:line><draw:polygon draw:style-name="gr9" draw:text-style-name="P71" svg:width="0.158cm" svg:height="0.236cm" svg:x="4.638cm" svg:y="2.716cm" svg:viewBox="0 0 159 237" draw:points="78,237 0,0 159,0"><text:p/></draw:polygon><draw:line draw:style-name="gr10" draw:text-style-name="P70" svg:x1="4.716cm" svg:y1="2.36cm" svg:x2="4.716cm" svg:y2="2.763cm"><text:p/></draw:line><draw:polygon draw:style-name="gr9" draw:text-style-name="P71" svg:width="0.246cm" svg:height="0.165cm" svg:x="3.88cm" svg:y="2.981cm" svg:viewBox="0 0 247 166" draw:points="247,166 0,141 63,0"><text:p/></draw:polygon><draw:line draw:style-name="gr10" draw:text-style-name="P70" svg:x1="2.36cm" svg:y1="2.36cm" svg:x2="2.395cm" svg:y2="2.378cm"><text:p/></draw:line><draw:line draw:style-name="gr10" draw:text-style-name="P70" svg:x1="2.43cm" svg:y1="2.395cm" svg:x2="2.465cm" svg:y2="2.413cm"><text:p/></draw:line><draw:line draw:style-name="gr10" draw:text-style-name="P70" svg:x1="2.501cm" svg:y1="2.425cm" svg:x2="2.539cm" svg:y2="2.443cm"><text:p/></draw:line><draw:line draw:style-name="gr10" draw:text-style-name="P70" svg:x1="2.575cm" svg:y1="2.455cm" svg:x2="2.61cm" svg:y2="2.472cm"><text:p/></draw:line><draw:line draw:style-name="gr10" draw:text-style-name="P70" svg:x1="2.645cm" svg:y1="2.487cm" svg:x2="2.684cm" svg:y2="2.505cm"><text:p/></draw:line><draw:line draw:style-name="gr10" draw:text-style-name="P70" svg:x1="2.719cm" svg:y1="2.522cm" svg:x2="2.755cm" svg:y2="2.54cm"><text:p/></draw:line><draw:line draw:style-name="gr10" draw:text-style-name="P70" svg:x1="2.789cm" svg:y1="2.554cm" svg:x2="2.828cm" svg:y2="2.569cm"><text:p/></draw:line><draw:line draw:style-name="gr10" draw:text-style-name="P70" svg:x1="2.864cm" svg:y1="2.589cm" svg:x2="2.899cm" svg:y2="2.603cm"><text:p/></draw:line><draw:line draw:style-name="gr10" draw:text-style-name="P70" svg:x1="2.935cm" svg:y1="2.619cm" svg:x2="2.97cm" svg:y2="2.633cm"><text:p/></draw:line><draw:line draw:style-name="gr10" draw:text-style-name="P70" svg:x1="3.009cm" svg:y1="2.649cm" svg:x2="3.044cm" svg:y2="2.663cm"><text:p/></draw:line><draw:line draw:style-name="gr10" draw:text-style-name="P70" svg:x1="3.079cm" svg:y1="2.681cm" svg:x2="3.114cm" svg:y2="2.696cm"><text:p/></draw:line><draw:line draw:style-name="gr10" draw:text-style-name="P70" svg:x1="3.149cm" svg:y1="2.716cm" svg:x2="3.188cm" svg:y2="2.73cm"><text:p/></draw:line><draw:line draw:style-name="gr10" draw:text-style-name="P70" svg:x1="3.223cm" svg:y1="2.746cm" svg:x2="3.258cm" svg:y2="2.764cm"><text:p/></draw:line><draw:line draw:style-name="gr10" draw:text-style-name="P70" svg:x1="3.294cm" svg:y1="2.776cm" svg:x2="3.333cm" svg:y2="2.793cm"><text:p/></draw:line><draw:line draw:style-name="gr10" draw:text-style-name="P70" svg:x1="3.368cm" svg:y1="2.808cm" svg:x2="3.404cm" svg:y2="2.826cm"><text:p/></draw:line><draw:line draw:style-name="gr10" draw:text-style-name="P70" svg:x1="3.439cm" svg:y1="2.843cm" svg:x2="3.478cm" svg:y2="2.861cm"><text:p/></draw:line><draw:line draw:style-name="gr10" draw:text-style-name="P70" svg:x1="3.513cm" svg:y1="2.873cm" svg:x2="3.548cm" svg:y2="2.891cm"><text:p/></draw:line><draw:line draw:style-name="gr10" draw:text-style-name="P70" svg:x1="3.584cm" svg:y1="2.903cm" svg:x2="3.619cm" svg:y2="2.92cm"><text:p/></draw:line><draw:line draw:style-name="gr10" draw:text-style-name="P70" svg:x1="3.657cm" svg:y1="2.94cm" svg:x2="3.692cm" svg:y2="2.954cm"><text:p/></draw:line><draw:line draw:style-name="gr10" draw:text-style-name="P70" svg:x1="3.728cm" svg:y1="2.97cm" svg:x2="3.764cm" svg:y2="2.984cm"><text:p/></draw:line><draw:line draw:style-name="gr10" draw:text-style-name="P70" svg:x1="3.802cm" svg:y1="3.002cm" svg:x2="3.838cm" svg:y2="3.017cm"><text:p/></draw:line><draw:line draw:style-name="gr10" draw:text-style-name="P70" svg:x1="3.873cm" svg:y1="3.037cm" svg:x2="3.908cm" svg:y2="3.051cm"><text:p/></draw:line><draw:line draw:style-name="gr10" draw:text-style-name="P70" svg:x1="3.947cm" svg:y1="3.067cm" svg:x2="3.954cm" svg:y2="3.071cm"><text:p/></draw:line><draw:frame draw:style-name="gr12" draw:text-style-name="P69" svg:width="0.627cm" svg:height="0.288cm" svg:x="4.424cm" svg:y="2.046cm"><draw:text-box><text:p text:style-name="P67"><text:span text:style-name="T422">Özet</text:span></text:p></draw:text-box></draw:frame><draw:frame draw:style-name="gr13" draw:text-style-name="P68" svg:width="0.073cm" svg:height="0.288cm" draw:transform="rotate (-0.404916386462684) translate (2.97744444444444cm 2.48233333333333cm)"><draw:text-box><text:p text:style-name="P67"><text:span text:style-name="T421"><text:s/></text:span></text:p></draw:text-box></draw:frame><draw:line draw:style-name="gr11" draw:text-style-name="P70" svg:x1="5.502cm" svg:y1="1.379cm" svg:x2="5.502cm" svg:y2="2.363cm"><text:p/></draw:line><draw:polygon draw:style-name="gr2" draw:text-style-name="P66" svg:width="2.161cm" svg:height="3.933cm" svg:x="6.879cm" svg:y="0cm" svg:viewBox="0 0 2162 3934" draw:points="1083,3934 0,3934 0,0 2162,0 2162,3934"><text:p/></draw:polygon><draw:polygon draw:style-name="gr2" draw:text-style-name="P66" svg:width="1.767cm" svg:height="0.786cm" svg:x="7.076cm" svg:y="0.589cm" svg:viewBox="0 0 1768 787" draw:points="886,787 0,787 0,0 1768,0 1768,787"><text:p/></draw:polygon><draw:frame draw:style-name="gr3" draw:text-style-name="P68" svg:width="1.285cm" svg:height="0.288cm" svg:x="7.063cm" svg:y="0.141cm"><draw:text-box><text:p text:style-name="P67"><text:span text:style-name="T421">İşlem</text:span></text:p></draw:text-box></draw:frame><draw:frame draw:style-name="gr4" draw:text-style-name="P69" svg:width="1.108cm" svg:height="0.288cm" svg:x="7.405cm" svg:y="0.737cm"><draw:text-box><text:p text:style-name="P67"><text:span text:style-name="T422">3. Sahibin</text:span></text:p></draw:text-box></draw:frame><draw:polygon draw:style-name="gr2" draw:text-style-name="P66" svg:width="1.375cm" svg:height="0.785cm" svg:x="7.274cm" svg:y="2.947cm" svg:viewBox="0 0 1376 786" draw:points="688,786 0,786 0,0 1376,0 1376,786"><text:p/></draw:polygon><draw:frame draw:style-name="gr5" draw:text-style-name="P69" svg:width="1.262cm" svg:height="0.288cm" svg:x="7.37cm" svg:y="1.009cm"><draw:text-box><text:p text:style-name="P67"><text:span text:style-name="T422">Açık Anahtarı</text:span></text:p></draw:text-box></draw:frame><draw:frame draw:style-name="gr4" draw:text-style-name="P69" svg:width="1.108cm" svg:height="0.288cm" svg:x="7.412cm" svg:y="3.09cm"><draw:text-box><text:p text:style-name="P67"><text:span text:style-name="T422">2. Sahibin</text:span></text:p></draw:text-box></draw:frame><draw:polygon draw:style-name="gr6" draw:text-style-name="P66" svg:width="0.785cm" svg:height="0.394cm" svg:x="7.467cm" svg:y="1.965cm" svg:viewBox="0 0 786 395" draw:points="395,395 0,395 0,0 786,0 786,395"><text:p/></draw:polygon><draw:polygon draw:style-name="gr7" draw:text-style-name="P70" svg:width="0.785cm" svg:height="0.394cm" svg:x="7.467cm" svg:y="1.965cm" svg:viewBox="0 0 786 395" draw:points="395,395 0,395 0,0 786,0 786,395"><text:p/></draw:polygon><draw:frame draw:style-name="gr8" draw:text-style-name="P69" svg:width="1.061cm" svg:height="0.288cm" svg:x="7.433cm" svg:y="3.362cm"><draw:text-box><text:p text:style-name="P67"><text:span text:style-name="T422">İmzası</text:span></text:p></draw:text-box></draw:frame><draw:polygon draw:style-name="gr9" draw:text-style-name="P71" svg:width="0.158cm" svg:height="0.232cm" svg:x="7.979cm" svg:y="1.732cm" svg:viewBox="0 0 159 233" draw:points="78,233 0,0 159,0"><text:p/></draw:polygon><draw:line draw:style-name="gr10" draw:text-style-name="P70" svg:x1="8.056cm" svg:y1="1.379cm" svg:x2="8.056cm" svg:y2="1.781cm"><text:p/></draw:line><draw:polygon draw:style-name="gr9" draw:text-style-name="P71" svg:width="0.154cm" svg:height="0.236cm" svg:x="7.785cm" svg:y="2.716cm" svg:viewBox="0 0 155 237" draw:points="78,237 0,0 155,0"><text:p/></draw:polygon><draw:line draw:style-name="gr10" draw:text-style-name="P70" svg:x1="7.862cm" svg:y1="2.36cm" svg:x2="7.862cm" svg:y2="2.763cm"><text:p/></draw:line><draw:polygon draw:style-name="gr9" draw:text-style-name="P71" svg:width="0.154cm" svg:height="0.232cm" svg:x="7.588cm" svg:y="1.732cm" svg:viewBox="0 0 155 233" draw:points="77,233 0,0 155,0"><text:p/></draw:polygon><draw:line draw:style-name="gr10" draw:text-style-name="P70" svg:x1="7.665cm" svg:y1="1.573cm" svg:x2="7.665cm" svg:y2="1.777cm"><text:p/></draw:line><draw:polygon draw:style-name="gr9" draw:text-style-name="P71" svg:width="0.246cm" svg:height="0.165cm" svg:x="7.026cm" svg:y="2.981cm" svg:viewBox="0 0 247 166" draw:points="247,166 0,141 63,0"><text:p/></draw:polygon><draw:line draw:style-name="gr10" draw:text-style-name="P70" svg:x1="5.502cm" svg:y1="2.36cm" svg:x2="5.537cm" svg:y2="2.378cm"><text:p/></draw:line><draw:line draw:style-name="gr10" draw:text-style-name="P70" svg:x1="5.573cm" svg:y1="2.395cm" svg:x2="5.612cm" svg:y2="2.413cm"><text:p/></draw:line><draw:line draw:style-name="gr10" draw:text-style-name="P70" svg:x1="5.647cm" svg:y1="2.425cm" svg:x2="5.683cm" svg:y2="2.443cm"><text:p/></draw:line><draw:line draw:style-name="gr10" draw:text-style-name="P70" svg:x1="5.721cm" svg:y1="2.455cm" svg:x2="5.757cm" svg:y2="2.472cm"><text:p/></draw:line><draw:line draw:style-name="gr10" draw:text-style-name="P70" svg:x1="5.792cm" svg:y1="2.487cm" svg:x2="5.827cm" svg:y2="2.505cm"><text:p/></draw:line><draw:line draw:style-name="gr10" draw:text-style-name="P70" svg:x1="5.863cm" svg:y1="2.522cm" svg:x2="5.901cm" svg:y2="2.54cm"><text:p/></draw:line><draw:line draw:style-name="gr10" draw:text-style-name="P70" svg:x1="5.937cm" svg:y1="2.554cm" svg:x2="5.972cm" svg:y2="2.569cm"><text:p/></draw:line><draw:line draw:style-name="gr10" draw:text-style-name="P70" svg:x1="6.007cm" svg:y1="2.589cm" svg:x2="6.043cm" svg:y2="2.603cm"><text:p/></draw:line><draw:line draw:style-name="gr10" draw:text-style-name="P70" svg:x1="6.081cm" svg:y1="2.619cm" svg:x2="6.117cm" svg:y2="2.633cm"><text:p/></draw:line><draw:line draw:style-name="gr10" draw:text-style-name="P70" svg:x1="6.151cm" svg:y1="2.649cm" svg:x2="6.186cm" svg:y2="2.663cm"><text:p/></draw:line><draw:line draw:style-name="gr10" draw:text-style-name="P70" svg:x1="6.226cm" svg:y1="2.681cm" svg:x2="6.261cm" svg:y2="2.696cm"><text:p/></draw:line><draw:line draw:style-name="gr10" draw:text-style-name="P70" svg:x1="6.297cm" svg:y1="2.716cm" svg:x2="6.332cm" svg:y2="2.73cm"><text:p/></draw:line><draw:line draw:style-name="gr10" draw:text-style-name="P70" svg:x1="6.371cm" svg:y1="2.746cm" svg:x2="6.406cm" svg:y2="2.764cm"><text:p/></draw:line><draw:line draw:style-name="gr10" draw:text-style-name="P70" svg:x1="6.441cm" svg:y1="2.776cm" svg:x2="6.476cm" svg:y2="2.793cm"><text:p/></draw:line><draw:line draw:style-name="gr10" draw:text-style-name="P70" svg:x1="6.512cm" svg:y1="2.808cm" svg:x2="6.551cm" svg:y2="2.826cm"><text:p/></draw:line><draw:line draw:style-name="gr10" draw:text-style-name="P70" svg:x1="6.585cm" svg:y1="2.843cm" svg:x2="6.62cm" svg:y2="2.861cm"><text:p/></draw:line><draw:line draw:style-name="gr10" draw:text-style-name="P70" svg:x1="6.656cm" svg:y1="2.873cm" svg:x2="6.692cm" svg:y2="2.891cm"><text:p/></draw:line><draw:line draw:style-name="gr10" draw:text-style-name="P70" svg:x1="6.73cm" svg:y1="2.903cm" svg:x2="6.766cm" svg:y2="2.92cm"><text:p/></draw:line><draw:line draw:style-name="gr10" draw:text-style-name="P70" svg:x1="6.801cm" svg:y1="2.94cm" svg:x2="6.836cm" svg:y2="2.954cm"><text:p/></draw:line><draw:line draw:style-name="gr10" draw:text-style-name="P70" svg:x1="6.875cm" svg:y1="2.97cm" svg:x2="6.91cm" svg:y2="2.984cm"><text:p/></draw:line><draw:line draw:style-name="gr10" draw:text-style-name="P70" svg:x1="6.946cm" svg:y1="3.002cm" svg:x2="6.981cm" svg:y2="3.017cm"><text:p/></draw:line><draw:line draw:style-name="gr10" draw:text-style-name="P70" svg:x1="7.016cm" svg:y1="3.037cm" svg:x2="7.055cm" svg:y2="3.051cm"><text:p/></draw:line><draw:line draw:style-name="gr10" draw:text-style-name="P70" svg:x1="7.09cm" svg:y1="3.067cm" svg:x2="7.101cm" svg:y2="3.071cm"><text:p/></draw:line><draw:frame draw:style-name="gr12" draw:text-style-name="P69" svg:width="0.627cm" svg:height="0.288cm" svg:x="7.578cm" svg:y="2.046cm"><draw:text-box><text:p text:style-name="P67"><text:span text:style-name="T422">Özet</text:span></text:p></draw:text-box></draw:frame><draw:frame draw:style-name="gr13" draw:text-style-name="P68" svg:width="0.073cm" svg:height="0.288cm" draw:transform="rotate (-0.404916386462684) translate (6.12245833333333cm 2.48233333333333cm)"><draw:text-box><text:p text:style-name="P67"><text:span text:style-name="T421"><text:s/></text:span></text:p></draw:text-box></draw:frame><draw:frame draw:style-name="gr14" draw:text-style-name="P69" svg:width="0.745cm" svg:height="0.288cm" draw:transform="rotate (-0.40927970959267) translate (6.19654166666667cm 2.32963888888889cm)"><draw:text-box><text:p text:style-name="P67"><text:span text:style-name="T422">Doğrula</text:span></text:p></draw:text-box></draw:frame><draw:polygon draw:style-name="gr2" draw:text-style-name="P66" svg:width="1.77cm" svg:height="0.786cm" svg:x="3.929cm" svg:y="4.524cm" svg:viewBox="0 0 1771 787" draw:points="886,787 0,787 0,0 1771,0 1771,787"><text:p/></draw:polygon><draw:frame draw:style-name="gr4" draw:text-style-name="P69" svg:width="1.108cm" svg:height="0.288cm" svg:x="4.258cm" svg:y="4.667cm"><draw:text-box><text:p text:style-name="P67"><text:span text:style-name="T422">2. Sahibin</text:span></text:p></draw:text-box></draw:frame><draw:polygon draw:style-name="gr2" draw:text-style-name="P66" svg:width="1.767cm" svg:height="0.786cm" svg:x="0.786cm" svg:y="4.524cm" svg:viewBox="0 0 1768 787" draw:points="886,787 0,787 0,0 1768,0 1768,787"><text:p/></draw:polygon><draw:frame draw:style-name="gr15" draw:text-style-name="P69" svg:width="1.287cm" svg:height="0.288cm" svg:x="4.177cm" svg:y="4.942cm"><draw:text-box><text:p text:style-name="P67"><text:span text:style-name="T422">Özel Anahtarı</text:span></text:p></draw:text-box></draw:frame><draw:frame draw:style-name="gr4" draw:text-style-name="P69" svg:width="1.108cm" svg:height="0.288cm" svg:x="1.125cm" svg:y="4.667cm"><draw:text-box><text:p text:style-name="P67"><text:span text:style-name="T422">1. Sahibin</text:span></text:p></draw:text-box></draw:frame><draw:polygon draw:style-name="gr9" draw:text-style-name="P71" svg:width="0.236cm" svg:height="0.203cm" svg:x="7.037cm" svg:y="3.538cm" svg:viewBox="0 0 237 204" draw:points="237,0 92,204 0,81"><text:p/></draw:polygon><draw:line draw:style-name="gr10" draw:text-style-name="P70" svg:x1="5.7cm" svg:y1="4.72cm" svg:x2="5.732cm" svg:y2="4.695cm"><text:p/></draw:line><draw:line draw:style-name="gr10" draw:text-style-name="P70" svg:x1="5.763cm" svg:y1="4.672cm" svg:x2="5.795cm" svg:y2="4.651cm"><text:p/></draw:line><draw:line draw:style-name="gr10" draw:text-style-name="P70" svg:x1="5.827cm" svg:y1="4.622cm" svg:x2="5.859cm" svg:y2="4.598cm"><text:p/></draw:line><draw:line draw:style-name="gr10" draw:text-style-name="P70" svg:x1="5.89cm" svg:y1="4.575cm" svg:x2="5.922cm" svg:y2="4.554cm"><text:p/></draw:line><draw:line draw:style-name="gr10" draw:text-style-name="P70" svg:x1="5.95cm" svg:y1="4.53cm" svg:x2="5.982cm" svg:y2="4.505cm"><text:p/></draw:line><draw:line draw:style-name="gr10" draw:text-style-name="P70" svg:x1="6.014cm" svg:y1="4.484cm" svg:x2="6.046cm" svg:y2="4.459cm"><text:p/></draw:line><draw:line draw:style-name="gr10" draw:text-style-name="P70" svg:x1="6.077cm" svg:y1="4.432cm" svg:x2="6.109cm" svg:y2="4.411cm"><text:p/></draw:line><draw:line draw:style-name="gr10" draw:text-style-name="P70" svg:x1="6.141cm" svg:y1="4.392cm" svg:x2="6.173cm" svg:y2="4.367cm"><text:p/></draw:line><draw:line draw:style-name="gr10" draw:text-style-name="P70" svg:x1="6.204cm" svg:y1="4.34cm" svg:x2="6.236cm" svg:y2="4.318cm"><text:p/></draw:line><draw:line draw:style-name="gr10" draw:text-style-name="P70" svg:x1="6.268cm" svg:y1="4.295cm" svg:x2="6.3cm" svg:y2="4.27cm"><text:p/></draw:line><draw:line draw:style-name="gr10" draw:text-style-name="P70" svg:x1="6.331cm" svg:y1="4.251cm" svg:x2="6.363cm" svg:y2="4.226cm"><text:p/></draw:line><draw:line draw:style-name="gr10" draw:text-style-name="P70" svg:x1="6.395cm" svg:y1="4.197cm" svg:x2="6.427cm" svg:y2="4.173cm"><text:p/></draw:line><draw:line draw:style-name="gr10" draw:text-style-name="P70" svg:x1="6.458cm" svg:y1="4.154cm" svg:x2="6.49cm" svg:y2="4.129cm"><text:p/></draw:line><draw:line draw:style-name="gr10" draw:text-style-name="P70" svg:x1="6.522cm" svg:y1="4.104cm" svg:x2="6.554cm" svg:y2="4.083cm"><text:p/></draw:line><draw:line draw:style-name="gr10" draw:text-style-name="P70" svg:x1="6.582cm" svg:y1="4.054cm" svg:x2="6.614cm" svg:y2="4.03cm"><text:p/></draw:line><draw:line draw:style-name="gr10" draw:text-style-name="P70" svg:x1="6.645cm" svg:y1="4.007cm" svg:x2="6.677cm" svg:y2="3.986cm"><text:p/></draw:line><draw:line draw:style-name="gr10" draw:text-style-name="P70" svg:x1="6.709cm" svg:y1="3.962cm" svg:x2="6.741cm" svg:y2="3.937cm"><text:p/></draw:line><draw:line draw:style-name="gr10" draw:text-style-name="P70" svg:x1="6.772cm" svg:y1="3.916cm" svg:x2="6.804cm" svg:y2="3.891cm"><text:p/></draw:line><draw:line draw:style-name="gr10" draw:text-style-name="P70" svg:x1="6.836cm" svg:y1="3.87cm" svg:x2="6.868cm" svg:y2="3.845cm"><text:p/></draw:line><draw:line draw:style-name="gr10" draw:text-style-name="P70" svg:x1="6.899cm" svg:y1="3.824cm" svg:x2="6.931cm" svg:y2="3.799cm"><text:p/></draw:line><draw:line draw:style-name="gr10" draw:text-style-name="P70" svg:x1="6.963cm" svg:y1="3.773cm" svg:x2="6.995cm" svg:y2="3.748cm"><text:p/></draw:line><draw:line draw:style-name="gr10" draw:text-style-name="P70" svg:x1="7.026cm" svg:y1="3.727cm" svg:x2="7.058cm" svg:y2="3.702cm"><text:p/></draw:line><draw:line draw:style-name="gr10" draw:text-style-name="P70" svg:x1="7.09cm" svg:y1="3.679cm" svg:x2="7.122cm" svg:y2="3.658cm"><text:p/></draw:line><draw:frame draw:style-name="gr15" draw:text-style-name="P69" svg:width="1.287cm" svg:height="0.288cm" svg:x="1.044cm" svg:y="4.942cm"><draw:text-box><text:p text:style-name="P67"><text:span text:style-name="T422">Özel Anahtarı</text:span></text:p></draw:text-box></draw:frame><draw:frame draw:style-name="gr13" draw:text-style-name="P68" svg:width="0.073cm" svg:height="0.288cm" draw:transform="rotate (0.647866218340295) translate (6.56166666666667cm 3.89520833333333cm)"><draw:text-box><text:p text:style-name="P67"><text:span text:style-name="T421"><text:s/></text:span></text:p></draw:text-box></draw:frame><draw:polygon draw:style-name="gr9" draw:text-style-name="P71" svg:width="0.235cm" svg:height="0.203cm" svg:x="3.891cm" svg:y="3.538cm" svg:viewBox="0 0 236 204" draw:points="236,0 95,204 0,81"><text:p/></draw:polygon><draw:line draw:style-name="gr10" draw:text-style-name="P70" svg:x1="2.554cm" svg:y1="4.72cm" svg:x2="2.585cm" svg:y2="4.695cm"><text:p/></draw:line><draw:line draw:style-name="gr10" draw:text-style-name="P70" svg:x1="2.617cm" svg:y1="4.672cm" svg:x2="2.649cm" svg:y2="4.651cm"><text:p/></draw:line><draw:line draw:style-name="gr10" draw:text-style-name="P70" svg:x1="2.681cm" svg:y1="4.622cm" svg:x2="2.712cm" svg:y2="4.598cm"><text:p/></draw:line><draw:line draw:style-name="gr10" draw:text-style-name="P70" svg:x1="2.744cm" svg:y1="4.575cm" svg:x2="2.776cm" svg:y2="4.554cm"><text:p/></draw:line><draw:line draw:style-name="gr10" draw:text-style-name="P70" svg:x1="2.808cm" svg:y1="4.53cm" svg:x2="2.839cm" svg:y2="4.505cm"><text:p/></draw:line><draw:line draw:style-name="gr10" draw:text-style-name="P70" svg:x1="2.871cm" svg:y1="4.484cm" svg:x2="2.903cm" svg:y2="4.459cm"><text:p/></draw:line><draw:line draw:style-name="gr10" draw:text-style-name="P70" svg:x1="2.935cm" svg:y1="4.432cm" svg:x2="2.966cm" svg:y2="4.411cm"><text:p/></draw:line><draw:line draw:style-name="gr10" draw:text-style-name="P70" svg:x1="2.998cm" svg:y1="4.392cm" svg:x2="3.03cm" svg:y2="4.367cm"><text:p/></draw:line><draw:line draw:style-name="gr10" draw:text-style-name="P70" svg:x1="3.062cm" svg:y1="4.34cm" svg:x2="3.093cm" svg:y2="4.318cm"><text:p/></draw:line><draw:line draw:style-name="gr10" draw:text-style-name="P70" svg:x1="3.122cm" svg:y1="4.295cm" svg:x2="3.153cm" svg:y2="4.27cm"><text:p/></draw:line><draw:line draw:style-name="gr10" draw:text-style-name="P70" svg:x1="3.185cm" svg:y1="4.251cm" svg:x2="3.217cm" svg:y2="4.226cm"><text:p/></draw:line><draw:line draw:style-name="gr10" draw:text-style-name="P70" svg:x1="3.249cm" svg:y1="4.197cm" svg:x2="3.28cm" svg:y2="4.173cm"><text:p/></draw:line><draw:line draw:style-name="gr10" draw:text-style-name="P70" svg:x1="3.312cm" svg:y1="4.154cm" svg:x2="3.344cm" svg:y2="4.129cm"><text:p/></draw:line><draw:line draw:style-name="gr10" draw:text-style-name="P70" svg:x1="3.376cm" svg:y1="4.104cm" svg:x2="3.407cm" svg:y2="4.083cm"><text:p/></draw:line><draw:line draw:style-name="gr10" draw:text-style-name="P70" svg:x1="3.439cm" svg:y1="4.054cm" svg:x2="3.471cm" svg:y2="4.03cm"><text:p/></draw:line><draw:line draw:style-name="gr10" draw:text-style-name="P70" svg:x1="3.503cm" svg:y1="4.007cm" svg:x2="3.534cm" svg:y2="3.986cm"><text:p/></draw:line><draw:line draw:style-name="gr10" draw:text-style-name="P70" svg:x1="3.566cm" svg:y1="3.962cm" svg:x2="3.598cm" svg:y2="3.937cm"><text:p/></draw:line><draw:line draw:style-name="gr10" draw:text-style-name="P70" svg:x1="3.63cm" svg:y1="3.916cm" svg:x2="3.661cm" svg:y2="3.891cm"><text:p/></draw:line><draw:line draw:style-name="gr10" draw:text-style-name="P70" svg:x1="3.693cm" svg:y1="3.87cm" svg:x2="3.725cm" svg:y2="3.845cm"><text:p/></draw:line><draw:line draw:style-name="gr10" draw:text-style-name="P70" svg:x1="3.753cm" svg:y1="3.824cm" svg:x2="3.785cm" svg:y2="3.799cm"><text:p/></draw:line><draw:line draw:style-name="gr10" draw:text-style-name="P70" svg:x1="3.816cm" svg:y1="3.773cm" svg:x2="3.848cm" svg:y2="3.748cm"><text:p/></draw:line><draw:line draw:style-name="gr10" draw:text-style-name="P70" svg:x1="3.88cm" svg:y1="3.727cm" svg:x2="3.912cm" svg:y2="3.702cm"><text:p/></draw:line><draw:line draw:style-name="gr10" draw:text-style-name="P70" svg:x1="3.943cm" svg:y1="3.679cm" svg:x2="3.975cm" svg:y2="3.658cm"><text:p/></draw:line><draw:frame draw:style-name="gr13" draw:text-style-name="P68" svg:width="0.073cm" svg:height="0.288cm" draw:transform="rotate (0.647866218340295) translate (6.61458333333333cm 3.85363888888889cm)"><draw:text-box><text:p text:style-name="P67"><text:span text:style-name="T421"><text:s/></text:span></text:p></draw:text-box></draw:frame><draw:frame draw:style-name="gr12" draw:text-style-name="P69" svg:width="0.627cm" svg:height="0.288cm" draw:transform="rotate (0.636870644052731) translate (2.88748611111111cm 4.04590277777778cm)"><draw:text-box><text:p text:style-name="P67"><text:span text:style-name="T422">İmzala</text:span></text:p></draw:text-box></draw:frame><draw:frame draw:style-name="gr13" draw:text-style-name="P68" svg:width="0.073cm" svg:height="0.288cm" draw:transform="rotate (0.630412925820352) translate (3.40959722222222cm 3.89597222222222cm)"><draw:text-box><text:p text:style-name="P67"><text:span text:style-name="T421"><text:s/></text:span></text:p></draw:text-box></draw:frame><draw:polygon draw:style-name="gr2" draw:text-style-name="P66" svg:width="1.767cm" svg:height="0.786cm" svg:x="7.076cm" svg:y="4.524cm" svg:viewBox="0 0 1768 787" draw:points="886,787 0,787 0,0 1768,0 1768,787"><text:p/></draw:polygon><draw:frame draw:style-name="gr13" draw:text-style-name="P68" svg:width="0.073cm" svg:height="0.288cm" draw:transform="rotate (0.647866218340295) translate (3.46780555555556cm 3.85363888888889cm)"><draw:text-box><text:p text:style-name="P67"><text:span text:style-name="T421"><text:s/></text:span></text:p></draw:text-box></draw:frame><draw:frame draw:style-name="gr4" draw:text-style-name="P69" svg:width="1.108cm" svg:height="0.288cm" svg:x="7.412cm" svg:y="4.667cm"><draw:text-box><text:p text:style-name="P67"><text:span text:style-name="T422">3. Sahibin</text:span></text:p></draw:text-box></draw:frame><draw:line draw:style-name="gr7" draw:text-style-name="P70" svg:x1="5.897cm" svg:y1="1.573cm" svg:x2="7.664cm" svg:y2="1.573cm"><text:p/></draw:line><draw:polygon draw:style-name="gr9" draw:text-style-name="P71" svg:width="0.158cm" svg:height="0.232cm" svg:x="4.44cm" svg:y="1.732cm" svg:viewBox="0 0 159 233" draw:points="81,233 0,0 159,0"><text:p/></draw:polygon><draw:line draw:style-name="gr10" draw:text-style-name="P70" svg:x1="4.522cm" svg:y1="1.573cm" svg:x2="4.522cm" svg:y2="1.777cm"><text:p/></draw:line><draw:line draw:style-name="gr7" draw:text-style-name="P70" svg:x1="2.751cm" svg:y1="1.573cm" svg:x2="4.522cm" svg:y2="1.573cm"><text:p/></draw:line><draw:polygon draw:style-name="gr9" draw:text-style-name="P71" svg:width="0.154cm" svg:height="0.232cm" svg:x="1.298cm" svg:y="1.732cm" svg:viewBox="0 0 155 233" draw:points="77,233 0,0 155,0"><text:p/></draw:polygon><draw:line draw:style-name="gr10" draw:text-style-name="P70" svg:x1="1.375cm" svg:y1="1.573cm" svg:x2="1.375cm" svg:y2="1.777cm"><text:p/></draw:line><draw:line draw:style-name="gr7" draw:text-style-name="P70" svg:x1="-0.001cm" svg:y1="1.573cm" svg:x2="1.375cm" svg:y2="1.573cm"><text:p/></draw:line><draw:frame draw:style-name="gr15" draw:text-style-name="P69" svg:width="1.287cm" svg:height="0.288cm" svg:x="7.331cm" svg:y="4.942cm"><draw:text-box><text:p text:style-name="P67"><text:span text:style-name="T422">Özel Anahtarı</text:span></text:p></draw:text-box></draw:frame><draw:frame draw:style-name="gr14" draw:text-style-name="P69" svg:width="0.745cm" svg:height="0.288cm" draw:transform="rotate (-0.40927970959267) translate (3.05152777777778cm 2.33240277777778cm)"><draw:text-box><text:p text:style-name="P67"><text:span text:style-name="T422">Doğrula</text:span></text:p></draw:text-box></draw:frame><draw:frame draw:style-name="gr12" draw:text-style-name="P69" svg:width="0.627cm" svg:height="0.288cm" draw:transform="rotate (0.636870644052731) translate (6.00956944444445cm 4.04866666666667cm)"><draw:text-box><text:p text:style-name="P67"><text:span text:style-name="T422">İmzala</text:span></text:p></draw:text-box></draw:frame></draw:g></text:p>
      <text:p text:style-name="P10"/>
      <text:list xml:id="list3252557141" text:style-name="L1">
        <text:list-item>
          <text:p text:style-name="P52"><text:span text:style-name="T304">E</text:span><text:span text:style-name="T303">lbette buradaki </text:span><text:span text:style-name="T304">sorun, ö</text:span><text:span text:style-name="T303">deme alan kişinin paranın önceki sahiplerinden birinin parayı iki kez harcamadığını doğrulayamamasıdır</text:span><text:span text:style-name="T304">. <text:s/></text:span><text:span text:style-name="T305">Yaygın bi</text:span><text:span text:style-name="T328">r</text:span><text:span text:style-name="T305"> çözüm, her işlemde çift harcamayı denetleyen güvenilir, merkezi bir otorite veya darphane sunmaktır. <text:s/>Her işlemden sonra para, yeni para basımı için darphaneye iade edilmeli</text:span><text:span text:style-name="T329">dir</text:span><text:span text:style-name="T305"> ve sadece </text:span><text:span text:style-name="T329">doğrudan</text:span><text:span text:style-name="T305"> darphanede </text:span><text:span text:style-name="T306">basılmış paraların iki kez harcanmadığına güvenil</text:span><text:span text:style-name="T330">mektedir</text:span><text:span text:style-name="T306">. <text:s/>Bu çözüm </text:span><text:span text:style-name="T331">i</text:span><text:span text:style-name="T306">le ilgili </text:span><text:span text:style-name="T331">problem</text:span><text:span text:style-name="T306">, </text:span><text:span text:style-name="T331">b</text:span><text:span text:style-name="T308">ütün</text:span><text:span text:style-name="T307"> işlemler</text:span><text:span text:style-name="T331">in</text:span><text:span text:style-name="T307"> bir bankaymış gibi </text:span><text:span text:style-name="T331">darphaneyi işleten şirketten </text:span><text:span text:style-name="T308">geçme zorunl</text:span><text:span text:style-name="T332">uluğu</text:span><text:span text:style-name="T331"> ve tüm</text:span><text:span text:style-name="T306"> para sisteminin kaderini</text:span><text:span text:style-name="T307">n </text:span><text:span text:style-name="T331">bu </text:span><text:span text:style-name="T306">ş</text:span><text:span text:style-name="T307">irket</text:span><text:span text:style-name="T383">in elinde </text:span><text:span text:style-name="T306">olmasıdı</text:span><text:span text:style-name="T331">r.</text:span></text:p>
        </text:list-item>
      </text:list>
      <text:p text:style-name="P38"><text:span text:style-name="T304">Ö</text:span><text:span text:style-name="T309">deme</text:span><text:span text:style-name="T384">yi alan</text:span><text:span text:style-name="T309"> kişinin, paranı</text:span><text:span text:style-name="T333">n </text:span><text:span text:style-name="T309">öncek</text:span><text:span text:style-name="T333">i sahiplerinin </text:span><text:span text:style-name="T334">daha önce </text:span><text:span text:style-name="T333">hiçbir</text:span><text:span text:style-name="T309"> işlem</text:span><text:span text:style-name="T333">i </text:span><text:span text:style-name="T309">imzalamadığını b</text:span><text:span text:style-name="T334">ildiği</text:span><text:span text:style-name="T309"> bir yol bulmamız gerekm</text:span><text:span text:style-name="T334">ektedir.</text:span><text:span text:style-name="T309"> <text:s/></text:span><text:span text:style-name="T310">Amaçlarımız doğrultusunda</text:span><text:span text:style-name="T309"> </text:span><text:span text:style-name="T310">en</text:span><text:span text:style-name="T309"> ö</text:span><text:span text:style-name="T310">nemli işlem, en eski işlemdir ve böylece sonraki çift harcama girişimleri bizi ilgilendirme</text:span><text:span text:style-name="T335">m</text:span><text:span text:style-name="T385">ektedir</text:span><text:span text:style-name="T310">. <text:s/>Bir işlemin gerçekleşmediğini onaylamanın tek yolu, tüm işlemlerd</text:span><text:span text:style-name="T336">en haberdar </text:span><text:span text:style-name="T310">olmaktır. <text:s/>Darphaneye dayalı modelde, d</text:span><text:span text:style-name="T311">arphane</text:span><text:span text:style-name="T310"> tüm işlemler</text:span><text:span text:style-name="T311">d</text:span><text:span text:style-name="T337">en haberdardı </text:span><text:span text:style-name="T310">ve hangisinin önce geldiğine </text:span><text:span text:style-name="T337">o</text:span><text:span text:style-name="T310"> karar veri</text:span><text:span text:style-name="T386">yordu</text:span><text:span text:style-name="T310">. <text:s/>Güvenil</text:span><text:span text:style-name="T311">ir</text:span><text:span text:style-name="T310"> bir üçü</text:span><text:span text:style-name="T311">ncü taraf</text:span><text:span text:style-name="T310"> olmada</text:span><text:span text:style-name="T311">n bunu başarabilmek</text:span><text:span text:style-name="T310"> için, işlemlerin </text:span><text:span text:style-name="T311">alenen </text:span><text:span text:style-name="T310">ilan edilmesi gerekm</text:span><text:span text:style-name="T311">ekte</text:span><text:span text:style-name="T338">dir</text:span><text:span text:style-name="T310"> [1] ve katılımcıların </text:span><text:span text:style-name="T339">aldıkları </text:span><text:span text:style-name="T312">siparişin tek bir </text:span><text:span text:style-name="T310">g</text:span><text:span text:style-name="T312">eçmişi </text:span><text:span text:style-name="T339">olduğu</text:span><text:span text:style-name="T310"> konusunda hemfikir ola</text:span><text:span text:style-name="T312">cakları </text:span><text:span text:style-name="T310">bir sisteme ihtiyaç </text:span><text:span text:style-name="T312">duyulmaktadır</text:span><text:span text:style-name="T310">. <text:s/>Ö</text:span><text:span text:style-name="T313">deme yapılan kişi her işlem sı</text:span><text:span text:style-name="T340">rasında</text:span><text:span text:style-name="T341">,</text:span><text:span text:style-name="T313"> düğüm çoğunluğ</text:span><text:span text:style-name="T314">unun</text:span><text:span text:style-name="T341"> a</text:span><text:span text:style-name="T388">ldıkları</text:span><text:span text:style-name="T341"> ilk işlem</text:span><text:span text:style-name="T388">in</text:span><text:span text:style-name="T341"> </text:span><text:span text:style-name="T388">o işlem </text:span><text:span text:style-name="T341">old</text:span><text:span text:style-name="T387">uğu</text:span><text:span text:style-name="T389"> </text:span><text:span text:style-name="T390">konusunda </text:span><text:span text:style-name="T341">hemfikir o</text:span><text:span text:style-name="T388">lduğ</text:span><text:span text:style-name="T391">u</text:span><text:span text:style-name="T341"> bir </text:span><text:span text:style-name="T313">k</text:span><text:span text:style-name="T341">anıta</text:span><text:span text:style-name="T313"> ihtiyaç duymaktadır.</text:span></text:p>
      <text:h text:style-name="P45" text:outline-level="2"><text:span text:style-name="T273">3</text:span><text:span text:style-name="T272">. <text:s text:c="3"/></text:span><text:span text:style-name="T281">Z</text:span><text:span text:style-name="T282">aman Damgası Sunucusu</text:span></text:h>
      <text:p text:style-name="P19"><text:span text:style-name="T40">Ö</text:span><text:span text:style-name="T41">nerdiğimiz çözüm bir zaman damgası sunucusuyla başlam</text:span><text:span text:style-name="T231">aktadır.</text:span><text:span text:style-name="T41"> <text:s/></text:span><text:span text:style-name="T40">Bir zaman damgası sunucusu, damgalan</text:span><text:span text:style-name="T153">mayı bekleyen öğelerden oluşan </text:span><text:span text:style-name="T40">bloğun </text:span><text:span text:style-name="T42">ö</text:span><text:span text:style-name="T153">zetini</text:span><text:span text:style-name="T40"> alarak </text:span><text:span text:style-name="T43">ve bu karışımı bir </text:span><text:span text:style-name="T40">gazete </text:span><text:span text:style-name="T43">veya </text:span><text:span text:style-name="T40">Usenet </text:span><text:span text:style-name="T43">gönderisi</text:span><text:span text:style-name="T40">[2-5] gibi </text:span><text:span text:style-name="T43">her tarafa yayımlayar</text:span><text:span text:style-name="T342">ak çalışm</text:span><text:span text:style-name="T343">aktadır</text:span><text:span text:style-name="T304">. <text:s/></text:span><text:span text:style-name="T344">Zaman damgas</text:span><text:span text:style-name="T348">ı, ö</text:span><text:span text:style-name="T349">zete girmek a</text:span><text:span text:style-name="T350">macıyla</text:span><text:span text:style-name="T349"> verinin o anda </text:span><text:span text:style-name="T345">var </text:span><text:span text:style-name="T347">o</text:span><text:span text:style-name="T348">lması gerektiğinin kanıtıdır</text:span><text:span text:style-name="T346">. <text:s/>Ö</text:span><text:span text:style-name="T351">zetinde</text:span><text:span text:style-name="T315"> b</text:span><text:span text:style-name="T351">ir</text:span><text:span text:style-name="T315"> önceki zaman damga</text:span><text:span text:style-name="T351">sını b</text:span><text:span text:style-name="T352">ulunduran </text:span><text:span text:style-name="T392">da</text:span><text:span text:style-name="T351"> dahil olmak üzere </text:span><text:span text:style-name="T315">her zaman damgası, eklenen </text:span><text:span text:style-name="T392">her</text:span><text:span text:style-name="T315"> zaman damgası ile kendisinden öncekileri sağlamlaştırarak bir zincir oluştur</text:span><text:span text:style-name="T353">maktadır</text:span><text:span text:style-name="T315">.</text:span></text:p>
      <text:p text:style-name="P4"/>
      <text:p text:style-name="P5"><text:soft-page-break/><draw:g text:anchor-type="as-char" svg:y="2.129cm" draw:z-index="0" draw:style-name="gr92"><draw:polygon draw:style-name="gr9" draw:text-style-name="P71" svg:width="0.239cm" svg:height="0.161cm" svg:x="1.161cm" svg:y="0.122cm" svg:viewBox="0 0 240 162" draw:points="240,81 0,162 0,0"><text:p/></draw:polygon><draw:line draw:style-name="gr10" draw:text-style-name="P70" svg:x1="0cm" svg:y1="0.203cm" svg:x2="1.207cm" svg:y2="0.203cm"><text:p/></draw:line><draw:polygon draw:style-name="gr9" draw:text-style-name="P71" svg:width="0.239cm" svg:height="0.161cm" svg:x="4.96cm" svg:y="0.323cm" svg:viewBox="0 0 240 162" draw:points="240,81 0,162 0,0"><text:p/></draw:polygon><draw:line draw:style-name="gr10" draw:text-style-name="P70" svg:x1="4.6cm" svg:y1="0.404cm" svg:x2="5.01cm" svg:y2="0.404cm"><text:p/></draw:line><draw:polygon draw:style-name="gr9" draw:text-style-name="P71" svg:width="0.239cm" svg:height="0.161cm" svg:x="7.962cm" svg:y="0.122cm" svg:viewBox="0 0 240 162" draw:points="240,81 0,162 0,0"><text:p/></draw:polygon><draw:line draw:style-name="gr10" draw:text-style-name="P70" svg:x1="5.8cm" svg:y1="0.203cm" svg:x2="8.008cm" svg:y2="0.203cm"><text:p/></draw:line><draw:polygon draw:style-name="gr2" draw:text-style-name="P66" svg:width="3.199cm" svg:height="1.22cm" svg:x="0.6cm" svg:y="0.81cm" svg:viewBox="0 0 3200 1221" draw:points="1602,1221 0,1221 0,0 3200,0 3200,1221"><text:p/></draw:polygon><draw:polygon draw:style-name="gr6" draw:text-style-name="P66" svg:width="0.8cm" svg:height="0.405cm" svg:x="0.801cm" svg:y="1.42cm" svg:viewBox="0 0 801 406" draw:points="399,406 0,406 0,0 801,0 801,406"><text:p/></draw:polygon><draw:polygon draw:style-name="gr7" draw:text-style-name="P70" svg:width="0.8cm" svg:height="0.405cm" svg:x="0.801cm" svg:y="1.42cm" svg:viewBox="0 0 801 406" draw:points="399,406 0,406 0,0 801,0 801,406"><text:p/></draw:polygon><draw:frame draw:style-name="gr93" draw:text-style-name="P68" svg:width="0.625cm" svg:height="0.295cm" svg:x="0.79cm" svg:y="0.947cm"><draw:text-box><text:p text:style-name="P67"><text:span text:style-name="T439">Blok</text:span></text:p></draw:text-box></draw:frame><draw:polygon draw:style-name="gr6" draw:text-style-name="P66" svg:width="0.8cm" svg:height="0.405cm" svg:x="1.799cm" svg:y="1.42cm" svg:viewBox="0 0 801 406" draw:points="403,406 0,406 0,0 801,0 801,406"><text:p/></draw:polygon><draw:polygon draw:style-name="gr7" draw:text-style-name="P70" svg:width="0.8cm" svg:height="0.405cm" svg:x="1.799cm" svg:y="1.42cm" svg:viewBox="0 0 801 406" draw:points="403,406 0,406 0,0 801,0 801,406"><text:p/></draw:polygon><draw:frame draw:style-name="gr98" draw:text-style-name="P68" svg:width="0.498cm" svg:height="0.295cm" svg:x="0.96cm" svg:y="1.498cm"><draw:text-box><text:p text:style-name="P67"><text:span text:style-name="T439">Öğe</text:span></text:p></draw:text-box></draw:frame><draw:polygon draw:style-name="gr6" draw:text-style-name="P66" svg:width="0.8cm" svg:height="0.405cm" svg:x="2.801cm" svg:y="1.42cm" svg:viewBox="0 0 801 406" draw:points="399,406 0,406 0,0 801,0 801,406"><text:p/></draw:polygon><draw:polygon draw:style-name="gr7" draw:text-style-name="P70" svg:width="0.8cm" svg:height="0.405cm" svg:x="2.801cm" svg:y="1.42cm" svg:viewBox="0 0 801 406" draw:points="399,406 0,406 0,0 801,0 801,406"><text:p/></draw:polygon><draw:frame draw:style-name="gr98" draw:text-style-name="P68" svg:width="0.498cm" svg:height="0.295cm" svg:x="1.958cm" svg:y="1.498cm"><draw:text-box><text:p text:style-name="P67"><text:span text:style-name="T439">Öğe</text:span></text:p></draw:text-box></draw:frame><draw:polygon draw:style-name="gr2" draw:text-style-name="P66" svg:width="0.8cm" svg:height="0.609cm" svg:x="5.2cm" svg:y="-0.001cm" svg:viewBox="0 0 801 610" draw:points="402,610 0,610 0,0 801,0 801,610"><text:p/></draw:polygon><draw:frame draw:style-name="gr97" draw:text-style-name="P68" svg:width="0.216cm" svg:height="0.295cm" svg:x="3.104cm" svg:y="1.498cm"><draw:text-box><text:p text:style-name="P67"><text:span text:style-name="T439">...</text:span></text:p></draw:text-box></draw:frame><draw:polygon draw:style-name="gr2" draw:text-style-name="P66" svg:width="3.203cm" svg:height="1.22cm" svg:x="4.399cm" svg:y="0.81cm" svg:viewBox="0 0 3204 1221" draw:points="1602,1221 0,1221 0,0 3204,0 3204,1221"><text:p/></draw:polygon><draw:frame draw:style-name="gr99" draw:text-style-name="P69" svg:width="0.673cm" svg:height="0.295cm" svg:x="5.313cm" svg:y="0.185cm"><draw:text-box><text:p text:style-name="P67"><text:span text:style-name="T422">Özet</text:span></text:p></draw:text-box></draw:frame><draw:polygon draw:style-name="gr6" draw:text-style-name="P66" svg:width="0.8cm" svg:height="0.405cm" svg:x="4.6cm" svg:y="1.42cm" svg:viewBox="0 0 801 406" draw:points="403,406 0,406 0,0 801,0 801,406"><text:p/></draw:polygon><draw:polygon draw:style-name="gr7" draw:text-style-name="P70" svg:width="0.8cm" svg:height="0.405cm" svg:x="4.6cm" svg:y="1.42cm" svg:viewBox="0 0 801 406" draw:points="403,406 0,406 0,0 801,0 801,406"><text:p/></draw:polygon><draw:frame draw:style-name="gr93" draw:text-style-name="P68" svg:width="0.625cm" svg:height="0.295cm" svg:x="4.604cm" svg:y="0.947cm"><draw:text-box><text:p text:style-name="P67"><text:span text:style-name="T439">Blok</text:span></text:p></draw:text-box></draw:frame><draw:polygon draw:style-name="gr6" draw:text-style-name="P66" svg:width="0.8cm" svg:height="0.405cm" svg:x="5.602cm" svg:y="1.42cm" svg:viewBox="0 0 801 406" draw:points="399,406 0,406 0,0 801,0 801,406"><text:p/></draw:polygon><draw:polygon draw:style-name="gr7" draw:text-style-name="P70" svg:width="0.8cm" svg:height="0.405cm" svg:x="5.602cm" svg:y="1.42cm" svg:viewBox="0 0 801 406" draw:points="399,406 0,406 0,0 801,0 801,406"><text:p/></draw:polygon><draw:frame draw:style-name="gr98" draw:text-style-name="P68" svg:width="0.498cm" svg:height="0.295cm" svg:x="4.752cm" svg:y="1.498cm"><draw:text-box><text:p text:style-name="P67"><text:span text:style-name="T439">Öğe</text:span></text:p></draw:text-box></draw:frame><draw:polygon draw:style-name="gr6" draw:text-style-name="P66" svg:width="0.8cm" svg:height="0.405cm" svg:x="6.6cm" svg:y="1.42cm" svg:viewBox="0 0 801 406" draw:points="402,406 0,406 0,0 801,0 801,406"><text:p/></draw:polygon><draw:polygon draw:style-name="gr7" draw:text-style-name="P70" svg:width="0.8cm" svg:height="0.405cm" svg:x="6.6cm" svg:y="1.42cm" svg:viewBox="0 0 801 406" draw:points="402,406 0,406 0,0 801,0 801,406"><text:p/></draw:polygon><draw:frame draw:style-name="gr98" draw:text-style-name="P68" svg:width="0.498cm" svg:height="0.295cm" svg:x="5.752cm" svg:y="1.498cm"><draw:text-box><text:p text:style-name="P67"><text:span text:style-name="T439">Öğe</text:span></text:p></draw:text-box></draw:frame><draw:line draw:style-name="gr7" draw:text-style-name="P70" svg:x1="4.6cm" svg:y1="0.81cm" svg:x2="4.6cm" svg:y2="0.404cm"><text:p/></draw:line><draw:polygon draw:style-name="gr9" draw:text-style-name="P71" svg:width="0.239cm" svg:height="0.161cm" svg:x="1.161cm" svg:y="0.323cm" svg:viewBox="0 0 240 162" draw:points="240,81 0,162 0,0"><text:p/></draw:polygon><draw:line draw:style-name="gr10" draw:text-style-name="P70" svg:x1="0.801cm" svg:y1="0.404cm" svg:x2="1.207cm" svg:y2="0.404cm"><text:p/></draw:line><draw:polygon draw:style-name="gr9" draw:text-style-name="P71" svg:width="0.239cm" svg:height="0.161cm" svg:x="4.96cm" svg:y="0.122cm" svg:viewBox="0 0 240 162" draw:points="240,81 0,162 0,0"><text:p/></draw:polygon><draw:line draw:style-name="gr10" draw:text-style-name="P70" svg:x1="2.202cm" svg:y1="0.203cm" svg:x2="5.01cm" svg:y2="0.203cm"><text:p/></draw:line><draw:polygon draw:style-name="gr2" draw:text-style-name="P66" svg:width="0.8cm" svg:height="0.609cm" svg:x="1.401cm" svg:y="-0.001cm" svg:viewBox="0 0 801 610" draw:points="398,610 0,610 0,0 801,0 801,610"><text:p/></draw:polygon><draw:frame draw:style-name="gr97" draw:text-style-name="P68" svg:width="0.216cm" svg:height="0.295cm" svg:x="6.897cm" svg:y="1.498cm"><draw:text-box><text:p text:style-name="P67"><text:span text:style-name="T439">...</text:span></text:p></draw:text-box></draw:frame><draw:line draw:style-name="gr7" draw:text-style-name="P70" svg:x1="0.801cm" svg:y1="0.81cm" svg:x2="0.801cm" svg:y2="0.404cm"><text:p/></draw:line><draw:frame draw:style-name="gr99" draw:text-style-name="P69" svg:width="0.673cm" svg:height="0.295cm" svg:x="1.501cm" svg:y="0.185cm"><draw:text-box><text:p text:style-name="P67"><text:span text:style-name="T422">Özet</text:span></text:p></draw:text-box></draw:frame></draw:g></text:p>
      <text:h text:style-name="P49" text:outline-level="2"><text:span text:style-name="T261">4</text:span><text:span text:style-name="T262">. <text:s text:c="3"/></text:span><text:span text:style-name="T261">İş </text:span><text:span text:style-name="T264">Kanıtı</text:span></text:h>
      <text:p text:style-name="P20"><text:span text:style-name="T354">Eşler arası temelde d</text:span><text:span text:style-name="T304">ağıtılmış bir zaman damgası sunucusunu </text:span><text:span text:style-name="T354">uygulamak </text:span><text:span text:style-name="T304">için, gazete veya Usenet yayınların</text:span><text:span text:style-name="T355">dan ziyade,</text:span><text:span text:style-name="T304"> Adam Back'in </text:span><text:span text:style-name="T356">geliştirdiği</text:span><text:span text:style-name="T304"> Hashcash [6] benzeri bir iş kanıtı sistemi kullanmamız gerekecek</text:span><text:span text:style-name="T357">tir</text:span><text:span text:style-name="T304">. <text:s/>İş </text:span><text:span text:style-name="T358">kanıtı,</text:span><text:span text:style-name="T359"> </text:span><text:span text:style-name="T360">-ö</text:span><text:span text:style-name="T357">rneğin</text:span><text:span text:style-name="T361"> </text:span><text:span text:style-name="T358">SHA-256 </text:span><text:span text:style-name="T361">ile</text:span><text:span text:style-name="T358">- ö</text:span><text:span text:style-name="T362">zetleme </text:span><text:span text:style-name="T393">işlemi </text:span><text:span text:style-name="T362">s</text:span><text:span text:style-name="T393">onucunda</text:span><text:span text:style-name="T358"> çı</text:span><text:span text:style-name="T359">kan </text:span><text:span text:style-name="T361">ö</text:span><text:span text:style-name="T362">zet</text:span><text:span text:style-name="T363">in</text:span><text:span text:style-name="T358"> </text:span><text:span text:style-name="T361">başında belirli </text:span><text:span text:style-name="T364">sayı</text:span><text:span text:style-name="T361">da </text:span><text:span text:style-name="T358">0 bit</text:span><text:span text:style-name="T361"> olan </text:span><text:span text:style-name="T358">bir değerin taranması</text:span><text:span text:style-name="T363">nı</text:span><text:span text:style-name="T358"> içerm</text:span><text:span text:style-name="T365">ektedir</text:span><text:span text:style-name="T304">. <text:s/></text:span><text:span text:style-name="T365">Yapılması gereken ortalama iş, bulunması </text:span><text:span text:style-name="T366">gerekli 0 bitlerin sayısı</text:span><text:span text:style-name="T365"> </text:span><text:span text:style-name="T367">ile üssel olarak orantılıdır</text:span><text:span text:style-name="T366"> ve tek bir </text:span><text:span text:style-name="T359">ö</text:span><text:span text:style-name="T362">zet </text:span><text:span text:style-name="T367">hesabıyla </text:span><text:span text:style-name="T366">doğrulanabilm</text:span><text:span text:style-name="T393">ektedir.</text:span></text:p>
      <text:p text:style-name="P39"><text:span text:style-name="T154">Zaman damgası ağımızdaki iş kanıtı modelini, bl</text:span><text:span text:style-name="T45">o</text:span><text:span text:style-name="T46">k</text:span><text:span text:style-name="T45"> ö</text:span><text:span text:style-name="T46">zet</text:span><text:span text:style-name="T45">i</text:span><text:span text:style-name="T47">n</text:span><text:span text:style-name="T44">d</text:span><text:span text:style-name="T47">e</text:span><text:span text:style-name="T44">ki</text:span><text:span text:style-name="T45"> gerekli sıfır </text:span><text:span text:style-name="T44">d</text:span><text:span text:style-name="T154">eğerli</text:span><text:span text:style-name="T45"> bitleri veren bir değer bulunana kadar, </text:span><text:span text:style-name="T44">b</text:span><text:span text:style-name="T46">loğun tek seferlik anahtarını </text:span><text:span text:style-name="T48">arttırarak </text:span><text:span text:style-name="T154">uygulamaktayız</text:span><text:span text:style-name="T45">.</text:span><text:span text:style-name="T49"> <text:s/>İ</text:span><text:span text:style-name="T155">şlemci gücü bir kez </text:span><text:span text:style-name="T50">iş kanıtını yerine getirm</text:span><text:span text:style-name="T51">ek için harcandığı</text:span><text:span text:style-name="T155">nda,</text:span><text:span text:style-name="T50"> blok aynı iş tekra</text:span><text:span text:style-name="T155">rlanmadan </text:span><text:span text:style-name="T50">değiştirilemem</text:span><text:span text:style-name="T155">ektedir</text:span><text:span text:style-name="T50">. <text:s/></text:span><text:span text:style-name="T51">Sonraki bloklar </text:span><text:span text:style-name="T52">zincire eklendikçe,</text:span><text:span text:style-name="T51"> bloğu değiştirmek için gerek</text:span><text:span text:style-name="T52">en</text:span><text:span text:style-name="T51"> iş </text:span><text:span text:style-name="T52">kendisinden sonra </text:span><text:span text:style-name="T44">zincire </text:span><text:span text:style-name="T52">eklenen</text:span><text:span text:style-name="T51"> </text:span><text:span text:style-name="T155">bütün </text:span><text:span text:style-name="T51">blokları değiştirmeyi </text:span><text:span text:style-name="T53">de </text:span><text:span text:style-name="T51">k</text:span><text:span text:style-name="T53">apsay</text:span><text:span text:style-name="T54">acaktır</text:span><text:span text:style-name="T51">.</text:span></text:p>
      <text:p text:style-name="P41"/>
      <text:p text:style-name="P23"><draw:g text:anchor-type="as-char" svg:y="-1.139cm" draw:z-index="1" draw:style-name="gr92"><draw:polygon draw:style-name="gr2" draw:text-style-name="P66" svg:width="3.453cm" svg:height="1.83cm" svg:x="0.811cm" svg:y="0cm" svg:viewBox="0 0 3454 1831" draw:points="1729,1831 0,1831 0,0 3454,0 3454,1831"><text:p/></draw:polygon><draw:polygon draw:style-name="gr6" draw:text-style-name="P66" svg:width="1.625cm" svg:height="0.404cm" svg:x="1.217cm" svg:y="0.611cm" svg:viewBox="0 0 1626 405" draw:points="815,405 0,405 0,0 1626,0 1626,405"><text:p/></draw:polygon><draw:polygon draw:style-name="gr7" draw:text-style-name="P70" svg:width="1.625cm" svg:height="0.404cm" svg:x="1.217cm" svg:y="0.611cm" svg:viewBox="0 0 1626 405" draw:points="815,405 0,405 0,0 1626,0 1626,405"><text:p/></draw:polygon><draw:frame draw:style-name="gr93" draw:text-style-name="P68" svg:width="0.625cm" svg:height="0.295cm" svg:x="1.016cm" svg:y="0.148cm"><draw:text-box><text:p text:style-name="P67"><text:span text:style-name="T439">Blok</text:span></text:p></draw:text-box></draw:frame><draw:polygon draw:style-name="gr6" draw:text-style-name="P66" svg:width="1.015cm" svg:height="0.404cm" svg:x="3.048cm" svg:y="0.611cm" svg:viewBox="0 0 1016 405" draw:points="508,405 0,405 0,0 1016,0 1016,405"><text:p/></draw:polygon><draw:polygon draw:style-name="gr7" draw:text-style-name="P70" svg:width="1.015cm" svg:height="0.404cm" svg:x="3.048cm" svg:y="0.611cm" svg:viewBox="0 0 1016 405" draw:points="508,405 0,405 0,0 1016,0 1016,405"><text:p/></draw:polygon><draw:frame draw:style-name="gr94" draw:text-style-name="P69" svg:width="1.191cm" svg:height="0.295cm" svg:x="1.439cm" svg:y="0.699cm"><draw:text-box><text:p text:style-name="P67"><text:span text:style-name="T422">Önceki Özet</text:span></text:p></draw:text-box></draw:frame><draw:polygon draw:style-name="gr6" draw:text-style-name="P66" svg:width="0.814cm" svg:height="0.405cm" svg:x="1.217cm" svg:y="1.222cm" svg:viewBox="0 0 815 406" draw:points="409,406 0,406 0,0 815,0 815,406"><text:p/></draw:polygon><draw:polygon draw:style-name="gr7" draw:text-style-name="P70" svg:width="0.814cm" svg:height="0.405cm" svg:x="1.217cm" svg:y="1.222cm" svg:viewBox="0 0 815 406" draw:points="409,406 0,406 0,0 815,0 815,406"><text:p/></draw:polygon><draw:frame draw:style-name="gr95" draw:text-style-name="P69" svg:width="0.74cm" svg:height="0.295cm" svg:x="3.196cm" svg:y="0.699cm"><draw:text-box><text:p text:style-name="P67"><text:span text:style-name="T422"><text:s text:c="3"/></text:span><text:span text:style-name="T422">TSA</text:span></text:p></draw:text-box></draw:frame><draw:polygon draw:style-name="gr6" draw:text-style-name="P66" svg:width="0.814cm" svg:height="0.405cm" svg:x="2.233cm" svg:y="1.222cm" svg:viewBox="0 0 815 406" draw:points="409,406 0,406 0,0 815,0 815,406"><text:p/></draw:polygon><draw:polygon draw:style-name="gr7" draw:text-style-name="P70" svg:width="0.814cm" svg:height="0.405cm" svg:x="2.233cm" svg:y="1.222cm" svg:viewBox="0 0 815 406" draw:points="409,406 0,406 0,0 815,0 815,406"><text:p/></draw:polygon><draw:frame draw:style-name="gr96" draw:text-style-name="P69" svg:width="0.511cm" svg:height="0.295cm" svg:x="1.482cm" svg:y="1.312cm"><draw:text-box><text:p text:style-name="P67"><text:span text:style-name="T422">İşlem</text:span></text:p></draw:text-box></draw:frame><draw:polygon draw:style-name="gr6" draw:text-style-name="P66" svg:width="0.814cm" svg:height="0.405cm" svg:x="3.249cm" svg:y="1.222cm" svg:viewBox="0 0 815 406" draw:points="406,406 0,406 0,0 815,0 815,406"><text:p/></draw:polygon><draw:polygon draw:style-name="gr7" draw:text-style-name="P70" svg:width="0.814cm" svg:height="0.405cm" svg:x="3.249cm" svg:y="1.222cm" svg:viewBox="0 0 815 406" draw:points="406,406 0,406 0,0 815,0 815,406"><text:p/></draw:polygon><draw:frame draw:style-name="gr96" draw:text-style-name="P69" svg:width="0.511cm" svg:height="0.295cm" svg:x="2.498cm" svg:y="1.312cm"><draw:text-box><text:p text:style-name="P67"><text:span text:style-name="T422">İşlem</text:span></text:p></draw:text-box></draw:frame><draw:polygon draw:style-name="gr9" draw:text-style-name="P71" svg:width="0.239cm" svg:height="0.161cm" svg:x="0.977cm" svg:y="0.737cm" svg:viewBox="0 0 240 162" draw:points="240,81 0,162 0,0"><text:p/></draw:polygon><draw:line draw:style-name="gr10" draw:text-style-name="P70" svg:x1="0cm" svg:y1="0.818cm" svg:x2="1.023cm" svg:y2="0.818cm"><text:p/></draw:line><draw:polygon draw:style-name="gr2" draw:text-style-name="P66" svg:width="3.453cm" svg:height="1.83cm" svg:x="4.875cm" svg:y="0cm" svg:viewBox="0 0 3454 1831" draw:points="1725,1831 0,1831 0,0 3454,0 3454,1831"><text:p/></draw:polygon><draw:frame draw:style-name="gr97" draw:text-style-name="P68" svg:width="0.216cm" svg:height="0.295cm" svg:x="3.556cm" svg:y="1.312cm"><draw:text-box><text:p text:style-name="P67"><text:span text:style-name="T439">...</text:span></text:p></draw:text-box></draw:frame><draw:polygon draw:style-name="gr6" draw:text-style-name="P66" svg:width="1.625cm" svg:height="0.404cm" svg:x="5.281cm" svg:y="0.611cm" svg:viewBox="0 0 1626 405" draw:points="811,405 0,405 0,0 1626,0 1626,405"><text:p/></draw:polygon><draw:polygon draw:style-name="gr7" draw:text-style-name="P70" svg:width="1.625cm" svg:height="0.404cm" svg:x="5.281cm" svg:y="0.611cm" svg:viewBox="0 0 1626 405" draw:points="811,405 0,405 0,0 1626,0 1626,405"><text:p/></draw:polygon><draw:frame draw:style-name="gr93" draw:text-style-name="P68" svg:width="0.625cm" svg:height="0.295cm" svg:x="5.08cm" svg:y="0.148cm"><draw:text-box><text:p text:style-name="P67"><text:span text:style-name="T439">Blok</text:span></text:p></draw:text-box></draw:frame><draw:polygon draw:style-name="gr6" draw:text-style-name="P66" svg:width="1.015cm" svg:height="0.404cm" svg:x="7.108cm" svg:y="0.611cm" svg:viewBox="0 0 1016 405" draw:points="508,405 0,405 0,0 1016,0 1016,405"><text:p/></draw:polygon><draw:polygon draw:style-name="gr7" draw:text-style-name="P70" svg:width="1.015cm" svg:height="0.404cm" svg:x="7.108cm" svg:y="0.611cm" svg:viewBox="0 0 1016 405" draw:points="508,405 0,405 0,0 1016,0 1016,405"><text:p/></draw:polygon><draw:frame draw:style-name="gr94" draw:text-style-name="P69" svg:width="1.191cm" svg:height="0.295cm" svg:x="5.5cm" svg:y="0.699cm"><draw:text-box><text:p text:style-name="P67"><text:span text:style-name="T422">Önceki Özet</text:span></text:p></draw:text-box></draw:frame><draw:polygon draw:style-name="gr6" draw:text-style-name="P66" svg:width="0.81cm" svg:height="0.405cm" svg:x="5.281cm" svg:y="1.222cm" svg:viewBox="0 0 811 406" draw:points="406,406 0,406 0,0 811,0 811,406"><text:p/></draw:polygon><draw:polygon draw:style-name="gr7" draw:text-style-name="P70" svg:width="0.81cm" svg:height="0.405cm" svg:x="5.281cm" svg:y="1.222cm" svg:viewBox="0 0 811 406" draw:points="406,406 0,406 0,0 811,0 811,406"><text:p/></draw:polygon><draw:frame draw:style-name="gr95" draw:text-style-name="P69" svg:width="0.74cm" svg:height="0.295cm" svg:x="7.257cm" svg:y="0.699cm"><draw:text-box><text:p text:style-name="P67"><text:span text:style-name="T422">TSA</text:span></text:p></draw:text-box></draw:frame><draw:polygon draw:style-name="gr6" draw:text-style-name="P66" svg:width="0.81cm" svg:height="0.405cm" svg:x="6.297cm" svg:y="1.222cm" svg:viewBox="0 0 811 406" draw:points="406,406 0,406 0,0 811,0 811,406"><text:p/></draw:polygon><draw:polygon draw:style-name="gr7" draw:text-style-name="P70" svg:width="0.81cm" svg:height="0.405cm" svg:x="6.297cm" svg:y="1.222cm" svg:viewBox="0 0 811 406" draw:points="406,406 0,406 0,0 811,0 811,406"><text:p/></draw:polygon><draw:frame draw:style-name="gr96" draw:text-style-name="P69" svg:width="0.511cm" svg:height="0.295cm" svg:x="5.542cm" svg:y="1.312cm"><draw:text-box><text:p text:style-name="P67"><text:span text:style-name="T422">İşlem</text:span></text:p></draw:text-box></draw:frame><draw:polygon draw:style-name="gr6" draw:text-style-name="P66" svg:width="0.81cm" svg:height="0.405cm" svg:x="7.313cm" svg:y="1.222cm" svg:viewBox="0 0 811 406" draw:points="406,406 0,406 0,0 811,0 811,406"><text:p/></draw:polygon><draw:polygon draw:style-name="gr7" draw:text-style-name="P70" svg:width="0.81cm" svg:height="0.405cm" svg:x="7.313cm" svg:y="1.222cm" svg:viewBox="0 0 811 406" draw:points="406,406 0,406 0,0 811,0 811,406"><text:p/></draw:polygon><draw:frame draw:style-name="gr96" draw:text-style-name="P69" svg:width="0.511cm" svg:height="0.295cm" svg:x="6.558cm" svg:y="1.312cm"><draw:text-box><text:p text:style-name="P67"><text:span text:style-name="T422">İşlem</text:span></text:p></draw:text-box></draw:frame><draw:polygon draw:style-name="gr9" draw:text-style-name="P71" svg:width="0.243cm" svg:height="0.161cm" svg:x="5.037cm" svg:y="0.737cm" svg:viewBox="0 0 244 162" draw:points="244,81 0,162 0,0"><text:p/></draw:polygon><draw:line draw:style-name="gr10" draw:text-style-name="P70" svg:x1="4.265cm" svg:y1="0.818cm" svg:x2="5.087cm" svg:y2="0.818cm"><text:p/></draw:line><draw:frame draw:style-name="gr97" draw:text-style-name="P68" svg:width="0.216cm" svg:height="0.295cm" svg:x="7.616cm" svg:y="1.312cm"><draw:text-box><text:p text:style-name="P67"><text:span text:style-name="T439">...</text:span></text:p></draw:text-box></draw:frame></draw:g></text:p>
      <text:p text:style-name="P24"/>
      <text:p text:style-name="P21"><text:span text:style-name="T304"><text:s text:c="4"/>İş kanıtı aynı zamanda çoğunluğ</text:span><text:span text:style-name="T368">un</text:span><text:span text:style-name="T304"> karar alma sürecindeki temsil</text:span><text:span text:style-name="T368">in</text:span><text:span text:style-name="T304"> belirlenme sorununu da çözmektedir. <text:s/></text:span><text:span text:style-name="T368">Eğer çoğunluk IP adresine dayalı </text:span><text:span text:style-name="T394">olarak</text:span><text:span text:style-name="T368"> belirlenseydi, kendine çok sayıda IP adresi tahsis edebilen herkes bu çoğunluğu bozabilirdi. <text:s/>İş kanıtında esas, bir işlemcinin bir oyu temsil etmesidir. <text:s/>Çoğunluk kararı, kendisine yatırılan en büyük iş kanıtı çabasına sahip </text:span><text:span text:style-name="T369">olan</text:span><text:span text:style-name="T368"> en uzun zincir tarafından temsil edil</text:span><text:span text:style-name="T369">mektedir</text:span><text:span text:style-name="T368">. <text:s/>İş</text:span><text:span text:style-name="T370">lemci</text:span><text:span text:style-name="T368"> gücünün büyük bir kısmı dürüst düğümler tarafından kontrol e</text:span><text:span text:style-name="T370">dilirse</text:span><text:span text:style-name="T368">, dürüst zincir en hızlı ş</text:span><text:span text:style-name="T370">ekilde</text:span><text:span text:style-name="T368"> büyüyecek ve rakip zincirlerin ö</text:span><text:span text:style-name="T370">nüne </text:span><text:span text:style-name="T368">geçecektir. <text:s/>Bir saldırganın geçmişteki bir bloğu değiştirmesi için, bloğun ve ondan sonra gelen tüm blokların iş kanıtını yeniden yapması ve ardından dürüst düğümlerin yaptığı işi yakalayarak, onları geçmesi gerekmektedir. <text:s/>İ</text:span><text:span text:style-name="T371">leride,</text:span><text:span text:style-name="T368"> daha yavaş bir saldırganın </text:span><text:span text:style-name="T371">ağı</text:span><text:span text:style-name="T368"> yakalama olasılığının </text:span><text:span text:style-name="T371">b</text:span><text:span text:style-name="T368">loklar eklendikçe ü</text:span><text:span text:style-name="T371">ssel olarak</text:span><text:span text:style-name="T368"> azaldığını göstereceğiz.</text:span></text:p>
      <text:p text:style-name="P30"><text:span text:style-name="T304">Artan donanım hızını ve </text:span><text:span text:style-name="T395">zaman</text:span><text:span text:style-name="T396">la </text:span><text:span text:style-name="T394">değişen </text:span><text:span text:style-name="T304">düğüm ç</text:span><text:span text:style-name="T395">alıştırma ilgi</text:span><text:span text:style-name="T396">s</text:span><text:span text:style-name="T394">ine</text:span><text:span text:style-name="T395"> </text:span><text:span text:style-name="T396">ayak uydurmak için</text:span><text:span text:style-name="T304"> iş kanıtı zorluğu, saatte ortalama blok sayısını hedefleyen </text:span><text:span text:style-name="T396">bir</text:span><text:span text:style-name="T304"> hareketli ortalama ile belirlenir. <text:s/></text:span><text:span text:style-name="T396">Bloklar ç</text:span><text:span text:style-name="T304">ok hızlı üretilirlerse, zorluk </text:span><text:span text:style-name="T397">seviyesi</text:span><text:span text:style-name="T304"> artm</text:span><text:span text:style-name="T398">aktadır</text:span><text:span text:style-name="T304">.</text:span></text:p>
      <text:h text:style-name="P50" text:outline-level="2"><text:span text:style-name="T274">5</text:span><text:span text:style-name="T272">. <text:s text:c="3"/></text:span><text:span text:style-name="T283">Ağ</text:span></text:h>
      <text:p text:style-name="P13">Ağı çalıştırmak için gerekli adımlar şöyledir:</text:p>
      <text:p text:style-name="P4"/>
      <text:list xml:id="list2099821448" text:style-name="Numbering_20_1">
        <text:list-item>
          <text:p text:style-name="P53">Y<text:span text:style-name="T403">eni işlemler tüm düğümlere yayınlanır.</text:span></text:p>
        </text:list-item>
        <text:list-item>
          <text:p text:style-name="P54"><text:span text:style-name="T403">Her düğüm yeni işlemleri bir blok içinde toplar</text:span>.</text:p>
        </text:list-item>
        <text:list-item>
          <text:p text:style-name="P55"><text:span text:style-name="T404">Her düğüm kendi </text:span><text:span text:style-name="T405">bloğu</text:span><text:span text:style-name="T404"> için zor bir iş kanıtı üzerinde çalışır.</text:span></text:p>
        </text:list-item>
        <text:list-item>
          <text:p text:style-name="P54"><text:soft-page-break/><text:span text:style-name="T404">Bir düğüm iş kanıtını bulduğunda, bu bloğu tüm düğümlere yayınlar</text:span>.</text:p>
        </text:list-item>
        <text:list-item>
          <text:p text:style-name="P55"><text:span text:style-name="T417">Düğümler bloğu yalnızca içindeki tüm işlemler geçerliyse ve halihazırda harcanmamışsa kabul ederler.</text:span></text:p>
        </text:list-item>
        <text:list-item>
          <text:p text:style-name="P56"><text:span text:style-name="T410">Düğümler </text:span><text:span text:style-name="T407">bloğu </text:span><text:span text:style-name="T408">kabul </text:span><text:span text:style-name="T409">ettiklerini,</text:span><text:span text:style-name="T408"> </text:span><text:span text:style-name="T410">zincirdeki bir sonraki bloğu </text:span><text:span text:style-name="T406">oluşturmak</text:span><text:span text:style-name="T410"> </text:span><text:span text:style-name="T406">iç</text:span><text:span text:style-name="T407">in ç</text:span><text:span text:style-name="T408">alışırken </text:span><text:span text:style-name="T407">önceki özet olarak </text:span><text:span text:style-name="T408">bu bloğun</text:span><text:span text:style-name="T407"> özetini kullanarak</text:span><text:span text:style-name="T408"> </text:span><text:span text:style-name="T407">gösterirler.</text:span><text:span text:style-name="T410"> <text:s/></text:span></text:p>
        </text:list-item>
      </text:list>
      <text:p text:style-name="P4"/>
      <text:p text:style-name="P30"><text:span text:style-name="T40">Düğümler her zaman en uzun zincirin doğru zincir olduğunu düşü</text:span><text:span text:style-name="T156">nmekte</text:span><text:span text:style-name="T40"> ve onu u</text:span><text:span text:style-name="T55">zatmak</text:span><text:span text:style-name="T40"> için çalışmaya devam e</text:span><text:span text:style-name="T156">deceklerdir</text:span><text:span text:style-name="T40">. <text:s/>İki düğüm, bir sonraki bloğun farklı versiyonlarını aynı anda yayınlıyorsa, bazı düğümler birini, </text:span><text:span text:style-name="T157">bazı düğümler </text:span><text:span text:style-name="T40">diğerini alabilir. <text:s/></text:span><text:span text:style-name="T55">Bu durumda ilk aldıkları üzerinde çalışırlar ancak diğer dalı da daha uzun olma ihtimaline karşılık saklarlar. <text:s/>Beraberlik bir sonraki iş kanıtı bulunduğunda ve bir dal daha uzun hale geldiğinde kırılacak, diğer dalda çalışmış olan düğümler uzun olana geçecektir.</text:span></text:p>
      <text:p text:style-name="P31"><text:span text:style-name="T56">Yeni işlem yayınlarının tüm düğümlere ulaşması gerekmez. </text:span><text:span text:style-name="T57">B</text:span><text:span text:style-name="T62">u yayınlar birçok</text:span><text:span text:style-name="T56"> düğüme e</text:span><text:span text:style-name="T57">riştiğ</text:span><text:span text:style-name="T62">i</text:span><text:span text:style-name="T56"> sürece, çok geçmeden bir bloğa girecekler</text:span><text:span text:style-name="T57">dir</text:span><text:span text:style-name="T56">. <text:s/></text:span><text:span text:style-name="T58">Blok yayınları aynı zamanda bı</text:span><text:span text:style-name="T158">rakılmış </text:span><text:span text:style-name="T58">mesajlara karşı da dayanıklıdır. <text:s/>Eğ</text:span><text:span text:style-name="T60">er b</text:span><text:span text:style-name="T58">ir düğüm bir bloğ</text:span><text:span text:style-name="T59">u</text:span><text:span text:style-name="T58"> almazsa, </text:span><text:span text:style-name="T60">bir </text:span><text:span text:style-name="T58">sonraki bloğu </text:span><text:span text:style-name="T60">teslim </text:span><text:span text:style-name="T58">aldığı</text:span><text:span text:style-name="T59">nda</text:span><text:span text:style-name="T60"> </text:span><text:span text:style-name="T61">eksik</text:span><text:span text:style-name="T58"> bloğu </text:span><text:span text:style-name="T59">fark edecek ve </text:span><text:span text:style-name="T58">bu </text:span><text:span text:style-name="T158">bloğu</text:span><text:span text:style-name="T59"> talep edecektir</text:span><text:span text:style-name="T58">.</text:span></text:p>
      <text:h text:style-name="P46" text:outline-level="2"><text:span text:style-name="T275">6</text:span><text:span text:style-name="T272">. <text:s text:c="3"/></text:span><text:span text:style-name="T284">T</text:span><text:span text:style-name="T285">eşvik</text:span></text:h>
      <text:p text:style-name="P16"><text:span text:style-name="T63">Kural gereği bloktaki ilk işlem, bloğun </text:span><text:span text:style-name="T159">yaratıcısına ait olan </text:span><text:span text:style-name="T63">paranı</text:span><text:span text:style-name="T65">n </text:span><text:span text:style-name="T63">y</text:span><text:span text:style-name="T160">aratıldığı</text:span><text:span text:style-name="T63"> özel bir işlemdir. <text:s/></text:span><text:span text:style-name="T65">Bu, düğümlerin ağı desteklemesini teşvik e</text:span><text:span text:style-name="T161">tmekte</text:span><text:span text:style-name="T65"> ve </text:span><text:span text:style-name="T66">paranın ilk k</text:span><text:span text:style-name="T163">ez</text:span><text:span text:style-name="T66"> dolaşıma girmesini s</text:span><text:span text:style-name="T161">ağlamaktadır. </text:span><text:span text:style-name="T66"><text:s/></text:span><text:span text:style-name="T161">Z</text:span><text:span text:style-name="T66">ira, </text:span><text:span text:style-name="T164">para basacak </text:span><text:span text:style-name="T66">başka bir merkezi otorite b</text:span><text:span text:style-name="T161">ulunmamaktadır</text:span><text:span text:style-name="T66">. <text:s/>Sabit miktarda</text:span><text:span text:style-name="T67">ki</text:span><text:span text:style-name="T66"> yeni </text:span><text:span text:style-name="T165">basılan</text:span><text:span text:style-name="T66"> paranın düzenli olarak d</text:span><text:span text:style-name="T67">olaşıma girmesi</text:span><text:span text:style-name="T66">, altın madencilerin</text:span><text:span text:style-name="T67">in </text:span><text:span text:style-name="T66">kaynakları</text:span><text:span text:style-name="T67">nı</text:span><text:span text:style-name="T66"> h</text:span><text:span text:style-name="T67">arcayarak dolaşıma altın sürmesine</text:span><text:span text:style-name="T66"> b</text:span><text:span text:style-name="T67">enzer.</text:span><text:span text:style-name="T66"> <text:s/>Bizim durumumuzda </text:span><text:span text:style-name="T162">bu</text:span><text:span text:style-name="T66">, harcanan iş</text:span><text:span text:style-name="T166">lemci</text:span><text:span text:style-name="T66"> zamanı ve elektriktir.</text:span></text:p>
      <text:p text:style-name="P32"><text:span text:style-name="T64">Teşvik, işlem ücretleri ile </text:span><text:span text:style-name="T68">de</text:span><text:span text:style-name="T64"> finanse edilebilir. <text:s/></text:span><text:span text:style-name="T69">Bir işlemin çıktı değeri girdisinden düşük ise, aradaki fark</text:span><text:span text:style-name="T64"> işlemi içeren bloğun teşviğ</text:span><text:span text:style-name="T167">ine</text:span><text:span text:style-name="T64"> eklenen işlem ücretidir. <text:s/>Önceden belirlenmiş m</text:span><text:span text:style-name="T70">iktardaki</text:span><text:span text:style-name="T64"> para dolaşıma girdiğinde, teşvik tamami</text:span><text:span text:style-name="T70">yle</text:span><text:span text:style-name="T64"> işlem ücretlerine dö</text:span><text:span text:style-name="T70">nüşebilir</text:span><text:span text:style-name="T64"> ve tamamen enflasyondan arınmış olabilir.</text:span></text:p>
      <text:p text:style-name="P35"><text:span text:style-name="T71">Teşvik, düğümlerin </text:span><text:span text:style-name="T64">dü</text:span><text:span text:style-name="T71">rüst kalm</text:span><text:span text:style-name="T72">asını</text:span><text:span text:style-name="T168">n</text:span><text:span text:style-name="T71"> özendirilmesine yardımcı olabili</text:span><text:span text:style-name="T168">r</text:span><text:span text:style-name="T71">.</text:span><text:span text:style-name="T72"> <text:s/></text:span><text:span text:style-name="T169">Eğer a</text:span><text:span text:style-name="T71">çgözlü bir saldırgan dürüst düğümleri</text:span><text:span text:style-name="T72">n tümünden</text:span><text:span text:style-name="T71"> daha fazla iş</text:span><text:span text:style-name="T169">lemci</text:span><text:span text:style-name="T71"> gücü</text:span><text:span text:style-name="T72">nü</text:span><text:span text:style-name="T71"> t</text:span><text:span text:style-name="T72">oplayabilirse, bun</text:span><text:span text:style-name="T73">u </text:span><text:span text:style-name="T72">ödemelerini geri a</text:span><text:span text:style-name="T169">lar</text:span><text:span text:style-name="T232">a</text:span><text:span text:style-name="T169">k</text:span><text:span text:style-name="T72"> insanları dolandırmak için mi, yoksa yeni para üretmek için mi </text:span><text:span text:style-name="T73">kullanacağına</text:span><text:span text:style-name="T64"> </text:span><text:span text:style-name="T73">karar vermesi gereke</text:span><text:span text:style-name="T170">cektir</text:span><text:span text:style-name="T64">. <text:s/></text:span><text:span text:style-name="T172">S</text:span><text:span text:style-name="T171">aldırgan </text:span><text:span text:style-name="T75">oyunu kuralı</text:span><text:span text:style-name="T171">na</text:span><text:span text:style-name="T75"> göre oynamayı daha kârlı bulmalıdır. <text:s/></text:span><text:span text:style-name="T172">Böylece sistemi ve </text:span><text:span text:style-name="T74">kendi servetinin geçerliliğini baltalamaktansa, </text:span><text:span text:style-name="T75">diğer herkesin toplamından daha fazla yeni para elde edecek</text:span><text:span text:style-name="T172">tir.</text:span></text:p>
      <text:h text:style-name="P46" text:outline-level="2"><text:span text:style-name="T275">7</text:span><text:span text:style-name="T272">. <text:s text:c="3"/></text:span><text:span text:style-name="T284">D</text:span><text:span text:style-name="T286">isk Alanı </text:span><text:span text:style-name="T292">Geri </text:span><text:span text:style-name="T286">Kazanımı</text:span></text:h>
      <text:p text:style-name="P17"><text:span text:style-name="T76">B</text:span><text:span text:style-name="T173">ir p</text:span><text:span text:style-name="T76">aranın kullanıldığı son işlem yeteri</text:span><text:span text:style-name="T233">nce</text:span><text:span text:style-name="T76"> blo</text:span><text:span text:style-name="T233">k</text:span><text:span text:style-name="T76"> altında kaldı</text:span><text:span text:style-name="T233">ktan sonra,</text:span><text:span text:style-name="T76"> </text:span><text:span text:style-name="T77">o paranın </text:span><text:span text:style-name="T76">önceki</text:span><text:span text:style-name="T77"> </text:span><text:span text:style-name="T76">işlemler</text:span><text:span text:style-name="T77">i</text:span><text:span text:style-name="T76"> disk alanından tasarruf etmek için a</text:span><text:span text:style-name="T173">tılabilir.</text:span><text:span text:style-name="T76"> <text:s/></text:span><text:span text:style-name="T77">Blo</text:span><text:span text:style-name="T173">k</text:span><text:span text:style-name="T77"> özetini bozmadan bun</text:span><text:span text:style-name="T173">u yapabilmek</text:span><text:span text:style-name="T77"> </text:span><text:span text:style-name="T78">için,</text:span><text:span text:style-name="T77"> </text:span><text:span text:style-name="T78">işlemler bir Merkle ağacında</text:span><text:span text:style-name="T64">[7][2][5]</text:span><text:span text:style-name="T78"> sadece kök dahil olacak şekilde özetlenmiştir. <text:s/>Eski bloklar daha sonra </text:span><text:span text:style-name="T79">ağacın dalları budanarak </text:span><text:span text:style-name="T78">sıkıştırılabilir. <text:s/></text:span><text:span text:style-name="T64">İç ö</text:span><text:span text:style-name="T173">zetlerin</text:span><text:span text:style-name="T79"> depolanmasına gerek yoktur.</text:span></text:p>
      <text:p text:style-name="P8"><text:soft-page-break/><draw:g text:anchor-type="as-char" draw:z-index="2" draw:style-name="gr16"><draw:polygon draw:style-name="gr2" draw:text-style-name="P66" svg:width="4.825cm" svg:height="5.234cm" svg:x="5.641cm" svg:y="0.001cm" svg:viewBox="0 0 4826 5235" draw:points="2413,5235 0,5235 0,0 4826,0 4826,5235"><text:p/></draw:polygon><draw:polygon draw:style-name="gr2" draw:text-style-name="P66" svg:width="4.86cm" svg:height="5.234cm" svg:x="0cm" svg:y="0.001cm" svg:viewBox="0 0 4861 5235" draw:points="2430,5235 0,5235 0,0 4861,0 4861,5235"><text:p/></draw:polygon><draw:frame draw:style-name="gr82" draw:text-style-name="P68" svg:width="0.6cm" svg:height="0.283cm" svg:x="5.835cm" svg:y="0.118cm"><draw:text-box><text:p text:style-name="P67"><text:span text:style-name="T434">Blok</text:span></text:p></draw:text-box></draw:frame><draw:polygon draw:style-name="gr2" draw:text-style-name="P66" svg:width="3.499cm" svg:height="1.745cm" svg:x="0.973cm" svg:y="0.195cm" svg:viewBox="0 0 3500 1746" draw:points="1750,1746 0,1746 0,0 3500,0 3500,1746"><text:p/></draw:polygon><draw:frame draw:style-name="gr82" draw:text-style-name="P68" svg:width="0.6cm" svg:height="0.283cm" svg:x="0.182cm" svg:y="0.118cm"><draw:text-box><text:p text:style-name="P67"><text:span text:style-name="T434">Blok</text:span></text:p></draw:text-box></draw:frame><draw:polygon draw:style-name="gr6" draw:text-style-name="P66" svg:width="1.554cm" svg:height="0.387cm" svg:x="1.362cm" svg:y="0.776cm" svg:viewBox="0 0 1555 388" draw:points="776,388 0,388 0,0 1555,0 1555,388"><text:p/></draw:polygon><draw:polygon draw:style-name="gr7" draw:text-style-name="P70" svg:width="1.554cm" svg:height="0.387cm" svg:x="1.362cm" svg:y="0.776cm" svg:viewBox="0 0 1555 388" draw:points="776,388 0,388 0,0 1555,0 1555,388"><text:p/></draw:polygon><draw:frame draw:style-name="gr83" draw:text-style-name="P68" svg:width="2.927cm" svg:height="0.283cm" svg:x="1.152cm" svg:y="0.319cm"><draw:text-box><text:p text:style-name="P67"><text:span text:style-name="T434">Blok Başlığı (Blok Özeti)</text:span></text:p></draw:text-box></draw:frame><draw:polygon draw:style-name="gr6" draw:text-style-name="P66" svg:width="1.167cm" svg:height="0.387cm" svg:x="3.111cm" svg:y="0.776cm" svg:viewBox="0 0 1168 388" draw:points="582,388 0,388 0,0 1168,0 1168,388"><text:p/></draw:polygon><draw:polygon draw:style-name="gr7" draw:text-style-name="P70" svg:width="1.167cm" svg:height="0.387cm" svg:x="3.111cm" svg:y="0.776cm" svg:viewBox="0 0 1168 388" draw:points="582,388 0,388 0,0 1168,0 1168,388"><text:p/></draw:polygon><draw:frame draw:style-name="gr66" draw:text-style-name="P76" svg:width="1.267cm" svg:height="0.283cm" svg:x="1.579cm" svg:y="0.847cm"><draw:text-box><text:p text:style-name="P67"><text:span text:style-name="T436">Önceki Özet</text:span></text:p></draw:text-box></draw:frame><draw:polygon draw:style-name="gr6" draw:text-style-name="P66" svg:width="1.164cm" svg:height="0.387cm" svg:x="0.779cm" svg:y="2.524cm" svg:viewBox="0 0 1165 388" draw:points="583,388 0,388 0,0 1165,0 1165,388"><text:p/></draw:polygon><draw:polygon draw:style-name="gr71" draw:text-style-name="P70" svg:width="1.164cm" svg:height="0.387cm" svg:x="0.779cm" svg:y="2.524cm" svg:viewBox="0 0 1165 388" draw:points="583,388 0,388 0,0 1165,0 1165,388"><text:p/></draw:polygon><draw:frame draw:style-name="gr84" draw:text-style-name="P68" svg:width="0.708cm" svg:height="0.283cm" svg:x="3.343cm" svg:y="0.847cm"><draw:text-box><text:p text:style-name="P67"><text:span text:style-name="T434">TSA</text:span></text:p></draw:text-box></draw:frame><draw:polygon draw:style-name="gr73" draw:text-style-name="P66" svg:width="0.779cm" svg:height="0.387cm" svg:x="0.388cm" svg:y="3.684cm" svg:viewBox="0 0 780 388" draw:points="391,388 0,388 0,0 780,0 780,388"><text:p/></draw:polygon><draw:polygon draw:style-name="gr71" draw:text-style-name="P70" svg:width="0.779cm" svg:height="0.387cm" svg:x="0.388cm" svg:y="3.684cm" svg:viewBox="0 0 780 388" draw:points="391,388 0,388 0,0 780,0 780,388"><text:p/></draw:polygon><draw:frame draw:style-name="gr85" draw:text-style-name="P68" svg:width="0.844cm" svg:height="0.283cm" svg:x="0.93cm" svg:y="2.604cm"><draw:text-box><text:p text:style-name="P67"><text:span text:style-name="T434">Özet01</text:span></text:p></draw:text-box></draw:frame><draw:polygon draw:style-name="gr73" draw:text-style-name="P66" svg:width="0.778cm" svg:height="0.387cm" svg:x="1.556cm" svg:y="3.684cm" svg:viewBox="0 0 779 388" draw:points="388,388 0,388 0,0 779,0 779,388"><text:p/></draw:polygon><draw:polygon draw:style-name="gr71" draw:text-style-name="P70" svg:width="0.778cm" svg:height="0.387cm" svg:x="1.556cm" svg:y="3.684cm" svg:viewBox="0 0 779 388" draw:points="388,388 0,388 0,0 779,0 779,388"><text:p/></draw:polygon><draw:frame draw:style-name="gr84" draw:text-style-name="P68" svg:width="0.708cm" svg:height="0.283cm" svg:x="0.427cm" svg:y="3.754cm"><draw:text-box><text:p text:style-name="P67"><text:span text:style-name="T434">Özet0</text:span></text:p></draw:text-box></draw:frame><draw:polygon draw:style-name="gr73" draw:text-style-name="P66" svg:width="0.775cm" svg:height="0.387cm" svg:x="2.723cm" svg:y="3.684cm" svg:viewBox="0 0 776 388" draw:points="388,388 0,388 0,0 776,0 776,388"><text:p/></draw:polygon><draw:polygon draw:style-name="gr71" draw:text-style-name="P70" svg:width="0.775cm" svg:height="0.387cm" svg:x="2.723cm" svg:y="3.684cm" svg:viewBox="0 0 776 388" draw:points="388,388 0,388 0,0 776,0 776,388"><text:p/></draw:polygon><draw:frame draw:style-name="gr84" draw:text-style-name="P68" svg:width="0.708cm" svg:height="0.283cm" svg:x="1.6cm" svg:y="3.754cm"><draw:text-box><text:p text:style-name="P67"><text:span text:style-name="T434">Özet1</text:span></text:p></draw:text-box></draw:frame><draw:polygon draw:style-name="gr73" draw:text-style-name="P66" svg:width="0.775cm" svg:height="0.387cm" svg:x="3.89cm" svg:y="3.684cm" svg:viewBox="0 0 776 388" draw:points="388,388 0,388 0,0 776,0 776,388"><text:p/></draw:polygon><draw:polygon draw:style-name="gr71" draw:text-style-name="P70" svg:width="0.775cm" svg:height="0.387cm" svg:x="3.89cm" svg:y="3.684cm" svg:viewBox="0 0 776 388" draw:points="388,388 0,388 0,0 776,0 776,388"><text:p/></draw:polygon><draw:frame draw:style-name="gr84" draw:text-style-name="P68" svg:width="0.708cm" svg:height="0.283cm" svg:x="2.753cm" svg:y="3.754cm"><draw:text-box><text:p text:style-name="P67"><text:span text:style-name="T434">Özet2</text:span></text:p></draw:text-box></draw:frame><draw:polygon draw:style-name="gr73" draw:text-style-name="P66" svg:width="1.167cm" svg:height="0.387cm" svg:x="3.111cm" svg:y="2.524cm" svg:viewBox="0 0 1168 388" draw:points="582,388 0,388 0,0 1168,0 1168,388"><text:p/></draw:polygon><draw:polygon draw:style-name="gr71" draw:text-style-name="P70" svg:width="1.167cm" svg:height="0.387cm" svg:x="3.111cm" svg:y="2.524cm" svg:viewBox="0 0 1168 388" draw:points="582,388 0,388 0,0 1168,0 1168,388"><text:p/></draw:polygon><draw:frame draw:style-name="gr84" draw:text-style-name="P68" svg:width="0.708cm" svg:height="0.283cm" svg:x="3.93cm" svg:y="3.754cm"><draw:text-box><text:p text:style-name="P67"><text:span text:style-name="T434">Özet3</text:span></text:p></draw:text-box></draw:frame><draw:polygon draw:style-name="gr74" draw:text-style-name="P71" svg:width="0.172cm" svg:height="0.239cm" svg:x="0.995cm" svg:y="2.912cm" svg:viewBox="0 0 173 240" draw:points="173,0 137,240 0,173"><text:p/></draw:polygon><draw:line draw:style-name="gr10" draw:text-style-name="P70" svg:x1="0.779cm" svg:y1="3.683cm" svg:x2="1.083cm" svg:y2="3.076cm"><text:p/></draw:line><draw:polygon draw:style-name="gr9" draw:text-style-name="P71" svg:width="0.171cm" svg:height="0.239cm" svg:x="1.556cm" svg:y="2.912cm" svg:viewBox="0 0 172 240" draw:points="0,0 172,173 35,240"><text:p/></draw:polygon><draw:line draw:style-name="gr10" draw:text-style-name="P70" svg:x1="1.944cm" svg:y1="3.683cm" svg:x2="1.64cm" svg:y2="3.076cm"><text:p/></draw:line><draw:polygon draw:style-name="gr9" draw:text-style-name="P71" svg:width="0.171cm" svg:height="0.239cm" svg:x="3.327cm" svg:y="2.912cm" svg:viewBox="0 0 172 240" draw:points="172,0 141,240 0,173"><text:p/></draw:polygon><draw:line draw:style-name="gr10" draw:text-style-name="P70" svg:x1="3.111cm" svg:y1="3.683cm" svg:x2="3.418cm" svg:y2="3.076cm"><text:p/></draw:line><draw:polygon draw:style-name="gr86" draw:text-style-name="P71" svg:width="0.172cm" svg:height="0.239cm" svg:x="3.89cm" svg:y="2.912cm" svg:viewBox="0 0 173 240" draw:points="0,0 173,173 32,240"><text:p/></draw:polygon><draw:polygon draw:style-name="gr10" draw:text-style-name="P70" svg:width="0.172cm" svg:height="0.239cm" svg:x="3.89cm" svg:y="2.912cm" svg:viewBox="0 0 173 240" draw:points="0,0 173,173 32,240"><text:p/></draw:polygon><draw:line draw:style-name="gr10" draw:text-style-name="P70" svg:x1="4.279cm" svg:y1="3.683cm" svg:x2="3.972cm" svg:y2="3.076cm"><text:p/></draw:line><draw:polygon draw:style-name="gr6" draw:text-style-name="P66" svg:width="1.554cm" svg:height="0.387cm" svg:x="1.75cm" svg:y="1.358cm" svg:viewBox="0 0 1555 388" draw:points="779,388 0,388 0,0 1555,0 1555,388"><text:p/></draw:polygon><draw:polygon draw:style-name="gr7" draw:text-style-name="P70" svg:width="1.554cm" svg:height="0.387cm" svg:x="1.75cm" svg:y="1.358cm" svg:viewBox="0 0 1555 388" draw:points="779,388 0,388 0,0 1555,0 1555,388"><text:p/></draw:polygon><draw:frame draw:style-name="gr85" draw:text-style-name="P68" svg:width="0.844cm" svg:height="0.283cm" svg:x="3.281cm" svg:y="2.604cm"><draw:text-box><text:p text:style-name="P67"><text:span text:style-name="T434">Özet23</text:span></text:p></draw:text-box></draw:frame><draw:polygon draw:style-name="gr9" draw:text-style-name="P71" svg:width="0.2cm" svg:height="0.232cm" svg:x="1.937cm" svg:y="1.746cm" svg:viewBox="0 0 201 233" draw:points="201,0 127,233 0,138"><text:p/></draw:polygon><draw:line draw:style-name="gr10" draw:text-style-name="P70" svg:x1="1.556cm" svg:y1="2.524cm" svg:x2="2.028cm" svg:y2="1.896cm"><text:p/></draw:line><draw:polygon draw:style-name="gr9" draw:text-style-name="P71" svg:width="0.2cm" svg:height="0.232cm" svg:x="2.917cm" svg:y="1.746cm" svg:viewBox="0 0 201 233" draw:points="0,0 201,138 78,233"><text:p/></draw:polygon><draw:line draw:style-name="gr10" draw:text-style-name="P70" svg:x1="3.499cm" svg:y1="2.524cm" svg:x2="3.03cm" svg:y2="1.896cm"><text:p/></draw:line><draw:polygon draw:style-name="gr6" draw:text-style-name="P66" svg:width="1.166cm" svg:height="0.387cm" svg:x="6.382cm" svg:y="2.524cm" svg:viewBox="0 0 1167 388" draw:points="585,388 0,388 0,0 1167,0 1167,388"><text:p/></draw:polygon><draw:polygon draw:style-name="gr7" draw:text-style-name="P70" svg:width="1.166cm" svg:height="0.387cm" svg:x="6.382cm" svg:y="2.524cm" svg:viewBox="0 0 1167 388" draw:points="585,388 0,388 0,0 1167,0 1167,388"><text:p/></draw:polygon><draw:frame draw:style-name="gr87" draw:text-style-name="P68" svg:width="1.154cm" svg:height="0.283cm" svg:x="1.944cm" svg:y="1.432cm"><draw:text-box><text:p text:style-name="P67"><text:span text:style-name="T434">Kök Özeti</text:span></text:p></draw:text-box></draw:frame><draw:polygon draw:style-name="gr6" draw:text-style-name="P66" svg:width="0.775cm" svg:height="0.387cm" svg:x="8.364cm" svg:y="3.684cm" svg:viewBox="0 0 776 388" draw:points="388,388 0,388 0,0 776,0 776,388"><text:p/></draw:polygon><draw:polygon draw:style-name="gr7" draw:text-style-name="P70" svg:width="0.775cm" svg:height="0.387cm" svg:x="8.364cm" svg:y="3.684cm" svg:viewBox="0 0 776 388" draw:points="388,388 0,388 0,0 776,0 776,388"><text:p/></draw:polygon><draw:frame draw:style-name="gr85" draw:text-style-name="P68" svg:width="0.844cm" svg:height="0.283cm" svg:x="6.544cm" svg:y="2.604cm"><draw:text-box><text:p text:style-name="P67"><text:span text:style-name="T434">Özet01</text:span></text:p></draw:text-box></draw:frame><draw:polygon draw:style-name="gr6" draw:text-style-name="P66" svg:width="0.779cm" svg:height="0.387cm" svg:x="9.528cm" svg:y="4.653cm" svg:viewBox="0 0 780 388" draw:points="392,388 0,388 0,0 780,0 780,388"><text:p/></draw:polygon><draw:polygon draw:style-name="gr7" draw:text-style-name="P70" svg:width="0.779cm" svg:height="0.387cm" svg:x="9.528cm" svg:y="4.653cm" svg:viewBox="0 0 780 388" draw:points="392,388 0,388 0,0 780,0 780,388"><text:p/></draw:polygon><draw:frame draw:style-name="gr84" draw:text-style-name="P68" svg:width="0.708cm" svg:height="0.283cm" svg:x="8.407cm" svg:y="3.754cm"><draw:text-box><text:p text:style-name="P67"><text:span text:style-name="T434">Özet2</text:span></text:p></draw:text-box></draw:frame><draw:polygon draw:style-name="gr6" draw:text-style-name="P66" svg:width="1.167cm" svg:height="0.387cm" svg:x="8.716cm" svg:y="2.524cm" svg:viewBox="0 0 1168 388" draw:points="582,388 0,388 0,0 1168,0 1168,388"><text:p/></draw:polygon><draw:polygon draw:style-name="gr71" draw:text-style-name="P70" svg:width="1.167cm" svg:height="0.387cm" svg:x="8.716cm" svg:y="2.524cm" svg:viewBox="0 0 1168 388" draw:points="582,388 0,388 0,0 1168,0 1168,388"><text:p/></draw:polygon><draw:frame draw:style-name="gr88" draw:text-style-name="P78" svg:width="0.576cm" svg:height="0.283cm" svg:x="9.721cm" svg:y="4.724cm"><draw:text-box><text:p text:style-name="P67"><text:span text:style-name="T437">İşlem3</text:span></text:p></draw:text-box></draw:frame><draw:polygon draw:style-name="gr74" draw:text-style-name="P71" svg:width="0.172cm" svg:height="0.239cm" svg:x="8.932cm" svg:y="2.912cm" svg:viewBox="0 0 173 240" draw:points="173,0 138,240 0,173"><text:p/></draw:polygon><draw:line draw:style-name="gr10" draw:text-style-name="P70" svg:x1="8.716cm" svg:y1="3.683cm" svg:x2="9.019cm" svg:y2="3.076cm"><text:p/></draw:line><draw:polygon draw:style-name="gr9" draw:text-style-name="P71" svg:width="0.175cm" svg:height="0.239cm" svg:x="9.492cm" svg:y="2.912cm" svg:viewBox="0 0 176 240" draw:points="0,0 176,173 35,240"><text:p/></draw:polygon><draw:line draw:style-name="gr10" draw:text-style-name="P70" svg:x1="9.885cm" svg:y1="3.683cm" svg:x2="9.578cm" svg:y2="3.076cm"><text:p/></draw:line><draw:polygon draw:style-name="gr2" draw:text-style-name="P66" svg:width="3.502cm" svg:height="1.745cm" svg:x="6.611cm" svg:y="0.195cm" svg:viewBox="0 0 3503 1746" draw:points="1753,1746 0,1746 0,0 3503,0 3503,1746"><text:p/></draw:polygon><draw:frame draw:style-name="gr85" draw:text-style-name="P68" svg:width="0.844cm" svg:height="0.283cm" svg:x="8.871cm" svg:y="2.604cm"><draw:text-box><text:p text:style-name="P67"><text:span text:style-name="T434">Özet23</text:span></text:p></draw:text-box></draw:frame><draw:polygon draw:style-name="gr6" draw:text-style-name="P66" svg:width="1.554cm" svg:height="0.387cm" svg:x="7.391cm" svg:y="1.358cm" svg:viewBox="0 0 1555 388" draw:points="776,388 0,388 0,0 1555,0 1555,388"><text:p/></draw:polygon><draw:polygon draw:style-name="gr7" draw:text-style-name="P70" svg:width="1.554cm" svg:height="0.387cm" svg:x="7.391cm" svg:y="1.358cm" svg:viewBox="0 0 1555 388" draw:points="776,388 0,388 0,0 1555,0 1555,388"><text:p/></draw:polygon><draw:frame draw:style-name="gr83" draw:text-style-name="P68" svg:width="2.927cm" svg:height="0.283cm" svg:x="6.807cm" svg:y="0.319cm"><draw:text-box><text:p text:style-name="P67"><text:span text:style-name="T434">Blok Başlığı (Blok Özeti)</text:span></text:p></draw:text-box></draw:frame><draw:polygon draw:style-name="gr9" draw:text-style-name="P71" svg:width="0.2cm" svg:height="0.232cm" svg:x="7.542cm" svg:y="1.746cm" svg:viewBox="0 0 201 233" draw:points="201,0 124,233 0,138"><text:p/></draw:polygon><draw:line draw:style-name="gr10" draw:text-style-name="P70" svg:x1="7.161cm" svg:y1="2.524cm" svg:x2="7.634cm" svg:y2="1.896cm"><text:p/></draw:line><draw:polygon draw:style-name="gr9" draw:text-style-name="P71" svg:width="0.2cm" svg:height="0.232cm" svg:x="8.522cm" svg:y="1.746cm" svg:viewBox="0 0 201 233" draw:points="0,0 201,138 78,233"><text:p/></draw:polygon><draw:line draw:style-name="gr10" draw:text-style-name="P70" svg:x1="9.105cm" svg:y1="2.524cm" svg:x2="8.632cm" svg:y2="1.896cm"><text:p/></draw:line><draw:frame draw:style-name="gr87" draw:text-style-name="P68" svg:width="1.154cm" svg:height="0.283cm" svg:x="7.599cm" svg:y="1.432cm"><draw:text-box><text:p text:style-name="P67"><text:span text:style-name="T434">Kök Özeti</text:span></text:p></draw:text-box></draw:frame><draw:frame draw:style-name="gr89" draw:text-style-name="P68" svg:width="4.111cm" svg:height="0.283cm" svg:x="0.383cm" svg:y="5.452cm"><draw:text-box><text:p text:style-name="P67"><text:span text:style-name="T434">Merkle Ağacında Özetlenmiş İşlemler</text:span></text:p></draw:text-box></draw:frame><draw:polygon draw:style-name="gr6" draw:text-style-name="P66" svg:width="1.555cm" svg:height="0.387cm" svg:x="7.002cm" svg:y="0.776cm" svg:viewBox="0 0 1556 388" draw:points="777,388 0,388 0,0 1556,0 1556,388"><text:p/></draw:polygon><draw:polygon draw:style-name="gr7" draw:text-style-name="P70" svg:width="1.555cm" svg:height="0.387cm" svg:x="7.002cm" svg:y="0.776cm" svg:viewBox="0 0 1556 388" draw:points="777,388 0,388 0,0 1556,0 1556,388"><text:p/></draw:polygon><draw:frame draw:style-name="gr90" draw:text-style-name="P68" svg:width="5.441cm" svg:height="0.283cm" svg:x="6.239cm" svg:y="5.452cm"><draw:text-box><text:p text:style-name="P67"><text:span text:style-name="T434">0-2 arasındaki işlemler bloktan budandıktan sonra</text:span></text:p></draw:text-box></draw:frame><draw:polygon draw:style-name="gr6" draw:text-style-name="P66" svg:width="1.167cm" svg:height="0.387cm" svg:x="8.752cm" svg:y="0.776cm" svg:viewBox="0 0 1168 388" draw:points="582,388 0,388 0,0 1168,0 1168,388"><text:p/></draw:polygon><draw:polygon draw:style-name="gr7" draw:text-style-name="P70" svg:width="1.167cm" svg:height="0.387cm" svg:x="8.752cm" svg:y="0.776cm" svg:viewBox="0 0 1168 388" draw:points="582,388 0,388 0,0 1168,0 1168,388"><text:p/></draw:polygon><draw:frame draw:style-name="gr66" draw:text-style-name="P76" svg:width="1.267cm" svg:height="0.283cm" svg:x="7.211cm" svg:y="0.847cm"><draw:text-box><text:p text:style-name="P67"><text:span text:style-name="T436">Önceki Özet</text:span></text:p></draw:text-box></draw:frame><draw:polygon draw:style-name="gr6" draw:text-style-name="P66" svg:width="0.744cm" svg:height="0.387cm" svg:x="9.528cm" svg:y="3.684cm" svg:viewBox="0 0 745 388" draw:points="374,388 0,388 0,0 745,0 745,388"><text:p/></draw:polygon><draw:polygon draw:style-name="gr71" draw:text-style-name="P70" svg:width="0.744cm" svg:height="0.387cm" svg:x="9.528cm" svg:y="3.684cm" svg:viewBox="0 0 745 388" draw:points="374,388 0,388 0,0 745,0 745,388"><text:p/></draw:polygon><draw:frame draw:style-name="gr84" draw:text-style-name="P68" svg:width="0.708cm" svg:height="0.283cm" svg:x="8.973cm" svg:y="0.847cm"><draw:text-box><text:p text:style-name="P67"><text:span text:style-name="T434">TSA</text:span></text:p></draw:text-box></draw:frame><draw:polygon draw:style-name="gr73" draw:text-style-name="P66" svg:width="0.779cm" svg:height="0.387cm" svg:x="0.388cm" svg:y="4.653cm" svg:viewBox="0 0 780 388" draw:points="391,388 0,388 0,0 780,0 780,388"><text:p/></draw:polygon><draw:polygon draw:style-name="gr7" draw:text-style-name="P70" svg:width="0.779cm" svg:height="0.387cm" svg:x="0.388cm" svg:y="4.653cm" svg:viewBox="0 0 780 388" draw:points="391,388 0,388 0,0 780,0 780,388"><text:p/></draw:polygon><draw:frame draw:style-name="gr84" draw:text-style-name="P68" svg:width="0.708cm" svg:height="0.283cm" svg:x="9.541cm" svg:y="3.754cm"><draw:text-box><text:p text:style-name="P67"><text:span text:style-name="T434">Özet3</text:span></text:p></draw:text-box></draw:frame><draw:polygon draw:style-name="gr6" draw:text-style-name="P66" svg:width="0.778cm" svg:height="0.387cm" svg:x="1.556cm" svg:y="4.653cm" svg:viewBox="0 0 779 388" draw:points="388,388 0,388 0,0 779,0 779,388"><text:p/></draw:polygon><draw:polygon draw:style-name="gr7" draw:text-style-name="P70" svg:width="0.778cm" svg:height="0.387cm" svg:x="1.556cm" svg:y="4.653cm" svg:viewBox="0 0 779 388" draw:points="388,388 0,388 0,0 779,0 779,388"><text:p/></draw:polygon><draw:frame draw:style-name="gr91" draw:text-style-name="P79" svg:width="0.525cm" svg:height="0.283cm" svg:x="0.587cm" svg:y="4.724cm"><draw:text-box><text:p text:style-name="P67"><text:span text:style-name="T438">İşlem0</text:span></text:p></draw:text-box></draw:frame><draw:polygon draw:style-name="gr6" draw:text-style-name="P66" svg:width="0.775cm" svg:height="0.387cm" svg:x="2.723cm" svg:y="4.653cm" svg:viewBox="0 0 776 388" draw:points="388,388 0,388 0,0 776,0 776,388"><text:p/></draw:polygon><draw:polygon draw:style-name="gr7" draw:text-style-name="P70" svg:width="0.775cm" svg:height="0.387cm" svg:x="2.723cm" svg:y="4.653cm" svg:viewBox="0 0 776 388" draw:points="388,388 0,388 0,0 776,0 776,388"><text:p/></draw:polygon><draw:frame draw:style-name="gr91" draw:text-style-name="P79" svg:width="0.525cm" svg:height="0.283cm" svg:x="1.743cm" svg:y="4.724cm"><draw:text-box><text:p text:style-name="P67"><text:span text:style-name="T438">İşlem1</text:span></text:p></draw:text-box></draw:frame><draw:polygon draw:style-name="gr6" draw:text-style-name="P66" svg:width="0.775cm" svg:height="0.387cm" svg:x="3.89cm" svg:y="4.653cm" svg:viewBox="0 0 776 388" draw:points="388,388 0,388 0,0 776,0 776,388"><text:p/></draw:polygon><draw:polygon draw:style-name="gr7" draw:text-style-name="P70" svg:width="0.775cm" svg:height="0.387cm" svg:x="3.89cm" svg:y="4.653cm" svg:viewBox="0 0 776 388" draw:points="388,388 0,388 0,0 776,0 776,388"><text:p/></draw:polygon><draw:frame draw:style-name="gr91" draw:text-style-name="P79" svg:width="0.525cm" svg:height="0.283cm" svg:x="2.916cm" svg:y="4.724cm"><draw:text-box><text:p text:style-name="P67"><text:span text:style-name="T438">İşlem2</text:span></text:p></draw:text-box></draw:frame><draw:polygon draw:style-name="gr9" draw:text-style-name="P71" svg:width="0.154cm" svg:height="0.232cm" svg:x="0.702cm" svg:y="4.072cm" svg:viewBox="0 0 155 233" draw:points="77,0 155,233 0,233"><text:p/></draw:polygon><draw:line draw:style-name="gr10" draw:text-style-name="P70" svg:x1="0.779cm" svg:y1="4.654cm" svg:x2="0.779cm" svg:y2="4.259cm"><text:p/></draw:line><draw:polygon draw:style-name="gr9" draw:text-style-name="P71" svg:width="0.154cm" svg:height="0.232cm" svg:x="1.865cm" svg:y="4.072cm" svg:viewBox="0 0 155 233" draw:points="78,0 155,233 0,233"><text:p/></draw:polygon><draw:line draw:style-name="gr10" draw:text-style-name="P70" svg:x1="1.944cm" svg:y1="4.654cm" svg:x2="1.944cm" svg:y2="4.259cm"><text:p/></draw:line><draw:polygon draw:style-name="gr9" draw:text-style-name="P71" svg:width="0.154cm" svg:height="0.232cm" svg:x="3.034cm" svg:y="4.072cm" svg:viewBox="0 0 155 233" draw:points="77,0 155,233 0,233"><text:p/></draw:polygon><draw:line draw:style-name="gr10" draw:text-style-name="P70" svg:x1="3.111cm" svg:y1="4.654cm" svg:x2="3.111cm" svg:y2="4.259cm"><text:p/></draw:line><draw:polygon draw:style-name="gr9" draw:text-style-name="P71" svg:width="0.155cm" svg:height="0.232cm" svg:x="4.201cm" svg:y="4.072cm" svg:viewBox="0 0 156 233" draw:points="78,0 156,233 0,233"><text:p/></draw:polygon><draw:line draw:style-name="gr10" draw:text-style-name="P70" svg:x1="4.278cm" svg:y1="4.654cm" svg:x2="4.278cm" svg:y2="4.259cm"><text:p/></draw:line><draw:polygon draw:style-name="gr9" draw:text-style-name="P71" svg:width="0.155cm" svg:height="0.232cm" svg:x="9.842cm" svg:y="4.072cm" svg:viewBox="0 0 156 233" draw:points="78,0 156,233 0,233"><text:p/></draw:polygon><draw:line draw:style-name="gr10" draw:text-style-name="P70" svg:x1="9.919cm" svg:y1="4.654cm" svg:x2="9.919cm" svg:y2="4.259cm"><text:p/></draw:line><draw:frame draw:style-name="gr91" draw:text-style-name="P79" svg:width="0.525cm" svg:height="0.283cm" svg:x="4.071cm" svg:y="4.724cm"><draw:text-box><text:p text:style-name="P67"><text:span text:style-name="T438">İşlem3</text:span></text:p></draw:text-box></draw:frame></draw:g></text:p>
      <text:p text:style-name="P6"/>
      <text:p text:style-name="P36"><text:span text:style-name="T64">B</text:span><text:span text:style-name="T80">ir blok başlığı </text:span><text:span text:style-name="T174">işlem olmadan </text:span><text:span text:style-name="T80">yaklaşık 80 bayttır. <text:s/></text:span><text:span text:style-name="T64">10 dakikada bir blok üretildiğini varsayarsak, <text:s/>80 </text:span><text:span text:style-name="T80">bayt</text:span><text:span text:style-name="T64"> * 6 * 24 * 365 = </text:span><text:span text:style-name="T81">yılda </text:span><text:span text:style-name="T64">4.2MB </text:span><text:span text:style-name="T81">yapar</text:span><text:span text:style-name="T64">. <text:s/></text:span><text:span text:style-name="T81">2008 itibariyle tipik bilgisayar sistemlerinin 2GB RAM ile s</text:span><text:span text:style-name="T83">atıldığını</text:span><text:span text:style-name="T64"> </text:span><text:span text:style-name="T81">ve yıllık 1.2GB büyümeyi öngören Moore y</text:span><text:span text:style-name="T83">asasını göz <text:s/>önünde bulundurursak,</text:span><text:span text:style-name="T81"> </text:span><text:span text:style-name="T64">blok başlıkları bellekte tutulsa bile depolama</text:span><text:span text:style-name="T81"> bir</text:span><text:span text:style-name="T64"> sorun t</text:span><text:span text:style-name="T82">eşkil e</text:span><text:span text:style-name="T84">tmeyecektir.</text:span></text:p>
      <text:h text:style-name="P51" text:outline-level="2"><text:span text:style-name="T263">8</text:span><text:span text:style-name="T262">. <text:s text:c="3"/></text:span><text:span text:style-name="T265">Basitleştirilmiş Ödeme Doğrulaması</text:span></text:h>
      <text:p text:style-name="P60"><text:span text:style-name="T86">Ö</text:span><text:span text:style-name="T85">demeleri t</text:span><text:span text:style-name="T175">am</text:span><text:span text:style-name="T85"> bir ağ düğümü çalıştırmadan doğrulamak mümkündür. <text:s/></text:span><text:span text:style-name="T176">Bunun için bir</text:span><text:span text:style-name="T86"> kullanıcı</text:span><text:span text:style-name="T176">nın</text:span><text:span text:style-name="T86"> yalnızca en uzun iş </text:span><text:span text:style-name="T85">kanıtı</text:span><text:span text:style-name="T86"> zincirind</text:span><text:span text:style-name="T234">eki</text:span><text:span text:style-name="T86"> blok başlıkl</text:span><text:span text:style-name="T375">arının bir kopyasını s</text:span><text:span text:style-name="T372">aklaması </text:span><text:span text:style-name="T399">ve </text:span><text:span text:style-name="T375"><text:s/></text:span><text:span text:style-name="T376"><text:s/></text:span><text:span text:style-name="T377">işlemi, </text:span><text:span text:style-name="T400">içinde zaman damgalandığı</text:span><text:span text:style-name="T378"> </text:span><text:span text:style-name="T377">bloğa bağlayan Merkle dalını</text:span><text:span text:style-name="T399"> bulması </text:span><text:span text:style-name="T375">gerekm</text:span><text:span text:style-name="T372">ektedir. <text:s/></text:span><text:span text:style-name="T373">Bu </text:span><text:span text:style-name="T401">kopyayı</text:span><text:span text:style-name="T372"> </text:span><text:span text:style-name="T373">e</text:span><text:span text:style-name="T374">n</text:span><text:span text:style-name="T372"> uzun zincirin kendisinde olduğuna ikna olana d</text:span><text:span text:style-name="T401">ek</text:span><text:span text:style-name="T375"> </text:span><text:span text:style-name="T376">ağ düğümlerine sorgu yapara</text:span><text:span text:style-name="T401">k</text:span><text:span text:style-name="T379"> </text:span><text:span text:style-name="T400">elde edebilir</text:span><text:span text:style-name="T377">.</text:span><text:span text:style-name="T375"> <text:s/>İş</text:span><text:span text:style-name="T86">lemi kendisi kontrol edemez ancak zincirdeki bir yere bağlayarak bir ağ düğümünün </text:span><text:span text:style-name="T235">bu </text:span><text:span text:style-name="T87">işlemi </text:span><text:span text:style-name="T86">kabul ettiğini </text:span><text:span text:style-name="T89">görebilir </text:span><text:span text:style-name="T177">ve</text:span><text:span text:style-name="T89"> </text:span><text:span text:style-name="T87">kendisinden sonra</text:span><text:span text:style-name="T177">ki</text:span><text:span text:style-name="T89"> </text:span><text:span text:style-name="T87">bloklar, ağın işlemi kabul ettiğini o</text:span><text:span text:style-name="T88">nay</text:span><text:span text:style-name="T235">layabilir</text:span><text:span text:style-name="T86">.</text:span></text:p>
      <text:p text:style-name="P6"/>
      <text:p text:style-name="P8"><draw:g text:anchor-type="as-char" draw:z-index="3" draw:style-name="gr16"><draw:polygon draw:style-name="gr6" draw:text-style-name="P66" svg:width="1.202cm" svg:height="0.401cm" svg:x="4.424cm" svg:y="2.904cm" svg:viewBox="0 0 1203 402" draw:points="603,402 0,402 0,0 1203,0 1203,402"><text:p/></draw:polygon><draw:polygon draw:style-name="gr7" draw:text-style-name="P70" svg:width="1.202cm" svg:height="0.401cm" svg:x="4.424cm" svg:y="2.904cm" svg:viewBox="0 0 1203 402" draw:points="603,402 0,402 0,0 1203,0 1203,402"><text:p/></draw:polygon><draw:polygon draw:style-name="gr6" draw:text-style-name="P66" svg:width="1.001cm" svg:height="0.401cm" svg:x="6.23cm" svg:y="4.107cm" svg:viewBox="0 0 1002 402" draw:points="501,402 0,402 0,0 1002,0 1002,402"><text:p/></draw:polygon><draw:polygon draw:style-name="gr7" draw:text-style-name="P70" svg:width="1.001cm" svg:height="0.401cm" svg:x="6.23cm" svg:y="4.107cm" svg:viewBox="0 0 1002 402" draw:points="501,402 0,402 0,0 1002,0 1002,402"><text:p/></draw:polygon><draw:frame draw:style-name="gr70" draw:text-style-name="P68" svg:width="0.869cm" svg:height="0.292cm" svg:x="4.597cm" svg:y="2.985cm"><draw:text-box><text:p text:style-name="P67"><text:span text:style-name="T435">Özet01</text:span></text:p></draw:text-box></draw:frame><draw:polygon draw:style-name="gr6" draw:text-style-name="P66" svg:width="1.005cm" svg:height="0.401cm" svg:x="7.63cm" svg:y="4.107cm" svg:viewBox="0 0 1006 402" draw:points="505,402 0,402 0,0 1006,0 1006,402"><text:p/></draw:polygon><draw:polygon draw:style-name="gr71" draw:text-style-name="P70" svg:width="1.005cm" svg:height="0.401cm" svg:x="7.63cm" svg:y="4.107cm" svg:viewBox="0 0 1006 402" draw:points="505,402 0,402 0,0 1006,0 1006,402"><text:p/></draw:polygon><draw:frame draw:style-name="gr72" draw:text-style-name="P68" svg:width="0.729cm" svg:height="0.292cm" svg:x="6.371cm" svg:y="4.198cm"><draw:text-box><text:p text:style-name="P67"><text:span text:style-name="T435">Özet2</text:span></text:p></draw:text-box></draw:frame><draw:polygon draw:style-name="gr73" draw:text-style-name="P66" svg:width="1.202cm" svg:height="0.401cm" svg:x="6.83cm" svg:y="2.904cm" svg:viewBox="0 0 1203 402" draw:points="603,402 0,402 0,0 1203,0 1203,402"><text:p/></draw:polygon><draw:polygon draw:style-name="gr71" draw:text-style-name="P70" svg:width="1.202cm" svg:height="0.401cm" svg:x="6.83cm" svg:y="2.904cm" svg:viewBox="0 0 1203 402" draw:points="603,402 0,402 0,0 1203,0 1203,402"><text:p/></draw:polygon><draw:frame draw:style-name="gr72" draw:text-style-name="P68" svg:width="0.729cm" svg:height="0.292cm" svg:x="7.772cm" svg:y="4.198cm"><draw:text-box><text:p text:style-name="P67"><text:span text:style-name="T435">Özet3</text:span></text:p></draw:text-box></draw:frame><draw:polygon draw:style-name="gr74" draw:text-style-name="P71" svg:width="0.179cm" svg:height="0.25cm" svg:x="7.052cm" svg:y="3.307cm" svg:viewBox="0 0 180 251" draw:points="180,0 145,251 0,180"><text:p/></draw:polygon><draw:line draw:style-name="gr10" draw:text-style-name="P70" svg:x1="6.83cm" svg:y1="4.107cm" svg:x2="7.144cm" svg:y2="3.479cm"><text:p/></draw:line><draw:polygon draw:style-name="gr9" draw:text-style-name="P71" svg:width="0.179cm" svg:height="0.25cm" svg:x="7.63cm" svg:y="3.307cm" svg:viewBox="0 0 180 251" draw:points="0,0 180,180 39,251"><text:p/></draw:polygon><draw:line draw:style-name="gr10" draw:text-style-name="P70" svg:x1="8.033cm" svg:y1="4.107cm" svg:x2="7.719cm" svg:y2="3.479cm"><text:p/></draw:line><draw:polygon draw:style-name="gr2" draw:text-style-name="P66" svg:width="3.608cm" svg:height="1.805cm" svg:x="4.625cm" svg:y="0.498cm" svg:viewBox="0 0 3609 1806" draw:points="1803,1806 0,1806 0,0 3609,0 3609,1806"><text:p/></draw:polygon><draw:frame draw:style-name="gr70" draw:text-style-name="P68" svg:width="0.869cm" svg:height="0.292cm" svg:x="6.999cm" svg:y="2.985cm"><draw:text-box><text:p text:style-name="P67"><text:span text:style-name="T435">Özet23</text:span></text:p></draw:text-box></draw:frame><draw:polygon draw:style-name="gr6" draw:text-style-name="P66" svg:width="1.604cm" svg:height="0.401cm" svg:x="5.39cm" svg:y="1.701cm" svg:viewBox="0 0 1605 402" draw:points="801,402 0,402 0,0 1605,0 1605,402"><text:p/></draw:polygon><draw:polygon draw:style-name="gr7" draw:text-style-name="P70" svg:width="1.604cm" svg:height="0.401cm" svg:x="5.39cm" svg:y="1.701cm" svg:viewBox="0 0 1605 402" draw:points="801,402 0,402 0,0 1605,0 1605,402"><text:p/></draw:polygon><draw:frame draw:style-name="gr75" draw:text-style-name="P68" svg:width="1.509cm" svg:height="0.292cm" svg:x="4.826cm" svg:y="0.649cm"><draw:text-box><text:p text:style-name="P67"><text:span text:style-name="T435">Blok Başlığı</text:span></text:p></draw:text-box></draw:frame><draw:polygon draw:style-name="gr9" draw:text-style-name="P71" svg:width="0.207cm" svg:height="0.239cm" svg:x="5.62cm" svg:y="2.104cm" svg:viewBox="0 0 208 240" draw:points="208,0 127,240 0,145"><text:p/></draw:polygon><draw:line draw:style-name="gr10" draw:text-style-name="P70" svg:x1="5.225cm" svg:y1="2.904cm" svg:x2="5.711cm" svg:y2="2.258cm"><text:p/></draw:line><draw:polygon draw:style-name="gr9" draw:text-style-name="P71" svg:width="0.207cm" svg:height="0.239cm" svg:x="6.629cm" svg:y="2.104cm" svg:viewBox="0 0 208 240" draw:points="0,0 208,145 81,240"><text:p/></draw:polygon><draw:line draw:style-name="gr10" draw:text-style-name="P70" svg:x1="7.232cm" svg:y1="2.904cm" svg:x2="6.745cm" svg:y2="2.258cm"><text:p/></draw:line><draw:polygon draw:style-name="gr6" draw:text-style-name="P66" svg:width="1.601cm" svg:height="0.398cm" svg:x="5.027cm" svg:y="1.102cm" svg:viewBox="0 0 1602 399" draw:points="801,399 0,399 0,0 1602,0 1602,399"><text:p/></draw:polygon><draw:polygon draw:style-name="gr7" draw:text-style-name="P70" svg:width="1.601cm" svg:height="0.398cm" svg:x="5.027cm" svg:y="1.102cm" svg:viewBox="0 0 1602 399" draw:points="801,399 0,399 0,0 1602,0 1602,399"><text:p/></draw:polygon><draw:frame draw:style-name="gr76" draw:text-style-name="P68" svg:width="1.396cm" svg:height="0.292cm" svg:x="5.514cm" svg:y="1.774cm"><draw:text-box><text:p text:style-name="P67"><text:span text:style-name="T435">Merkle Kökü</text:span></text:p></draw:text-box></draw:frame><draw:polygon draw:style-name="gr6" draw:text-style-name="P66" svg:width="1.202cm" svg:height="0.398cm" svg:x="6.83cm" svg:y="1.102cm" svg:viewBox="0 0 1203 399" draw:points="603,399 0,399 0,0 1203,0 1203,399"><text:p/></draw:polygon><draw:polygon draw:style-name="gr7" draw:text-style-name="P70" svg:width="1.202cm" svg:height="0.398cm" svg:x="6.83cm" svg:y="1.102cm" svg:viewBox="0 0 1203 399" draw:points="603,399 0,399 0,0 1203,0 1203,399"><text:p/></draw:polygon><draw:frame draw:style-name="gr77" draw:text-style-name="P76" svg:width="1.267cm" svg:height="0.292cm" svg:x="5.242cm" svg:y="1.171cm"><draw:text-box><text:p text:style-name="P67"><text:span text:style-name="T436">Önceki Özet</text:span></text:p></draw:text-box></draw:frame><draw:polygon draw:style-name="gr2" draw:text-style-name="P66" svg:width="3.608cm" svg:height="1.805cm" svg:x="0.413cm" svg:y="0.498cm" svg:viewBox="0 0 3609 1806" draw:points="1806,1806 0,1806 0,0 3609,0 3609,1806"><text:p/></draw:polygon><draw:frame draw:style-name="gr72" draw:text-style-name="P68" svg:width="0.729cm" svg:height="0.292cm" svg:x="7.059cm" svg:y="1.171cm"><draw:text-box><text:p text:style-name="P67"><text:span text:style-name="T435">TSA</text:span></text:p></draw:text-box></draw:frame><draw:polygon draw:style-name="gr6" draw:text-style-name="P66" svg:width="1.604cm" svg:height="0.401cm" svg:x="1.143cm" svg:y="1.701cm" svg:viewBox="0 0 1605 402" draw:points="804,402 0,402 0,0 1605,0 1605,402"><text:p/></draw:polygon><draw:polygon draw:style-name="gr7" draw:text-style-name="P70" svg:width="1.604cm" svg:height="0.401cm" svg:x="1.143cm" svg:y="1.701cm" svg:viewBox="0 0 1605 402" draw:points="804,402 0,402 0,0 1605,0 1605,402"><text:p/></draw:polygon><draw:frame draw:style-name="gr75" draw:text-style-name="P68" svg:width="1.509cm" svg:height="0.292cm" svg:x="0.607cm" svg:y="0.649cm"><draw:text-box><text:p text:style-name="P67"><text:span text:style-name="T435">Blok Başlığı</text:span></text:p></draw:text-box></draw:frame><draw:polygon draw:style-name="gr6" draw:text-style-name="P66" svg:width="1.604cm" svg:height="0.398cm" svg:x="0.78cm" svg:y="1.102cm" svg:viewBox="0 0 1605 399" draw:points="800,399 0,399 0,0 1605,0 1605,399"><text:p/></draw:polygon><draw:polygon draw:style-name="gr7" draw:text-style-name="P70" svg:width="1.604cm" svg:height="0.398cm" svg:x="0.78cm" svg:y="1.102cm" svg:viewBox="0 0 1605 399" draw:points="800,399 0,399 0,0 1605,0 1605,399"><text:p/></draw:polygon><draw:frame draw:style-name="gr76" draw:text-style-name="P68" svg:width="1.396cm" svg:height="0.292cm" svg:x="1.274cm" svg:y="1.774cm"><draw:text-box><text:p text:style-name="P67"><text:span text:style-name="T435">Merkle Kökü</text:span></text:p></draw:text-box></draw:frame><draw:polygon draw:style-name="gr6" draw:text-style-name="P66" svg:width="1.202cm" svg:height="0.398cm" svg:x="2.582cm" svg:y="1.102cm" svg:viewBox="0 0 1203 399" draw:points="603,399 0,399 0,0 1203,0 1203,399"><text:p/></draw:polygon><draw:polygon draw:style-name="gr7" draw:text-style-name="P70" svg:width="1.202cm" svg:height="0.398cm" svg:x="2.582cm" svg:y="1.102cm" svg:viewBox="0 0 1203 399" draw:points="603,399 0,399 0,0 1203,0 1203,399"><text:p/></draw:polygon><draw:frame draw:style-name="gr77" draw:text-style-name="P76" svg:width="1.267cm" svg:height="0.292cm" svg:x="1.002cm" svg:y="1.171cm"><draw:text-box><text:p text:style-name="P67"><text:span text:style-name="T436">Önceki Özet</text:span></text:p></draw:text-box></draw:frame><draw:polygon draw:style-name="gr2" draw:text-style-name="P66" svg:width="3.608cm" svg:height="1.805cm" svg:x="8.833cm" svg:y="0.498cm" svg:viewBox="0 0 3609 1806" draw:points="1807,1806 0,1806 0,0 3609,0 3609,1806"><text:p/></draw:polygon><draw:frame draw:style-name="gr72" draw:text-style-name="P68" svg:width="0.729cm" svg:height="0.292cm" svg:x="2.819cm" svg:y="1.171cm"><draw:text-box><text:p text:style-name="P67"><text:span text:style-name="T435">TSA</text:span></text:p></draw:text-box></draw:frame><draw:polygon draw:style-name="gr6" draw:text-style-name="P66" svg:width="1.6cm" svg:height="0.401cm" svg:x="9.603cm" svg:y="1.701cm" svg:viewBox="0 0 1601 402" draw:points="800,402 0,402 0,0 1601,0 1601,402"><text:p/></draw:polygon><draw:polygon draw:style-name="gr7" draw:text-style-name="P70" svg:width="1.6cm" svg:height="0.401cm" svg:x="9.603cm" svg:y="1.701cm" svg:viewBox="0 0 1601 402" draw:points="800,402 0,402 0,0 1601,0 1601,402"><text:p/></draw:polygon><draw:frame draw:style-name="gr75" draw:text-style-name="P68" svg:width="1.509cm" svg:height="0.292cm" svg:x="9.024cm" svg:y="0.649cm"><draw:text-box><text:p text:style-name="P67"><text:span text:style-name="T435">Blok Başlığı</text:span></text:p></draw:text-box></draw:frame><draw:polygon draw:style-name="gr6" draw:text-style-name="P66" svg:width="1.604cm" svg:height="0.398cm" svg:x="9.236cm" svg:y="1.102cm" svg:viewBox="0 0 1605 399" draw:points="800,399 0,399 0,0 1605,0 1605,399"><text:p/></draw:polygon><draw:polygon draw:style-name="gr7" draw:text-style-name="P70" svg:width="1.604cm" svg:height="0.398cm" svg:x="9.236cm" svg:y="1.102cm" svg:viewBox="0 0 1605 399" draw:points="800,399 0,399 0,0 1605,0 1605,399"><text:p/></draw:polygon><draw:frame draw:style-name="gr76" draw:text-style-name="P68" svg:width="1.396cm" svg:height="0.292cm" svg:x="9.733cm" svg:y="1.774cm"><draw:text-box><text:p text:style-name="P67"><text:span text:style-name="T435">Merkle Kökü</text:span></text:p></draw:text-box></draw:frame><draw:polygon draw:style-name="gr6" draw:text-style-name="P66" svg:width="1.202cm" svg:height="0.398cm" svg:x="11.042cm" svg:y="1.102cm" svg:viewBox="0 0 1203 399" draw:points="600,399 0,399 0,0 1203,0 1203,399"><text:p/></draw:polygon><draw:polygon draw:style-name="gr7" draw:text-style-name="P70" svg:width="1.202cm" svg:height="0.398cm" svg:x="11.042cm" svg:y="1.102cm" svg:viewBox="0 0 1203 399" draw:points="600,399 0,399 0,0 1203,0 1203,399"><text:p/></draw:polygon><draw:frame draw:style-name="gr78" draw:text-style-name="P76" svg:width="1.384cm" svg:height="0.292cm" svg:x="9.462cm" svg:y="1.171cm"><draw:text-box><text:p text:style-name="P77"><text:span text:style-name="T436">Önceki Özet</text:span></text:p></draw:text-box></draw:frame><draw:polygon draw:style-name="gr9" draw:text-style-name="P71" svg:width="0.239cm" svg:height="0.158cm" svg:x="8.996cm" svg:y="1.222cm" svg:viewBox="0 0 240 159" draw:points="240,81 0,159 0,0"><text:p/></draw:polygon><draw:line draw:style-name="gr10" draw:text-style-name="P70" svg:x1="8.234cm" svg:y1="1.302cm" svg:x2="9.045cm" svg:y2="1.302cm"><text:p/></draw:line><draw:polygon draw:style-name="gr9" draw:text-style-name="P71" svg:width="0.239cm" svg:height="0.158cm" svg:x="4.787cm" svg:y="1.222cm" svg:viewBox="0 0 240 159" draw:points="240,81 0,159 0,0"><text:p/></draw:polygon><draw:line draw:style-name="gr10" draw:text-style-name="P70" svg:x1="4.022cm" svg:y1="1.302cm" svg:x2="4.833cm" svg:y2="1.302cm"><text:p/></draw:line><draw:polygon draw:style-name="gr9" draw:text-style-name="P71" svg:width="0.239cm" svg:height="0.158cm" svg:x="12.806cm" svg:y="1.222cm" svg:viewBox="0 0 240 159" draw:points="240,81 0,159 0,0"><text:p/></draw:polygon><draw:line draw:style-name="gr10" draw:text-style-name="P70" svg:x1="12.442cm" svg:y1="1.302cm" svg:x2="12.852cm" svg:y2="1.302cm"><text:p/></draw:line><draw:polygon draw:style-name="gr9" draw:text-style-name="P71" svg:width="0.239cm" svg:height="0.158cm" svg:x="0.575cm" svg:y="1.222cm" svg:viewBox="0 0 240 159" draw:points="240,81 0,159 0,0"><text:p/></draw:polygon><draw:line draw:style-name="gr10" draw:text-style-name="P70" svg:x1="0.014cm" svg:y1="1.302cm" svg:x2="0.624cm" svg:y2="1.302cm"><text:p/></draw:line><draw:frame draw:style-name="gr72" draw:text-style-name="P68" svg:width="0.729cm" svg:height="0.292cm" svg:x="11.278cm" svg:y="1.171cm"><draw:text-box><text:p text:style-name="P67"><text:span text:style-name="T435">TSA</text:span></text:p></draw:text-box></draw:frame><draw:frame draw:style-name="gr79" draw:text-style-name="P68" svg:width="2.525cm" svg:height="0.292cm" svg:x="8.417cm" svg:y="3.528cm"><draw:text-box><text:p text:style-name="P67"><text:span text:style-name="T435">İşlem3 için Merkle Dalı</text:span></text:p></draw:text-box></draw:frame><draw:polygon draw:style-name="gr6" draw:text-style-name="P66" svg:width="0.803cm" svg:height="0.401cm" svg:x="7.832cm" svg:y="5.109cm" svg:viewBox="0 0 804 402" draw:points="402,402 0,402 0,0 804,0 804,402"><text:p/></draw:polygon><draw:polygon draw:style-name="gr7" draw:text-style-name="P70" svg:width="0.803cm" svg:height="0.401cm" svg:x="7.832cm" svg:y="5.109cm" svg:viewBox="0 0 804 402" draw:points="402,402 0,402 0,0 804,0 804,402"><text:p/></draw:polygon><draw:frame draw:style-name="gr80" draw:text-style-name="P68" svg:width="3.245cm" svg:height="0.292cm" svg:x="0cm" svg:y="0cm"><draw:text-box><text:p text:style-name="P67"><text:span text:style-name="T435">En Uzun İş-Kanıtı Zinciri</text:span></text:p></draw:text-box></draw:frame><draw:polygon draw:style-name="gr9" draw:text-style-name="P71" svg:width="0.161cm" svg:height="0.239cm" svg:x="8.153cm" svg:y="4.51cm" svg:viewBox="0 0 162 240" draw:points="81,0 162,240 0,240"><text:p/></draw:polygon><draw:line draw:style-name="gr10" draw:text-style-name="P70" svg:x1="8.234cm" svg:y1="5.109cm" svg:x2="8.234cm" svg:y2="4.7cm"><text:p/></draw:line><draw:frame draw:style-name="gr81" draw:text-style-name="P78" svg:width="0.576cm" svg:height="0.292cm" svg:x="8.022cm" svg:y="5.2cm"><draw:text-box><text:p text:style-name="P67"><text:span text:style-name="T437">İşlem3</text:span></text:p></draw:text-box></draw:frame></draw:g></text:p>
      <text:p text:style-name="P6"/>
      <text:p text:style-name="P37"><text:span text:style-name="T86">Bu s</text:span><text:span text:style-name="T178">ebeple,</text:span><text:span text:style-name="T86"> doğrulama </text:span><text:span text:style-name="T180">işlemi</text:span><text:span text:style-name="T86"> dürüst düğümler ağı kontrol ettiği sürece güvenilir</text:span><text:span text:style-name="T180">ken, </text:span><text:span text:style-name="T179">ağ </text:span><text:span text:style-name="T86">bir saldırgan tarafından</text:span><text:span text:style-name="T181"> </text:span><text:span text:style-name="T183">güçlendiril</text:span><text:span text:style-name="T236">m</text:span><text:span text:style-name="T238">işse</text:span><text:span text:style-name="T179"> </text:span><text:span text:style-name="T86">s</text:span><text:span text:style-name="T182">avunmasız </text:span><text:span text:style-name="T183">hale gelir</text:span><text:span text:style-name="T86">. <text:s/>Ağ düğümleri, işlemleri kendileri doğrulayabilse de, </text:span><text:span text:style-name="T90">saldırgan uydurma işlemler ile ağ</text:span><text:span text:style-name="T184">ı güçlendirmeye</text:span><text:span text:style-name="T86"> devam edebildiği sürece </text:span><text:span text:style-name="T90">basitleştirilmiş yöntem kandırılabilir</text:span><text:span text:style-name="T86">. <text:s/>Bund</text:span><text:span text:style-name="T90">an </text:span><text:span text:style-name="T86">korunmak için bir strateji, geçersiz bir blok f</text:span><text:span text:style-name="T90">ark ettiğ</text:span><text:span text:style-name="T237">in</text:span><text:span text:style-name="T90">de</text:span><text:span text:style-name="T86"> ağ düğümlerinden gelen uyarıları </text:span><text:span text:style-name="T185">alarak</text:span><text:span text:style-name="T86">, tutarsızlığı onaylamak için kullanıcının yazılımını tüm bloğu </text:span><text:span text:style-name="T185">ve </text:span><text:span text:style-name="T186">uyarı alan</text:span><text:span text:style-name="T185"> işlemleri</text:span><text:span text:style-name="T86"> indirmey</text:span><text:span text:style-name="T186">e yönlendirmektir.</text:span><text:span text:style-name="T86"> <text:s/>Sık ödeme alan </text:span><text:soft-page-break/><text:span text:style-name="T86">işletmeler muhtemelen daha bağımsız güvenlik ve daha hızlı doğrulama için </text:span><text:span text:style-name="T91">yine de</text:span><text:span text:style-name="T86"> kendi düğümlerini çalıştırmak isteyeceklerdir.</text:span></text:p>
      <text:h text:style-name="P47" text:outline-level="2"><text:span text:style-name="T276">9</text:span><text:span text:style-name="T272">. <text:s text:c="3"/></text:span><text:span text:style-name="T278">Değer Birleşimi ve </text:span><text:span text:style-name="T293">A</text:span><text:span text:style-name="T294">yrımı</text:span></text:h>
      <text:p text:style-name="P18"><text:span text:style-name="T92">Paraları tek tek </text:span><text:span text:style-name="T93">idare etmek</text:span><text:span text:style-name="T92"> mümkün olsa da, bir transferdeki her kuruş için ayrı birer işlem yapmak k</text:span><text:span text:style-name="T93">ullanışsız</text:span><text:span text:style-name="T92"> olm</text:span><text:span text:style-name="T187">aktadır</text:span><text:span text:style-name="T92">. <text:s/>Değerin bölünmesine ve birleştirilmesine o</text:span><text:span text:style-name="T93">lanak sağlamak </text:span><text:span text:style-name="T92">için, işlemler birden çok girdi ve çıktı içerir</text:span><text:span text:style-name="T86">. <text:s/>Normalde, </text:span><text:span text:style-name="T94">ya </text:span><text:span text:style-name="T86">önceki </text:span><text:span text:style-name="T94">büyük</text:span><text:span text:style-name="T86"> işlemden </text:span><text:span text:style-name="T187">gelen</text:span><text:span text:style-name="T86"> tek bir girdi y</text:span><text:span text:style-name="T94">a da</text:span><text:span text:style-name="T86"> daha küçük miktarları birleştiren birden fazla g</text:span><text:span text:style-name="T94">irdi</text:span><text:span text:style-name="T86"> ve en fazla iki çıktı olacaktır: biri ödeme t</text:span><text:span text:style-name="T94">utarı</text:span><text:span text:style-name="T86">, d</text:span><text:span text:style-name="T94">iğeri -eğer varsa-</text:span><text:span text:style-name="T86"> </text:span><text:span text:style-name="T94">gönderene geri dönen para üstüdür.</text:span></text:p>
      <text:p text:style-name="P8"><draw:g text:anchor-type="as-char" draw:z-index="4" draw:style-name="gr16"><draw:polygon draw:style-name="gr2" draw:text-style-name="P66" svg:width="2.151cm" svg:height="2.338cm" svg:x="0.783cm" svg:y="0cm" svg:viewBox="0 0 2152 2339" draw:points="1076,2339 0,2339 0,0 2152,0 2152,2339"><text:p/></draw:polygon><draw:polygon draw:style-name="gr6" draw:text-style-name="P66" svg:width="0.584cm" svg:height="0.39cm" svg:x="1.175cm" svg:y="1.169cm" svg:viewBox="0 0 585 391" draw:points="293,391 0,391 0,0 585,0 585,391"><text:p/></draw:polygon><draw:polygon draw:style-name="gr7" draw:text-style-name="P70" svg:width="0.584cm" svg:height="0.39cm" svg:x="1.175cm" svg:y="1.169cm" svg:viewBox="0 0 585 391" draw:points="293,391 0,391 0,0 585,0 585,391"><text:p/></draw:polygon><draw:frame draw:style-name="gr66" draw:text-style-name="P68" svg:width="1.267cm" svg:height="0.283cm" svg:x="0.977cm" svg:y="0.099cm"><draw:text-box><text:p text:style-name="P67"><text:span text:style-name="T434">İşlem</text:span></text:p></draw:text-box></draw:frame><draw:polygon draw:style-name="gr6" draw:text-style-name="P66" svg:width="0.584cm" svg:height="0.391cm" svg:x="1.175cm" svg:y="1.754cm" svg:viewBox="0 0 585 392" draw:points="293,392 0,392 0,0 585,0 585,392"><text:p/></draw:polygon><draw:polygon draw:style-name="gr7" draw:text-style-name="P70" svg:width="0.584cm" svg:height="0.391cm" svg:x="1.175cm" svg:y="1.754cm" svg:viewBox="0 0 585 392" draw:points="293,392 0,392 0,0 585,0 585,392"><text:p/></draw:polygon><draw:frame draw:style-name="gr67" draw:text-style-name="P68" svg:width="0.518cm" svg:height="0.283cm" svg:x="1.365cm" svg:y="1.238cm"><draw:text-box><text:p text:style-name="P67"><text:span text:style-name="T434">Girdi</text:span></text:p></draw:text-box></draw:frame><draw:polygon draw:style-name="gr6" draw:text-style-name="P66" svg:width="0.584cm" svg:height="0.387cm" svg:x="1.175cm" svg:y="0.587cm" svg:viewBox="0 0 585 388" draw:points="293,388 0,388 0,0 585,0 585,388"><text:p/></draw:polygon><draw:polygon draw:style-name="gr7" draw:text-style-name="P70" svg:width="0.584cm" svg:height="0.387cm" svg:x="1.175cm" svg:y="0.587cm" svg:viewBox="0 0 585 388" draw:points="293,388 0,388 0,0 585,0 585,388"><text:p/></draw:polygon><draw:frame draw:style-name="gr68" draw:text-style-name="P68" svg:width="0.207cm" svg:height="0.283cm" svg:x="1.365cm" svg:y="1.824cm"><draw:text-box><text:p text:style-name="P67"><text:span text:style-name="T434">...</text:span></text:p></draw:text-box></draw:frame><draw:polygon draw:style-name="gr6" draw:text-style-name="P66" svg:width="0.588cm" svg:height="0.387cm" svg:x="2.152cm" svg:y="0.587cm" svg:viewBox="0 0 589 388" draw:points="296,388 0,388 0,0 589,0 589,388"><text:p/></draw:polygon><draw:polygon draw:style-name="gr7" draw:text-style-name="P70" svg:width="0.588cm" svg:height="0.387cm" svg:x="2.152cm" svg:y="0.587cm" svg:viewBox="0 0 589 388" draw:points="296,388 0,388 0,0 589,0 589,388"><text:p/></draw:polygon><draw:frame draw:style-name="gr67" draw:text-style-name="P75" svg:width="0.518cm" svg:height="0.283cm" svg:x="1.365cm" svg:y="0.649cm"><draw:text-box><text:p text:style-name="P67"><text:span text:style-name="T434">Girdi</text:span></text:p></draw:text-box></draw:frame><draw:polygon draw:style-name="gr6" draw:text-style-name="P66" svg:width="0.588cm" svg:height="0.39cm" svg:x="2.152cm" svg:y="1.169cm" svg:viewBox="0 0 589 391" draw:points="296,391 0,391 0,0 589,0 589,391"><text:p/></draw:polygon><draw:polygon draw:style-name="gr7" draw:text-style-name="P70" svg:width="0.588cm" svg:height="0.39cm" svg:x="2.152cm" svg:y="1.169cm" svg:viewBox="0 0 589 391" draw:points="296,391 0,391 0,0 589,0 589,391"><text:p/></draw:polygon><draw:frame draw:style-name="gr69" draw:text-style-name="P68" svg:width="0.505cm" svg:height="0.283cm" svg:x="2.244cm" svg:y="0.649cm"><draw:text-box><text:p text:style-name="P67"><text:span text:style-name="T434">Çıktı</text:span></text:p></draw:text-box></draw:frame><draw:polygon draw:style-name="gr9" draw:text-style-name="P71" svg:width="0.235cm" svg:height="0.154cm" svg:x="0.939cm" svg:y="0.702cm" svg:viewBox="0 0 236 155" draw:points="236,78 0,155 0,0"><text:p/></draw:polygon><draw:line draw:style-name="gr10" draw:text-style-name="P70" svg:x1="0cm" svg:y1="0.781cm" svg:x2="0.988cm" svg:y2="0.781cm"><text:p/></draw:line><draw:polygon draw:style-name="gr9" draw:text-style-name="P71" svg:width="0.235cm" svg:height="0.154cm" svg:x="0.939cm" svg:y="1.289cm" svg:viewBox="0 0 236 155" draw:points="236,77 0,155 0,0"><text:p/></draw:polygon><draw:line draw:style-name="gr10" draw:text-style-name="P70" svg:x1="0cm" svg:y1="1.365cm" svg:x2="0.988cm" svg:y2="1.365cm"><text:p/></draw:line><draw:polygon draw:style-name="gr9" draw:text-style-name="P71" svg:width="0.235cm" svg:height="0.154cm" svg:x="0.939cm" svg:y="1.871cm" svg:viewBox="0 0 236 155" draw:points="236,77 0,155 0,0"><text:p/></draw:polygon><draw:line draw:style-name="gr10" draw:text-style-name="P70" svg:x1="0cm" svg:y1="1.948cm" svg:x2="0.988cm" svg:y2="1.948cm"><text:p/></draw:line><draw:polygon draw:style-name="gr9" draw:text-style-name="P71" svg:width="0.235cm" svg:height="0.154cm" svg:x="3.68cm" svg:y="0.702cm" svg:viewBox="0 0 236 155" draw:points="236,78 0,155 0,0"><text:p/></draw:polygon><draw:line draw:style-name="gr10" draw:text-style-name="P70" svg:x1="2.741cm" svg:y1="0.781cm" svg:x2="3.725cm" svg:y2="0.781cm"><text:p/></draw:line><draw:polygon draw:style-name="gr9" draw:text-style-name="P71" svg:width="0.235cm" svg:height="0.154cm" svg:x="3.68cm" svg:y="1.289cm" svg:viewBox="0 0 236 155" draw:points="236,77 0,155 0,0"><text:p/></draw:polygon><draw:line draw:style-name="gr10" draw:text-style-name="P70" svg:x1="2.741cm" svg:y1="1.365cm" svg:x2="3.725cm" svg:y2="1.365cm"><text:p/></draw:line><draw:frame draw:style-name="gr68" draw:text-style-name="P68" svg:width="0.207cm" svg:height="0.283cm" svg:x="2.346cm" svg:y="1.238cm"><draw:text-box><text:p text:style-name="P67"><text:span text:style-name="T434">...</text:span></text:p></draw:text-box></draw:frame></draw:g></text:p>
      <text:p text:style-name="P33"><text:span text:style-name="T95">Unutulmamalıdır ki y</text:span><text:span text:style-name="T96">ayılma,</text:span><text:span text:style-name="T95"> yani bir işlemin bir kaç işleme bağlı olması ve onların da başka işlemlere bağlı olma </text:span><text:span text:style-name="T96">durumu</text:span><text:span text:style-name="T95"> bir sorun y</text:span><text:span text:style-name="T189">aratmaz</text:span><text:span text:style-name="T95">. <text:s/></text:span><text:span text:style-name="T86">Bir işlemin geçmişinin t</text:span><text:span text:style-name="T95">ek başına</text:span><text:span text:style-name="T86"> kopyasını çıkarma</text:span><text:span text:style-name="T190"> hiçbir zaman </text:span><text:span text:style-name="T86">ger</text:span><text:span text:style-name="T190">ek</text:span><text:span text:style-name="T239">memektedir</text:span><text:span text:style-name="T188">.</text:span></text:p>
      <text:h text:style-name="P47" text:outline-level="2"><text:span text:style-name="T276">10</text:span><text:span text:style-name="T272">. <text:s text:c="3"/></text:span><text:span text:style-name="T287">G</text:span><text:span text:style-name="T288">izlilik</text:span></text:h>
      <text:p text:style-name="P22"><text:span text:style-name="T96">Geleneksel bankacılık modeli</text:span><text:span text:style-name="T192"> </text:span><text:span text:style-name="T96">bilgiye erişimi ilgili taraflar ve güvenilir bir üçüncü tarafl</text:span><text:span text:style-name="T97">a sınırlayarak,</text:span><text:span text:style-name="T96"> </text:span><text:span text:style-name="T191">belli bir </text:span><text:span text:style-name="T192">seviyeye kadar gizliliği </text:span><text:span text:style-name="T191">sağla</text:span><text:span text:style-name="T240">maktadır</text:span><text:span text:style-name="T96">. <text:s/>Tüm işlemleri herkese açık bir şekilde duyurma zorunluluğu bu yöntemi engeller ancak gizlilik, yine de bilgi akışını başka bir yerde kırarak, açı</text:span><text:span text:style-name="T97">k </text:span><text:span text:style-name="T96">anahtarları anonim tutarak sü</text:span><text:span text:style-name="T97">rdürülebilir</text:span><text:span text:style-name="T96">. <text:s/>H</text:span><text:span text:style-name="T100">erkes</text:span><text:span text:style-name="T96"> birisinin başka birine </text:span><text:span text:style-name="T98">bir </text:span><text:span text:style-name="T96">miktar</text:span><text:span text:style-name="T98"> </text:span><text:span text:style-name="T96">gönderdiğini </text:span><text:span text:style-name="T98">görebilir</text:span><text:span text:style-name="T96"> ancak </text:span><text:span text:style-name="T99">işlemin kimle bağlantılı olduğu bilgisine </text:span><text:span text:style-name="T98">ulaş</text:span><text:span text:style-name="T99">a</text:span><text:span text:style-name="T98">maz</text:span><text:span text:style-name="T96">. <text:s/></text:span><text:span text:style-name="T99">Bu borsaların yayınladığı bilgi seviyesine benzer</text:span><text:span text:style-name="T100">; b</text:span><text:span text:style-name="T99">ireysel işlemlerin zamanı ve büyüklüğü </text:span><text:span text:style-name="T100">herkese açıkken, tarafların kimlik bilgileri gizlenmektedir.</text:span></text:p>
      <text:p text:style-name="P11"/>
      <text:p text:style-name="P12"><draw:g text:anchor-type="as-char" draw:z-index="5" draw:style-name="gr16"><draw:polygon draw:style-name="gr2" draw:text-style-name="P66" svg:width="1.558cm" svg:height="0.514cm" svg:x="0.183cm" svg:y="0.569cm" svg:viewBox="0 0 1559 515" draw:points="780,515 0,515 0,0 1559,0 1559,515"><text:p/></draw:polygon><draw:polygon draw:style-name="gr2" draw:text-style-name="P66" svg:width="1.559cm" svg:height="0.514cm" svg:x="2.264cm" svg:y="0.569cm" svg:viewBox="0 0 1560 515" draw:points="780,515 0,515 0,0 1560,0 1560,515"><text:p/></draw:polygon><draw:frame draw:style-name="gr58" draw:text-style-name="P68" svg:width="0.865cm" svg:height="0.251cm" svg:x="0.522cm" svg:y="0.72cm"><draw:text-box><text:p text:style-name="P67"><text:span text:style-name="T433">Kimlikler</text:span></text:p></draw:text-box></draw:frame><draw:polygon draw:style-name="gr2" draw:text-style-name="P66" svg:width="1.558cm" svg:height="0.859cm" svg:x="4.515cm" svg:y="0.396cm" svg:viewBox="0 0 1559 860" draw:points="780,860 0,860 0,0 1559,0 1559,860"><text:p/></draw:polygon><draw:frame draw:style-name="gr59" draw:text-style-name="P68" svg:width="1.228cm" svg:height="0.251cm" svg:x="2.42cm" svg:y="0.72cm"><draw:text-box><text:p text:style-name="P67"><text:span text:style-name="T433">İşlemler</text:span></text:p></draw:text-box></draw:frame><draw:frame draw:style-name="gr60" draw:text-style-name="P68" svg:width="0.854cm" svg:height="0.251cm" svg:x="4.932cm" svg:y="0.614cm"><draw:text-box><text:p text:style-name="P67"><text:span text:style-name="T433">Güvenilir</text:span></text:p></draw:text-box></draw:frame><draw:polygon draw:style-name="gr2" draw:text-style-name="P66" svg:width="1.559cm" svg:height="0.859cm" svg:x="6.769cm" svg:y="0.396cm" svg:viewBox="0 0 1560 860" draw:points="780,860 0,860 0,0 1560,0 1560,860"><text:p/></draw:polygon><draw:frame draw:style-name="gr61" draw:text-style-name="P68" svg:width="1.235cm" svg:height="0.251cm" svg:x="4.766cm" svg:y="0.85cm"><draw:text-box><text:p text:style-name="P67"><text:span text:style-name="T433"><text:s text:c="4"/></text:span><text:span text:style-name="T433">3. Parti</text:span></text:p></draw:text-box></draw:frame><draw:polygon draw:style-name="gr2" draw:text-style-name="P66" svg:width="1.562cm" svg:height="0.859cm" svg:x="9.02cm" svg:y="0.396cm" svg:viewBox="0 0 1563 860" draw:points="783,860 0,860 0,0 1563,0 1563,860"><text:p/></draw:polygon><draw:frame draw:style-name="gr62" draw:text-style-name="P68" svg:width="1.248cm" svg:height="0.251cm" svg:x="6.914cm" svg:y="0.72cm"><draw:text-box><text:p text:style-name="P67"><text:span text:style-name="T433">Karşı Taraf</text:span></text:p></draw:text-box></draw:frame><draw:line draw:style-name="gr7" draw:text-style-name="P70" svg:x1="8.674cm" svg:y1="0.219cm" svg:x2="8.674cm" svg:y2="1.425cm"><text:p/></draw:line><draw:polygon draw:style-name="gr2" draw:text-style-name="P66" svg:width="1.558cm" svg:height="0.518cm" svg:x="0.183cm" svg:y="2.466cm" svg:viewBox="0 0 1559 519" draw:points="780,519 0,519 0,0 1559,0 1559,519"><text:p/></draw:polygon><draw:frame draw:style-name="gr63" draw:text-style-name="P69" svg:width="1.251cm" svg:height="0.251cm" svg:x="9.514cm" svg:y="0.72cm"><draw:text-box><text:p text:style-name="P74"><text:span text:style-name="T422">Herkese Açık</text:span></text:p></draw:text-box></draw:frame><draw:polygon draw:style-name="gr2" draw:text-style-name="P66" svg:width="1.558cm" svg:height="0.518cm" svg:x="2.437cm" svg:y="2.466cm" svg:viewBox="0 0 1559 519" draw:points="780,519 0,519 0,0 1559,0 1559,519"><text:p/></draw:polygon><draw:frame draw:style-name="gr58" draw:text-style-name="P68" svg:width="0.865cm" svg:height="0.251cm" svg:x="0.522cm" svg:y="2.625cm"><draw:text-box><text:p text:style-name="P67"><text:span text:style-name="T433">Kimlikler</text:span></text:p></draw:text-box></draw:frame><draw:polygon draw:style-name="gr2" draw:text-style-name="P66" svg:width="1.562cm" svg:height="0.863cm" svg:x="4.688cm" svg:y="2.294cm" svg:viewBox="0 0 1563 864" draw:points="780,864 0,864 0,0 1563,0 1563,864"><text:p/></draw:polygon><draw:frame draw:style-name="gr59" draw:text-style-name="P68" svg:width="1.228cm" svg:height="0.251cm" svg:x="2.598cm" svg:y="2.625cm"><draw:text-box><text:p text:style-name="P67"><text:span text:style-name="T433">İşlemler</text:span></text:p></draw:text-box></draw:frame><draw:line draw:style-name="gr7" draw:text-style-name="P70" svg:x1="2.091cm" svg:y1="2.294cm" svg:x2="2.091cm" svg:y2="3.158cm"><text:p/></draw:line><draw:polygon draw:style-name="gr9" draw:text-style-name="P71" svg:width="0.257cm" svg:height="0.172cm" svg:x="4.43cm" svg:y="2.639cm" svg:viewBox="0 0 258 173" draw:points="258,85 0,173 0,0"><text:p/></draw:polygon><draw:line draw:style-name="gr10" draw:text-style-name="P70" svg:x1="3.996cm" svg:y1="2.722cm" svg:x2="4.48cm" svg:y2="2.722cm"><text:p/></draw:line><draw:frame draw:style-name="gr63" draw:text-style-name="P69" svg:width="1.251cm" svg:height="0.251cm" svg:x="5.182cm" svg:y="2.625cm"><draw:text-box><text:p text:style-name="P74"><text:span text:style-name="T422">Herkese Açık</text:span></text:p></draw:text-box></draw:frame><draw:frame draw:style-name="gr64" draw:text-style-name="P68" svg:width="1.846cm" svg:height="0.251cm" svg:x="0cm" svg:y="1.887cm"><draw:text-box><text:p text:style-name="P67"><text:span text:style-name="T433">Yeni Gizlilik Modeli</text:span></text:p></draw:text-box></draw:frame><draw:polygon draw:style-name="gr9" draw:text-style-name="P71" svg:width="0.256cm" svg:height="0.172cm" svg:x="4.258cm" svg:y="0.741cm" svg:viewBox="0 0 257 173" draw:points="257,85 0,173 0,0"><text:p/></draw:polygon><draw:line draw:style-name="gr10" draw:text-style-name="P70" svg:x1="3.824cm" svg:y1="0.826cm" svg:x2="4.307cm" svg:y2="0.826cm"><text:p/></draw:line><draw:polygon draw:style-name="gr9" draw:text-style-name="P71" svg:width="0.26cm" svg:height="0.172cm" svg:x="6.508cm" svg:y="0.741cm" svg:viewBox="0 0 261 173" draw:points="261,85 0,173 0,0"><text:p/></draw:polygon><draw:line draw:style-name="gr10" draw:text-style-name="P70" svg:x1="6.074cm" svg:y1="0.826cm" svg:x2="6.561cm" svg:y2="0.826cm"><text:p/></draw:line><draw:line draw:style-name="gr7" draw:text-style-name="P70" svg:x1="1.742cm" svg:y1="0.826cm" svg:x2="2.264cm" svg:y2="0.826cm"><text:p/></draw:line><draw:frame draw:style-name="gr65" draw:text-style-name="P68" svg:width="2.456cm" svg:height="0.251cm" svg:x="0.018cm" svg:y="0cm"><draw:text-box><text:p text:style-name="P67"><text:span text:style-name="T433">Geleneksel Gizlilik Modeli</text:span></text:p></draw:text-box></draw:frame></draw:g></text:p>
      <text:p text:style-name="P11"/>
      <text:p text:style-name="P33"><text:span text:style-name="T86">Ek bir güvenlik duvarı olarak, </text:span><text:span text:style-name="T101">işlemlerin ortak bir sahip</text:span><text:span text:style-name="T241">le</text:span><text:span text:style-name="T101"> i</text:span><text:span text:style-name="T103">lişkilendirilmesini</text:span><text:span text:style-name="T101"> önlemek için </text:span><text:span text:style-name="T86">her işlem</text:span><text:span text:style-name="T102">de </text:span><text:span text:style-name="T86">yeni bir anahtar çifti kullanılmalıdır. <text:s/></text:span><text:span text:style-name="T103">Girdilerin aynı kişiye ait olm</text:span><text:span text:style-name="T104">a</text:span><text:span text:style-name="T242">sı gereken</text:span><text:span text:style-name="T104"> çoklu</text:span><text:span text:style-name="T103"> gird</text:span><text:span text:style-name="T193">ili</text:span><text:span text:style-name="T103"> işlemlerde, b</text:span><text:span text:style-name="T86">azı i</text:span><text:span text:style-name="T103">lişkilendirmeler</text:span><text:span text:style-name="T86"> kaçınılmazdır. <text:s/></text:span><text:span text:style-name="T105">Buradaki risk, anahtar sahibi ortaya çı</text:span><text:span text:style-name="T193">ktığında, </text:span><text:span text:style-name="T243">ilişkilendirme yapılarak </text:span><text:span text:style-name="T105">başka işlemlerin aynı sahibe ait olduğunu</text:span><text:span text:style-name="T243">n</text:span><text:span text:style-name="T105"> ortaya çık</text:span><text:span text:style-name="T243">a</text:span><text:span text:style-name="T105">bilmesidir.</text:span></text:p>
      <text:h text:style-name="P47" text:outline-level="2"><text:span text:style-name="T276">11</text:span><text:span text:style-name="T272">. <text:s text:c="3"/></text:span><text:span text:style-name="T287">H</text:span><text:span text:style-name="T289">esaplamalar</text:span></text:h>
      <text:p text:style-name="P18"><text:span text:style-name="T86">Dürüst zincirden daha hızlı </text:span><text:span text:style-name="T244">bir şekilde </text:span><text:span text:style-name="T86">alternatif </text:span><text:span text:style-name="T244">bir</text:span><text:span text:style-name="T194"> </text:span><text:span text:style-name="T86">zincir o</text:span><text:span text:style-name="T106">luşturmaya</text:span><text:span text:style-name="T86"> çalışan bir saldırganın senaryosunu e</text:span><text:span text:style-name="T106">le al</text:span><text:span text:style-name="T194">maktayız</text:span><text:span text:style-name="T86">. </text:span><text:span text:style-name="T194">Bu b</text:span><text:span text:style-name="T86">aşarılsa bile, h</text:span><text:span text:style-name="T194">iç yoktan</text:span><text:span text:style-name="T86"> değer yaratılan ya da saldırgana hiç ait olmamış paranın alınabile</text:span><text:span text:style-name="T245">ceği</text:span><text:span text:style-name="T86"> şekilde, sistemi keyfi değişikliklere açık bir hale getirmez. <text:s/>Düğümler geçersiz bir işlemi ödeme olarak kabul etmeyecek ve dürüst düğümler asla b</text:span><text:span text:style-name="T107">u işlemleri</text:span><text:span text:style-name="T86"> içeren bir bloğu kabul etmeyecektir. <text:s/>Bir saldırgan </text:span><text:span text:style-name="T107">yalnızca</text:span><text:span text:style-name="T86"> yakın zamanda harcadığı parayı geri almak için kendi işlemlerinden birini değiştirmeye çalışabilir.</text:span></text:p>
      <text:p text:style-name="P28"><text:soft-page-break/>Dürüst zincir ile bir saldırgan zinciri arasındaki yarış Binom Rastgele Yürüyüşü olarak nitelendirilebilir. <text:s/>Başarılı <text:span text:style-name="T418">olma</text:span> durumu dürüst zincirin bir blok uzatılarak öncülüğünü <text:span text:style-name="T411">1 </text:span>arttırması, başarısız<text:span text:style-name="T413">lık</text:span> durumu ise saldırganın zincirinin bir blok uzatılarak aralığın 1 azalmasıdır.</text:p>
      <text:p text:style-name="P33"><text:span text:style-name="T86">Bir saldırganın belirli bir açığı yakalama olasılığı </text:span><text:span text:style-name="T108">Kumarbazın İflası problemine</text:span><text:span text:style-name="T86"> benzem</text:span><text:span text:style-name="T195">ektedir</text:span><text:span text:style-name="T86">. <text:s/>Sınırsız krediye sahip bir kumarbazın </text:span><text:span text:style-name="T109">oyuna </text:span><text:span text:style-name="T86">b</text:span><text:span text:style-name="T109">orç</text:span><text:span text:style-name="T86">la başladığını ve başabaş </text:span><text:span text:style-name="T109">n</text:span><text:span text:style-name="T110">oktasına gelebilmek için s</text:span><text:span text:style-name="T86">onsuz sayıda deneme </text:span><text:span text:style-name="T110">oyunu </text:span><text:span text:style-name="T86">oynadığını varsayın. <text:s/>Başabaş noktasına ulaşa</text:span><text:span text:style-name="T195">bilme</text:span><text:span text:style-name="T86"> olasılığını veya saldırganın dürüst zinciri yakala</text:span><text:span text:style-name="T195">yabil</text:span><text:span text:style-name="T86">m</text:span><text:span text:style-name="T195">e</text:span><text:span text:style-name="T86"> olasılığını şu şekilde hesaplayabiliriz [8]: </text:span></text:p>
      <text:p text:style-name="P11"/>
      <text:p text:style-name="P27"><text:span text:style-name="T260">p</text:span><text:span text:style-name="T86"> = dü</text:span><text:span text:style-name="T110">rüst bir düğümün sonraki bloğu bulma olasılığı</text:span><text:span text:style-name="T86"> </text:span></text:p>
      <text:p text:style-name="P26"><text:span text:style-name="T296">q</text:span> = saldırganın bir sonraki bloğu bulma olasılığı </text:p>
      <text:p text:style-name="P26"><text:span text:style-name="T296">q</text:span><text:span text:style-name="T295">z</text:span> = saldırganın <text:span text:style-name="T412">z blok geriden gelip yakalama ihtimali</text:span></text:p>
      <text:p text:style-name="P11"/>
      <text:p text:style-name="P26"><draw:g text:anchor-type="as-char" draw:z-index="6" draw:style-name="gr34"><draw:frame draw:style-name="gr35" draw:text-style-name="P68" svg:width="0.198cm" svg:height="0.449cm" svg:x="0cm" svg:y="0.43cm"><draw:text-box><text:p text:style-name="P67"><text:span text:style-name="T430">q</text:span></text:p></draw:text-box></draw:frame><draw:frame draw:style-name="gr41" draw:text-style-name="P68" svg:width="0.094cm" svg:height="0.272cm" svg:x="0.24cm" svg:y="0.651cm"><draw:text-box><text:p text:style-name="P67"><text:span text:style-name="T427">z</text:span></text:p></draw:text-box></draw:frame><draw:frame draw:style-name="gr36" draw:text-style-name="P68" svg:width="0.313cm" svg:height="0.481cm" svg:x="0.346cm" svg:y="0.467cm"><draw:text-box><text:p text:style-name="P67"><text:span text:style-name="T425">=</text:span></text:p></draw:text-box></draw:frame><draw:frame draw:style-name="gr53" draw:text-style-name="P68" svg:width="0.406cm" svg:height="1.301cm" svg:x="0.635cm" svg:y="0cm"><draw:text-box><text:p text:style-name="P67"><text:span text:style-name="T432">{</text:span></text:p></draw:text-box></draw:frame><draw:frame draw:style-name="gr35" draw:text-style-name="P68" svg:width="0.198cm" svg:height="0.449cm" svg:x="1.304cm" svg:y="0.307cm"><draw:text-box><text:p text:style-name="P67"><text:span text:style-name="T424">1</text:span></text:p></draw:text-box></draw:frame><draw:frame draw:style-name="gr57" draw:text-style-name="P68" svg:width="0.219cm" svg:height="0.449cm" svg:x="2.26cm" svg:y="0.27cm"><draw:text-box><text:p text:style-name="P67"><text:span text:style-name="T430">if</text:span></text:p></draw:text-box></draw:frame><draw:frame draw:style-name="gr35" draw:text-style-name="P68" svg:width="0.198cm" svg:height="0.449cm" svg:x="2.655cm" svg:y="0.27cm"><draw:text-box><text:p text:style-name="P67"><text:span text:style-name="T430">p</text:span></text:p></draw:text-box></draw:frame><draw:frame draw:style-name="gr36" draw:text-style-name="P68" svg:width="0.313cm" svg:height="0.481cm" svg:x="2.866cm" svg:y="0.226cm"><draw:text-box><text:p text:style-name="P67"><text:span text:style-name="T425">≤</text:span></text:p></draw:text-box></draw:frame><draw:frame draw:style-name="gr35" draw:text-style-name="P68" svg:width="0.198cm" svg:height="0.449cm" svg:x="3.209cm" svg:y="0.27cm"><draw:text-box><text:p text:style-name="P67"><text:span text:style-name="T430">q</text:span></text:p></draw:text-box></draw:frame><draw:frame draw:style-name="gr49" draw:text-style-name="P68" svg:width="0.126cm" svg:height="0.481cm" svg:x="0.88cm" svg:y="0.755cm"><draw:text-box><text:p text:style-name="P67"><text:span text:style-name="T425"></text:span></text:p></draw:text-box></draw:frame><draw:frame draw:style-name="gr35" draw:text-style-name="P68" svg:width="0.198cm" svg:height="0.449cm" svg:x="1.014cm" svg:y="0.787cm"><draw:text-box><text:p text:style-name="P67"><text:span text:style-name="T430">q</text:span></text:p></draw:text-box></draw:frame><draw:frame draw:style-name="gr48" draw:text-style-name="P68" svg:width="0.112cm" svg:height="0.481cm" svg:x="1.251cm" svg:y="0.755cm"><draw:text-box><text:p text:style-name="P67"><text:span text:style-name="T425">/</text:span></text:p></draw:text-box></draw:frame><draw:frame draw:style-name="gr35" draw:text-style-name="P68" svg:width="0.198cm" svg:height="0.449cm" svg:x="1.462cm" svg:y="0.787cm"><draw:text-box><text:p text:style-name="P67"><text:span text:style-name="T430">p</text:span></text:p></draw:text-box></draw:frame><draw:frame draw:style-name="gr49" draw:text-style-name="P68" svg:width="0.126cm" svg:height="0.481cm" svg:x="1.677cm" svg:y="0.755cm"><draw:text-box><text:p text:style-name="P67"><text:span text:style-name="T425"></text:span></text:p></draw:text-box></draw:frame><draw:frame draw:style-name="gr41" draw:text-style-name="P68" svg:width="0.094cm" svg:height="0.272cm" svg:x="1.808cm" svg:y="0.693cm"><draw:text-box><text:p text:style-name="P67"><text:span text:style-name="T427">z</text:span></text:p></draw:text-box></draw:frame><draw:frame draw:style-name="gr57" draw:text-style-name="P68" svg:width="0.219cm" svg:height="0.449cm" svg:x="2.26cm" svg:y="0.799cm"><draw:text-box><text:p text:style-name="P67"><text:span text:style-name="T430">if</text:span></text:p></draw:text-box></draw:frame><draw:frame draw:style-name="gr35" draw:text-style-name="P68" svg:width="0.198cm" svg:height="0.449cm" svg:x="2.655cm" svg:y="0.799cm"><draw:text-box><text:p text:style-name="P67"><text:span text:style-name="T430">p</text:span></text:p></draw:text-box></draw:frame><draw:frame draw:style-name="gr36" draw:text-style-name="P68" svg:width="0.313cm" svg:height="0.481cm" svg:x="2.866cm" svg:y="0.755cm"><draw:text-box><text:p text:style-name="P67"><text:span text:style-name="T425"></text:span></text:p></draw:text-box></draw:frame><draw:frame draw:style-name="gr35" draw:text-style-name="P68" svg:width="0.198cm" svg:height="0.449cm" svg:x="3.209cm" svg:y="0.799cm"><draw:text-box><text:p text:style-name="P67"><text:span text:style-name="T430">q</text:span></text:p></draw:text-box></draw:frame><draw:frame draw:style-name="gr53" draw:text-style-name="P68" svg:width="0.406cm" svg:height="1.301cm" svg:x="3.358cm" svg:y="0cm"><draw:text-box><text:p text:style-name="P67"><text:span text:style-name="T432">}</text:span></text:p></draw:text-box></draw:frame></draw:g></text:p>
      <text:p text:style-name="P11"/>
      <text:p text:style-name="P61"><text:span text:style-name="T246">P</text:span><text:span text:style-name="T86"> &gt; q </text:span><text:span text:style-name="T111">varsayımımıza göre</text:span><text:span text:style-name="T86">, saldırganın yakalaması gereken blok sayısı arttıkça, olasılık katlanarak düşm</text:span><text:span text:style-name="T196">ektedir.</text:span><text:span text:style-name="T86"> <text:s/></text:span><text:span text:style-name="T112">Bütün olanaksızlıklarla beraber,</text:span><text:span text:style-name="T86"> </text:span><text:span text:style-name="T112">saldırgan başlarda </text:span><text:span text:style-name="T247">eğer</text:span><text:span text:style-name="T112"> bir dizi ş</text:span><text:span text:style-name="T247">anslı</text:span><text:span text:style-name="T112"> hamle yapmazsa, </text:span><text:span text:style-name="T86">k</text:span><text:span text:style-name="T112">azanma ihtimali</text:span><text:span text:style-name="T86"> </text:span><text:span text:style-name="T249">zincirin </text:span><text:span text:style-name="T86">geri</text:span><text:span text:style-name="T249">sin</text:span><text:span text:style-name="T86">de kaldıkça </text:span><text:span text:style-name="T248">hızla</text:span><text:span text:style-name="T112"> azalmaktadır</text:span><text:span text:style-name="T86">.</text:span></text:p>
      <text:p text:style-name="P33"><text:span text:style-name="T86">Şimdi yeni bir işlemd</text:span><text:span text:style-name="T113">eki </text:span><text:span text:style-name="T86">alıcının, gönderenin işlemi değiştiremeyeceğinden yeterince emin olmadan önce ne kadar beklemesi gerektiği</text:span><text:span text:style-name="T198">ni</text:span><text:span text:style-name="T86"> e</text:span><text:span text:style-name="T113">le a</text:span><text:span text:style-name="T197">lmaktayız</text:span><text:span text:style-name="T86">. <text:s/>Gönderenin, alıcıyı </text:span><text:span text:style-name="T115">belli</text:span><text:span text:style-name="T86"> bir süre </text:span><text:span text:style-name="T114">için</text:span><text:span text:style-name="T86"> </text:span><text:span text:style-name="T115">kendisine </text:span><text:span text:style-name="T86">ödeme yaptığına inandırmak </text:span><text:span text:style-name="T117">isteyen</text:span><text:span text:style-name="T86">, </text:span><text:span text:style-name="T118">b</text:span><text:span text:style-name="T198">elli bir zaman geçtikten sonra</text:span><text:span text:style-name="T116"> ise ö</text:span><text:span text:style-name="T117">demeyi</text:span><text:span text:style-name="T116"> kendisine </text:span><text:span text:style-name="T198">geri </text:span><text:span text:style-name="T117">döndürmek isteyen bir</text:span><text:span text:style-name="T86"> saldırgan olduğunu varsaym</text:span><text:span text:style-name="T198">aktayız</text:span><text:span text:style-name="T86">. <text:s/>Bu olduğunda alıcı u</text:span><text:span text:style-name="T118">yarılacaktır </text:span><text:span text:style-name="T86">ancak gönderen </text:span><text:span text:style-name="T118">bunun</text:span><text:span text:style-name="T86"> </text:span><text:span text:style-name="T200">için </text:span><text:span text:style-name="T250">artık </text:span><text:span text:style-name="T86">çok geç olacağını </text:span><text:span text:style-name="T199">ü</text:span><text:span text:style-name="T201">mit e</text:span><text:span text:style-name="T250">tmektedir</text:span><text:span text:style-name="T86">.</text:span></text:p>
      <text:p text:style-name="P34"><text:span text:style-name="T86">Alıcı yeni bir anahtar çifti oluşturur ve imzalamadan kısa bir süre önce gönderene açı</text:span><text:span text:style-name="T119">k</text:span><text:span text:style-name="T86"> anahtarı verir. <text:s/></text:span><text:span text:style-name="T202">Bu, gönderenin önceden sürekli </text:span><text:span text:style-name="T203">olarak </text:span><text:span text:style-name="T202">üstünde çalış</text:span><text:span text:style-name="T203">arak, bloklardan oluşan bir </text:span><text:span text:style-name="T202">zinciri </text:span><text:span text:style-name="T203">hazırlamasını ve</text:span><text:span text:style-name="T202"> b</text:span><text:span text:style-name="T203">u zincirin öne</text:span><text:span text:style-name="T202"> geçtiği şanslı bir a</text:span><text:span text:style-name="T204">nda</text:span><text:span text:style-name="T202"> işlemi çalıştırmasını önle</text:span><text:span text:style-name="T203">mektedir</text:span><text:span text:style-name="T202">. <text:s/></text:span><text:span text:style-name="T86">İşlem gönderildikten sonra dürüst olmayan gönder</text:span><text:span text:style-name="T251">ici</text:span><text:span text:style-name="T86">, işleminin alternatif bir versiyonunu içeren paralel bir zincir üzerinde gizlice çalışmaya başlar.</text:span></text:p>
      <text:p text:style-name="P33"><text:span text:style-name="T86">Alıcı, işlem bir bloğa eklenene ve </text:span><text:span text:style-name="T205">bunun arkasına </text:span><text:span text:style-name="T86">z </text:span><text:span text:style-name="T206">kadar </text:span><text:span text:style-name="T86">blok </text:span><text:span text:style-name="T205">bağlanana</text:span><text:span text:style-name="T86"> kadar bekler. <text:s/>Saldırganın ne kadar ilerleme kaydettiğini tam olarak bilmez ancak dürüst blokların blok başına beklenen </text:span><text:span text:style-name="T252">ortalama bir </text:span><text:span text:style-name="T86">sü</text:span><text:span text:style-name="T207">re</text:span><text:span text:style-name="T86"> aldığını varsayarsak, saldırganın yaptığı potansiyel ilerleme</text:span><text:span text:style-name="T252"> </text:span><text:span text:style-name="T86">beklenen değer</text:span><text:span text:style-name="T252">li</text:span><text:span text:style-name="T86"> bir Poisson dağılımı olacaktır:</text:span></text:p>
      <text:p text:style-name="P11"/>
      <text:p text:style-name="P26"><draw:g text:anchor-type="as-char" draw:z-index="7" draw:style-name="gr34"><draw:frame draw:style-name="gr56" draw:text-style-name="P68" svg:width="0.521cm" svg:height="0.481cm" svg:x="0cm" svg:y="0.247cm"><draw:text-box><text:p text:style-name="P67"><text:span text:style-name="T425"></text:span><text:span text:style-name="T425">=</text:span></text:p></draw:text-box></draw:frame><draw:frame draw:style-name="gr55" draw:text-style-name="P68" svg:width="0.156cm" svg:height="0.449cm" svg:x="0.554cm" svg:y="0.28cm"><draw:text-box><text:p text:style-name="P67"><text:span text:style-name="T430">z</text:span></text:p></draw:text-box></draw:frame><draw:polygon draw:style-name="gr9" draw:text-style-name="P71" svg:width="0.302cm" svg:height="0.017cm" svg:x="0.794cm" svg:y="0.499cm" svg:viewBox="0 0 303 18" draw:points="0,18 303,18 303,0 0,0"><text:p/></draw:polygon><draw:frame draw:style-name="gr35" draw:text-style-name="P68" svg:width="0.198cm" svg:height="0.449cm" svg:x="0.847cm" svg:y="0cm"><draw:text-box><text:p text:style-name="P67"><text:span text:style-name="T430">q</text:span></text:p></draw:text-box></draw:frame><draw:frame draw:style-name="gr35" draw:text-style-name="P68" svg:width="0.198cm" svg:height="0.449cm" svg:x="0.875cm" svg:y="0.476cm"><draw:text-box><text:p text:style-name="P67"><text:span text:style-name="T430">p</text:span></text:p></draw:text-box></draw:frame></draw:g></text:p>
      <text:p text:style-name="P11"/>
      <text:p text:style-name="P18"><text:span text:style-name="T86">Saldırganın herşeye rağmen yetişebilme ihtimalini elde etmek için, o noktadan </text:span><text:span text:style-name="T253">zinciri </text:span><text:span text:style-name="T86">yakalayabilme olasılığı ile elde edebileceği her ilerleme iç</text:span><text:span text:style-name="T253">in</text:span><text:span text:style-name="T86"> Poisson yoğunluğunu ç</text:span><text:span text:style-name="T254">arparız</text:span><text:span text:style-name="T86">:</text:span></text:p>
      <text:p text:style-name="P7"/>
      <text:p text:style-name="P25"><draw:g text:anchor-type="as-char" draw:z-index="8" draw:style-name="gr34"><draw:frame draw:style-name="gr37" draw:text-style-name="P68" svg:width="0.452cm" svg:height="0.698cm" svg:x="0cm" svg:y="0.358cm"><draw:text-box><text:p text:style-name="P67"><text:span text:style-name="T426">∑</text:span></text:p></draw:text-box></draw:frame><draw:frame draw:style-name="gr38" draw:text-style-name="P68" svg:width="0.108cm" svg:height="0.272cm" svg:x="0cm" svg:y="0.984cm"><draw:text-box><text:p text:style-name="P67"><text:span text:style-name="T427">k</text:span></text:p></draw:text-box></draw:frame><draw:frame draw:style-name="gr39" draw:text-style-name="P68" svg:width="0.19cm" svg:height="0.29cm" svg:x="0.131cm" svg:y="0.967cm"><draw:text-box><text:p text:style-name="P67"><text:span text:style-name="T428">=</text:span></text:p></draw:text-box></draw:frame><draw:frame draw:style-name="gr40" draw:text-style-name="P68" svg:width="0.121cm" svg:height="0.272cm" svg:x="0.318cm" svg:y="0.984cm"><draw:text-box><text:p text:style-name="P67"><text:span text:style-name="T429">0</text:span></text:p></draw:text-box></draw:frame><draw:frame draw:style-name="gr51" draw:text-style-name="P68" svg:width="0.179cm" svg:height="0.29cm" svg:x="0.131cm" svg:y="0.247cm"><draw:text-box><text:p text:style-name="P67"><text:span text:style-name="T428">∞</text:span></text:p></draw:text-box></draw:frame><draw:frame draw:style-name="gr42" draw:text-style-name="P68" svg:width="0.212cm" svg:height="0.481cm" svg:x="0.554cm" svg:y="0.272cm"><draw:text-box><text:p text:style-name="P67"><text:span text:style-name="T425"></text:span></text:p></draw:text-box></draw:frame><draw:frame draw:style-name="gr38" draw:text-style-name="P68" svg:width="0.108cm" svg:height="0.272cm" svg:x="0.794cm" svg:y="0.235cm"><draw:text-box><text:p text:style-name="P67"><text:span text:style-name="T427">k</text:span></text:p></draw:text-box></draw:frame><draw:frame draw:style-name="gr43" draw:text-style-name="P68" svg:width="0.177cm" svg:height="0.449cm" svg:x="0.953cm" svg:y="0.307cm"><draw:text-box><text:p text:style-name="P67"><text:span text:style-name="T430">e</text:span></text:p></draw:text-box></draw:frame><draw:polygon draw:style-name="gr9" draw:text-style-name="P71" svg:width="0.923cm" svg:height="0.017cm" svg:x="0.555cm" svg:y="0.75cm" svg:viewBox="0 0 924 18" draw:points="0,18 924,18 924,0 0,0"><text:p/></draw:polygon><draw:frame draw:style-name="gr44" draw:text-style-name="P68" svg:width="0.315cm" svg:height="0.29cm" svg:x="1.139cm" svg:y="0.22cm"><draw:text-box><text:p text:style-name="P67"><text:span text:style-name="T428">−</text:span></text:p></draw:text-box></draw:frame><draw:frame draw:style-name="gr43" draw:text-style-name="P68" svg:width="0.177cm" svg:height="0.449cm" svg:x="0.847cm" svg:y="0.78cm"><draw:text-box><text:p text:style-name="P67"><text:span text:style-name="T430">k</text:span></text:p></draw:text-box></draw:frame><draw:frame draw:style-name="gr45" draw:text-style-name="P68" svg:width="0.119cm" svg:height="0.481cm" svg:x="1.058cm" svg:y="0.744cm"><draw:text-box><text:p text:style-name="P67"><text:span text:style-name="T425">!</text:span></text:p></draw:text-box></draw:frame><draw:frame draw:style-name="gr52" draw:text-style-name="P68" svg:width="0.228cm" svg:height="0.481cm" svg:x="1.453cm" svg:y="0.48cm"><draw:text-box><text:p text:style-name="P67"><text:span text:style-name="T425">⋅</text:span></text:p></draw:text-box></draw:frame><draw:frame draw:style-name="gr53" draw:text-style-name="P68" svg:width="0.406cm" svg:height="1.301cm" svg:x="1.616cm" svg:y="0cm"><draw:text-box><text:p text:style-name="P67"><text:span text:style-name="T432">{</text:span></text:p></draw:text-box></draw:frame><draw:frame draw:style-name="gr49" draw:text-style-name="P68" svg:width="0.126cm" svg:height="0.481cm" svg:x="1.834cm" svg:y="0.314cm"><draw:text-box><text:p text:style-name="P67"><text:span text:style-name="T425"></text:span></text:p></draw:text-box></draw:frame><draw:frame draw:style-name="gr35" draw:text-style-name="P68" svg:width="0.198cm" svg:height="0.449cm" svg:x="1.96cm" svg:y="0.346cm"><draw:text-box><text:p text:style-name="P67"><text:span text:style-name="T430">q</text:span></text:p></draw:text-box></draw:frame><draw:frame draw:style-name="gr48" draw:text-style-name="P68" svg:width="0.112cm" svg:height="0.481cm" svg:x="2.205cm" svg:y="0.314cm"><draw:text-box><text:p text:style-name="P67"><text:span text:style-name="T425">/</text:span></text:p></draw:text-box></draw:frame><draw:frame draw:style-name="gr35" draw:text-style-name="P68" svg:width="0.198cm" svg:height="0.449cm" svg:x="2.411cm" svg:y="0.346cm"><draw:text-box><text:p text:style-name="P67"><text:span text:style-name="T430">p</text:span></text:p></draw:text-box></draw:frame><draw:frame draw:style-name="gr49" draw:text-style-name="P68" svg:width="0.126cm" svg:height="0.481cm" svg:x="2.625cm" svg:y="0.314cm"><draw:text-box><text:p text:style-name="P67"><text:span text:style-name="T425"></text:span></text:p></draw:text-box></draw:frame><draw:frame draw:style-name="gr50" draw:text-style-name="P68" svg:width="0.077cm" svg:height="0.29cm" svg:x="2.731cm" svg:y="0.25cm"><draw:text-box><text:p text:style-name="P67"><text:span text:style-name="T428"></text:span></text:p></draw:text-box></draw:frame><draw:frame draw:style-name="gr41" draw:text-style-name="P68" svg:width="0.094cm" svg:height="0.272cm" svg:x="2.84cm" svg:y="0.265cm"><draw:text-box><text:p text:style-name="P67"><text:span text:style-name="T427">z</text:span></text:p></draw:text-box></draw:frame><draw:frame draw:style-name="gr39" draw:text-style-name="P68" svg:width="0.19cm" svg:height="0.29cm" svg:x="2.946cm" svg:y="0.25cm"><draw:text-box><text:p text:style-name="P67"><text:span text:style-name="T428">−</text:span></text:p></draw:text-box></draw:frame><draw:frame draw:style-name="gr38" draw:text-style-name="P68" svg:width="0.108cm" svg:height="0.272cm" svg:x="3.154cm" svg:y="0.265cm"><draw:text-box><text:p text:style-name="P67"><text:span text:style-name="T427">k</text:span></text:p></draw:text-box></draw:frame><draw:frame draw:style-name="gr50" draw:text-style-name="P68" svg:width="0.077cm" svg:height="0.29cm" svg:x="3.288cm" svg:y="0.25cm"><draw:text-box><text:p text:style-name="P67"><text:span text:style-name="T428"></text:span></text:p></draw:text-box></draw:frame><draw:frame draw:style-name="gr54" draw:text-style-name="P68" svg:width="0.489cm" svg:height="0.449cm" svg:x="3.711cm" svg:y="0.277cm"><draw:text-box><text:p text:style-name="P67"><text:span text:style-name="T430">if k</text:span></text:p></draw:text-box></draw:frame><draw:frame draw:style-name="gr36" draw:text-style-name="P68" svg:width="0.313cm" svg:height="0.481cm" svg:x="4.269cm" svg:y="0.242cm"><draw:text-box><text:p text:style-name="P67"><text:span text:style-name="T425">≤</text:span></text:p></draw:text-box></draw:frame><draw:frame draw:style-name="gr55" draw:text-style-name="P68" svg:width="0.156cm" svg:height="0.449cm" svg:x="4.636cm" svg:y="0.277cm"><draw:text-box><text:p text:style-name="P67"><text:span text:style-name="T430">z</text:span></text:p></draw:text-box></draw:frame><draw:frame draw:style-name="gr35" draw:text-style-name="P68" svg:width="0.198cm" svg:height="0.449cm" svg:x="2.494cm" svg:y="0.794cm"><draw:text-box><text:p text:style-name="P67"><text:span text:style-name="T424">1</text:span></text:p></draw:text-box></draw:frame><draw:frame draw:style-name="gr54" draw:text-style-name="P68" svg:width="0.489cm" svg:height="0.449cm" svg:x="3.711cm" svg:y="0.75cm"><draw:text-box><text:p text:style-name="P67"><text:span text:style-name="T430">if k</text:span></text:p></draw:text-box></draw:frame><draw:frame draw:style-name="gr36" draw:text-style-name="P68" svg:width="0.313cm" svg:height="0.481cm" svg:x="4.269cm" svg:y="0.714cm"><draw:text-box><text:p text:style-name="P67"><text:span text:style-name="T425"></text:span></text:p></draw:text-box></draw:frame><draw:frame draw:style-name="gr55" draw:text-style-name="P68" svg:width="0.156cm" svg:height="0.449cm" svg:x="4.636cm" svg:y="0.75cm"><draw:text-box><text:p text:style-name="P67"><text:span text:style-name="T430">z</text:span></text:p></draw:text-box></draw:frame><draw:frame draw:style-name="gr53" draw:text-style-name="P68" svg:width="0.406cm" svg:height="1.301cm" svg:x="4.763cm" svg:y="0cm"><draw:text-box><text:p text:style-name="P67"><text:span text:style-name="T432">}</text:span></text:p></draw:text-box></draw:frame></draw:g></text:p>
      <text:p text:style-name="P7"/>
      <text:p text:style-name="P18"><text:span text:style-name="T86">Sonsuz dağılım kuyru</text:span><text:span text:style-name="T255">k</text:span><text:span text:style-name="T86"> toplamını almaktan kaçınmak için yeniden düzenl</text:span><text:span text:style-name="T208">iyoruz</text:span><text:span text:style-name="T86">...</text:span></text:p>
      <text:p text:style-name="P11"/>
      <text:p text:style-name="P26"><draw:g text:anchor-type="as-char" draw:z-index="9" draw:style-name="gr34"><draw:frame draw:style-name="gr35" draw:text-style-name="P68" svg:width="0.198cm" svg:height="0.449cm" svg:x="0cm" svg:y="0.268cm"><draw:text-box><text:p text:style-name="P67"><text:span text:style-name="T424">1</text:span></text:p></draw:text-box></draw:frame><draw:frame draw:style-name="gr36" draw:text-style-name="P68" svg:width="0.313cm" svg:height="0.481cm" svg:x="0.183cm" svg:y="0.236cm"><draw:text-box><text:p text:style-name="P67"><text:span text:style-name="T425">−</text:span></text:p></draw:text-box></draw:frame><draw:frame draw:style-name="gr37" draw:text-style-name="P68" svg:width="0.452cm" svg:height="0.698cm" svg:x="0.501cm" svg:y="0.148cm"><draw:text-box><text:p text:style-name="P67"><text:span text:style-name="T426">∑</text:span></text:p></draw:text-box></draw:frame><draw:frame draw:style-name="gr38" draw:text-style-name="P68" svg:width="0.108cm" svg:height="0.272cm" svg:x="0.529cm" svg:y="0.79cm"><draw:text-box><text:p text:style-name="P67"><text:span text:style-name="T427">k</text:span></text:p></draw:text-box></draw:frame><draw:frame draw:style-name="gr39" draw:text-style-name="P68" svg:width="0.19cm" svg:height="0.29cm" svg:x="0.66cm" svg:y="0.773cm"><draw:text-box><text:p text:style-name="P67"><text:span text:style-name="T428">=</text:span></text:p></draw:text-box></draw:frame><draw:frame draw:style-name="gr40" draw:text-style-name="P68" svg:width="0.121cm" svg:height="0.272cm" svg:x="0.847cm" svg:y="0.79cm"><draw:text-box><text:p text:style-name="P67"><text:span text:style-name="T429">0</text:span></text:p></draw:text-box></draw:frame><draw:frame draw:style-name="gr41" draw:text-style-name="P68" svg:width="0.094cm" svg:height="0.272cm" svg:x="0.693cm" svg:y="0cm"><draw:text-box><text:p text:style-name="P67"><text:span text:style-name="T427">z</text:span></text:p></draw:text-box></draw:frame><draw:frame draw:style-name="gr42" draw:text-style-name="P68" svg:width="0.212cm" svg:height="0.481cm" svg:x="1.076cm" svg:y="0.044cm"><draw:text-box><text:p text:style-name="P67"><text:span text:style-name="T425"></text:span></text:p></draw:text-box></draw:frame><draw:frame draw:style-name="gr38" draw:text-style-name="P68" svg:width="0.108cm" svg:height="0.272cm" svg:x="1.288cm" svg:y="0.044cm"><draw:text-box><text:p text:style-name="P67"><text:span text:style-name="T427">k</text:span></text:p></draw:text-box></draw:frame><draw:frame draw:style-name="gr43" draw:text-style-name="P68" svg:width="0.177cm" svg:height="0.449cm" svg:x="1.475cm" svg:y="0.093cm"><draw:text-box><text:p text:style-name="P67"><text:span text:style-name="T430">e</text:span></text:p></draw:text-box></draw:frame><draw:polygon draw:style-name="gr9" draw:text-style-name="P71" svg:width="0.923cm" svg:height="0.017cm" svg:x="1.052cm" svg:y="0.546cm" svg:viewBox="0 0 924 18" draw:points="0,18 924,18 924,0 0,0"><text:p/></draw:polygon><draw:frame draw:style-name="gr44" draw:text-style-name="P68" svg:width="0.315cm" svg:height="0.29cm" svg:x="1.651cm" svg:y="0.025cm"><draw:text-box><text:p text:style-name="P67"><text:span text:style-name="T428">−</text:span></text:p></draw:text-box></draw:frame><draw:frame draw:style-name="gr43" draw:text-style-name="P68" svg:width="0.177cm" svg:height="0.449cm" svg:x="1.369cm" svg:y="0.594cm"><draw:text-box><text:p text:style-name="P67"><text:span text:style-name="T430">k</text:span></text:p></draw:text-box></draw:frame><draw:frame draw:style-name="gr45" draw:text-style-name="P68" svg:width="0.119cm" svg:height="0.481cm" svg:x="1.577cm" svg:y="0.547cm"><draw:text-box><text:p text:style-name="P67"><text:span text:style-name="T425">!</text:span></text:p></draw:text-box></draw:frame><draw:frame draw:style-name="gr46" draw:text-style-name="P68" svg:width="0.165cm" svg:height="0.638cm" svg:x="2.028cm" svg:y="0.134cm"><draw:text-box><text:p text:style-name="P67"><text:span text:style-name="T431"></text:span></text:p></draw:text-box></draw:frame><draw:frame draw:style-name="gr35" draw:text-style-name="P68" svg:width="0.198cm" svg:height="0.449cm" svg:x="2.155cm" svg:y="0.268cm"><draw:text-box><text:p text:style-name="P67"><text:span text:style-name="T424">1</text:span></text:p></draw:text-box></draw:frame><draw:frame draw:style-name="gr47" draw:text-style-name="P68" svg:width="0.433cm" svg:height="0.481cm" svg:x="2.353cm" svg:y="0.236cm"><draw:text-box><text:p text:style-name="P67"><text:span text:style-name="T425">−</text:span></text:p></draw:text-box></draw:frame><draw:frame draw:style-name="gr35" draw:text-style-name="P68" svg:width="0.198cm" svg:height="0.449cm" svg:x="2.815cm" svg:y="0.268cm"><draw:text-box><text:p text:style-name="P67"><text:span text:style-name="T430">q</text:span></text:p></draw:text-box></draw:frame><draw:frame draw:style-name="gr48" draw:text-style-name="P68" svg:width="0.112cm" svg:height="0.481cm" svg:x="3.037cm" svg:y="0.236cm"><draw:text-box><text:p text:style-name="P67"><text:span text:style-name="T425">/</text:span></text:p></draw:text-box></draw:frame><draw:frame draw:style-name="gr35" draw:text-style-name="P68" svg:width="0.198cm" svg:height="0.449cm" svg:x="3.263cm" svg:y="0.268cm"><draw:text-box><text:p text:style-name="P67"><text:span text:style-name="T430">p</text:span></text:p></draw:text-box></draw:frame><draw:frame draw:style-name="gr49" draw:text-style-name="P68" svg:width="0.126cm" svg:height="0.481cm" svg:x="3.461cm" svg:y="0.236cm"><draw:text-box><text:p text:style-name="P67"><text:span text:style-name="T425"></text:span></text:p></draw:text-box></draw:frame><draw:frame draw:style-name="gr50" draw:text-style-name="P68" svg:width="0.077cm" svg:height="0.29cm" svg:x="3.567cm" svg:y="0.189cm"><draw:text-box><text:p text:style-name="P67"><text:span text:style-name="T428"></text:span></text:p></draw:text-box></draw:frame><draw:frame draw:style-name="gr41" draw:text-style-name="P68" svg:width="0.094cm" svg:height="0.272cm" svg:x="3.672cm" svg:y="0.199cm"><draw:text-box><text:p text:style-name="P67"><text:span text:style-name="T427">z</text:span></text:p></draw:text-box></draw:frame><draw:frame draw:style-name="gr39" draw:text-style-name="P68" svg:width="0.19cm" svg:height="0.29cm" svg:x="3.778cm" svg:y="0.189cm"><draw:text-box><text:p text:style-name="P67"><text:span text:style-name="T428">−</text:span></text:p></draw:text-box></draw:frame><draw:frame draw:style-name="gr38" draw:text-style-name="P68" svg:width="0.108cm" svg:height="0.272cm" svg:x="3.99cm" svg:y="0.199cm"><draw:text-box><text:p text:style-name="P67"><text:span text:style-name="T427">k</text:span></text:p></draw:text-box></draw:frame><draw:frame draw:style-name="gr50" draw:text-style-name="P68" svg:width="0.077cm" svg:height="0.29cm" svg:x="4.12cm" svg:y="0.189cm"><draw:text-box><text:p text:style-name="P67"><text:span text:style-name="T428"></text:span></text:p></draw:text-box></draw:frame><draw:frame draw:style-name="gr46" draw:text-style-name="P68" svg:width="0.165cm" svg:height="0.638cm" svg:x="4.202cm" svg:y="0.134cm"><draw:text-box><text:p text:style-name="P67"><text:span text:style-name="T431"></text:span></text:p></draw:text-box></draw:frame></draw:g></text:p>
      <text:p text:style-name="P7"/>
      <text:p text:style-name="P18"><text:soft-page-break/><text:span text:style-name="T86">C </text:span><text:span text:style-name="T113">koduna dö</text:span><text:span text:style-name="T209">nüştürüyoruz.</text:span><text:span text:style-name="T86">..</text:span></text:p>
      <text:p text:style-name="P11"/>
      <text:p text:style-name="P25"><draw:g text:anchor-type="as-char" draw:z-index="10" draw:style-name="gr16"><draw:frame draw:style-name="gr23" draw:text-style-name="P68" svg:width="2.883cm" svg:height="0.322cm" svg:x="0cm" svg:y="0cm"><draw:text-box><text:p text:style-name="P67"><text:span text:style-name="T423">#include &lt;math.h&gt;</text:span></text:p></draw:text-box></draw:frame><draw:frame draw:style-name="gr24" draw:text-style-name="P68" svg:width="8.471cm" svg:height="0.322cm" svg:x="0cm" svg:y="0.321cm"><draw:text-box><text:p text:style-name="P67"><text:span text:style-name="T423">double AttackerSuccessProbability(double q, int z)</text:span></text:p></draw:text-box></draw:frame><draw:frame draw:style-name="gr25" draw:text-style-name="P68" svg:width="0.174cm" svg:height="0.322cm" svg:x="0cm" svg:y="0.639cm"><draw:text-box><text:p text:style-name="P67"><text:span text:style-name="T423">{</text:span></text:p></draw:text-box></draw:frame><draw:frame draw:style-name="gr26" draw:text-style-name="P68" svg:width="3.899cm" svg:height="0.322cm" svg:x="0cm" svg:y="0.96cm"><draw:text-box><text:p text:style-name="P67"><text:span text:style-name="T423"><text:s text:c="4"/></text:span><text:span text:style-name="T423">double p = 1.0 - q;</text:span></text:p></draw:text-box></draw:frame><draw:frame draw:style-name="gr27" draw:text-style-name="P68" svg:width="5.423cm" svg:height="0.322cm" svg:x="0cm" svg:y="1.277cm"><draw:text-box><text:p text:style-name="P67"><text:span text:style-name="T423"><text:s text:c="4"/></text:span><text:span text:style-name="T423">double lambda = z * (q / p);</text:span></text:p></draw:text-box></draw:frame><draw:frame draw:style-name="gr28" draw:text-style-name="P68" svg:width="3.56cm" svg:height="0.322cm" svg:x="0cm" svg:y="1.598cm"><draw:text-box><text:p text:style-name="P67"><text:span text:style-name="T423"><text:s text:c="4"/></text:span><text:span text:style-name="T423">double sum = 1.0;</text:span></text:p></draw:text-box></draw:frame><draw:frame draw:style-name="gr19" draw:text-style-name="P68" svg:width="2.206cm" svg:height="0.322cm" svg:x="0cm" svg:y="1.916cm"><draw:text-box><text:p text:style-name="P67"><text:span text:style-name="T423"><text:s text:c="4"/></text:span><text:span text:style-name="T423">int i, k;</text:span></text:p></draw:text-box></draw:frame><draw:frame draw:style-name="gr29" draw:text-style-name="P68" svg:width="4.746cm" svg:height="0.322cm" svg:x="0cm" svg:y="2.237cm"><draw:text-box><text:p text:style-name="P67"><text:span text:style-name="T423"><text:s text:c="4"/></text:span><text:span text:style-name="T423">for (k = 0; k &lt;= z; k++)</text:span></text:p></draw:text-box></draw:frame><draw:frame draw:style-name="gr21" draw:text-style-name="P68" svg:width="0.851cm" svg:height="0.322cm" svg:x="0cm" svg:y="2.554cm"><draw:text-box><text:p text:style-name="P67"><text:span text:style-name="T423"><text:s text:c="4"/></text:span><text:span text:style-name="T423">{</text:span></text:p></draw:text-box></draw:frame><draw:frame draw:style-name="gr30" draw:text-style-name="P68" svg:width="6.439cm" svg:height="0.322cm" svg:x="0cm" svg:y="2.875cm"><draw:text-box><text:p text:style-name="P67"><text:span text:style-name="T423"><text:s text:c="8"/></text:span><text:span text:style-name="T423">double poisson = exp(-lambda);</text:span></text:p></draw:text-box></draw:frame><draw:frame draw:style-name="gr27" draw:text-style-name="P68" svg:width="5.423cm" svg:height="0.322cm" svg:x="0cm" svg:y="3.193cm"><draw:text-box><text:p text:style-name="P67"><text:span text:style-name="T423"><text:s text:c="8"/></text:span><text:span text:style-name="T423">for (i = 1; i &lt;= k; i++)</text:span></text:p></draw:text-box></draw:frame><draw:frame draw:style-name="gr31" draw:text-style-name="P68" svg:width="5.762cm" svg:height="0.322cm" svg:x="0cm" svg:y="3.514cm"><draw:text-box><text:p text:style-name="P67"><text:span text:style-name="T423"><text:s text:c="12"/></text:span><text:span text:style-name="T423">poisson *= lambda / i;</text:span></text:p></draw:text-box></draw:frame><draw:frame draw:style-name="gr32" draw:text-style-name="P68" svg:width="8.302cm" svg:height="0.322cm" svg:x="0cm" svg:y="3.831cm"><draw:text-box><text:p text:style-name="P67"><text:span text:style-name="T423"><text:s text:c="8"/></text:span><text:span text:style-name="T423">sum -= poisson * (1 - pow(q / p, z - k));</text:span></text:p></draw:text-box></draw:frame><draw:frame draw:style-name="gr21" draw:text-style-name="P68" svg:width="0.851cm" svg:height="0.322cm" svg:x="0cm" svg:y="4.152cm"><draw:text-box><text:p text:style-name="P67"><text:span text:style-name="T423"><text:s text:c="4"/></text:span><text:span text:style-name="T423">}</text:span></text:p></draw:text-box></draw:frame><draw:frame draw:style-name="gr33" draw:text-style-name="P68" svg:width="2.544cm" svg:height="0.322cm" svg:x="0cm" svg:y="4.47cm"><draw:text-box><text:p text:style-name="P67"><text:span text:style-name="T423"><text:s text:c="4"/></text:span><text:span text:style-name="T423">return sum;</text:span></text:p></draw:text-box></draw:frame><draw:frame draw:style-name="gr25" draw:text-style-name="P68" svg:width="0.174cm" svg:height="0.322cm" svg:x="0cm" svg:y="4.791cm"><draw:text-box><text:p text:style-name="P67"><text:span text:style-name="T423">}</text:span></text:p></draw:text-box></draw:frame></draw:g></text:p>
      <text:p text:style-name="P11"/>
      <text:p text:style-name="P18"><text:span text:style-name="T86">Bazı d</text:span><text:span text:style-name="T120">eğerler</text:span><text:span text:style-name="T86"> vererek, olasılığın z ile katlanarak a</text:span><text:span text:style-name="T124">zaldığını</text:span><text:span text:style-name="T86"> görebiliriz.</text:span></text:p>
      <text:p text:style-name="P11"/>
      <text:p text:style-name="P26"><draw:g text:anchor-type="as-char" draw:z-index="11" draw:style-name="gr16"><draw:frame draw:style-name="gr21" draw:text-style-name="P68" svg:width="0.851cm" svg:height="0.322cm" svg:x="0cm" svg:y="0cm"><draw:text-box><text:p text:style-name="P67"><text:span text:style-name="T423">q=0.1</text:span></text:p></draw:text-box></draw:frame><draw:frame draw:style-name="gr22" draw:text-style-name="P68" svg:width="3.052cm" svg:height="0.322cm" svg:x="0cm" svg:y="0.318cm"><draw:text-box><text:p text:style-name="P67"><text:span text:style-name="T423">z=0 <text:s text:c="3"/>P=1.0000000</text:span></text:p></draw:text-box></draw:frame><draw:frame draw:style-name="gr22" draw:text-style-name="P68" svg:width="3.052cm" svg:height="0.322cm" svg:x="0cm" svg:y="0.639cm"><draw:text-box><text:p text:style-name="P67"><text:span text:style-name="T423">z=1 <text:s text:c="3"/>P=0.2045873</text:span></text:p></draw:text-box></draw:frame><draw:frame draw:style-name="gr22" draw:text-style-name="P68" svg:width="3.052cm" svg:height="0.322cm" svg:x="0cm" svg:y="0.956cm"><draw:text-box><text:p text:style-name="P67"><text:span text:style-name="T423">z=2 <text:s text:c="3"/>P=0.0509779</text:span></text:p></draw:text-box></draw:frame><draw:frame draw:style-name="gr22" draw:text-style-name="P68" svg:width="3.052cm" svg:height="0.322cm" svg:x="0cm" svg:y="1.277cm"><draw:text-box><text:p text:style-name="P67"><text:span text:style-name="T423">z=3 <text:s text:c="3"/>P=0.0131722</text:span></text:p></draw:text-box></draw:frame><draw:frame draw:style-name="gr22" draw:text-style-name="P68" svg:width="3.052cm" svg:height="0.322cm" svg:x="0cm" svg:y="1.595cm"><draw:text-box><text:p text:style-name="P67"><text:span text:style-name="T423">z=4 <text:s text:c="3"/>P=0.0034552</text:span></text:p></draw:text-box></draw:frame><draw:frame draw:style-name="gr22" draw:text-style-name="P68" svg:width="3.052cm" svg:height="0.322cm" svg:x="0cm" svg:y="1.916cm"><draw:text-box><text:p text:style-name="P67"><text:span text:style-name="T423">z=5 <text:s text:c="3"/>P=0.0009137</text:span></text:p></draw:text-box></draw:frame><draw:frame draw:style-name="gr22" draw:text-style-name="P68" svg:width="3.052cm" svg:height="0.322cm" svg:x="0cm" svg:y="2.233cm"><draw:text-box><text:p text:style-name="P67"><text:span text:style-name="T423">z=6 <text:s text:c="3"/>P=0.0002428</text:span></text:p></draw:text-box></draw:frame><draw:frame draw:style-name="gr22" draw:text-style-name="P68" svg:width="3.052cm" svg:height="0.322cm" svg:x="0cm" svg:y="2.554cm"><draw:text-box><text:p text:style-name="P67"><text:span text:style-name="T423">z=7 <text:s text:c="3"/>P=0.0000647</text:span></text:p></draw:text-box></draw:frame><draw:frame draw:style-name="gr22" draw:text-style-name="P68" svg:width="3.052cm" svg:height="0.322cm" svg:x="0cm" svg:y="2.872cm"><draw:text-box><text:p text:style-name="P67"><text:span text:style-name="T423">z=8 <text:s text:c="3"/>P=0.0000173</text:span></text:p></draw:text-box></draw:frame><draw:frame draw:style-name="gr22" draw:text-style-name="P68" svg:width="3.052cm" svg:height="0.322cm" svg:x="0cm" svg:y="3.193cm"><draw:text-box><text:p text:style-name="P67"><text:span text:style-name="T423">z=9 <text:s text:c="3"/>P=0.0000046</text:span></text:p></draw:text-box></draw:frame><draw:frame draw:style-name="gr22" draw:text-style-name="P68" svg:width="3.052cm" svg:height="0.322cm" svg:x="0cm" svg:y="3.51cm"><draw:text-box><text:p text:style-name="P67"><text:span text:style-name="T423">z=10 <text:s text:c="2"/>P=0.0000012</text:span></text:p></draw:text-box></draw:frame><draw:frame draw:style-name="gr21" draw:text-style-name="P68" svg:width="0.851cm" svg:height="0.322cm" svg:x="0cm" svg:y="4.187cm"><draw:text-box><text:p text:style-name="P67"><text:span text:style-name="T423">q=0.3</text:span></text:p></draw:text-box></draw:frame><draw:frame draw:style-name="gr22" draw:text-style-name="P68" svg:width="3.052cm" svg:height="0.322cm" svg:x="0cm" svg:y="4.505cm"><draw:text-box><text:p text:style-name="P67"><text:span text:style-name="T423">z=0 <text:s text:c="3"/>P=1.0000000</text:span></text:p></draw:text-box></draw:frame><draw:frame draw:style-name="gr22" draw:text-style-name="P68" svg:width="3.052cm" svg:height="0.322cm" svg:x="0cm" svg:y="4.826cm"><draw:text-box><text:p text:style-name="P67"><text:span text:style-name="T423">z=5 <text:s text:c="3"/>P=0.1773523</text:span></text:p></draw:text-box></draw:frame><draw:frame draw:style-name="gr22" draw:text-style-name="P68" svg:width="3.052cm" svg:height="0.322cm" svg:x="0cm" svg:y="5.144cm"><draw:text-box><text:p text:style-name="P67"><text:span text:style-name="T423">z=10 <text:s text:c="2"/>P=0.0416605</text:span></text:p></draw:text-box></draw:frame><draw:frame draw:style-name="gr22" draw:text-style-name="P68" svg:width="3.052cm" svg:height="0.322cm" svg:x="0cm" svg:y="5.465cm"><draw:text-box><text:p text:style-name="P67"><text:span text:style-name="T423">z=15 <text:s text:c="2"/>P=0.0101008</text:span></text:p></draw:text-box></draw:frame><draw:frame draw:style-name="gr22" draw:text-style-name="P68" svg:width="3.052cm" svg:height="0.322cm" svg:x="0cm" svg:y="5.782cm"><draw:text-box><text:p text:style-name="P67"><text:span text:style-name="T423">z=20 <text:s text:c="2"/>P=0.0024804</text:span></text:p></draw:text-box></draw:frame><draw:frame draw:style-name="gr22" draw:text-style-name="P68" svg:width="3.052cm" svg:height="0.322cm" svg:x="0cm" svg:y="6.103cm"><draw:text-box><text:p text:style-name="P67"><text:span text:style-name="T423">z=25 <text:s text:c="2"/>P=0.0006132</text:span></text:p></draw:text-box></draw:frame><draw:frame draw:style-name="gr22" draw:text-style-name="P68" svg:width="3.052cm" svg:height="0.322cm" svg:x="0cm" svg:y="6.421cm"><draw:text-box><text:p text:style-name="P67"><text:span text:style-name="T423">z=30 <text:s text:c="2"/>P=0.0001522</text:span></text:p></draw:text-box></draw:frame><draw:frame draw:style-name="gr22" draw:text-style-name="P68" svg:width="3.052cm" svg:height="0.322cm" svg:x="0cm" svg:y="6.742cm"><draw:text-box><text:p text:style-name="P67"><text:span text:style-name="T423">z=35 <text:s text:c="2"/>P=0.0000379</text:span></text:p></draw:text-box></draw:frame><draw:frame draw:style-name="gr22" draw:text-style-name="P68" svg:width="3.052cm" svg:height="0.322cm" svg:x="0cm" svg:y="7.059cm"><draw:text-box><text:p text:style-name="P67"><text:span text:style-name="T423">z=40 <text:s text:c="2"/>P=0.0000095</text:span></text:p></draw:text-box></draw:frame><draw:frame draw:style-name="gr22" draw:text-style-name="P68" svg:width="3.052cm" svg:height="0.322cm" svg:x="0cm" svg:y="7.38cm"><draw:text-box><text:p text:style-name="P67"><text:span text:style-name="T423">z=45 <text:s text:c="2"/>P=0.0000024</text:span></text:p></draw:text-box></draw:frame><draw:frame draw:style-name="gr22" draw:text-style-name="P68" svg:width="3.052cm" svg:height="0.322cm" svg:x="0cm" svg:y="7.698cm"><draw:text-box><text:p text:style-name="P67"><text:span text:style-name="T423">z=50 <text:s text:c="2"/>P=0.0000006</text:span></text:p></draw:text-box></draw:frame></draw:g></text:p>
      <text:p text:style-name="P11"/>
      <text:p text:style-name="P18"><text:span text:style-name="T121">P’yi </text:span><text:span text:style-name="T86">%0,1'den daha düşü</text:span><text:span text:style-name="T121">k değerler </text:span><text:span text:style-name="T86">için çözü</text:span><text:span text:style-name="T121">yoruz</text:span><text:span text:style-name="T86">...</text:span></text:p>
      <text:p text:style-name="P11"/>
      <text:p text:style-name="P26"><draw:g text:anchor-type="as-char" draw:z-index="12" draw:style-name="gr16"><draw:frame draw:style-name="gr17" draw:text-style-name="P68" svg:width="1.528cm" svg:height="0.322cm" svg:x="0cm" svg:y="0cm"><draw:text-box><text:p text:style-name="P67"><text:span text:style-name="T423">P &lt; 0.001</text:span></text:p></draw:text-box></draw:frame><draw:frame draw:style-name="gr18" draw:text-style-name="P68" svg:width="2.036cm" svg:height="0.322cm" svg:x="0cm" svg:y="0.321cm"><draw:text-box><text:p text:style-name="P67"><text:span text:style-name="T423">q=0.10 <text:s text:c="2"/>z=5</text:span></text:p></draw:text-box></draw:frame><draw:frame draw:style-name="gr18" draw:text-style-name="P68" svg:width="2.036cm" svg:height="0.322cm" svg:x="0cm" svg:y="0.639cm"><draw:text-box><text:p text:style-name="P67"><text:span text:style-name="T423">q=0.15 <text:s text:c="2"/>z=8</text:span></text:p></draw:text-box></draw:frame><draw:frame draw:style-name="gr19" draw:text-style-name="P68" svg:width="2.206cm" svg:height="0.322cm" svg:x="0cm" svg:y="0.96cm"><draw:text-box><text:p text:style-name="P67"><text:span text:style-name="T423">q=0.20 <text:s text:c="2"/>z=11</text:span></text:p></draw:text-box></draw:frame><draw:frame draw:style-name="gr19" draw:text-style-name="P68" svg:width="2.206cm" svg:height="0.322cm" svg:x="0cm" svg:y="1.277cm"><draw:text-box><text:p text:style-name="P67"><text:span text:style-name="T423">q=0.25 <text:s text:c="2"/>z=15</text:span></text:p></draw:text-box></draw:frame><draw:frame draw:style-name="gr19" draw:text-style-name="P68" svg:width="2.206cm" svg:height="0.322cm" svg:x="0cm" svg:y="1.598cm"><draw:text-box><text:p text:style-name="P67"><text:span text:style-name="T423">q=0.30 <text:s text:c="2"/>z=24</text:span></text:p></draw:text-box></draw:frame><draw:frame draw:style-name="gr19" draw:text-style-name="P68" svg:width="2.206cm" svg:height="0.322cm" svg:x="0cm" svg:y="1.916cm"><draw:text-box><text:p text:style-name="P67"><text:span text:style-name="T423">q=0.35 <text:s text:c="2"/>z=41</text:span></text:p></draw:text-box></draw:frame><draw:frame draw:style-name="gr19" draw:text-style-name="P68" svg:width="2.206cm" svg:height="0.322cm" svg:x="0cm" svg:y="2.237cm"><draw:text-box><text:p text:style-name="P67"><text:span text:style-name="T423">q=0.40 <text:s text:c="2"/>z=89</text:span></text:p></draw:text-box></draw:frame><draw:frame draw:style-name="gr20" draw:text-style-name="P68" svg:width="2.375cm" svg:height="0.322cm" svg:x="0cm" svg:y="2.554cm"><draw:text-box><text:p text:style-name="P67"><text:span text:style-name="T423">q=0.45 <text:s text:c="2"/>z=340</text:span></text:p></draw:text-box></draw:frame></draw:g></text:p>
      <text:h text:style-name="P48" text:outline-level="2"><text:soft-page-break/><text:span text:style-name="T277">12</text:span><text:span text:style-name="T272">.</text:span></text:h>
      <text:h text:style-name="P48" text:outline-level="2"><text:span text:style-name="T272"><text:s text:c="4"/></text:span><text:span text:style-name="T290">S</text:span><text:span text:style-name="T291">onuç</text:span></text:h>
      <text:p text:style-name="P63"><text:span text:style-name="T122">Güvene d</text:span><text:span text:style-name="T123">ayalı olmayan</text:span><text:span text:style-name="T122"> elektronik işlemler için bir sistem önerm</text:span><text:span text:style-name="T210">iş bulunmaktayız</text:span><text:span text:style-name="T122">. <text:s/></text:span><text:span text:style-name="T211">D</text:span><text:span text:style-name="T122">ijital imzalardan oluşan alışılmış bir para sistemi ile başladık. <text:s/></text:span><text:span text:style-name="T211">Bu sistem mülkiyet üzerinde</text:span><text:span text:style-name="T122"> güçlü bir <text:s/></text:span><text:span text:style-name="T211">kontrol sağlasa da,</text:span><text:span text:style-name="T122"> çift harcamayı engellemenin bir yolunu bulmadıkça eksik kalmaktadır. <text:s/>Bunu çözmek için, işlem geçmişini açık bir şekilde kaydetmek iç</text:span><text:span text:style-name="T219">in</text:span><text:span text:style-name="T122"> iş kanıtı kullanan, </text:span><text:span text:style-name="T212">dürüst düğümler işlemci gücünün çoğunluğunu kontrol ettiği </text:span><text:span text:style-name="T213">takdird</text:span><text:span text:style-name="T212">e bir saldırganın değişti</text:span><text:span text:style-name="T213">r</text:span><text:span text:style-name="T212">mesinin hesaplanabilir olarak mantıksız old</text:span><text:span text:style-name="T213">uğu</text:span><text:span text:style-name="T212">,</text:span><text:span text:style-name="T122"> eşler arası bir ağ sunduk. </text:span><text:span text:style-name="T213">Bu a</text:span><text:span text:style-name="T122">ğın sağlamlığı yapılandırılmamış basitliğinden kaynaklanmaktadır. <text:s/>Düğümler çok az koordinasyon ile aynı anda çalışm</text:span><text:span text:style-name="T214">aktadır</text:span><text:span text:style-name="T122">. <text:s/>Mesajlar belirli bir yere yönlendirilmediği ve yalnızca elden gelenin en iyisi temelinde iletilmesi gerektiği için, düğümlerin tanımlanmasına gerek k</text:span><text:span text:style-name="T215">almamaktadır</text:span><text:span text:style-name="T122">. <text:s/>Düğümle</text:span><text:span text:style-name="T219">r </text:span><text:span text:style-name="T122">ağdan ayrıldıkları süreç</text:span><text:span text:style-name="T215">te</text:span><text:span text:style-name="T122"> olanların kanıtı </text:span><text:span text:style-name="T219">olarak </text:span><text:span text:style-name="T122">iş kanıtı zinciri</text:span><text:span text:style-name="T219">ni</text:span><text:span text:style-name="T122"> kabul e</text:span><text:span text:style-name="T216">tme şartıyla</text:span><text:span text:style-name="T122"> istedikleri zaman </text:span><text:span text:style-name="T216">ağdan </text:span><text:span text:style-name="T122">ayrılabilir ve yeniden </text:span><text:span text:style-name="T220">ağa</text:span><text:span text:style-name="T122"> katılabilir</text:span><text:span text:style-name="T217">ler</text:span><text:span text:style-name="T122">. <text:s/>İş</text:span><text:span text:style-name="T218">lemci</text:span><text:span text:style-name="T122"> güçleriyle oy kullanırlar. </text:span><text:span text:style-name="T257">G</text:span><text:span text:style-name="T122">eçerli blokları kabul ettiklerini, </text:span><text:span text:style-name="T256">onları yaymaya çalışarak</text:span><text:span text:style-name="T122"> ve geçersiz blokları </text:span><text:span text:style-name="T257">reddettiklerini ise </text:span><text:span text:style-name="T256">onların </text:span><text:span text:style-name="T122">üzerinde çalışmayı </text:span><text:span text:style-name="T257">geri çevirerek</text:span><text:span text:style-name="T122"> gö</text:span><text:span text:style-name="T257">sterirler</text:span><text:span text:style-name="T125">.</text:span><text:span text:style-name="T122"> <text:s/>Gerekli tüm kural ve teşvikler bu fikir birliği mekanizmasıyla uygulanabil</text:span><text:span text:style-name="T257">mektedir</text:span><text:span text:style-name="T122">.</text:span></text:p>
      <text:h text:style-name="P44" text:outline-level="2"><text:span text:style-name="T415"/></text:h>
      <text:h text:style-name="P44" text:outline-level="2"><text:span text:style-name="T415">R</text:span><text:span text:style-name="T416">eferanslar</text:span></text:h>
      <text:list xml:id="list1701456568" text:style-name="Numbering_20_2">
        <text:list-item>
          <text:p text:style-name="P57">W. Dai, "b-money," http://www.weidai.com/bmoney.txt, 1998. </text:p>
        </text:list-item>
        <text:list-item>
          <text:p text:style-name="P59"><text:span text:style-name="T1">H. Massias, X.S. Avila, and J.-J. Quisquater, "Design of a secure timestamping service with minimal trust requirements," In </text:span><text:span text:style-name="T2">20th Symposium on Information Theory in the Benelux</text:span><text:span text:style-name="T1">, May 1999. </text:span></text:p>
        </text:list-item>
        <text:list-item>
          <text:p text:style-name="P59"><text:span text:style-name="T1">S. Haber, W.S. Stornetta, "How to time-stamp a digital document," In </text:span><text:span text:style-name="T2">Journal of Cryptology</text:span><text:span text:style-name="T1">, vol 3, no 2, pages 99-111, 1991. </text:span></text:p>
        </text:list-item>
        <text:list-item>
          <text:p text:style-name="P59"><text:span text:style-name="T1">D. Bayer, S. Haber, W.S. Stornetta, "Improving the efficiency and reliability of digital time-stamping," </text:span><text:span text:style-name="T2">In Sequences II: Methods in Communication, Security and Computer Science</text:span><text:span text:style-name="T1">, pages 329-334, 1993. </text:span></text:p>
        </text:list-item>
        <text:list-item>
          <text:p text:style-name="P59"><text:span text:style-name="T1">S. Haber, W.S. Stornetta, "Secure names for bit-strings," In </text:span><text:span text:style-name="T2">Proceedings of the 4th ACM Conference on Computer and Communications Security</text:span><text:span text:style-name="T1">, pages 28-35, April 1997. </text:span></text:p>
        </text:list-item>
        <text:list-item>
          <text:p text:style-name="P58">A. Back, "Hashcash - a denial of service counter-measure," <text:line-break/>http://www.hashcash.org/papers/hashcash.pdf, 2002. </text:p>
        </text:list-item>
        <text:list-item>
          <text:p text:style-name="P59"><text:span text:style-name="T1"><text:s/>R.C. Merkle, "Protocols for public key cryptosystems," In Proc. </text:span><text:span text:style-name="T2">1980 Symposium on Security and Privacy</text:span><text:span text:style-name="T1">, IEEE Computer Society, pages 122-133, April 1980. </text:span></text:p>
        </text:list-item>
        <text:list-item>
          <text:p text:style-name="P58">W. Feller, "An introduction to probability theory and its applications," 1957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/>
    <style:font-face style:name="Courier New" svg:font-family="'Courier New'"/>
    <style:font-face style:name="Lohit Hindi2" svg:font-family="'Lohit Hindi'"/>
    <style:font-face style:name="OpenSymbol" svg:font-family="OpenSymbol"/>
    <style:font-face style:name="Times New Roman1" svg:font-family="'Times New Roman'"/>
    <style:font-face style:name="TimesNewRomanPSMT" svg:font-family="TimesNewRomanPSMT"/>
    <style:font-face style:name="Arial2" svg:font-family="Arial" style:font-pitch="variable"/>
    <style:font-face style:name="Courier New1" svg:font-family="'Courier New'" style:font-pitch="variable"/>
    <style:font-face style:name="Lohit Hindi" svg:font-family="'Lohit Hindi'" style:font-pitch="variable"/>
    <style:font-face style:name="OpenSymbol1" svg:font-family="OpenSymbol" style:font-pitch="variable"/>
    <style:font-face style:name="Times New Roman2" svg:font-family="'Times New Roman'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6cm" fo:margin-right="0cm" fo:text-indent="0cm" style:auto-text-indent="false"/>
      <style:text-properties fo:font-size="10.1000003814697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996cm" style:type="center"/>
          <style:tab-stop style:position="13.99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[" style:num-suffix="]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[" style:num-suffix="]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[" style:num-suffix="]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[" style:num-suffix="]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[" style:num-suffix="]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[" style:num-suffix="]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[" style:num-suffix="]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[" style:num-suffix="]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[" style:num-suffix="]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3cm" fo:margin-bottom="2.6cm" fo:margin-left="3.81cm" fo:margin-right="3.8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x </meta:initial-creator>
    <meta:creation-date>2014-01-29T00:30:31</meta:creation-date>
    <dc:date>2020-02-27T21:14:27.370216304</dc:date>
    <meta:editing-duration>P1DT11H17M10S</meta:editing-duration>
    <meta:editing-cycles>312</meta:editing-cycles>
    <meta:generator>LibreOffice/6.3.3.2$MacOSX_X86_64 LibreOffice_project/a64200df03143b798afd1ec74a12ab50359878ed</meta:generator>
    <meta:document-statistic meta:table-count="0" meta:image-count="0" meta:object-count="0" meta:page-count="9" meta:paragraph-count="89" meta:word-count="2584" meta:character-count="20017" meta:non-whitespace-character-count="17367"/>
  </office:meta>
</office:document-meta>
</file>